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0/meta.xml" manifest:media-type="text/xml"/>
  <manifest:file-entry manifest:full-path="Object 60/content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33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1.556cm"/>
    </style:style>
    <style:style style:name="co15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5.368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 (linux-x64)'.B4"/>
      <style:map style:condition="cell-content()&gt;[.B3]" style:apply-style-name="Bad" style:base-cell-address="'CRC32 flags (linux-x64)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Decompression_(mac-arm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arm)'.B1:'Decompression_(mac-arm)'.I1 'Decompression_(mac-arm)'.A2:'Decompression_(mac-arm)'.A2 'Decompression_(mac-arm)'.B2:'Decompression_(mac-arm)'.I2 'Decompression_(mac-arm)'.A3:'Decompression_(mac-arm)'.A3 'Decompression_(mac-arm)'.B3:'Decompression_(mac-arm)'.I3 'Decompression_(mac-arm)'.A4:'Decompression_(mac-arm)'.A4 'Decompression_(mac-arm)'.B4:'Decompression_(mac-arm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arm)'.B7:'Decompression_(mac-arm)'.I7 'Decompression_(mac-arm)'.A8:'Decompression_(mac-arm)'.A8 'Decompression_(mac-arm)'.B8:'Decompression_(mac-arm)'.I8 'Decompression_(mac-arm)'.A9:'Decompression_(mac-arm)'.A9 'Decompression_(mac-arm)'.B9:'Decompression_(mac-arm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mac-x64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x64)'.B1:'Decompression_(mac-x64)'.I1 'Decompression_(mac-x64)'.A2:'Decompression_(mac-x64)'.A2 'Decompression_(mac-x64)'.B2:'Decompression_(mac-x64)'.I2 'Decompression_(mac-x64)'.A3:'Decompression_(mac-x64)'.A3 'Decompression_(mac-x64)'.B3:'Decompression_(mac-x64)'.I3 'Decompression_(mac-x64)'.A4:'Decompression_(mac-x64)'.A4 'Decompression_(mac-x64)'.B4:'Decompression_(mac-x64)'.I4 'Decompression_(mac-x64)'.A5:'Decompression_(mac-x64)'.A5 'Decompression_(mac-x64)'.B5:'Decompression_(mac-x64)'.I5 'Decompression_(mac-x64)'.A6:'Decompression_(mac-x64)'.A6 'Decompression_(mac-x64)'.B6:'Decompression_(mac-x64)'.I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x64)'.B8:'Decompression_(mac-x64)'.I8 'Decompression_(mac-x64)'.A9:'Decompression_(mac-x64)'.A9 'Decompression_(mac-x64)'.B9:'Decompression_(mac-x64)'.I9 'Decompression_(mac-x64)'.A10:'Decompression_(mac-x64)'.A10 'Decompression_(mac-x64)'.B10:'Decompression_(mac-x64)'.I10 'Decompression_(mac-x64)'.A11:'Decompression_(mac-x64)'.A11 'Decompression_(mac-x64)'.B11:'Decompression_(mac-x64)'.I11 'Decompression_(mac-x64)'.A12:'Decompression_(mac-x64)'.A12 'Decompression_(mac-x64)'.B12:'Decompression_(mac-x64)'.I1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859" calcext:value-type="float">
            <text:p>0,2859</text:p>
          </table:table-cell>
          <table:table-cell office:value-type="float" office:value="1.4159" calcext:value-type="float">
            <text:p>1,4159</text:p>
          </table:table-cell>
          <table:table-cell office:value-type="float" office:value="11.5959" calcext:value-type="float">
            <text:p>11,5959</text:p>
          </table:table-cell>
          <table:table-cell office:value-type="float" office:value="229.76" calcext:value-type="float">
            <text:p>229,76</text:p>
          </table:table-cell>
          <table:table-cell office:value-type="float" office:value="128.63" calcext:value-type="float">
            <text:p>128,63</text:p>
          </table:table-cell>
          <table:table-cell office:value-type="float" office:value="5.98" calcext:value-type="float">
            <text:p>5,98</text:p>
          </table:table-cell>
          <table:table-cell office:value-type="float" office:value="196.38" calcext:value-type="float">
            <text:p>196,38</text:p>
          </table:table-cell>
          <table:table-cell office:value-type="float" office:value="144.3" calcext:value-type="float">
            <text:p>144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9489" calcext:value-type="float">
            <text:p>0,9489</text:p>
          </table:table-cell>
          <table:table-cell office:value-type="float" office:value="0.6965" calcext:value-type="float">
            <text:p>0,6965</text:p>
          </table:table-cell>
          <table:table-cell office:value-type="float" office:value="102.25" calcext:value-type="float">
            <text:p>102,25</text:p>
          </table:table-cell>
          <table:table-cell office:value-type="float" office:value="119.35" calcext:value-type="float">
            <text:p>119,35</text:p>
          </table:table-cell>
          <table:table-cell office:value-type="float" office:value="1.143" calcext:value-type="float">
            <text:p>1,143</text:p>
          </table:table-cell>
          <table:table-cell office:value-type="float" office:value="158.69" calcext:value-type="float">
            <text:p>158,69</text:p>
          </table:table-cell>
          <table:table-cell office:value-type="float" office:value="93.73" calcext:value-type="float">
            <text:p>93,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495" calcext:value-type="float">
            <text:p>0,1495</text:p>
          </table:table-cell>
          <table:table-cell/>
          <table:table-cell office:value-type="float" office:value="0.4642" calcext:value-type="float">
            <text:p>0,4642</text:p>
          </table:table-cell>
          <table:table-cell office:value-type="float" office:value="87.78" calcext:value-type="float">
            <text:p>87,78</text:p>
          </table:table-cell>
          <table:table-cell office:value-type="float" office:value="84.04" calcext:value-type="float">
            <text:p>84,04</text:p>
          </table:table-cell>
          <table:table-cell/>
          <table:table-cell office:value-type="float" office:value="76.03" calcext:value-type="float">
            <text:p>76,03</text:p>
          </table:table-cell>
          <table:table-cell office:value-type="float" office:value="70.42" calcext:value-type="float">
            <text:p>70,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7418" calcext:value-type="float">
            <text:p>0,7418</text:p>
          </table:table-cell>
          <table:table-cell office:value-type="float" office:value="111.17" calcext:value-type="float">
            <text:p>111,17</text:p>
          </table:table-cell>
          <table:table-cell office:value-type="float" office:value="122.55" calcext:value-type="float">
            <text:p>122,55</text:p>
          </table:table-cell>
          <table:table-cell office:value-type="float" office:value="1.241" calcext:value-type="float">
            <text:p>1,241</text:p>
          </table:table-cell>
          <table:table-cell office:value-type="float" office:value="155.46" calcext:value-type="float">
            <text:p>155,46</text:p>
          </table:table-cell>
          <table:table-cell office:value-type="float" office:value="94.88" calcext:value-type="float">
            <text:p>94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1191" calcext:value-type="float">
            <text:p>0,1191</text:p>
          </table:table-cell>
          <table:table-cell/>
          <table:table-cell office:value-type="float" office:value="0.5037" calcext:value-type="float">
            <text:p>0,5037</text:p>
          </table:table-cell>
          <table:table-cell office:value-type="float" office:value="85.6" calcext:value-type="float">
            <text:p>85,6</text:p>
          </table:table-cell>
          <table:table-cell office:value-type="float" office:value="83.97" calcext:value-type="float">
            <text:p>83,97</text:p>
          </table:table-cell>
          <table:table-cell/>
          <table:table-cell office:value-type="float" office:value="76.12" calcext:value-type="float">
            <text:p>76,12</text:p>
          </table:table-cell>
          <table:table-cell office:value-type="float" office:value="70.39" calcext:value-type="float">
            <text:p>70,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1.99372384937238" calcext:value-type="percentage">
            <text:p>199,37%</text:p>
          </table:table-cell>
          <table:table-cell table:style-name="ce2" table:formula="of:=[.C$2]/[.C3]" office:value-type="percentage" office:value="1.49214880387817" calcext:value-type="percentage">
            <text:p>149,21%</text:p>
          </table:table-cell>
          <table:table-cell table:style-name="ce2" table:formula="of:=[.D$2]/[.D3]" office:value-type="percentage" office:value="16.6488155061019" calcext:value-type="percentage">
            <text:p>1664,88%</text:p>
          </table:table-cell>
          <table:table-cell table:style-name="ce2" table:formula="of:=[.E$2]/[.E3]" office:value-type="percentage" office:value="2.24704156479218" calcext:value-type="percentage">
            <text:p>224,70%</text:p>
          </table:table-cell>
          <table:table-cell table:style-name="ce2" table:formula="of:=[.F$2]/[.F3]" office:value-type="percentage" office:value="1.07775450356096" calcext:value-type="percentage">
            <text:p>107,78%</text:p>
          </table:table-cell>
          <table:table-cell table:style-name="ce2" table:formula="of:=[.G$2]/[.G3]" office:value-type="percentage" office:value="5.2318460192476" calcext:value-type="percentage">
            <text:p>523,18%</text:p>
          </table:table-cell>
          <table:table-cell table:style-name="ce2" table:formula="of:=[.H$2]/[.H3]" office:value-type="percentage" office:value="1.23750708929359" calcext:value-type="percentage">
            <text:p>123,75%</text:p>
          </table:table-cell>
          <table:table-cell table:style-name="ce2" table:formula="of:=[.I$2]/[.I3]" office:value-type="percentage" office:value="1.53952843273232" calcext:value-type="percentage">
            <text:p>153,9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9123745819398" calcext:value-type="percentage">
            <text:p>191,24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24.9803963808703" calcext:value-type="percentage">
            <text:p>2498,04%</text:p>
          </table:table-cell>
          <table:table-cell table:style-name="ce2" table:formula="of:=[.E$2]/[.E4]" office:value-type="percentage" office:value="2.61745272271588" calcext:value-type="percentage">
            <text:p>261,75%</text:p>
          </table:table-cell>
          <table:table-cell table:style-name="ce2" table:formula="of:=[.F$2]/[.F4]" office:value-type="percentage" office:value="1.53058067586863" calcext:value-type="percentage">
            <text:p>153,06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58292779166119" calcext:value-type="percentage">
            <text:p>258,29%</text:p>
          </table:table-cell>
          <table:table-cell table:style-name="ce2" table:formula="of:=[.I$2]/[.I4]" office:value-type="percentage" office:value="2.04913376881568" calcext:value-type="percentage">
            <text:p>204,9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73588516746411" calcext:value-type="percentage">
            <text:p>273,59%</text:p>
          </table:table-cell>
          <table:table-cell table:style-name="ce2" table:formula="of:=[.C$2]/[.C5]" office:value-type="percentage" office:value="1.47121778886118" calcext:value-type="percentage">
            <text:p>147,12%</text:p>
          </table:table-cell>
          <table:table-cell table:style-name="ce2" table:formula="of:=[.D$2]/[.D5]" office:value-type="percentage" office:value="15.632111081154" calcext:value-type="percentage">
            <text:p>1563,21%</text:p>
          </table:table-cell>
          <table:table-cell table:style-name="ce2" table:formula="of:=[.E$2]/[.E5]" office:value-type="percentage" office:value="2.06674462534857" calcext:value-type="percentage">
            <text:p>206,67%</text:p>
          </table:table-cell>
          <table:table-cell table:style-name="ce2" table:formula="of:=[.F$2]/[.F5]" office:value-type="percentage" office:value="1.04961240310078" calcext:value-type="percentage">
            <text:p>104,96%</text:p>
          </table:table-cell>
          <table:table-cell table:style-name="ce2" table:formula="of:=[.G$2]/[.G5]" office:value-type="percentage" office:value="4.81869460112812" calcext:value-type="percentage">
            <text:p>481,87%</text:p>
          </table:table-cell>
          <table:table-cell table:style-name="ce2" table:formula="of:=[.H$2]/[.H5]" office:value-type="percentage" office:value="1.26321883442686" calcext:value-type="percentage">
            <text:p>126,32%</text:p>
          </table:table-cell>
          <table:table-cell table:style-name="ce2" table:formula="of:=[.I$2]/[.I5]" office:value-type="percentage" office:value="1.52086846543002" calcext:value-type="percentage">
            <text:p>152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40050377833753" calcext:value-type="percentage">
            <text:p>240,05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23.0214413341275" calcext:value-type="percentage">
            <text:p>2302,14%</text:p>
          </table:table-cell>
          <table:table-cell table:style-name="ce2" table:formula="of:=[.E$2]/[.E6]" office:value-type="percentage" office:value="2.68411214953271" calcext:value-type="percentage">
            <text:p>268,41%</text:p>
          </table:table-cell>
          <table:table-cell table:style-name="ce2" table:formula="of:=[.F$2]/[.F6]" office:value-type="percentage" office:value="1.5318566154579" calcext:value-type="percentage">
            <text:p>153,19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57987388334209" calcext:value-type="percentage">
            <text:p>257,99%</text:p>
          </table:table-cell>
          <table:table-cell table:style-name="ce2" table:formula="of:=[.I$2]/[.I6]" office:value-type="percentage" office:value="2.05000710328172" calcext:value-type="percentage">
            <text:p>205,00%</text:p>
          </table:table-cell>
          <table:table-cell table:number-columns-repeated="16375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)" table:style-name="ta1">
        <table:shapes>
          <draw:frame draw:z-index="0" draw:name="Gráfico 30" draw:style-name="gr1" svg:width="28.663cm" svg:height="14.981cm" svg:x="20.485cm" svg:y="0.345cm">
            <draw:object draw:notify-on-update-of-ranges="'Decompression_(linux-arm)'.B1:'Decompression_(linux-arm)'.I1 'Decompression_(linux-arm)'.A2:'Decompression_(linux-arm)'.A2 'Decompression_(linux-arm)'.B2:'Decompression_(linux-arm)'.I2 'Decompression_(linux-arm)'.A3:'Decompression_(linux-arm)'.A3 'Decompression_(linux-arm)'.B3:'Decompression_(linux-arm)'.I3 'Decompression_(linux-arm)'.A4:'Decompression_(linux-arm)'.A4 'Decompression_(linux-arm)'.B4:'Decompression_(linux-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33" draw:style-name="gr1" svg:width="19.824cm" svg:height="9.907cm" svg:x="0.317cm" svg:y="4.674cm">
            <draw:object draw:notify-on-update-of-ranges="'Decompression_(linux-arm)'.B6:'Decompression_(linux-arm)'.I6 'Decompression_(linux-arm)'.A7:'Decompression_(linux-arm)'.A7 'Decompression_(linux-arm)'.B7:'Decompression_(linux-arm)'.I7 'Decompression_(linux-arm)'.A8:'Decompression_(linux-arm)'.A8 'Decompression_(linux-arm)'.B8:'Decompression_(linux-arm)'.I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4443" calcext:value-type="float">
            <text:p>0,4443</text:p>
          </table:table-cell>
          <table:table-cell office:value-type="float" office:value="3.21" calcext:value-type="float">
            <text:p>3,21</text:p>
          </table:table-cell>
          <table:table-cell office:value-type="float" office:value="28.615" calcext:value-type="float">
            <text:p>28,615</text:p>
          </table:table-cell>
          <table:table-cell office:value-type="float" office:value="649.5" calcext:value-type="float">
            <text:p>649,5</text:p>
          </table:table-cell>
          <table:table-cell office:value-type="float" office:value="277.5" calcext:value-type="float">
            <text:p>277,5</text:p>
          </table:table-cell>
          <table:table-cell office:value-type="float" office:value="15.58" calcext:value-type="float">
            <text:p>15,58</text:p>
          </table:table-cell>
          <table:table-cell office:value-type="float" office:value="466.9" calcext:value-type="float">
            <text:p>466,9</text:p>
          </table:table-cell>
          <table:table-cell office:value-type="float" office:value="420.9" calcext:value-type="float">
            <text:p>420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429" calcext:value-type="float">
            <text:p>0,429</text:p>
          </table:table-cell>
          <table:table-cell office:value-type="float" office:value="3.1" calcext:value-type="float">
            <text:p>3,1</text:p>
          </table:table-cell>
          <table:table-cell office:value-type="float" office:value="4.458" calcext:value-type="float">
            <text:p>4,458</text:p>
          </table:table-cell>
          <table:table-cell office:value-type="float" office:value="348.6" calcext:value-type="float">
            <text:p>348,6</text:p>
          </table:table-cell>
          <table:table-cell office:value-type="float" office:value="245.1" calcext:value-type="float">
            <text:p>245,1</text:p>
          </table:table-cell>
          <table:table-cell office:value-type="float" office:value="5.933" calcext:value-type="float">
            <text:p>5,933</text:p>
          </table:table-cell>
          <table:table-cell office:value-type="float" office:value="458.8" calcext:value-type="float">
            <text:p>458,8</text:p>
          </table:table-cell>
          <table:table-cell office:value-type="float" office:value="452.4" calcext:value-type="float">
            <text:p>452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275" calcext:value-type="float">
            <text:p>0,4275</text:p>
          </table:table-cell>
          <table:table-cell/>
          <table:table-cell office:value-type="float" office:value="3.903" calcext:value-type="float">
            <text:p>3,903</text:p>
          </table:table-cell>
          <table:table-cell office:value-type="float" office:value="241.2" calcext:value-type="float">
            <text:p>241,2</text:p>
          </table:table-cell>
          <table:table-cell office:value-type="float" office:value="154.7" calcext:value-type="float">
            <text:p>154,7</text:p>
          </table:table-cell>
          <table:table-cell/>
          <table:table-cell office:value-type="float" office:value="223.9" calcext:value-type="float">
            <text:p>223,9</text:p>
          </table:table-cell>
          <table:table-cell office:value-type="float" office:value="264.1" calcext:value-type="float">
            <text:p>264,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3566433566434" calcext:value-type="percentage">
            <text:p>103,57%</text:p>
          </table:table-cell>
          <table:table-cell table:style-name="ce2" table:formula="of:=[.C2]/[.C3]" office:value-type="percentage" office:value="1.03548387096774" calcext:value-type="percentage">
            <text:p>103,55%</text:p>
          </table:table-cell>
          <table:table-cell table:style-name="ce2" table:formula="of:=[.D2]/[.D3]" office:value-type="percentage" office:value="6.4187976671153" calcext:value-type="percentage">
            <text:p>641,88%</text:p>
          </table:table-cell>
          <table:table-cell table:style-name="ce2" table:formula="of:=[.E2]/[.E3]" office:value-type="percentage" office:value="1.8631669535284" calcext:value-type="percentage">
            <text:p>186,32%</text:p>
          </table:table-cell>
          <table:table-cell table:style-name="ce2" table:formula="of:=[.F2]/[.F3]" office:value-type="percentage" office:value="1.13219094247246" calcext:value-type="percentage">
            <text:p>113,22%</text:p>
          </table:table-cell>
          <table:table-cell table:style-name="ce2" table:formula="of:=[.G2]/[.G3]" office:value-type="percentage" office:value="2.6259902241699" calcext:value-type="percentage">
            <text:p>262,60%</text:p>
          </table:table-cell>
          <table:table-cell table:style-name="ce2" table:formula="of:=[.H2]/[.H3]" office:value-type="percentage" office:value="1.01765475152572" calcext:value-type="percentage">
            <text:p>101,77%</text:p>
          </table:table-cell>
          <table:table-cell table:style-name="ce2" table:formula="of:=[.I2]/[.I3]" office:value-type="percentage" office:value="0.930371352785146" calcext:value-type="percentage">
            <text:p>93,0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03929824561404" calcext:value-type="percentage">
            <text:p>103,9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7.33153984114783" calcext:value-type="percentage">
            <text:p>733,15%</text:p>
          </table:table-cell>
          <table:table-cell table:style-name="ce2" table:formula="of:=[.E2]/[.E4]" office:value-type="percentage" office:value="2.69278606965174" calcext:value-type="percentage">
            <text:p>269,28%</text:p>
          </table:table-cell>
          <table:table-cell table:style-name="ce2" table:formula="of:=[.F2]/[.F4]" office:value-type="percentage" office:value="1.79379444085326" calcext:value-type="percentage">
            <text:p>179,38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8530594015185" calcext:value-type="percentage">
            <text:p>208,53%</text:p>
          </table:table-cell>
          <table:table-cell table:style-name="ce2" table:formula="of:=[.I2]/[.I4]" office:value-type="percentage" office:value="1.59371450208254" calcext:value-type="percentage">
            <text:p>159,3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64)" table:style-name="ta1">
        <table:shapes>
          <draw:frame draw:z-index="0" draw:name="Gráfico 29" draw:style-name="gr1" svg:width="28.69cm" svg:height="14.981cm" svg:x="20.458cm" svg:y="0.345cm">
            <draw:object draw:notify-on-update-of-ranges="'Decompression_(linux-arm64)'.B1:'Decompression_(linux-arm64)'.I1 'Decompression_(linux-arm64)'.A2:'Decompression_(linux-arm64)'.A2 'Decompression_(linux-arm64)'.B2:'Decompression_(linux-arm64)'.I2 'Decompression_(linux-arm64)'.A3:'Decompression_(linux-arm64)'.A3 'Decompression_(linux-arm64)'.B3:'Decompression_(linux-arm64)'.I3 'Decompression_(linux-arm64)'.A4:'Decompression_(linux-arm64)'.A4 'Decompression_(linux-arm64)'.B4:'Decompression_(linux-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31" draw:style-name="gr1" svg:width="19.824cm" svg:height="9.907cm" svg:x="0.413cm" svg:y="5.339cm">
            <draw:object draw:notify-on-update-of-ranges="'Decompression_(linux-arm64)'.B9:'Decompression_(linux-arm64)'.I9 'Decompression_(linux-arm64)'.A10:'Decompression_(linux-arm64)'.A10 'Decompression_(linux-arm64)'.B10:'Decompression_(linux-arm64)'.I10 'Decompression_(linux-arm64)'.A11:'Decompression_(linux-arm64)'.A11 'Decompression_(linux-arm64)'.B11:'Decompression_(linux-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linux-x64)" table:style-name="ta1">
        <table:shapes>
          <draw:frame draw:z-index="0" draw:name="Gráfico 22" draw:style-name="gr1" svg:width="28.58cm" svg:height="14.981cm" svg:x="21.144cm" svg:y="0.159cm">
            <draw:object draw:notify-on-update-of-ranges="'Decompression_(linux-x64)'.B1:'Decompression_(linux-x64)'.I1 'Decompression_(linux-x64)'.A2:'Decompression_(linux-x64)'.A2 'Decompression_(linux-x64)'.B2:'Decompression_(linux-x64)'.I2 'Decompression_(linux-x64)'.A3:'Decompression_(linux-x64)'.A3 'Decompression_(linux-x64)'.B3:'Decompression_(linux-x64)'.I3 'Decompression_(linux-x64)'.A4:'Decompression_(linux-x64)'.A4 'Decompression_(linux-x64)'.B4:'Decompression_(linux-x64)'.I4 'Decompression_(linux-x64)'.A5:'Decompression_(linux-x64)'.A5 'Decompression_(linux-x64)'.B5:'Decompression_(linux-x64)'.I5 'Decompression_(linux-x64)'.A6:'Decompression_(linux-x64)'.A6 'Decompression_(linux-x64)'.B6:'Decompression_(linux-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8" draw:style-name="gr1" svg:width="19.852cm" svg:height="11.076cm" svg:x="0.358cm" svg:y="6.242cm">
            <draw:object draw:notify-on-update-of-ranges="'Decompression_(linux-x64)'.B9:'Decompression_(linux-x64)'.I9 'Decompression_(linux-x64)'.A10:'Decompression_(linux-x64)'.A10 'Decompression_(linux-x64)'.B10:'Decompression_(linux-x64)'.I10 'Decompression_(linux-x64)'.A11:'Decompression_(linux-x64)'.A11 'Decompression_(linux-x64)'.B11:'Decompression_(linux-x64)'.I11 'Decompression_(linux-x64)'.A12:'Decompression_(linux-x64)'.A12 'Decompression_(linux-x64)'.B12:'Decompression_(linux-x64)'.I12 'Decompression_(linux-x64)'.A13:'Decompression_(linux-x64)'.A13 'Decompression_(linux-x64)'.B13:'Decompression_(linux-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in-arm)" table:style-name="ta1">
        <table:shapes>
          <draw:frame draw:z-index="0" draw:name="Gráfico 25" draw:style-name="gr1" svg:width="28.58cm" svg:height="14.981cm" svg:x="21.144cm" svg:y="0.159cm">
            <draw:object draw:notify-on-update-of-ranges="'Decompression_(win-arm)'.B1:'Decompression_(win-arm)'.I1 'Decompression_(win-arm)'.A2:'Decompression_(win-arm)'.A2 'Decompression_(win-arm)'.B2:'Decompression_(win-arm)'.I2 'Decompression_(win-arm)'.A3:'Decompression_(win-arm)'.A3 'Decompression_(win-arm)'.B3:'Decompression_(win-arm)'.I3 'Decompression_(win-arm)'.A4:'Decompression_(win-arm)'.A4 'Decompression_(win-arm)'.B4:'Decompression_(win-arm)'.I4 'Decompression_(win-arm)'.A5:'Decompression_(win-arm)'.A5 'Decompression_(win-arm)'.B5:'Decompression_(win-arm)'.I5 'Decompression_(win-arm)'.A6:'Decompression_(win-arm)'.A6 'Decompression_(win-arm)'.B6:'Decompression_(win-arm)'.I6 'Decompression_(win-arm)'.A7:'Decompression_(win-arm)'.A7 'Decompression_(win-arm)'.B7:'Decompression_(win-arm)'.I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name="Gráfico 26" draw:style-name="gr1" svg:width="19.852cm" svg:height="11.076cm" svg:x="0.215cm" svg:y="6.979cm">
            <draw:object draw:notify-on-update-of-ranges="'Decompression_(win-arm)'.B10:'Decompression_(win-arm)'.I10 'Decompression_(win-arm)'.A11:'Decompression_(win-arm)'.A11 'Decompression_(win-arm)'.B11:'Decompression_(win-arm)'.I11 'Decompression_(win-arm)'.A12:'Decompression_(win-arm)'.A12 'Decompression_(win-arm)'.B12:'Decompression_(win-arm)'.I12 'Decompression_(win-arm)'.A13:'Decompression_(win-arm)'.A13 'Decompression_(win-arm)'.B13:'Decompression_(win-arm)'.I13 'Decompression_(win-arm)'.A14:'Decompression_(win-arm)'.A14 'Decompression_(win-arm)'.B14:'Decompression_(win-arm)'.I14 'Decompression_(win-arm)'.A15:'Decompression_(win-arm)'.A15 'Decompression_(win-arm)'.B15:'Decompression_(win-arm)'.I1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342" calcext:value-type="float">
            <text:p>0,2342</text:p>
          </table:table-cell>
          <table:table-cell office:value-type="float" office:value="1.481" calcext:value-type="float">
            <text:p>1,481</text:p>
          </table:table-cell>
          <table:table-cell office:value-type="float" office:value="20.69" calcext:value-type="float">
            <text:p>20,69</text:p>
          </table:table-cell>
          <table:table-cell office:value-type="float" office:value="219.8" calcext:value-type="float">
            <text:p>219,8</text:p>
          </table:table-cell>
          <table:table-cell office:value-type="float" office:value="117.4" calcext:value-type="float">
            <text:p>117,4</text:p>
          </table:table-cell>
          <table:table-cell office:value-type="float" office:value="5.932" calcext:value-type="float">
            <text:p>5,932</text:p>
          </table:table-cell>
          <table:table-cell office:value-type="float" office:value="202.1" calcext:value-type="float">
            <text:p>202,1</text:p>
          </table:table-cell>
          <table:table-cell office:value-type="float" office:value="111.9" calcext:value-type="float">
            <text:p>111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0.2442" calcext:value-type="float">
            <text:p>0,2442</text:p>
          </table:table-cell>
          <table:table-cell office:value-type="float" office:value="1.444" calcext:value-type="float">
            <text:p>1,444</text:p>
          </table:table-cell>
          <table:table-cell office:value-type="float" office:value="25.01" calcext:value-type="float">
            <text:p>25,01</text:p>
          </table:table-cell>
          <table:table-cell office:value-type="float" office:value="219" calcext:value-type="float">
            <text:p>219</text:p>
          </table:table-cell>
          <table:table-cell office:value-type="float" office:value="125.3" calcext:value-type="float">
            <text:p>125,3</text:p>
          </table:table-cell>
          <table:table-cell office:value-type="float" office:value="6.335" calcext:value-type="float">
            <text:p>6,335</text:p>
          </table:table-cell>
          <table:table-cell office:value-type="float" office:value="204.4" calcext:value-type="float">
            <text:p>204,4</text:p>
          </table:table-cell>
          <table:table-cell office:value-type="float" office:value="183.2" calcext:value-type="float">
            <text:p>183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20741" calcext:value-type="float">
            <text:p>0,20741</text:p>
          </table:table-cell>
          <table:table-cell office:value-type="float" office:value="0.8" calcext:value-type="float">
            <text:p>0,8</text:p>
          </table:table-cell>
          <table:table-cell office:value-type="float" office:value="0.569" calcext:value-type="float">
            <text:p>0,569</text:p>
          </table:table-cell>
          <table:table-cell office:value-type="float" office:value="67.46" calcext:value-type="float">
            <text:p>67,46</text:p>
          </table:table-cell>
          <table:table-cell office:value-type="float" office:value="92.94" calcext:value-type="float">
            <text:p>92,94</text:p>
          </table:table-cell>
          <table:table-cell office:value-type="float" office:value="1.296" calcext:value-type="float">
            <text:p>1,2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1.15" calcext:value-type="float">
            <text:p>61,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7688" calcext:value-type="float">
            <text:p>0,17688</text:p>
          </table:table-cell>
          <table:table-cell/>
          <table:table-cell office:value-type="float" office:value="0.4521" calcext:value-type="float">
            <text:p>0,4521</text:p>
          </table:table-cell>
          <table:table-cell office:value-type="float" office:value="56.7" calcext:value-type="float">
            <text:p>56,7</text:p>
          </table:table-cell>
          <table:table-cell office:value-type="float" office:value="56.04" calcext:value-type="float">
            <text:p>56,04</text:p>
          </table:table-cell>
          <table:table-cell/>
          <table:table-cell office:value-type="float" office:value="52.54" calcext:value-type="float">
            <text:p>52,54</text:p>
          </table:table-cell>
          <table:table-cell office:value-type="float" office:value="49.57" calcext:value-type="float">
            <text:p>49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7347" calcext:value-type="float">
            <text:p>0,07347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4931" calcext:value-type="float">
            <text:p>0,4931</text:p>
          </table:table-cell>
          <table:table-cell office:value-type="float" office:value="72.51" calcext:value-type="float">
            <text:p>72,51</text:p>
          </table:table-cell>
          <table:table-cell office:value-type="float" office:value="86.67" calcext:value-type="float">
            <text:p>86,67</text:p>
          </table:table-cell>
          <table:table-cell office:value-type="float" office:value="1.183" calcext:value-type="float">
            <text:p>1,183</text:p>
          </table:table-cell>
          <table:table-cell office:value-type="float" office:value="112.87" calcext:value-type="float">
            <text:p>112,87</text:p>
          </table:table-cell>
          <table:table-cell office:value-type="float" office:value="63.12" calcext:value-type="float">
            <text:p>63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886" calcext:value-type="float">
            <text:p>0,04886</text:p>
          </table:table-cell>
          <table:table-cell/>
          <table:table-cell office:value-type="float" office:value="0.3821" calcext:value-type="float">
            <text:p>0,3821</text:p>
          </table:table-cell>
          <table:table-cell office:value-type="float" office:value="56.36" calcext:value-type="float">
            <text:p>56,36</text:p>
          </table:table-cell>
          <table:table-cell office:value-type="float" office:value="55.32" calcext:value-type="float">
            <text:p>55,32</text:p>
          </table:table-cell>
          <table:table-cell/>
          <table:table-cell office:value-type="float" office:value="53.44" calcext:value-type="float">
            <text:p>53,44</text:p>
          </table:table-cell>
          <table:table-cell office:value-type="float" office:value="50.77" calcext:value-type="float">
            <text:p>50,77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59049959049959" calcext:value-type="percentage">
            <text:p>95,90%</text:p>
          </table:table-cell>
          <table:table-cell table:style-name="ce2" table:formula="of:=[.C2]/[.C3]" office:value-type="percentage" office:value="1.02562326869806" calcext:value-type="percentage">
            <text:p>102,56%</text:p>
          </table:table-cell>
          <table:table-cell table:style-name="ce2" table:formula="of:=[.D2]/[.D3]" office:value-type="percentage" office:value="0.827269092363055" calcext:value-type="percentage">
            <text:p>82,73%</text:p>
          </table:table-cell>
          <table:table-cell table:style-name="ce2" table:formula="of:=[.E2]/[.E3]" office:value-type="percentage" office:value="1.00365296803653" calcext:value-type="percentage">
            <text:p>100,37%</text:p>
          </table:table-cell>
          <table:table-cell table:style-name="ce2" table:formula="of:=[.F2]/[.F3]" office:value-type="percentage" office:value="0.936951316839585" calcext:value-type="percentage">
            <text:p>93,70%</text:p>
          </table:table-cell>
          <table:table-cell table:style-name="ce2" table:formula="of:=[.G2]/[.G3]" office:value-type="percentage" office:value="0.936385161799527" calcext:value-type="percentage">
            <text:p>93,64%</text:p>
          </table:table-cell>
          <table:table-cell table:style-name="ce2" table:formula="of:=[.H2]/[.H3]" office:value-type="percentage" office:value="0.988747553816047" calcext:value-type="percentage">
            <text:p>98,87%</text:p>
          </table:table-cell>
          <table:table-cell table:style-name="ce2" table:formula="of:=[.I2]/[.I3]" office:value-type="percentage" office:value="0.610807860262009" calcext:value-type="percentage">
            <text:p>61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12916445687286" calcext:value-type="percentage">
            <text:p>112,92%</text:p>
          </table:table-cell>
          <table:table-cell table:style-name="ce2" table:formula="of:=[.C2]/[.C4]" office:value-type="percentage" office:value="1.85125" calcext:value-type="percentage">
            <text:p>185,13%</text:p>
          </table:table-cell>
          <table:table-cell table:style-name="ce2" table:formula="of:=[.D2]/[.D4]" office:value-type="percentage" office:value="36.3620386643234" calcext:value-type="percentage">
            <text:p>3636,20%</text:p>
          </table:table-cell>
          <table:table-cell table:style-name="ce2" table:formula="of:=[.E2]/[.E4]" office:value-type="percentage" office:value="3.25822709753928" calcext:value-type="percentage">
            <text:p>325,82%</text:p>
          </table:table-cell>
          <table:table-cell table:style-name="ce2" table:formula="of:=[.F2]/[.F4]" office:value-type="percentage" office:value="1.2631805465892" calcext:value-type="percentage">
            <text:p>126,32%</text:p>
          </table:table-cell>
          <table:table-cell table:style-name="ce2" table:formula="of:=[.G2]/[.G4]" office:value-type="percentage" office:value="4.57716049382716" calcext:value-type="percentage">
            <text:p>457,72%</text:p>
          </table:table-cell>
          <table:table-cell table:style-name="ce2" table:formula="of:=[.H2]/[.H4]" office:value-type="percentage" office:value="1.77873613800387" calcext:value-type="percentage">
            <text:p>177,87%</text:p>
          </table:table-cell>
          <table:table-cell table:style-name="ce2" table:formula="of:=[.I2]/[.I4]" office:value-type="percentage" office:value="1.82992641046607" calcext:value-type="percentage">
            <text:p>182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1.32406151062867" calcext:value-type="percentage">
            <text:p>132,41%</text:p>
          </table:table-cell>
          <table:table-cell table:style-name="ce2" table:formula="of:=[.C2]/[.C5]" office:value-type="string" office:string-value="" calcext:value-type="error">
            <text:p>#DIV/0!</text:p>
          </table:table-cell>
          <table:table-cell table:style-name="ce2" table:formula="of:=[.D2]/[.D5]" office:value-type="percentage" office:value="45.7642114576421" calcext:value-type="percentage">
            <text:p>4576,42%</text:p>
          </table:table-cell>
          <table:table-cell table:style-name="ce2" table:formula="of:=[.E2]/[.E5]" office:value-type="percentage" office:value="3.87654320987654" calcext:value-type="percentage">
            <text:p>387,65%</text:p>
          </table:table-cell>
          <table:table-cell table:style-name="ce2" table:formula="of:=[.F2]/[.F5]" office:value-type="percentage" office:value="2.09493219129193" calcext:value-type="percentage">
            <text:p>209,49%</text:p>
          </table:table-cell>
          <table:table-cell table:style-name="ce2" table:formula="of:=[.G2]/[.G5]" office:value-type="string" office:string-value="" calcext:value-type="error">
            <text:p>#DIV/0!</text:p>
          </table:table-cell>
          <table:table-cell table:style-name="ce2" table:formula="of:=[.H2]/[.H5]" office:value-type="percentage" office:value="3.84659307194518" calcext:value-type="percentage">
            <text:p>384,66%</text:p>
          </table:table-cell>
          <table:table-cell table:style-name="ce2" table:formula="of:=[.I2]/[.I5]" office:value-type="percentage" office:value="2.25741375832157" calcext:value-type="percentage">
            <text:p>225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3.18769565809174" calcext:value-type="percentage">
            <text:p>318,77%</text:p>
          </table:table-cell>
          <table:table-cell table:style-name="ce2" table:formula="of:=[.C$2]/[.C6]" office:value-type="percentage" office:value="2.02737850787132" calcext:value-type="percentage">
            <text:p>202,74%</text:p>
          </table:table-cell>
          <table:table-cell table:style-name="ce2" table:formula="of:=[.D$2]/[.D6]" office:value-type="percentage" office:value="41.9590346785642" calcext:value-type="percentage">
            <text:p>4195,90%</text:p>
          </table:table-cell>
          <table:table-cell table:style-name="ce2" table:formula="of:=[.E$2]/[.E6]" office:value-type="percentage" office:value="3.03130602675493" calcext:value-type="percentage">
            <text:p>303,13%</text:p>
          </table:table-cell>
          <table:table-cell table:style-name="ce2" table:formula="of:=[.F$2]/[.F6]" office:value-type="percentage" office:value="1.35456328602746" calcext:value-type="percentage">
            <text:p>135,46%</text:p>
          </table:table-cell>
          <table:table-cell table:style-name="ce2" table:formula="of:=[.G$2]/[.G6]" office:value-type="percentage" office:value="5.01437024513948" calcext:value-type="percentage">
            <text:p>501,44%</text:p>
          </table:table-cell>
          <table:table-cell table:style-name="ce2" table:formula="of:=[.H$2]/[.H6]" office:value-type="percentage" office:value="1.79055550633472" calcext:value-type="percentage">
            <text:p>179,06%</text:p>
          </table:table-cell>
          <table:table-cell table:style-name="ce2" table:formula="of:=[.I$2]/[.I6]" office:value-type="percentage" office:value="1.77281368821293" calcext:value-type="percentage">
            <text:p>177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79328694228408" calcext:value-type="percentage">
            <text:p>479,33%</text:p>
          </table:table-cell>
          <table:table-cell table:style-name="ce2" table:formula="of:=[.C$2]/[.C7]" office:value-type="string" office:string-value="" calcext:value-type="error">
            <text:p>#DIV/0!</text:p>
          </table:table-cell>
          <table:table-cell table:style-name="ce2" table:formula="of:=[.D$2]/[.D7]" office:value-type="percentage" office:value="54.1481287621042" calcext:value-type="percentage">
            <text:p>5414,81%</text:p>
          </table:table-cell>
          <table:table-cell table:style-name="ce2" table:formula="of:=[.E$2]/[.E7]" office:value-type="percentage" office:value="3.89992902767921" calcext:value-type="percentage">
            <text:p>389,99%</text:p>
          </table:table-cell>
          <table:table-cell table:style-name="ce2" table:formula="of:=[.F$2]/[.F7]" office:value-type="percentage" office:value="2.12219812002892" calcext:value-type="percentage">
            <text:p>212,22%</text:p>
          </table:table-cell>
          <table:table-cell table:style-name="ce2" table:formula="of:=[.G$2]/[.G7]" office:value-type="string" office:string-value="" calcext:value-type="error">
            <text:p>#DIV/0!</text:p>
          </table:table-cell>
          <table:table-cell table:style-name="ce2" table:formula="of:=[.H$2]/[.H7]" office:value-type="percentage" office:value="3.78181137724551" calcext:value-type="percentage">
            <text:p>378,18%</text:p>
          </table:table-cell>
          <table:table-cell table:style-name="ce2" table:formula="of:=[.I$2]/[.I7]" office:value-type="percentage" office:value="2.20405751428009" calcext:value-type="percentage">
            <text:p>220,4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in-x64)" table:style-name="ta1">
        <table:shapes>
          <draw:frame draw:z-index="0" draw:name="Gráfico 25" draw:style-name="gr1" svg:width="28.58cm" svg:height="14.981cm" svg:x="21.144cm" svg:y="0.159cm">
            <draw:object draw:notify-on-update-of-ranges="'Decompression_(win-x64)'.B1:'Decompression_(win-x64)'.I1 'Decompression_(win-x64)'.A2:'Decompression_(win-x64)'.A2 'Decompression_(win-x64)'.B2:'Decompression_(win-x64)'.I2 'Decompression_(win-x64)'.A3:'Decompression_(win-x64)'.A3 'Decompression_(win-x64)'.B3:'Decompression_(win-x64)'.I3 'Decompression_(win-x64)'.A3:'Decompression_(win-x64)'.A3 'Decompression_(win-x64)'.B3:'Decompression_(win-x64)'.I3 'Decompression_(win-x64)'.A4:'Decompression_(win-x64)'.A4 'Decompression_(win-x64)'.B4:'Decompression_(win-x64)'.I4 'Decompression_(win-x64)'.A5:'Decompression_(win-x64)'.A5 'Decompression_(win-x64)'.B5:'Decompression_(win-x64)'.I5 'Decompression_(win-x64)'.A6:'Decompression_(win-x64)'.A6 'Decompression_(win-x64)'.B6:'Decompression_(win-x64)'.I6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1" draw:name="Gráfico 26" draw:style-name="gr1" svg:width="19.852cm" svg:height="11.076cm" svg:x="0.215cm" svg:y="6.979cm">
            <draw:object draw:notify-on-update-of-ranges="'Decompression_(win-x64)'.B9:'Decompression_(win-x64)'.I9 'Decompression_(win-x64)'.A10:'Decompression_(win-x64)'.A10 'Decompression_(win-x64)'.B10:'Decompression_(win-x64)'.I10 'Decompression_(win-x64)'.A10:'Decompression_(win-x64)'.A10 'Decompression_(win-x64)'.B10:'Decompression_(win-x64)'.I10 'Decompression_(win-x64)'.A11:'Decompression_(win-x64)'.A11 'Decompression_(win-x64)'.B11:'Decompression_(win-x64)'.I11 'Decompression_(win-x64)'.A12:'Decompression_(win-x64)'.A12 'Decompression_(win-x64)'.B12:'Decompression_(win-x64)'.I12 'Decompression_(win-x64)'.A13:'Decompression_(win-x64)'.A13 'Decompression_(win-x64)'.B13:'Decompression_(win-x64)'.I13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1598" calcext:value-type="float">
            <text:p>0,21598</text:p>
          </table:table-cell>
          <table:table-cell office:value-type="float" office:value="0.9418" calcext:value-type="float">
            <text:p>0,9418</text:p>
          </table:table-cell>
          <table:table-cell office:value-type="float" office:value="12.8207" calcext:value-type="float">
            <text:p>12,8207</text:p>
          </table:table-cell>
          <table:table-cell office:value-type="float" office:value="116.46" calcext:value-type="float">
            <text:p>116,46</text:p>
          </table:table-cell>
          <table:table-cell office:value-type="float" office:value="73.04" calcext:value-type="float">
            <text:p>73,04</text:p>
          </table:table-cell>
          <table:table-cell office:value-type="float" office:value="3.019" calcext:value-type="float">
            <text:p>3,019</text:p>
          </table:table-cell>
          <table:table-cell office:value-type="float" office:value="109.51" calcext:value-type="float">
            <text:p>109,51</text:p>
          </table:table-cell>
          <table:table-cell office:value-type="float" office:value="70.05" calcext:value-type="float">
            <text:p>70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14355" calcext:value-type="float">
            <text:p>0,14355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45" calcext:value-type="float">
            <text:p>0,45</text:p>
          </table:table-cell>
          <table:table-cell office:value-type="float" office:value="43.96" calcext:value-type="float">
            <text:p>43,96</text:p>
          </table:table-cell>
          <table:table-cell office:value-type="float" office:value="68.49" calcext:value-type="float">
            <text:p>68,49</text:p>
          </table:table-cell>
          <table:table-cell office:value-type="float" office:value="1.098" calcext:value-type="float">
            <text:p>1,098</text:p>
          </table:table-cell>
          <table:table-cell office:value-type="float" office:value="89.48" calcext:value-type="float">
            <text:p>89,48</text:p>
          </table:table-cell>
          <table:table-cell office:value-type="float" office:value="49.42" calcext:value-type="float">
            <text:p>49,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4102" calcext:value-type="float">
            <text:p>0,14102</text:p>
          </table:table-cell>
          <table:table-cell/>
          <table:table-cell office:value-type="float" office:value="0.3106" calcext:value-type="float">
            <text:p>0,3106</text:p>
          </table:table-cell>
          <table:table-cell office:value-type="float" office:value="39.93" calcext:value-type="float">
            <text:p>39,93</text:p>
          </table:table-cell>
          <table:table-cell office:value-type="float" office:value="49.6" calcext:value-type="float">
            <text:p>49,6</text:p>
          </table:table-cell>
          <table:table-cell/>
          <table:table-cell office:value-type="float" office:value="44.25" calcext:value-type="float">
            <text:p>44,25</text:p>
          </table:table-cell>
          <table:table-cell office:value-type="float" office:value="40.7" calcext:value-type="float">
            <text:p>40,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6181" calcext:value-type="float">
            <text:p>0,06181</text:p>
          </table:table-cell>
          <table:table-cell office:value-type="float" office:value="0.581" calcext:value-type="float">
            <text:p>0,581</text:p>
          </table:table-cell>
          <table:table-cell office:value-type="float" office:value="0.3925" calcext:value-type="float">
            <text:p>0,3925</text:p>
          </table:table-cell>
          <table:table-cell office:value-type="float" office:value="46.85" calcext:value-type="float">
            <text:p>46,85</text:p>
          </table:table-cell>
          <table:table-cell office:value-type="float" office:value="66.96" calcext:value-type="float">
            <text:p>66,96</text:p>
          </table:table-cell>
          <table:table-cell office:value-type="float" office:value="1.081" calcext:value-type="float">
            <text:p>1,081</text:p>
          </table:table-cell>
          <table:table-cell office:value-type="float" office:value="86.81" calcext:value-type="float">
            <text:p>86,81</text:p>
          </table:table-cell>
          <table:table-cell office:value-type="float" office:value="49.04" calcext:value-type="float">
            <text:p>49,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5498" calcext:value-type="float">
            <text:p>0,05498</text:p>
          </table:table-cell>
          <table:table-cell/>
          <table:table-cell office:value-type="float" office:value="0.2592" calcext:value-type="float">
            <text:p>0,2592</text:p>
          </table:table-cell>
          <table:table-cell office:value-type="float" office:value="39.61" calcext:value-type="float">
            <text:p>39,61</text:p>
          </table:table-cell>
          <table:table-cell office:value-type="float" office:value="49.27" calcext:value-type="float">
            <text:p>49,27</text:p>
          </table:table-cell>
          <table:table-cell/>
          <table:table-cell office:value-type="float" office:value="45.3" calcext:value-type="float">
            <text:p>45,3</text:p>
          </table:table-cell>
          <table:table-cell office:value-type="float" office:value="40.28" calcext:value-type="float">
            <text:p>40,28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50456287008011" calcext:value-type="percentage">
            <text:p>150,46%</text:p>
          </table:table-cell>
          <table:table-cell table:style-name="ce2" table:formula="of:=[.C2]/[.C3]" office:value-type="percentage" office:value="1.40819377990431" calcext:value-type="percentage">
            <text:p>140,82%</text:p>
          </table:table-cell>
          <table:table-cell table:style-name="ce2" table:formula="of:=[.D2]/[.D3]" office:value-type="percentage" office:value="28.4904444444444" calcext:value-type="percentage">
            <text:p>2849,04%</text:p>
          </table:table-cell>
          <table:table-cell table:style-name="ce2" table:formula="of:=[.E2]/[.E3]" office:value-type="percentage" office:value="2.64922656960874" calcext:value-type="percentage">
            <text:p>264,92%</text:p>
          </table:table-cell>
          <table:table-cell table:style-name="ce2" table:formula="of:=[.F2]/[.F3]" office:value-type="percentage" office:value="1.06643305592057" calcext:value-type="percentage">
            <text:p>106,64%</text:p>
          </table:table-cell>
          <table:table-cell table:style-name="ce2" table:formula="of:=[.G2]/[.G3]" office:value-type="percentage" office:value="2.74954462659381" calcext:value-type="percentage">
            <text:p>274,95%</text:p>
          </table:table-cell>
          <table:table-cell table:style-name="ce2" table:formula="of:=[.H2]/[.H3]" office:value-type="percentage" office:value="1.22384890478319" calcext:value-type="percentage">
            <text:p>122,38%</text:p>
          </table:table-cell>
          <table:table-cell table:style-name="ce2" table:formula="of:=[.I2]/[.I3]" office:value-type="percentage" office:value="1.41744233104006" calcext:value-type="percentage">
            <text:p>141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53155580768685" calcext:value-type="percentage">
            <text:p>153,1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41.277205408886" calcext:value-type="percentage">
            <text:p>4127,72%</text:p>
          </table:table-cell>
          <table:table-cell table:style-name="ce2" table:formula="of:=[.E2]/[.E4]" office:value-type="percentage" office:value="2.91660405709992" calcext:value-type="percentage">
            <text:p>291,66%</text:p>
          </table:table-cell>
          <table:table-cell table:style-name="ce2" table:formula="of:=[.F2]/[.F4]" office:value-type="percentage" office:value="1.47258064516129" calcext:value-type="percentage">
            <text:p>147,26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47480225988701" calcext:value-type="percentage">
            <text:p>247,48%</text:p>
          </table:table-cell>
          <table:table-cell table:style-name="ce2" table:formula="of:=[.I2]/[.I4]" office:value-type="percentage" office:value="1.72113022113022" calcext:value-type="percentage">
            <text:p>172,1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3.49425659278434" calcext:value-type="percentage">
            <text:p>349,43%</text:p>
          </table:table-cell>
          <table:table-cell table:style-name="ce2" table:formula="of:=[.C$2]/[.C5]" office:value-type="percentage" office:value="1.6209982788296" calcext:value-type="percentage">
            <text:p>162,10%</text:p>
          </table:table-cell>
          <table:table-cell table:style-name="ce2" table:formula="of:=[.D$2]/[.D5]" office:value-type="percentage" office:value="32.6642038216561" calcext:value-type="percentage">
            <text:p>3266,42%</text:p>
          </table:table-cell>
          <table:table-cell table:style-name="ce2" table:formula="of:=[.E$2]/[.E5]" office:value-type="percentage" office:value="2.48580576307364" calcext:value-type="percentage">
            <text:p>248,58%</text:p>
          </table:table-cell>
          <table:table-cell table:style-name="ce2" table:formula="of:=[.F$2]/[.F5]" office:value-type="percentage" office:value="1.09080047789725" calcext:value-type="percentage">
            <text:p>109,08%</text:p>
          </table:table-cell>
          <table:table-cell table:style-name="ce2" table:formula="of:=[.G$2]/[.G5]" office:value-type="percentage" office:value="2.79278445883441" calcext:value-type="percentage">
            <text:p>279,28%</text:p>
          </table:table-cell>
          <table:table-cell table:style-name="ce2" table:formula="of:=[.H$2]/[.H5]" office:value-type="percentage" office:value="1.26149061168068" calcext:value-type="percentage">
            <text:p>126,15%</text:p>
          </table:table-cell>
          <table:table-cell table:style-name="ce2" table:formula="of:=[.I$2]/[.I5]" office:value-type="percentage" office:value="1.42842577487765" calcext:value-type="percentage">
            <text:p>142,8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92833757730084" calcext:value-type="percentage">
            <text:p>392,83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49.4625771604938" calcext:value-type="percentage">
            <text:p>4946,26%</text:p>
          </table:table-cell>
          <table:table-cell table:style-name="ce2" table:formula="of:=[.E$2]/[.E6]" office:value-type="percentage" office:value="2.94016662458975" calcext:value-type="percentage">
            <text:p>294,02%</text:p>
          </table:table-cell>
          <table:table-cell table:style-name="ce2" table:formula="of:=[.F$2]/[.F6]" office:value-type="percentage" office:value="1.48244367769434" calcext:value-type="percentage">
            <text:p>148,24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41743929359823" calcext:value-type="percentage">
            <text:p>241,74%</text:p>
          </table:table-cell>
          <table:table-cell table:style-name="ce2" table:formula="of:=[.I$2]/[.I6]" office:value-type="percentage" office:value="1.73907646474677" calcext:value-type="percentage">
            <text:p>173,9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mac-arm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arm)'.B1:'Compression_(mac-arm)'.F1 'Compression_(mac-arm)'.A2:'Compression_(mac-arm)'.A2 'Compression_(mac-arm)'.B2:'Compression_(mac-arm)'.F2 'Compression_(mac-arm)'.A3:'Compression_(mac-arm)'.A3 'Compression_(mac-arm)'.B3:'Compression_(mac-arm)'.F3 'Compression_(mac-arm)'.A4:'Compression_(mac-arm)'.A4 'Compression_(mac-arm)'.B4:'Compression_(mac-arm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arm)'.B7:'Compression_(mac-arm)'.F7 'Compression_(mac-arm)'.A8:'Compression_(mac-arm)'.A8 'Compression_(mac-arm)'.B8:'Compression_(mac-arm)'.F8 'Compression_(mac-arm)'.A9:'Compression_(mac-arm)'.A9 'Compression_(mac-arm)'.B9:'Compression_(mac-arm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mac-x64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x64)'.B1:'Compression_(mac-x64)'.F1 'Compression_(mac-x64)'.A2:'Compression_(mac-x64)'.A2 'Compression_(mac-x64)'.B2:'Compression_(mac-x64)'.F2 'Compression_(mac-x64)'.A3:'Compression_(mac-x64)'.A3 'Compression_(mac-x64)'.B3:'Compression_(mac-x64)'.F3 'Compression_(mac-x64)'.A4:'Compression_(mac-x64)'.A4 'Compression_(mac-x64)'.B4:'Compression_(mac-x64)'.F4 'Compression_(mac-x64)'.A5:'Compression_(mac-x64)'.A5 'Compression_(mac-x64)'.B5:'Compression_(mac-x64)'.F5 'Compression_(mac-x64)'.A6:'Compression_(mac-x64)'.A6 'Compression_(mac-x64)'.B6:'Compression_(mac-x64)'.F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x64)'.B9:'Compression_(mac-x64)'.F9 'Compression_(mac-x64)'.A10:'Compression_(mac-x64)'.A10 'Compression_(mac-x64)'.B10:'Compression_(mac-x64)'.F10 'Compression_(mac-x64)'.A11:'Compression_(mac-x64)'.A11 'Compression_(mac-x64)'.B11:'Compression_(mac-x64)'.F11 'Compression_(mac-x64)'.A12:'Compression_(mac-x64)'.A12 'Compression_(mac-x64)'.B12:'Compression_(mac-x64)'.F12 'Compression_(mac-x64)'.A13:'Compression_(mac-x64)'.A13 'Compression_(mac-x64)'.B13:'Compression_(mac-x64)'.F13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54.3" calcext:value-type="float">
            <text:p>1254,3</text:p>
          </table:table-cell>
          <table:table-cell office:value-type="float" office:value="2287" calcext:value-type="float">
            <text:p>2287</text:p>
          </table:table-cell>
          <table:table-cell office:value-type="float" office:value="2122.8" calcext:value-type="float">
            <text:p>2122,8</text:p>
          </table:table-cell>
          <table:table-cell office:value-type="float" office:value="14485" calcext:value-type="float">
            <text:p>14485</text:p>
          </table:table-cell>
          <table:table-cell office:value-type="float" office:value="815.8" calcext:value-type="float">
            <text:p>815,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.9" calcext:value-type="float">
            <text:p>581,9</text:p>
          </table:table-cell>
          <table:table-cell office:value-type="float" office:value="2224" calcext:value-type="float">
            <text:p>2224</text:p>
          </table:table-cell>
          <table:table-cell office:value-type="float" office:value="292.8" calcext:value-type="float">
            <text:p>292,8</text:p>
          </table:table-cell>
          <table:table-cell office:value-type="float" office:value="12659" calcext:value-type="float">
            <text:p>12659</text:p>
          </table:table-cell>
          <table:table-cell office:value-type="float" office:value="714.3" calcext:value-type="float">
            <text:p>714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5.7" calcext:value-type="float">
            <text:p>335,7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6012" calcext:value-type="float">
            <text:p>6012</text:p>
          </table:table-cell>
          <table:table-cell office:value-type="float" office:value="740" calcext:value-type="float">
            <text:p>7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577.8" calcext:value-type="float">
            <text:p>577,8</text:p>
          </table:table-cell>
          <table:table-cell office:value-type="float" office:value="2058" calcext:value-type="float">
            <text:p>2058</text:p>
          </table:table-cell>
          <table:table-cell office:value-type="float" office:value="292.4" calcext:value-type="float">
            <text:p>292,4</text:p>
          </table:table-cell>
          <table:table-cell office:value-type="float" office:value="13619" calcext:value-type="float">
            <text:p>136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339.8" calcext:value-type="float">
            <text:p>339,8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5977" calcext:value-type="float">
            <text:p>5977</text:p>
          </table:table-cell>
          <table:table-cell office:value-type="float" office:value="738.6" calcext:value-type="float">
            <text:p>738,6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15552500429627" calcext:value-type="percentage">
            <text:p>215,55%</text:p>
          </table:table-cell>
          <table:table-cell table:style-name="ce2" table:formula="of:=[.C2]/[.C3]" office:value-type="percentage" office:value="1.0283273381295" calcext:value-type="percentage">
            <text:p>102,83%</text:p>
          </table:table-cell>
          <table:table-cell table:style-name="ce2" table:formula="of:=[.D2]/[.D3]" office:value-type="percentage" office:value="7.25" calcext:value-type="percentage">
            <text:p>725,00%</text:p>
          </table:table-cell>
          <table:table-cell table:style-name="ce2" table:formula="of:=[.E2]/[.E3]" office:value-type="percentage" office:value="1.14424520104274" calcext:value-type="percentage">
            <text:p>114,42%</text:p>
          </table:table-cell>
          <table:table-cell table:style-name="ce2" table:formula="of:=[.F2]/[.F3]" office:value-type="percentage" office:value="1.14209715805684" calcext:value-type="percentage">
            <text:p>114,2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73637176050045" calcext:value-type="percentage">
            <text:p>373,64%</text:p>
          </table:table-cell>
          <table:table-cell table:style-name="ce2" table:formula="of:=[.C$2]/[.C4]" office:value-type="percentage" office:value="1.34056271981243" calcext:value-type="percentage">
            <text:p>134,0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40934797072522" calcext:value-type="percentage">
            <text:p>240,93%</text:p>
          </table:table-cell>
          <table:table-cell table:style-name="ce2" table:formula="of:=[.F2]/[.F4]" office:value-type="percentage" office:value="1.10243243243243" calcext:value-type="percentage">
            <text:p>110,2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)" table:style-name="ta1">
        <table:shapes>
          <draw:frame draw:z-index="0" draw:name="Gráfico 19" draw:style-name="gr1" svg:width="28.663cm" svg:height="14.981cm" svg:x="20.485cm" svg:y="0.345cm">
            <draw:object draw:notify-on-update-of-ranges="'Compression_(linux-arm)'.B1:'Compression_(linux-arm)'.F1 'Compression_(linux-arm)'.A2:'Compression_(linux-arm)'.A2 'Compression_(linux-arm)'.B2:'Compression_(linux-arm)'.F2 'Compression_(linux-arm)'.A3:'Compression_(linux-arm)'.A3 'Compression_(linux-arm)'.B3:'Compression_(linux-arm)'.F3 'Compression_(linux-arm)'.A4:'Compression_(linux-arm)'.A4 'Compression_(linux-arm)'.B4:'Compression_(linux-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1" draw:style-name="gr1" svg:width="19.824cm" svg:height="9.907cm" svg:x="0.221cm" svg:y="5.316cm">
            <draw:object draw:notify-on-update-of-ranges="'Compression_(linux-arm)'.B9:'Compression_(linux-arm)'.F9 'Compression_(linux-arm)'.A10:'Compression_(linux-arm)'.A10 'Compression_(linux-arm)'.B10:'Compression_(linux-arm)'.F10 'Compression_(linux-arm)'.A11:'Compression_(linux-arm)'.A11 'Compression_(linux-arm)'.B11:'Compression_(linux-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61.3" calcext:value-type="float">
            <text:p>5261,3</text:p>
          </table:table-cell>
          <table:table-cell office:value-type="float" office:value="5841" calcext:value-type="float">
            <text:p>5841</text:p>
          </table:table-cell>
          <table:table-cell office:value-type="float" office:value="6939.5" calcext:value-type="float">
            <text:p>6939,5</text:p>
          </table:table-cell>
          <table:table-cell office:value-type="float" office:value="41220" calcext:value-type="float">
            <text:p>41220</text:p>
          </table:table-cell>
          <table:table-cell office:value-type="float" office:value="3193" calcext:value-type="float">
            <text:p>3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506.3" calcext:value-type="float">
            <text:p>1506,3</text:p>
          </table:table-cell>
          <table:table-cell office:value-type="float" office:value="5204" calcext:value-type="float">
            <text:p>5204</text:p>
          </table:table-cell>
          <table:table-cell office:value-type="float" office:value="717.4" calcext:value-type="float">
            <text:p>717,4</text:p>
          </table:table-cell>
          <table:table-cell office:value-type="float" office:value="36830" calcext:value-type="float">
            <text:p>36830</text:p>
          </table:table-cell>
          <table:table-cell office:value-type="float" office:value="2790" calcext:value-type="float">
            <text:p>27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89.7" calcext:value-type="float">
            <text:p>889,7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14410" calcext:value-type="float">
            <text:p>14410</text:p>
          </table:table-cell>
          <table:table-cell office:value-type="float" office:value="1678" calcext:value-type="float">
            <text:p>1678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49286330744208" calcext:value-type="percentage">
            <text:p>349,29%</text:p>
          </table:table-cell>
          <table:table-cell table:style-name="ce2" table:formula="of:=[.C2]/[.C3]" office:value-type="percentage" office:value="1.12240584166026" calcext:value-type="percentage">
            <text:p>112,24%</text:p>
          </table:table-cell>
          <table:table-cell table:style-name="ce2" table:formula="of:=[.D2]/[.D3]" office:value-type="percentage" office:value="9.67312517424031" calcext:value-type="percentage">
            <text:p>967,31%</text:p>
          </table:table-cell>
          <table:table-cell table:style-name="ce2" table:formula="of:=[.E2]/[.E3]" office:value-type="percentage" office:value="1.11919630735813" calcext:value-type="percentage">
            <text:p>111,92%</text:p>
          </table:table-cell>
          <table:table-cell table:style-name="ce2" table:formula="of:=[.F2]/[.F3]" office:value-type="percentage" office:value="1.14444444444444" calcext:value-type="percentage">
            <text:p>114,4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91356637068675" calcext:value-type="percentage">
            <text:p>591,36%</text:p>
          </table:table-cell>
          <table:table-cell table:style-name="ce2" table:formula="of:=[.C2]/[.C4]" office:value-type="percentage" office:value="1.71290322580645" calcext:value-type="percentage">
            <text:p>171,2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86051353226926" calcext:value-type="percentage">
            <text:p>286,05%</text:p>
          </table:table-cell>
          <table:table-cell table:style-name="ce2" table:formula="of:=[.F2]/[.F4]" office:value-type="percentage" office:value="1.90286054827175" calcext:value-type="percentage">
            <text:p>190,2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64)" table:style-name="ta1">
        <table:shapes>
          <draw:frame draw:z-index="0" draw:name="Gráfico 13" draw:style-name="gr1" svg:width="28.69cm" svg:height="14.981cm" svg:x="20.458cm" svg:y="0.345cm">
            <draw:object draw:notify-on-update-of-ranges="'Compression_(linux-arm64)'.B1:'Compression_(linux-arm64)'.F1 'Compression_(linux-arm64)'.A2:'Compression_(linux-arm64)'.A2 'Compression_(linux-arm64)'.B2:'Compression_(linux-arm64)'.F2 'Compression_(linux-arm64)'.A3:'Compression_(linux-arm64)'.A3 'Compression_(linux-arm64)'.B3:'Compression_(linux-arm64)'.F3 'Compression_(linux-arm64)'.A4:'Compression_(linux-arm64)'.A4 'Compression_(linux-arm64)'.B4:'Compression_(linux-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15" draw:style-name="gr1" svg:width="19.824cm" svg:height="9.907cm" svg:x="0.413cm" svg:y="5.339cm">
            <draw:object draw:notify-on-update-of-ranges="'Compression_(linux-arm64)'.B9:'Compression_(linux-arm64)'.F9 'Compression_(linux-arm64)'.A10:'Compression_(linux-arm64)'.A10 'Compression_(linux-arm64)'.B10:'Compression_(linux-arm64)'.F10 'Compression_(linux-arm64)'.A11:'Compression_(linux-arm64)'.A11 'Compression_(linux-arm64)'.B11:'Compression_(linux-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x64)" table:style-name="ta1">
        <table:shapes>
          <draw:frame draw:z-index="0" draw:name="Gráfico 35" draw:style-name="gr1" svg:width="28.58cm" svg:height="14.981cm" svg:x="20.568cm" svg:y="0.345cm">
            <draw:object draw:notify-on-update-of-ranges="'Compression_(linux-x64)'.B1:'Compression_(linux-x64)'.F1 'Compression_(linux-x64)'.A2:'Compression_(linux-x64)'.A2 'Compression_(linux-x64)'.B2:'Compression_(linux-x64)'.F2 'Compression_(linux-x64)'.A3:'Compression_(linux-x64)'.A3 'Compression_(linux-x64)'.B3:'Compression_(linux-x64)'.F3 'Compression_(linux-x64)'.A4:'Compression_(linux-x64)'.A4 'Compression_(linux-x64)'.B4:'Compression_(linux-x64)'.F4 'Compression_(linux-x64)'.A5:'Compression_(linux-x64)'.A5 'Compression_(linux-x64)'.B5:'Compression_(linux-x64)'.F5 'Compression_(linux-x64)'.A6:'Compression_(linux-x64)'.A6 'Compression_(linux-x64)'.B6:'Compression_(linux-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4" draw:style-name="gr1" svg:width="19.852cm" svg:height="11.076cm" svg:x="0.385cm" svg:y="6.746cm">
            <draw:object draw:notify-on-update-of-ranges="'Compression_(linux-x64)'.B9:'Compression_(linux-x64)'.F9 'Compression_(linux-x64)'.A10:'Compression_(linux-x64)'.A10 'Compression_(linux-x64)'.B10:'Compression_(linux-x64)'.F10 'Compression_(linux-x64)'.A11:'Compression_(linux-x64)'.A11 'Compression_(linux-x64)'.B11:'Compression_(linux-x64)'.F11 'Compression_(linux-x64)'.A12:'Compression_(linux-x64)'.A12 'Compression_(linux-x64)'.B12:'Compression_(linux-x64)'.F12 'Compression_(linux-x64)'.A13:'Compression_(linux-x64)'.A13 'Compression_(linux-x64)'.B13:'Compression_(linux-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in-arm)" table:style-name="ta1">
        <table:shapes>
          <draw:frame draw:z-index="0" draw:name="Gráfico 32" draw:style-name="gr1" svg:width="28.58cm" svg:height="14.981cm" svg:x="20.568cm" svg:y="0.345cm">
            <draw:object draw:notify-on-update-of-ranges="'Compression_(win-arm)'.B1:'Compression_(win-arm)'.F1 'Compression_(win-arm)'.A2:'Compression_(win-arm)'.A2 'Compression_(win-arm)'.B2:'Compression_(win-arm)'.F2 'Compression_(win-arm)'.A3:'Compression_(win-arm)'.A3 'Compression_(win-arm)'.B3:'Compression_(win-arm)'.F3 'Compression_(win-arm)'.A4:'Compression_(win-arm)'.A4 'Compression_(win-arm)'.B4:'Compression_(win-arm)'.F4 'Compression_(win-arm)'.A5:'Compression_(win-arm)'.A5 'Compression_(win-arm)'.B5:'Compression_(win-arm)'.F5 'Compression_(win-arm)'.A6:'Compression_(win-arm)'.A6 'Compression_(win-arm)'.B6:'Compression_(win-arm)'.F6 'Compression_(win-arm)'.A7:'Compression_(win-arm)'.A7 'Compression_(win-arm)'.B7:'Compression_(win-arm)'.F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name="Gráfico 34" draw:style-name="gr1" svg:width="19.852cm" svg:height="11.076cm" svg:x="0.098cm" svg:y="7.268cm">
            <draw:object draw:notify-on-update-of-ranges="'Compression_(win-arm)'.B10:'Compression_(win-arm)'.F10 'Compression_(win-arm)'.A11:'Compression_(win-arm)'.A11 'Compression_(win-arm)'.B11:'Compression_(win-arm)'.F11 'Compression_(win-arm)'.A12:'Compression_(win-arm)'.A12 'Compression_(win-arm)'.B12:'Compression_(win-arm)'.F12 'Compression_(win-arm)'.A13:'Compression_(win-arm)'.A13 'Compression_(win-arm)'.B13:'Compression_(win-arm)'.F13 'Compression_(win-arm)'.A14:'Compression_(win-arm)'.A14 'Compression_(win-arm)'.B14:'Compression_(win-arm)'.F14 'Compression_(win-arm)'.A15:'Compression_(win-arm)'.A15 'Compression_(win-arm)'.B15:'Compression_(win-arm)'.F15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30" calcext:value-type="float">
            <text:p>1130</text:p>
          </table:table-cell>
          <table:table-cell office:value-type="float" office:value="2569" calcext:value-type="float">
            <text:p>2569</text:p>
          </table:table-cell>
          <table:table-cell office:value-type="float" office:value="2558.3" calcext:value-type="float">
            <text:p>2558,3</text:p>
          </table:table-cell>
          <table:table-cell office:value-type="float" office:value="16860" calcext:value-type="float">
            <text:p>16860</text:p>
          </table:table-cell>
          <table:table-cell office:value-type="float" office:value="657.4" calcext:value-type="float">
            <text:p>657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155" calcext:value-type="float">
            <text:p>1155</text:p>
          </table:table-cell>
          <table:table-cell office:value-type="float" office:value="2408" calcext:value-type="float">
            <text:p>2408</text:p>
          </table:table-cell>
          <table:table-cell office:value-type="float" office:value="3034.2" calcext:value-type="float">
            <text:p>3034,2</text:p>
          </table:table-cell>
          <table:table-cell office:value-type="float" office:value="16820" calcext:value-type="float">
            <text:p>16820</text:p>
          </table:table-cell>
          <table:table-cell office:value-type="float" office:value="1258" calcext:value-type="float">
            <text:p>1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247.7" calcext:value-type="float">
            <text:p>247,7</text:p>
          </table:table-cell>
          <table:table-cell office:value-type="float" office:value="8919" calcext:value-type="float">
            <text:p>8919</text:p>
          </table:table-cell>
          <table:table-cell office:value-type="float" office:value="397.5" calcext:value-type="float">
            <text:p>39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56.6" calcext:value-type="float">
            <text:p>256,6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66.7" calcext:value-type="float">
            <text:p>466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407.4" calcext:value-type="float">
            <text:p>407,4</text:p>
          </table:table-cell>
          <table:table-cell office:value-type="float" office:value="1394" calcext:value-type="float">
            <text:p>1394</text:p>
          </table:table-cell>
          <table:table-cell office:value-type="float" office:value="244.7" calcext:value-type="float">
            <text:p>244,7</text:p>
          </table:table-cell>
          <table:table-cell office:value-type="float" office:value="9474" calcext:value-type="float">
            <text:p>9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255.8" calcext:value-type="float">
            <text:p>255,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465.3" calcext:value-type="float">
            <text:p>465,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78354978354978" calcext:value-type="percentage">
            <text:p>97,84%</text:p>
          </table:table-cell>
          <table:table-cell table:style-name="ce2" table:formula="of:=[.C2]/[.C3]" office:value-type="percentage" office:value="1.06686046511628" calcext:value-type="percentage">
            <text:p>106,69%</text:p>
          </table:table-cell>
          <table:table-cell table:style-name="ce2" table:formula="of:=[.D2]/[.D3]" office:value-type="percentage" office:value="0.843154703051876" calcext:value-type="percentage">
            <text:p>84,32%</text:p>
          </table:table-cell>
          <table:table-cell table:style-name="ce2" table:formula="of:=[.E2]/[.E3]" office:value-type="percentage" office:value="1.00237812128419" calcext:value-type="percentage">
            <text:p>100,24%</text:p>
          </table:table-cell>
          <table:table-cell table:style-name="ce2" table:formula="of:=[.F2]/[.F3]" office:value-type="percentage" office:value="0.522575516693164" calcext:value-type="percentage">
            <text:p>52,2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2.95039164490862" calcext:value-type="percentage">
            <text:p>295,04%</text:p>
          </table:table-cell>
          <table:table-cell table:style-name="ce2" table:formula="of:=[.C2]/[.C4]" office:value-type="percentage" office:value="2.05191693290735" calcext:value-type="percentage">
            <text:p>205,19%</text:p>
          </table:table-cell>
          <table:table-cell table:style-name="ce2" table:formula="of:=[.D2]/[.D4]" office:value-type="percentage" office:value="10.3282196205087" calcext:value-type="percentage">
            <text:p>1032,82%</text:p>
          </table:table-cell>
          <table:table-cell table:style-name="ce2" table:formula="of:=[.E2]/[.E4]" office:value-type="percentage" office:value="1.8903464513959" calcext:value-type="percentage">
            <text:p>189,03%</text:p>
          </table:table-cell>
          <table:table-cell table:style-name="ce2" table:formula="of:=[.F2]/[.F4]" office:value-type="percentage" office:value="1.65383647798742" calcext:value-type="percentage">
            <text:p>165,3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4.4037412314887" calcext:value-type="percentage">
            <text:p>440,37%</text:p>
          </table:table-cell>
          <table:table-cell table:style-name="ce2" table:formula="of:=[.C$2]/[.C5]" office:value-type="percentage" office:value="2.55114200595829" calcext:value-type="percentage">
            <text:p>255,11%</text:p>
          </table:table-cell>
          <table:table-cell table:style-name="ce2" table:formula="of:=[.D2]/[.D5]" office:value-type="string" office:string-value="" calcext:value-type="error">
            <text:p>#DIV/0!</text:p>
          </table:table-cell>
          <table:table-cell table:style-name="ce2" table:formula="of:=[.E$2]/[.E5]" office:value-type="percentage" office:value="4.08925539655591" calcext:value-type="percentage">
            <text:p>408,93%</text:p>
          </table:table-cell>
          <table:table-cell table:style-name="ce2" table:formula="of:=[.F2]/[.F5]" office:value-type="percentage" office:value="1.40861367045211" calcext:value-type="percentage">
            <text:p>140,8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2.77368679430535" calcext:value-type="percentage">
            <text:p>277,37%</text:p>
          </table:table-cell>
          <table:table-cell table:style-name="ce2" table:formula="of:=[.C$2]/[.C6]" office:value-type="percentage" office:value="1.8428981348637" calcext:value-type="percentage">
            <text:p>184,29%</text:p>
          </table:table-cell>
          <table:table-cell table:style-name="ce2" table:formula="of:=[.D$2]/[.D6]" office:value-type="percentage" office:value="10.4548426644871" calcext:value-type="percentage">
            <text:p>1045,48%</text:p>
          </table:table-cell>
          <table:table-cell table:style-name="ce2" table:formula="of:=[.E$2]/[.E6]" office:value-type="percentage" office:value="1.77960734642179" calcext:value-type="percentage">
            <text:p>177,96%</text:p>
          </table:table-cell>
          <table:table-cell table:style-name="ce2" table:formula="of:=[.F$2]/[.F6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4175136825645" calcext:value-type="percentage">
            <text:p>441,75%</text:p>
          </table:table-cell>
          <table:table-cell table:style-name="ce2" table:formula="of:=[.C$2]/[.C7]" office:value-type="percentage" office:value="2.55621890547264" calcext:value-type="percentage">
            <text:p>255,62%</text:p>
          </table:table-cell>
          <table:table-cell table:style-name="ce2" table:formula="of:=[.D$2]/[.D7]" office:value-type="string" office:string-value="" calcext:value-type="error">
            <text:p>#DIV/0!</text:p>
          </table:table-cell>
          <table:table-cell table:style-name="ce2" table:formula="of:=[.E$2]/[.E7]" office:value-type="percentage" office:value="4.09620991253644" calcext:value-type="percentage">
            <text:p>409,62%</text:p>
          </table:table-cell>
          <table:table-cell table:style-name="ce2" table:formula="of:=[.F$2]/[.F7]" office:value-type="percentage" office:value="1.41285192349022" calcext:value-type="percentage">
            <text:p>141,2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in-x64)" table:style-name="ta1">
        <table:shapes>
          <draw:frame draw:z-index="0" draw:name="Gráfico 32" draw:style-name="gr1" svg:width="28.58cm" svg:height="14.981cm" svg:x="20.568cm" svg:y="0.345cm">
            <draw:object draw:notify-on-update-of-ranges="'Compression_(win-x64)'.B1:'Compression_(win-x64)'.F1 'Compression_(win-x64)'.A2:'Compression_(win-x64)'.A2 'Compression_(win-x64)'.B2:'Compression_(win-x64)'.F2 'Compression_(win-x64)'.A3:'Compression_(win-x64)'.A3 'Compression_(win-x64)'.B3:'Compression_(win-x64)'.F3 'Compression_(win-x64)'.A3:'Compression_(win-x64)'.A3 'Compression_(win-x64)'.B3:'Compression_(win-x64)'.F3 'Compression_(win-x64)'.A4:'Compression_(win-x64)'.A4 'Compression_(win-x64)'.B4:'Compression_(win-x64)'.F4 'Compression_(win-x64)'.A5:'Compression_(win-x64)'.A5 'Compression_(win-x64)'.B5:'Compression_(win-x64)'.F5 'Compression_(win-x64)'.A6:'Compression_(win-x64)'.A6 'Compression_(win-x64)'.B6:'Compression_(win-x64)'.F6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1" draw:name="Gráfico 34" draw:style-name="gr1" svg:width="19.852cm" svg:height="11.076cm" svg:x="0.098cm" svg:y="7.268cm">
            <draw:object draw:notify-on-update-of-ranges="'Compression_(win-x64)'.B9:'Compression_(win-x64)'.F9 'Compression_(win-x64)'.A10:'Compression_(win-x64)'.A10 'Compression_(win-x64)'.B10:'Compression_(win-x64)'.F10 'Compression_(win-x64)'.A10:'Compression_(win-x64)'.A10 'Compression_(win-x64)'.B10:'Compression_(win-x64)'.F10 'Compression_(win-x64)'.A11:'Compression_(win-x64)'.A11 'Compression_(win-x64)'.B11:'Compression_(win-x64)'.F11 'Compression_(win-x64)'.A12:'Compression_(win-x64)'.A12 'Compression_(win-x64)'.B12:'Compression_(win-x64)'.F12 'Compression_(win-x64)'.A13:'Compression_(win-x64)'.A13 'Compression_(win-x64)'.B13:'Compression_(win-x64)'.F13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51.7" calcext:value-type="float">
            <text:p>551,7</text:p>
          </table:table-cell>
          <table:table-cell office:value-type="float" office:value="1173" calcext:value-type="float">
            <text:p>1173</text:p>
          </table:table-cell>
          <table:table-cell office:value-type="float" office:value="1407.99" calcext:value-type="float">
            <text:p>1407,99</text:p>
          </table:table-cell>
          <table:table-cell office:value-type="float" office:value="7283" calcext:value-type="float">
            <text:p>7283</text:p>
          </table:table-cell>
          <table:table-cell office:value-type="float" office:value="340.4" calcext:value-type="float">
            <text:p>340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02" calcext:value-type="float">
            <text:p>302</text:p>
          </table:table-cell>
          <table:table-cell office:value-type="float" office:value="1049.4" calcext:value-type="float">
            <text:p>1049,4</text:p>
          </table:table-cell>
          <table:table-cell office:value-type="float" office:value="97.03" calcext:value-type="float">
            <text:p>97,03</text:p>
          </table:table-cell>
          <table:table-cell office:value-type="float" office:value="6917" calcext:value-type="float">
            <text:p>6917</text:p>
          </table:table-cell>
          <table:table-cell office:value-type="float" office:value="320.1" calcext:value-type="float">
            <text:p>320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9" calcext:value-type="float">
            <text:p>182,9</text:p>
          </table:table-cell>
          <table:table-cell office:value-type="float" office:value="806.8" calcext:value-type="float">
            <text:p>806,8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09.6" calcext:value-type="float">
            <text:p>309,6</text:p>
          </table:table-cell>
          <table:table-cell office:value-type="float" office:value="1073.2" calcext:value-type="float">
            <text:p>1073,2</text:p>
          </table:table-cell>
          <table:table-cell office:value-type="float" office:value="96.6" calcext:value-type="float">
            <text:p>96,6</text:p>
          </table:table-cell>
          <table:table-cell office:value-type="float" office:value="6926" calcext:value-type="float">
            <text:p>69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2.2" calcext:value-type="float">
            <text:p>182,2</text:p>
          </table:table-cell>
          <table:table-cell office:value-type="float" office:value="804.3" calcext:value-type="float">
            <text:p>804,3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82682119205298" calcext:value-type="percentage">
            <text:p>182,68%</text:p>
          </table:table-cell>
          <table:table-cell table:style-name="ce2" table:formula="of:=[.C2]/[.C3]" office:value-type="percentage" office:value="1.1177815894797" calcext:value-type="percentage">
            <text:p>111,78%</text:p>
          </table:table-cell>
          <table:table-cell table:style-name="ce2" table:formula="of:=[.D2]/[.D3]" office:value-type="percentage" office:value="14.5108729258992" calcext:value-type="percentage">
            <text:p>1451,09%</text:p>
          </table:table-cell>
          <table:table-cell table:style-name="ce2" table:formula="of:=[.E2]/[.E3]" office:value-type="percentage" office:value="1.05291311262108" calcext:value-type="percentage">
            <text:p>105,29%</text:p>
          </table:table-cell>
          <table:table-cell table:style-name="ce2" table:formula="of:=[.F2]/[.F3]" office:value-type="percentage" office:value="1.06341768197438" calcext:value-type="percentage">
            <text:p>106,3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01640240568617" calcext:value-type="percentage">
            <text:p>301,64%</text:p>
          </table:table-cell>
          <table:table-cell table:style-name="ce2" table:formula="of:=[.C$2]/[.C4]" office:value-type="percentage" office:value="1.45389191869113" calcext:value-type="percentage">
            <text:p>145,3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20630112087246" calcext:value-type="percentage">
            <text:p>220,63%</text:p>
          </table:table-cell>
          <table:table-cell table:style-name="ce2" table:formula="of:=[.F2]/[.F4]" office:value-type="percentage" office:value="2.03832335329341" calcext:value-type="percentage">
            <text:p>203,8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1.78197674418605" calcext:value-type="percentage">
            <text:p>178,20%</text:p>
          </table:table-cell>
          <table:table-cell table:style-name="ce2" table:formula="of:=[.C$2]/[.C5]" office:value-type="percentage" office:value="1.09299291837495" calcext:value-type="percentage">
            <text:p>109,30%</text:p>
          </table:table-cell>
          <table:table-cell table:style-name="ce2" table:formula="of:=[.D$2]/[.D5]" office:value-type="percentage" office:value="14.5754658385093" calcext:value-type="percentage">
            <text:p>1457,55%</text:p>
          </table:table-cell>
          <table:table-cell table:style-name="ce2" table:formula="of:=[.E$2]/[.E5]" office:value-type="percentage" office:value="1.05154490326307" calcext:value-type="percentage">
            <text:p>105,15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02799121844127" calcext:value-type="percentage">
            <text:p>302,80%</text:p>
          </table:table-cell>
          <table:table-cell table:style-name="ce2" table:formula="of:=[.C$2]/[.C6]" office:value-type="percentage" office:value="1.45841104065647" calcext:value-type="percentage">
            <text:p>145,84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20496518316682" calcext:value-type="percentage">
            <text:p>220,50%</text:p>
          </table:table-cell>
          <table:table-cell table:style-name="ce2" table:formula="of:=[.F$2]/[.F6]" office:value-type="percentage" office:value="2.10123456790123" calcext:value-type="percentage">
            <text:p>210,12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mac-arm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arm)'.B1:'Checksums_(mac-arm)'.H1 'Checksums_(mac-arm)'.A2:'Checksums_(mac-arm)'.A2 'Checksums_(mac-arm)'.B2:'Checksums_(mac-arm)'.H2 'Checksums_(mac-arm)'.A3:'Checksums_(mac-arm)'.A3 'Checksums_(mac-arm)'.B3:'Checksums_(mac-arm)'.H3 'Checksums_(mac-arm)'.A4:'Checksums_(mac-arm)'.A4 'Checksums_(mac-arm)'.B4:'Checksums_(mac-arm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arm)'.B6:'Checksums_(mac-arm)'.H6 'Checksums_(mac-arm)'.A7:'Checksums_(mac-arm)'.A7 'Checksums_(mac-arm)'.B7:'Checksums_(mac-arm)'.H7 'Checksums_(mac-arm)'.A8:'Checksums_(mac-arm)'.A8 'Checksums_(mac-arm)'.B8:'Checksums_(mac-arm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mac-x64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x64)'.B1:'Checksums_(mac-x64)'.H1 'Checksums_(mac-x64)'.A2:'Checksums_(mac-x64)'.A2 'Checksums_(mac-x64)'.B2:'Checksums_(mac-x64)'.H2 'Checksums_(mac-x64)'.A3:'Checksums_(mac-x64)'.A3 'Checksums_(mac-x64)'.B3:'Checksums_(mac-x64)'.H3 'Checksums_(mac-x64)'.A4:'Checksums_(mac-x64)'.A4 'Checksums_(mac-x64)'.B4:'Checksums_(mac-x64)'.H4 'Checksums_(mac-x64)'.A5:'Checksums_(mac-x64)'.A5 'Checksums_(mac-x64)'.B5:'Checksums_(mac-x64)'.H5 'Checksums_(mac-x64)'.A6:'Checksums_(mac-x64)'.A6 'Checksums_(mac-x64)'.B6:'Checksums_(mac-x64)'.H6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x64)'.B8:'Checksums_(mac-x64)'.H8 'Checksums_(mac-x64)'.A9:'Checksums_(mac-x64)'.A9 'Checksums_(mac-x64)'.B9:'Checksums_(mac-x64)'.H9 'Checksums_(mac-x64)'.A10:'Checksums_(mac-x64)'.A10 'Checksums_(mac-x64)'.B10:'Checksums_(mac-x64)'.H10 'Checksums_(mac-x64)'.A11:'Checksums_(mac-x64)'.A11 'Checksums_(mac-x64)'.B11:'Checksums_(mac-x64)'.H11 'Checksums_(mac-x64)'.A12:'Checksums_(mac-x64)'.A12 'Checksums_(mac-x64)'.B12:'Checksums_(mac-x64)'.H1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835.3" calcext:value-type="float">
            <text:p>7835,3</text:p>
          </table:table-cell>
          <table:table-cell office:value-type="float" office:value="5690" calcext:value-type="float">
            <text:p>5690</text:p>
          </table:table-cell>
          <table:table-cell office:value-type="float" office:value="5795" calcext:value-type="float">
            <text:p>5795</text:p>
          </table:table-cell>
          <table:table-cell office:value-type="float" office:value="5834.7" calcext:value-type="float">
            <text:p>5834,7</text:p>
          </table:table-cell>
          <table:table-cell office:value-type="float" office:value="5372" calcext:value-type="float">
            <text:p>5372</text:p>
          </table:table-cell>
          <table:table-cell office:value-type="float" office:value="7839" calcext:value-type="float">
            <text:p>7839</text:p>
          </table:table-cell>
          <table:table-cell office:value-type="float" office:value="7838" calcext:value-type="float">
            <text:p>78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69.5" calcext:value-type="float">
            <text:p>969,5</text:p>
          </table:table-cell>
          <table:table-cell office:value-type="float" office:value="1620" calcext:value-type="float">
            <text:p>1620</text:p>
          </table:table-cell>
          <table:table-cell office:value-type="float" office:value="1736" calcext:value-type="float">
            <text:p>1736</text:p>
          </table:table-cell>
          <table:table-cell office:value-type="float" office:value="985.6" calcext:value-type="float">
            <text:p>985,6</text:p>
          </table:table-cell>
          <table:table-cell office:value-type="float" office:value="1041" calcext:value-type="float">
            <text:p>1041</text:p>
          </table:table-cell>
          <table:table-cell office:value-type="float" office:value="1418" calcext:value-type="float">
            <text:p>1418</text:p>
          </table:table-cell>
          <table:table-cell office:value-type="float" office:value="1348" calcext:value-type="float">
            <text:p>13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44.1" calcext:value-type="float">
            <text:p>844,1</text:p>
          </table:table-cell>
          <table:table-cell office:value-type="float" office:value="1489" calcext:value-type="float">
            <text:p>1489</text:p>
          </table:table-cell>
          <table:table-cell office:value-type="float" office:value="1333" calcext:value-type="float">
            <text:p>1333</text:p>
          </table:table-cell>
          <table:table-cell office:value-type="float" office:value="905.3" calcext:value-type="float">
            <text:p>905,3</text:p>
          </table:table-cell>
          <table:table-cell office:value-type="float" office:value="1046" calcext:value-type="float">
            <text:p>1046</text:p>
          </table:table-cell>
          <table:table-cell office:value-type="float" office:value="1461" calcext:value-type="float">
            <text:p>1461</text:p>
          </table:table-cell>
          <table:table-cell office:value-type="float" office:value="1305" calcext:value-type="float">
            <text:p>13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540.9" calcext:value-type="float">
            <text:p>1540,9</text:p>
          </table:table-cell>
          <table:table-cell office:value-type="float" office:value="1691" calcext:value-type="float">
            <text:p>1691</text:p>
          </table:table-cell>
          <table:table-cell office:value-type="float" office:value="2173" calcext:value-type="float">
            <text:p>2173</text:p>
          </table:table-cell>
          <table:table-cell office:value-type="float" office:value="1450.5" calcext:value-type="float">
            <text:p>1450,5</text:p>
          </table:table-cell>
          <table:table-cell office:value-type="float" office:value="1246" calcext:value-type="float">
            <text:p>1246</text:p>
          </table:table-cell>
          <table:table-cell office:value-type="float" office:value="1531" calcext:value-type="float">
            <text:p>1531</text:p>
          </table:table-cell>
          <table:table-cell office:value-type="float" office:value="1422" calcext:value-type="float">
            <text:p>14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923.5" calcext:value-type="float">
            <text:p>923,5</text:p>
          </table:table-cell>
          <table:table-cell office:value-type="float" office:value="1564" calcext:value-type="float">
            <text:p>1564</text:p>
          </table:table-cell>
          <table:table-cell office:value-type="float" office:value="1426" calcext:value-type="float">
            <text:p>1426</text:p>
          </table:table-cell>
          <table:table-cell office:value-type="float" office:value="968.1" calcext:value-type="float">
            <text:p>968,1</text:p>
          </table:table-cell>
          <table:table-cell office:value-type="float" office:value="1122" calcext:value-type="float">
            <text:p>1122</text:p>
          </table:table-cell>
          <table:table-cell office:value-type="float" office:value="1541" calcext:value-type="float">
            <text:p>1541</text:p>
          </table:table-cell>
          <table:table-cell office:value-type="float" office:value="1386" calcext:value-type="float">
            <text:p>138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8.08179473955647" calcext:value-type="percentage">
            <text:p>808,18%</text:p>
          </table:table-cell>
          <table:table-cell table:style-name="ce2" table:formula="of:=[.C2]/[.C3]" office:value-type="percentage" office:value="3.51234567901235" calcext:value-type="percentage">
            <text:p>351,23%</text:p>
          </table:table-cell>
          <table:table-cell table:style-name="ce2" table:formula="of:=[.D2]/[.D3]" office:value-type="percentage" office:value="3.338133640553" calcext:value-type="percentage">
            <text:p>333,81%</text:p>
          </table:table-cell>
          <table:table-cell table:style-name="ce2" table:formula="of:=[.E2]/[.E3]" office:value-type="percentage" office:value="5.91994724025974" calcext:value-type="percentage">
            <text:p>591,99%</text:p>
          </table:table-cell>
          <table:table-cell table:style-name="ce2" table:formula="of:=[.F2]/[.F3]" office:value-type="percentage" office:value="5.16042267050913" calcext:value-type="percentage">
            <text:p>516,04%</text:p>
          </table:table-cell>
          <table:table-cell table:style-name="ce2" table:formula="of:=[.G2]/[.G3]" office:value-type="percentage" office:value="5.52820874471086" calcext:value-type="percentage">
            <text:p>552,82%</text:p>
          </table:table-cell>
          <table:table-cell table:style-name="ce2" table:formula="of:=[.H2]/[.H3]" office:value-type="percentage" office:value="5.81454005934718" calcext:value-type="percentage">
            <text:p>581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9.28243099158867" calcext:value-type="percentage">
            <text:p>928,24%</text:p>
          </table:table-cell>
          <table:table-cell table:style-name="ce2" table:formula="of:=[.C2]/[.C4]" office:value-type="percentage" office:value="3.82135661517797" calcext:value-type="percentage">
            <text:p>382,14%</text:p>
          </table:table-cell>
          <table:table-cell table:style-name="ce2" table:formula="of:=[.D2]/[.D4]" office:value-type="percentage" office:value="4.34733683420855" calcext:value-type="percentage">
            <text:p>434,73%</text:p>
          </table:table-cell>
          <table:table-cell table:style-name="ce2" table:formula="of:=[.E2]/[.E4]" office:value-type="percentage" office:value="6.44504584115763" calcext:value-type="percentage">
            <text:p>644,50%</text:p>
          </table:table-cell>
          <table:table-cell table:style-name="ce2" table:formula="of:=[.F2]/[.F4]" office:value-type="percentage" office:value="5.1357552581262" calcext:value-type="percentage">
            <text:p>513,58%</text:p>
          </table:table-cell>
          <table:table-cell table:style-name="ce2" table:formula="of:=[.G2]/[.G4]" office:value-type="percentage" office:value="5.36550308008214" calcext:value-type="percentage">
            <text:p>536,55%</text:p>
          </table:table-cell>
          <table:table-cell table:style-name="ce2" table:formula="of:=[.H2]/[.H4]" office:value-type="percentage" office:value="6.00613026819923" calcext:value-type="percentage">
            <text:p>600,6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5.08488545655137" calcext:value-type="percentage">
            <text:p>508,49%</text:p>
          </table:table-cell>
          <table:table-cell table:style-name="ce2" table:formula="of:=[.C$2]/[.C5]" office:value-type="percentage" office:value="3.36487285629805" calcext:value-type="percentage">
            <text:p>336,49%</text:p>
          </table:table-cell>
          <table:table-cell table:style-name="ce2" table:formula="of:=[.D$2]/[.D5]" office:value-type="percentage" office:value="2.66682006442706" calcext:value-type="percentage">
            <text:p>266,68%</text:p>
          </table:table-cell>
          <table:table-cell table:style-name="ce2" table:formula="of:=[.E$2]/[.E5]" office:value-type="percentage" office:value="4.02254395036194" calcext:value-type="percentage">
            <text:p>402,25%</text:p>
          </table:table-cell>
          <table:table-cell table:style-name="ce2" table:formula="of:=[.F$2]/[.F5]" office:value-type="percentage" office:value="4.31139646869984" calcext:value-type="percentage">
            <text:p>431,14%</text:p>
          </table:table-cell>
          <table:table-cell table:style-name="ce2" table:formula="of:=[.G$2]/[.G5]" office:value-type="percentage" office:value="5.12018288700196" calcext:value-type="percentage">
            <text:p>512,02%</text:p>
          </table:table-cell>
          <table:table-cell table:style-name="ce2" table:formula="of:=[.H$2]/[.H5]" office:value-type="percentage" office:value="5.51195499296765" calcext:value-type="percentage">
            <text:p>551,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8.48435300487277" calcext:value-type="percentage">
            <text:p>848,44%</text:p>
          </table:table-cell>
          <table:table-cell table:style-name="ce2" table:formula="of:=[.C$2]/[.C6]" office:value-type="percentage" office:value="3.6381074168798" calcext:value-type="percentage">
            <text:p>363,81%</text:p>
          </table:table-cell>
          <table:table-cell table:style-name="ce2" table:formula="of:=[.D$2]/[.D6]" office:value-type="percentage" office:value="4.06381486676017" calcext:value-type="percentage">
            <text:p>406,38%</text:p>
          </table:table-cell>
          <table:table-cell table:style-name="ce2" table:formula="of:=[.E$2]/[.E6]" office:value-type="percentage" office:value="6.02696002479083" calcext:value-type="percentage">
            <text:p>602,70%</text:p>
          </table:table-cell>
          <table:table-cell table:style-name="ce2" table:formula="of:=[.F$2]/[.F6]" office:value-type="percentage" office:value="4.78787878787879" calcext:value-type="percentage">
            <text:p>478,79%</text:p>
          </table:table-cell>
          <table:table-cell table:style-name="ce2" table:formula="of:=[.G$2]/[.G6]" office:value-type="percentage" office:value="5.08695652173913" calcext:value-type="percentage">
            <text:p>508,70%</text:p>
          </table:table-cell>
          <table:table-cell table:style-name="ce2" table:formula="of:=[.H$2]/[.H6]" office:value-type="percentage" office:value="5.65512265512266" calcext:value-type="percentage">
            <text:p>565,51%</text:p>
          </table:table-cell>
          <table:table-cell table:number-columns-repeated="16376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)" table:style-name="ta1">
        <table:shapes>
          <draw:frame draw:z-index="0" draw:name="Gráfico 37" draw:style-name="gr1" svg:width="30.839cm" svg:height="14.981cm" svg:x="18.309cm" svg:y="0.345cm">
            <draw:object draw:notify-on-update-of-ranges="'Checksums_(linux-arm)'.B1:'Checksums_(linux-arm)'.H1 'Checksums_(linux-arm)'.A2:'Checksums_(linux-arm)'.A2 'Checksums_(linux-arm)'.B2:'Checksums_(linux-arm)'.H2 'Checksums_(linux-arm)'.A3:'Checksums_(linux-arm)'.A3 'Checksums_(linux-arm)'.B3:'Checksums_(linux-arm)'.H3 'Checksums_(linux-arm)'.A4:'Checksums_(linux-arm)'.A4 'Checksums_(linux-arm)'.B4:'Checksums_(linux-arm)'.H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36" draw:style-name="gr1" svg:width="17.594cm" svg:height="9.896cm" svg:x="0.354cm" svg:y="6.393cm">
            <draw:object draw:notify-on-update-of-ranges="'Checksums_(linux-arm)'.B8:'Checksums_(linux-arm)'.H8 'Checksums_(linux-arm)'.A9:'Checksums_(linux-arm)'.A9 'Checksums_(linux-arm)'.B9:'Checksums_(linux-arm)'.H9 'Checksums_(linux-arm)'.A10:'Checksums_(linux-arm)'.A10 'Checksums_(linux-arm)'.B10:'Checksums_(linux-arm)'.H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.742" calcext:value-type="float">
            <text:p>37,742</text:p>
          </table:table-cell>
          <table:table-cell office:value-type="float" office:value="14.286" calcext:value-type="float">
            <text:p>14,286</text:p>
          </table:table-cell>
          <table:table-cell office:value-type="float" office:value="14.259" calcext:value-type="float">
            <text:p>14,259</text:p>
          </table:table-cell>
          <table:table-cell office:value-type="float" office:value="14.762" calcext:value-type="float">
            <text:p>14,762</text:p>
          </table:table-cell>
          <table:table-cell office:value-type="float" office:value="14.37" calcext:value-type="float">
            <text:p>14,37</text:p>
          </table:table-cell>
          <table:table-cell office:value-type="float" office:value="43.335" calcext:value-type="float">
            <text:p>43,335</text:p>
          </table:table-cell>
          <table:table-cell office:value-type="float" office:value="36.394" calcext:value-type="float">
            <text:p>36,3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.169" calcext:value-type="float">
            <text:p>5,169</text:p>
          </table:table-cell>
          <table:table-cell office:value-type="float" office:value="6.492" calcext:value-type="float">
            <text:p>6,492</text:p>
          </table:table-cell>
          <table:table-cell office:value-type="float" office:value="8.26" calcext:value-type="float">
            <text:p>8,26</text:p>
          </table:table-cell>
          <table:table-cell office:value-type="float" office:value="8.305" calcext:value-type="float">
            <text:p>8,305</text:p>
          </table:table-cell>
          <table:table-cell office:value-type="float" office:value="8.461" calcext:value-type="float">
            <text:p>8,461</text:p>
          </table:table-cell>
          <table:table-cell office:value-type="float" office:value="9.557" calcext:value-type="float">
            <text:p>9,557</text:p>
          </table:table-cell>
          <table:table-cell office:value-type="float" office:value="5.242" calcext:value-type="float">
            <text:p>5,2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41" calcext:value-type="float">
            <text:p>4,41</text:p>
          </table:table-cell>
          <table:table-cell office:value-type="float" office:value="5.236" calcext:value-type="float">
            <text:p>5,236</text:p>
          </table:table-cell>
          <table:table-cell office:value-type="float" office:value="5.218" calcext:value-type="float">
            <text:p>5,218</text:p>
          </table:table-cell>
          <table:table-cell office:value-type="float" office:value="15.074" calcext:value-type="float">
            <text:p>15,074</text:p>
          </table:table-cell>
          <table:table-cell office:value-type="float" office:value="15.208" calcext:value-type="float">
            <text:p>15,208</text:p>
          </table:table-cell>
          <table:table-cell office:value-type="float" office:value="4.7" calcext:value-type="float">
            <text:p>4,7</text:p>
          </table:table-cell>
          <table:table-cell office:value-type="float" office:value="4.741" calcext:value-type="float">
            <text:p>4,74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7.30160572644612" calcext:value-type="percentage">
            <text:p>730,16%</text:p>
          </table:table-cell>
          <table:table-cell table:style-name="ce2" table:formula="of:=[.C2]/[.C3]" office:value-type="percentage" office:value="2.20055452865065" calcext:value-type="percentage">
            <text:p>220,06%</text:p>
          </table:table-cell>
          <table:table-cell table:style-name="ce2" table:formula="of:=[.D2]/[.D3]" office:value-type="percentage" office:value="1.72627118644068" calcext:value-type="percentage">
            <text:p>172,63%</text:p>
          </table:table-cell>
          <table:table-cell table:style-name="ce2" table:formula="of:=[.E2]/[.E3]" office:value-type="percentage" office:value="1.77748344370861" calcext:value-type="percentage">
            <text:p>177,75%</text:p>
          </table:table-cell>
          <table:table-cell table:style-name="ce2" table:formula="of:=[.F2]/[.F3]" office:value-type="percentage" office:value="1.69838080605129" calcext:value-type="percentage">
            <text:p>169,84%</text:p>
          </table:table-cell>
          <table:table-cell table:style-name="ce2" table:formula="of:=[.G2]/[.G3]" office:value-type="percentage" office:value="4.53437271110181" calcext:value-type="percentage">
            <text:p>453,44%</text:p>
          </table:table-cell>
          <table:table-cell table:style-name="ce2" table:formula="of:=[.H2]/[.H3]" office:value-type="percentage" office:value="6.94276993513926" calcext:value-type="percentage">
            <text:p>694,2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55827664399093" calcext:value-type="percentage">
            <text:p>855,83%</text:p>
          </table:table-cell>
          <table:table-cell table:style-name="ce2" table:formula="of:=[.C2]/[.C4]" office:value-type="percentage" office:value="2.72841864018335" calcext:value-type="percentage">
            <text:p>272,84%</text:p>
          </table:table-cell>
          <table:table-cell table:style-name="ce2" table:formula="of:=[.D2]/[.D4]" office:value-type="percentage" office:value="2.73265619011115" calcext:value-type="percentage">
            <text:p>273,27%</text:p>
          </table:table-cell>
          <table:table-cell table:style-name="ce2" table:formula="of:=[.E2]/[.E4]" office:value-type="percentage" office:value="0.979302109592676" calcext:value-type="percentage">
            <text:p>97,93%</text:p>
          </table:table-cell>
          <table:table-cell table:style-name="ce2" table:formula="of:=[.F2]/[.F4]" office:value-type="percentage" office:value="0.944897422409258" calcext:value-type="percentage">
            <text:p>94,49%</text:p>
          </table:table-cell>
          <table:table-cell table:style-name="ce2" table:formula="of:=[.G2]/[.G4]" office:value-type="percentage" office:value="9.22021276595745" calcext:value-type="percentage">
            <text:p>922,02%</text:p>
          </table:table-cell>
          <table:table-cell table:style-name="ce2" table:formula="of:=[.H2]/[.H4]" office:value-type="percentage" office:value="7.67643956971103" calcext:value-type="percentage">
            <text:p>767,64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38.77" calcext:value-type="float">
            <text:p>838,77</text:p>
          </table:table-cell>
          <table:table-cell office:value-type="float" office:value="270.09" calcext:value-type="float">
            <text:p>270,09</text:p>
          </table:table-cell>
          <table:table-cell office:value-type="float" office:value="271.27" calcext:value-type="float">
            <text:p>271,27</text:p>
          </table:table-cell>
          <table:table-cell office:value-type="float" office:value="170.68" calcext:value-type="float">
            <text:p>170,68</text:p>
          </table:table-cell>
          <table:table-cell office:value-type="float" office:value="197.99" calcext:value-type="float">
            <text:p>197,99</text:p>
          </table:table-cell>
          <table:table-cell office:value-type="float" office:value="900.15" calcext:value-type="float">
            <text:p>900,15</text:p>
          </table:table-cell>
          <table:table-cell office:value-type="float" office:value="711.22" calcext:value-type="float">
            <text:p>711,22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64)" table:style-name="ta1">
        <table:shapes>
          <draw:frame draw:z-index="0" draw:name="Gráfico 17" draw:style-name="gr1" svg:width="30.839cm" svg:height="14.981cm" svg:x="18.309cm" svg:y="0.345cm">
            <draw:object draw:notify-on-update-of-ranges="'Checksums_(linux-arm64)'.B1:'Checksums_(linux-arm64)'.H1 'Checksums_(linux-arm64)'.A2:'Checksums_(linux-arm64)'.A2 'Checksums_(linux-arm64)'.B2:'Checksums_(linux-arm64)'.H2 'Checksums_(linux-arm64)'.A3:'Checksums_(linux-arm64)'.A3 'Checksums_(linux-arm64)'.B3:'Checksums_(linux-arm64)'.H3 'Checksums_(linux-arm64)'.A4:'Checksums_(linux-arm64)'.A4 'Checksums_(linux-arm64)'.B4:'Checksums_(linux-arm64)'.H4 'Checksums_(linux-arm64)'.A5:'Checksums_(linux-arm64)'.A5 'Checksums_(linux-arm64)'.B5:'Checksums_(linux-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18" draw:style-name="gr1" svg:width="17.594cm" svg:height="9.896cm" svg:x="0.401cm" svg:y="5.324cm">
            <draw:object draw:notify-on-update-of-ranges="'Checksums_(linux-arm64)'.B9:'Checksums_(linux-arm64)'.H9 'Checksums_(linux-arm64)'.A10:'Checksums_(linux-arm64)'.A10 'Checksums_(linux-arm64)'.B10:'Checksums_(linux-arm64)'.H10 'Checksums_(linux-arm64)'.A11:'Checksums_(linux-arm64)'.A11 'Checksums_(linux-arm64)'.B11:'Checksums_(linux-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linux-x64)" table:style-name="ta1">
        <table:shapes>
          <draw:frame draw:z-index="0" draw:name="Gráfico 4" draw:style-name="gr1" svg:width="30.839cm" svg:height="14.981cm" svg:x="24.483cm" svg:y="0.169cm">
            <draw:object draw:notify-on-update-of-ranges="'Checksums_(linux-x64)'.B1:'Checksums_(linux-x64)'.H1 'Checksums_(linux-x64)'.A2:'Checksums_(linux-x64)'.A2 'Checksums_(linux-x64)'.B2:'Checksums_(linux-x64)'.H2 'Checksums_(linux-x64)'.A3:'Checksums_(linux-x64)'.A3 'Checksums_(linux-x64)'.B3:'Checksums_(linux-x64)'.H3 'Checksums_(linux-x64)'.A4:'Checksums_(linux-x64)'.A4 'Checksums_(linux-x64)'.B4:'Checksums_(linux-x64)'.H4 'Checksums_(linux-x64)'.A5:'Checksums_(linux-x64)'.A5 'Checksums_(linux-x64)'.B5:'Checksums_(linux-x64)'.H5 'Checksums_(linux-x64)'.A6:'Checksums_(linux-x64)'.A6 'Checksums_(linux-x64)'.B6:'Checksums_(linux-x64)'.H6 'Checksums_(linux-x64)'.A7:'Checksums_(linux-x64)'.A7 'Checksums_(linux-x64)'.B7:'Checksums_(linux-x64)'.H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name="Gráfico 10" draw:style-name="gr1" svg:width="23.777cm" svg:height="9.913cm" svg:x="0.318cm" svg:y="6.28cm">
            <draw:object draw:notify-on-update-of-ranges="'Checksums_(linux-x64)'.B9:'Checksums_(linux-x64)'.H9 'Checksums_(linux-x64)'.A10:'Checksums_(linux-x64)'.A10 'Checksums_(linux-x64)'.B10:'Checksums_(linux-x64)'.H10 'Checksums_(linux-x64)'.A11:'Checksums_(linux-x64)'.A11 'Checksums_(linux-x64)'.B11:'Checksums_(linux-x64)'.H11 'Checksums_(linux-x64)'.A12:'Checksums_(linux-x64)'.A12 'Checksums_(linux-x64)'.B12:'Checksums_(linux-x64)'.H12 'Checksums_(linux-x64)'.A13:'Checksums_(linux-x64)'.A13 'Checksums_(linux-x64)'.B13:'Checksums_(linux-x64)'.H13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win-arm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in-arm)'.B1:'Checksums_(win-arm)'.H1 'Checksums_(win-arm)'.A2:'Checksums_(win-arm)'.A2 'Checksums_(win-arm)'.B2:'Checksums_(win-arm)'.H2 'Checksums_(win-arm)'.A3:'Checksums_(win-arm)'.A3 'Checksums_(win-arm)'.B3:'Checksums_(win-arm)'.H3 'Checksums_(win-arm)'.A4:'Checksums_(win-arm)'.A4 'Checksums_(win-arm)'.B4:'Checksums_(win-arm)'.H4 'Checksums_(win-arm)'.A5:'Checksums_(win-arm)'.A5 'Checksums_(win-arm)'.B5:'Checksums_(win-arm)'.H5 'Checksums_(win-arm)'.A6:'Checksums_(win-arm)'.A6 'Checksums_(win-arm)'.B6:'Checksums_(win-arm)'.H6 'Checksums_(win-arm)'.A7:'Checksums_(win-arm)'.A7 'Checksums_(win-arm)'.B7:'Checksums_(win-arm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in-arm)'.B9:'Checksums_(win-arm)'.H9 'Checksums_(win-arm)'.A10:'Checksums_(win-arm)'.A10 'Checksums_(win-arm)'.B10:'Checksums_(win-arm)'.H10 'Checksums_(win-arm)'.A11:'Checksums_(win-arm)'.A11 'Checksums_(win-arm)'.B11:'Checksums_(win-arm)'.H11 'Checksums_(win-arm)'.A12:'Checksums_(win-arm)'.A12 'Checksums_(win-arm)'.B12:'Checksums_(win-arm)'.H12 'Checksums_(win-arm)'.A13:'Checksums_(win-arm)'.A13 'Checksums_(win-arm)'.B13:'Checksums_(win-arm)'.H13 'Checksums_(win-arm)'.A14:'Checksums_(win-arm)'.A14 'Checksums_(win-arm)'.B14:'Checksums_(win-arm)'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.316" calcext:value-type="float">
            <text:p>6,316</text:p>
          </table:table-cell>
          <table:table-cell office:value-type="float" office:value="5.317" calcext:value-type="float">
            <text:p>5,317</text:p>
          </table:table-cell>
          <table:table-cell office:value-type="float" office:value="5.339" calcext:value-type="float">
            <text:p>5,339</text:p>
          </table:table-cell>
          <table:table-cell office:value-type="float" office:value="5.407" calcext:value-type="float">
            <text:p>5,407</text:p>
          </table:table-cell>
          <table:table-cell office:value-type="float" office:value="5.107" calcext:value-type="float">
            <text:p>5,107</text:p>
          </table:table-cell>
          <table:table-cell office:value-type="float" office:value="6.316" calcext:value-type="float">
            <text:p>6,316</text:p>
          </table:table-cell>
          <table:table-cell office:value-type="float" office:value="6.338" calcext:value-type="float">
            <text:p>6,3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4.58" calcext:value-type="float">
            <text:p>14,58</text:p>
          </table:table-cell>
          <table:table-cell office:value-type="float" office:value="6.258" calcext:value-type="float">
            <text:p>6,258</text:p>
          </table:table-cell>
          <table:table-cell office:value-type="float" office:value="6.039" calcext:value-type="float">
            <text:p>6,039</text:p>
          </table:table-cell>
          <table:table-cell office:value-type="float" office:value="5.984" calcext:value-type="float">
            <text:p>5,984</text:p>
          </table:table-cell>
          <table:table-cell office:value-type="float" office:value="6.343" calcext:value-type="float">
            <text:p>6,343</text:p>
          </table:table-cell>
          <table:table-cell office:value-type="float" office:value="19.73" calcext:value-type="float">
            <text:p>19,73</text:p>
          </table:table-cell>
          <table:table-cell office:value-type="float" office:value="14.25" calcext:value-type="float">
            <text:p>14,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.164" calcext:value-type="float">
            <text:p>1,164</text:p>
          </table:table-cell>
          <table:table-cell office:value-type="float" office:value="1.345" calcext:value-type="float">
            <text:p>1,345</text:p>
          </table:table-cell>
          <table:table-cell office:value-type="float" office:value="1.325" calcext:value-type="float">
            <text:p>1,325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9" calcext:value-type="float">
            <text:p>1,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.162" calcext:value-type="float">
            <text:p>1,16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466" calcext:value-type="float">
            <text:p>0,6466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6" calcext:value-type="float">
            <text:p>1,116</text:p>
          </table:table-cell>
          <table:table-cell office:value-type="float" office:value="1.076" calcext:value-type="float">
            <text:p>1,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.097" calcext:value-type="float">
            <text:p>1,097</text:p>
          </table:table-cell>
          <table:table-cell office:value-type="float" office:value="1.278" calcext:value-type="float">
            <text:p>1,27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7" calcext:value-type="float">
            <text:p>0,7157</text:p>
          </table:table-cell>
          <table:table-cell office:value-type="float" office:value="1.623" calcext:value-type="float">
            <text:p>1,623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8" calcext:value-type="float">
            <text:p>1,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.098" calcext:value-type="float">
            <text:p>1,09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9" calcext:value-type="float">
            <text:p>0,715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56" calcext:value-type="float">
            <text:p>1,056</text:p>
          </table:table-cell>
          <table:table-cell office:value-type="float" office:value="1.013" calcext:value-type="float">
            <text:p>1,01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433196159122085" calcext:value-type="percentage">
            <text:p>43,32%</text:p>
          </table:table-cell>
          <table:table-cell table:style-name="ce2" table:formula="of:=[.C2]/[.C3]" office:value-type="percentage" office:value="0.84963247043784" calcext:value-type="percentage">
            <text:p>84,96%</text:p>
          </table:table-cell>
          <table:table-cell table:style-name="ce2" table:formula="of:=[.D2]/[.D3]" office:value-type="percentage" office:value="0.884086769332671" calcext:value-type="percentage">
            <text:p>88,41%</text:p>
          </table:table-cell>
          <table:table-cell table:style-name="ce2" table:formula="of:=[.E2]/[.E3]" office:value-type="percentage" office:value="0.903576203208556" calcext:value-type="percentage">
            <text:p>90,36%</text:p>
          </table:table-cell>
          <table:table-cell table:style-name="ce2" table:formula="of:=[.F2]/[.F3]" office:value-type="percentage" office:value="0.805139523884597" calcext:value-type="percentage">
            <text:p>80,51%</text:p>
          </table:table-cell>
          <table:table-cell table:style-name="ce2" table:formula="of:=[.G2]/[.G3]" office:value-type="percentage" office:value="0.320121642169285" calcext:value-type="percentage">
            <text:p>32,01%</text:p>
          </table:table-cell>
          <table:table-cell table:style-name="ce2" table:formula="of:=[.H2]/[.H3]" office:value-type="percentage" office:value="0.444771929824561" calcext:value-type="percentage">
            <text:p>44,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5.42611683848797" calcext:value-type="percentage">
            <text:p>542,61%</text:p>
          </table:table-cell>
          <table:table-cell table:style-name="ce2" table:formula="of:=[.C2]/[.C4]" office:value-type="percentage" office:value="3.95315985130112" calcext:value-type="percentage">
            <text:p>395,32%</text:p>
          </table:table-cell>
          <table:table-cell table:style-name="ce2" table:formula="of:=[.D2]/[.D4]" office:value-type="percentage" office:value="4.02943396226415" calcext:value-type="percentage">
            <text:p>402,94%</text:p>
          </table:table-cell>
          <table:table-cell table:style-name="ce2" table:formula="of:=[.E2]/[.E4]" office:value-type="percentage" office:value="8.36090923148291" calcext:value-type="percentage">
            <text:p>836,09%</text:p>
          </table:table-cell>
          <table:table-cell table:style-name="ce2" table:formula="of:=[.F2]/[.F4]" office:value-type="percentage" office:value="3.12545899632803" calcext:value-type="percentage">
            <text:p>312,55%</text:p>
          </table:table-cell>
          <table:table-cell table:style-name="ce2" table:formula="of:=[.G2]/[.G4]" office:value-type="percentage" office:value="5.64432529043789" calcext:value-type="percentage">
            <text:p>564,43%</text:p>
          </table:table-cell>
          <table:table-cell table:style-name="ce2" table:formula="of:=[.H2]/[.H4]" office:value-type="percentage" office:value="5.87395736793327" calcext:value-type="percentage">
            <text:p>587,4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5.43545611015491" calcext:value-type="percentage">
            <text:p>543,55%</text:p>
          </table:table-cell>
          <table:table-cell table:style-name="ce2" table:formula="of:=[.C2]/[.C5]" office:value-type="percentage" office:value="3.96199701937407" calcext:value-type="percentage">
            <text:p>396,20%</text:p>
          </table:table-cell>
          <table:table-cell table:style-name="ce2" table:formula="of:=[.D2]/[.D5]" office:value-type="percentage" office:value="4.04776345716452" calcext:value-type="percentage">
            <text:p>404,78%</text:p>
          </table:table-cell>
          <table:table-cell table:style-name="ce2" table:formula="of:=[.E2]/[.E5]" office:value-type="percentage" office:value="8.36220228889576" calcext:value-type="percentage">
            <text:p>836,22%</text:p>
          </table:table-cell>
          <table:table-cell table:style-name="ce2" table:formula="of:=[.F2]/[.F5]" office:value-type="percentage" office:value="3.12545899632803" calcext:value-type="percentage">
            <text:p>312,55%</text:p>
          </table:table-cell>
          <table:table-cell table:style-name="ce2" table:formula="of:=[.G2]/[.G5]" office:value-type="percentage" office:value="5.6594982078853" calcext:value-type="percentage">
            <text:p>565,95%</text:p>
          </table:table-cell>
          <table:table-cell table:style-name="ce2" table:formula="of:=[.H2]/[.H5]" office:value-type="percentage" office:value="5.89033457249071" calcext:value-type="percentage">
            <text:p>589,0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5.75752051048314" calcext:value-type="percentage">
            <text:p>575,75%</text:p>
          </table:table-cell>
          <table:table-cell table:style-name="ce2" table:formula="of:=[.C$2]/[.C6]" office:value-type="percentage" office:value="4.160406885759" calcext:value-type="percentage">
            <text:p>416,04%</text:p>
          </table:table-cell>
          <table:table-cell table:style-name="ce2" table:formula="of:=[.D$2]/[.D6]" office:value-type="percentage" office:value="3.7231520223152" calcext:value-type="percentage">
            <text:p>372,32%</text:p>
          </table:table-cell>
          <table:table-cell table:style-name="ce2" table:formula="of:=[.E$2]/[.E6]" office:value-type="percentage" office:value="7.55484141400028" calcext:value-type="percentage">
            <text:p>755,48%</text:p>
          </table:table-cell>
          <table:table-cell table:style-name="ce2" table:formula="of:=[.F$2]/[.F6]" office:value-type="percentage" office:value="3.14664202094886" calcext:value-type="percentage">
            <text:p>314,66%</text:p>
          </table:table-cell>
          <table:table-cell table:style-name="ce2" table:formula="of:=[.G$2]/[.G6]" office:value-type="percentage" office:value="5.91385767790262" calcext:value-type="percentage">
            <text:p>591,39%</text:p>
          </table:table-cell>
          <table:table-cell table:style-name="ce2" table:formula="of:=[.H$2]/[.H6]" office:value-type="percentage" office:value="6.28769841269841" calcext:value-type="percentage">
            <text:p>628,7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5.75227686703096" calcext:value-type="percentage">
            <text:p>575,23%</text:p>
          </table:table-cell>
          <table:table-cell table:style-name="ce2" table:formula="of:=[.C$2]/[.C7]" office:value-type="percentage" office:value="4.15066354410617" calcext:value-type="percentage">
            <text:p>415,07%</text:p>
          </table:table-cell>
          <table:table-cell table:style-name="ce2" table:formula="of:=[.D$2]/[.D7]" office:value-type="percentage" office:value="3.7231520223152" calcext:value-type="percentage">
            <text:p>372,32%</text:p>
          </table:table-cell>
          <table:table-cell table:style-name="ce2" table:formula="of:=[.E$2]/[.E7]" office:value-type="percentage" office:value="7.55273082832798" calcext:value-type="percentage">
            <text:p>755,27%</text:p>
          </table:table-cell>
          <table:table-cell table:style-name="ce2" table:formula="of:=[.F$2]/[.F7]" office:value-type="percentage" office:value="3.13697788697789" calcext:value-type="percentage">
            <text:p>313,70%</text:p>
          </table:table-cell>
          <table:table-cell table:style-name="ce2" table:formula="of:=[.G$2]/[.G7]" office:value-type="percentage" office:value="5.98106060606061" calcext:value-type="percentage">
            <text:p>598,11%</text:p>
          </table:table-cell>
          <table:table-cell table:style-name="ce2" table:formula="of:=[.H$2]/[.H7]" office:value-type="percentage" office:value="6.25666337611056" calcext:value-type="percentage">
            <text:p>625,67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win-x64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in-x64)'.B1:'Checksums_(win-x64)'.H1 'Checksums_(win-x64)'.A2:'Checksums_(win-x64)'.A2 'Checksums_(win-x64)'.B2:'Checksums_(win-x64)'.H2 'Checksums_(win-x64)'.A3:'Checksums_(win-x64)'.A3 'Checksums_(win-x64)'.B3:'Checksums_(win-x64)'.H3 'Checksums_(win-x64)'.A3:'Checksums_(win-x64)'.A3 'Checksums_(win-x64)'.B3:'Checksums_(win-x64)'.H3 'Checksums_(win-x64)'.A4:'Checksums_(win-x64)'.A4 'Checksums_(win-x64)'.B4:'Checksums_(win-x64)'.H4 'Checksums_(win-x64)'.A5:'Checksums_(win-x64)'.A5 'Checksums_(win-x64)'.B5:'Checksums_(win-x64)'.H5 'Checksums_(win-x64)'.A6:'Checksums_(win-x64)'.A6 'Checksums_(win-x64)'.B6:'Checksums_(win-x64)'.H6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in-x64)'.B8:'Checksums_(win-x64)'.H8 'Checksums_(win-x64)'.A9:'Checksums_(win-x64)'.A9 'Checksums_(win-x64)'.B9:'Checksums_(win-x64)'.H9 'Checksums_(win-x64)'.A9:'Checksums_(win-x64)'.A9 'Checksums_(win-x64)'.B9:'Checksums_(win-x64)'.H9 'Checksums_(win-x64)'.A10:'Checksums_(win-x64)'.A10 'Checksums_(win-x64)'.B10:'Checksums_(win-x64)'.H10 'Checksums_(win-x64)'.A11:'Checksums_(win-x64)'.A11 'Checksums_(win-x64)'.B11:'Checksums_(win-x64)'.H11 'Checksums_(win-x64)'.A12:'Checksums_(win-x64)'.A12 'Checksums_(win-x64)'.B12:'Checksums_(win-x64)'.H12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.3053" calcext:value-type="float">
            <text:p>5,3053</text:p>
          </table:table-cell>
          <table:table-cell office:value-type="float" office:value="4.7361" calcext:value-type="float">
            <text:p>4,7361</text:p>
          </table:table-cell>
          <table:table-cell office:value-type="float" office:value="4.7789" calcext:value-type="float">
            <text:p>4,7789</text:p>
          </table:table-cell>
          <table:table-cell office:value-type="float" office:value="2.6323" calcext:value-type="float">
            <text:p>2,6323</text:p>
          </table:table-cell>
          <table:table-cell office:value-type="float" office:value="2.5183" calcext:value-type="float">
            <text:p>2,5183</text:p>
          </table:table-cell>
          <table:table-cell office:value-type="float" office:value="5.2989" calcext:value-type="float">
            <text:p>5,2989</text:p>
          </table:table-cell>
          <table:table-cell office:value-type="float" office:value="5.2576" calcext:value-type="float">
            <text:p>5,25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5703" calcext:value-type="float">
            <text:p>0,5703</text:p>
          </table:table-cell>
          <table:table-cell office:value-type="float" office:value="0.9053" calcext:value-type="float">
            <text:p>0,9053</text:p>
          </table:table-cell>
          <table:table-cell office:value-type="float" office:value="0.9189" calcext:value-type="float">
            <text:p>0,9189</text:p>
          </table:table-cell>
          <table:table-cell office:value-type="float" office:value="0.5895" calcext:value-type="float">
            <text:p>0,5895</text:p>
          </table:table-cell>
          <table:table-cell office:value-type="float" office:value="0.5634" calcext:value-type="float">
            <text:p>0,5634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7781" calcext:value-type="float">
            <text:p>0,77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735" calcext:value-type="float">
            <text:p>0,4735</text:p>
          </table:table-cell>
          <table:table-cell office:value-type="float" office:value="0.9191" calcext:value-type="float">
            <text:p>0,9191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4" calcext:value-type="float">
            <text:p>0,554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7416" calcext:value-type="float">
            <text:p>0,74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7191" calcext:value-type="float">
            <text:p>0,7191</text:p>
          </table:table-cell>
          <table:table-cell office:value-type="float" office:value="0.8733" calcext:value-type="float">
            <text:p>0,8733</text:p>
          </table:table-cell>
          <table:table-cell office:value-type="float" office:value="1.0366" calcext:value-type="float">
            <text:p>1,0366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6228" calcext:value-type="float">
            <text:p>0,6228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6791" calcext:value-type="float">
            <text:p>0,67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4614" calcext:value-type="float">
            <text:p>0,4614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7891" calcext:value-type="float">
            <text:p>0,7891</text:p>
          </table:table-cell>
          <table:table-cell office:value-type="float" office:value="0.4941" calcext:value-type="float">
            <text:p>0,4941</text:p>
          </table:table-cell>
          <table:table-cell office:value-type="float" office:value="0.5348" calcext:value-type="float">
            <text:p>0,5348</text:p>
          </table:table-cell>
          <table:table-cell office:value-type="float" office:value="0.8043" calcext:value-type="float">
            <text:p>0,8043</text:p>
          </table:table-cell>
          <table:table-cell office:value-type="float" office:value="0.7179" calcext:value-type="float">
            <text:p>0,717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3026477292653" calcext:value-type="percentage">
            <text:p>930,26%</text:p>
          </table:table-cell>
          <table:table-cell table:style-name="ce2" table:formula="of:=[.C2]/[.C3]" office:value-type="percentage" office:value="5.23152546117309" calcext:value-type="percentage">
            <text:p>523,15%</text:p>
          </table:table-cell>
          <table:table-cell table:style-name="ce2" table:formula="of:=[.D2]/[.D3]" office:value-type="percentage" office:value="5.20067471977364" calcext:value-type="percentage">
            <text:p>520,07%</text:p>
          </table:table-cell>
          <table:table-cell table:style-name="ce2" table:formula="of:=[.E2]/[.E3]" office:value-type="percentage" office:value="4.46530958439355" calcext:value-type="percentage">
            <text:p>446,53%</text:p>
          </table:table-cell>
          <table:table-cell table:style-name="ce2" table:formula="of:=[.F2]/[.F3]" office:value-type="percentage" office:value="4.46982605608804" calcext:value-type="percentage">
            <text:p>446,98%</text:p>
          </table:table-cell>
          <table:table-cell table:style-name="ce2" table:formula="of:=[.G2]/[.G3]" office:value-type="percentage" office:value="6.24281338360038" calcext:value-type="percentage">
            <text:p>624,28%</text:p>
          </table:table-cell>
          <table:table-cell table:style-name="ce2" table:formula="of:=[.H2]/[.H3]" office:value-type="percentage" office:value="6.75697211155379" calcext:value-type="percentage">
            <text:p>675,7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1.2044350580781" calcext:value-type="percentage">
            <text:p>1120,44%</text:p>
          </table:table-cell>
          <table:table-cell table:style-name="ce2" table:formula="of:=[.C2]/[.C4]" office:value-type="percentage" office:value="5.15297573713415" calcext:value-type="percentage">
            <text:p>515,30%</text:p>
          </table:table-cell>
          <table:table-cell table:style-name="ce2" table:formula="of:=[.D2]/[.D4]" office:value-type="percentage" office:value="5.89114891518738" calcext:value-type="percentage">
            <text:p>589,11%</text:p>
          </table:table-cell>
          <table:table-cell table:style-name="ce2" table:formula="of:=[.E2]/[.E4]" office:value-type="percentage" office:value="5.1412109375" calcext:value-type="percentage">
            <text:p>514,12%</text:p>
          </table:table-cell>
          <table:table-cell table:style-name="ce2" table:formula="of:=[.F2]/[.F4]" office:value-type="percentage" office:value="4.5456678700361" calcext:value-type="percentage">
            <text:p>454,57%</text:p>
          </table:table-cell>
          <table:table-cell table:style-name="ce2" table:formula="of:=[.G2]/[.G4]" office:value-type="percentage" office:value="6.37269993986771" calcext:value-type="percentage">
            <text:p>637,27%</text:p>
          </table:table-cell>
          <table:table-cell table:style-name="ce2" table:formula="of:=[.H2]/[.H4]" office:value-type="percentage" office:value="7.08953613807983" calcext:value-type="percentage">
            <text:p>708,9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7.37769434014741" calcext:value-type="percentage">
            <text:p>737,77%</text:p>
          </table:table-cell>
          <table:table-cell table:style-name="ce2" table:formula="of:=[.C$2]/[.C5]" office:value-type="percentage" office:value="5.42322226039162" calcext:value-type="percentage">
            <text:p>542,32%</text:p>
          </table:table-cell>
          <table:table-cell table:style-name="ce2" table:formula="of:=[.D$2]/[.D5]" office:value-type="percentage" office:value="4.61016785645379" calcext:value-type="percentage">
            <text:p>461,02%</text:p>
          </table:table-cell>
          <table:table-cell table:style-name="ce2" table:formula="of:=[.E$2]/[.E5]" office:value-type="percentage" office:value="3.61182766190999" calcext:value-type="percentage">
            <text:p>361,18%</text:p>
          </table:table-cell>
          <table:table-cell table:style-name="ce2" table:formula="of:=[.F$2]/[.F5]" office:value-type="percentage" office:value="4.04351316634554" calcext:value-type="percentage">
            <text:p>404,35%</text:p>
          </table:table-cell>
          <table:table-cell table:style-name="ce2" table:formula="of:=[.G$2]/[.G5]" office:value-type="percentage" office:value="6.39114702689664" calcext:value-type="percentage">
            <text:p>639,11%</text:p>
          </table:table-cell>
          <table:table-cell table:style-name="ce2" table:formula="of:=[.H$2]/[.H5]" office:value-type="percentage" office:value="7.74201148579002" calcext:value-type="percentage">
            <text:p>774,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11.4982661465106" calcext:value-type="percentage">
            <text:p>1149,83%</text:p>
          </table:table-cell>
          <table:table-cell table:style-name="ce2" table:formula="of:=[.C$2]/[.C6]" office:value-type="percentage" office:value="5.33584948174854" calcext:value-type="percentage">
            <text:p>533,58%</text:p>
          </table:table-cell>
          <table:table-cell table:style-name="ce2" table:formula="of:=[.D$2]/[.D6]" office:value-type="percentage" office:value="6.05613990622228" calcext:value-type="percentage">
            <text:p>605,61%</text:p>
          </table:table-cell>
          <table:table-cell table:style-name="ce2" table:formula="of:=[.E$2]/[.E6]" office:value-type="percentage" office:value="5.32746407609796" calcext:value-type="percentage">
            <text:p>532,75%</text:p>
          </table:table-cell>
          <table:table-cell table:style-name="ce2" table:formula="of:=[.F$2]/[.F6]" office:value-type="percentage" office:value="4.70886312640239" calcext:value-type="percentage">
            <text:p>470,89%</text:p>
          </table:table-cell>
          <table:table-cell table:style-name="ce2" table:formula="of:=[.G$2]/[.G6]" office:value-type="percentage" office:value="6.58821335322641" calcext:value-type="percentage">
            <text:p>658,82%</text:p>
          </table:table-cell>
          <table:table-cell table:style-name="ce2" table:formula="of:=[.H$2]/[.H6]" office:value-type="percentage" office:value="7.32358267168129" calcext:value-type="percentage">
            <text:p>732,36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mac-arm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arm)'.B1:'Hashes_(mac-arm)'.F1 'Hashes_(mac-arm)'.A2:'Hashes_(mac-arm)'.A2 'Hashes_(mac-arm)'.B2:'Hashes_(mac-arm)'.F2 'Hashes_(mac-arm)'.A3:'Hashes_(mac-arm)'.A3 'Hashes_(mac-arm)'.B3:'Hashes_(mac-arm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mac-x64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x64)'.B1:'Hashes_(mac-x64)'.F1 'Hashes_(mac-x64)'.A2:'Hashes_(mac-x64)'.A2 'Hashes_(mac-x64)'.B2:'Hashes_(mac-x64)'.F2 'Hashes_(mac-x64)'.A3:'Hashes_(mac-x64)'.A3 'Hashes_(mac-x64)'.B3:'Hashes_(mac-x64)'.F3 'Hashes_(mac-x64)'.A4:'Hashes_(mac-x64)'.A4 'Hashes_(mac-x64)'.B4:'Hashes_(mac-x64)'.F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025" calcext:value-type="float">
            <text:p>3025</text:p>
          </table:table-cell>
          <table:table-cell office:value-type="float" office:value="2102" calcext:value-type="float">
            <text:p>2102</text:p>
          </table:table-cell>
          <table:table-cell office:value-type="float" office:value="4065" calcext:value-type="float">
            <text:p>4065</text:p>
          </table:table-cell>
          <table:table-cell office:value-type="float" office:value="2998" calcext:value-type="float">
            <text:p>2998</text:p>
          </table:table-cell>
          <table:table-cell office:value-type="float" office:value="3002" calcext:value-type="float">
            <text:p>30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94" calcext:value-type="float">
            <text:p>2994</text:p>
          </table:table-cell>
          <table:table-cell office:value-type="float" office:value="2190" calcext:value-type="float">
            <text:p>2190</text:p>
          </table:table-cell>
          <table:table-cell office:value-type="float" office:value="4090" calcext:value-type="float">
            <text:p>4090</text:p>
          </table:table-cell>
          <table:table-cell office:value-type="float" office:value="3028" calcext:value-type="float">
            <text:p>3028</text:p>
          </table:table-cell>
          <table:table-cell office:value-type="float" office:value="3026" calcext:value-type="float">
            <text:p>30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97" calcext:value-type="float">
            <text:p>3097</text:p>
          </table:table-cell>
          <table:table-cell office:value-type="float" office:value="2184" calcext:value-type="float">
            <text:p>2184</text:p>
          </table:table-cell>
          <table:table-cell office:value-type="float" office:value="4144" calcext:value-type="float">
            <text:p>4144</text:p>
          </table:table-cell>
          <table:table-cell office:value-type="float" office:value="3092" calcext:value-type="float">
            <text:p>3092</text:p>
          </table:table-cell>
          <table:table-cell office:value-type="float" office:value="3096" calcext:value-type="float">
            <text:p>309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3]/[.B$2]" office:value-type="percentage" office:value="0.989752066115702" calcext:value-type="percentage">
            <text:p>98,98%</text:p>
          </table:table-cell>
          <table:table-cell table:style-name="ce2" table:formula="of:=[.C3]/[.C$2]" office:value-type="percentage" office:value="1.0418648905804" calcext:value-type="percentage">
            <text:p>104,19%</text:p>
          </table:table-cell>
          <table:table-cell table:style-name="ce2" table:formula="of:=[.D3]/[.D$2]" office:value-type="percentage" office:value="1.00615006150062" calcext:value-type="percentage">
            <text:p>100,62%</text:p>
          </table:table-cell>
          <table:table-cell table:style-name="ce2" table:formula="of:=[.E3]/[.E$2]" office:value-type="percentage" office:value="1.01000667111408" calcext:value-type="percentage">
            <text:p>101,00%</text:p>
          </table:table-cell>
          <table:table-cell table:style-name="ce2" table:formula="of:=[.F3]/[.F$2]" office:value-type="percentage" office:value="1.00799467021985" calcext:value-type="percentage">
            <text:p>100,8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$2]" office:value-type="percentage" office:value="1.02380165289256" calcext:value-type="percentage">
            <text:p>102,38%</text:p>
          </table:table-cell>
          <table:table-cell table:style-name="ce2" table:formula="of:=[.C4]/[.C$2]" office:value-type="percentage" office:value="1.03901046622265" calcext:value-type="percentage">
            <text:p>103,90%</text:p>
          </table:table-cell>
          <table:table-cell table:style-name="ce2" table:formula="of:=[.D4]/[.D$2]" office:value-type="percentage" office:value="1.01943419434194" calcext:value-type="percentage">
            <text:p>101,94%</text:p>
          </table:table-cell>
          <table:table-cell table:style-name="ce2" table:formula="of:=[.E4]/[.E$2]" office:value-type="percentage" office:value="1.03135423615744" calcext:value-type="percentage">
            <text:p>103,14%</text:p>
          </table:table-cell>
          <table:table-cell table:style-name="ce2" table:formula="of:=[.F4]/[.F$2]" office:value-type="percentage" office:value="1.03131245836109" calcext:value-type="percentage">
            <text:p>103,1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)" table:style-name="ta1">
        <table:shapes>
          <draw:frame draw:z-index="0" draw:name="Gráfico 39" draw:style-name="gr1" svg:width="30.839cm" svg:height="14.981cm" svg:x="13.548cm" svg:y="0.001cm">
            <draw:object draw:notify-on-update-of-ranges="'Hashes_(linux-arm)'.B1:'Hashes_(linux-arm)'.F1 'Hashes_(linux-arm)'.A2:'Hashes_(linux-arm)'.A2 'Hashes_(linux-arm)'.B2:'Hashes_(linux-arm)'.F2 'Hashes_(linux-arm)'.A3:'Hashes_(linux-arm)'.A3 'Hashes_(linux-arm)'.B3:'Hashes_(linux-arm)'.F3 'Hashes_(linux-arm)'.A4:'Hashes_(linux-arm)'.A4 'Hashes_(linux-arm)'.B4:'Hashes_(linux-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6.747" calcext:value-type="float">
            <text:p>6,747</text:p>
          </table:table-cell>
          <table:table-cell office:value-type="float" office:value="6.83" calcext:value-type="float">
            <text:p>6,83</text:p>
          </table:table-cell>
          <table:table-cell office:value-type="float" office:value="9.068" calcext:value-type="float">
            <text:p>9,068</text:p>
          </table:table-cell>
          <table:table-cell office:value-type="float" office:value="12.96" calcext:value-type="float">
            <text:p>12,96</text:p>
          </table:table-cell>
          <table:table-cell office:value-type="float" office:value="12.91" calcext:value-type="float">
            <text:p>12,9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6.945" calcext:value-type="float">
            <text:p>6,945</text:p>
          </table:table-cell>
          <table:table-cell office:value-type="float" office:value="6.953" calcext:value-type="float">
            <text:p>6,953</text:p>
          </table:table-cell>
          <table:table-cell office:value-type="float" office:value="9.138" calcext:value-type="float">
            <text:p>9,138</text:p>
          </table:table-cell>
          <table:table-cell office:value-type="float" office:value="13.08" calcext:value-type="float">
            <text:p>13,08</text:p>
          </table:table-cell>
          <table:table-cell office:value-type="float" office:value="13.05" calcext:value-type="float">
            <text:p>13,0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$3]/[.B$2]" office:value-type="percentage" office:value="1.02934637616719" calcext:value-type="percentage">
            <text:p>102,93%</text:p>
          </table:table-cell>
          <table:table-cell table:style-name="ce2" table:formula="of:=[.C$3]/[.C$2]" office:value-type="percentage" office:value="1.01800878477306" calcext:value-type="percentage">
            <text:p>101,80%</text:p>
          </table:table-cell>
          <table:table-cell table:style-name="ce2" table:formula="of:=[.D$3]/[.D$2]" office:value-type="percentage" office:value="1.00771945302161" calcext:value-type="percentage">
            <text:p>100,77%</text:p>
          </table:table-cell>
          <table:table-cell table:style-name="ce2" table:formula="of:=[.E$3]/[.E$2]" office:value-type="percentage" office:value="1.00925925925926" calcext:value-type="percentage">
            <text:p>100,93%</text:p>
          </table:table-cell>
          <table:table-cell table:style-name="ce2" table:formula="of:=[.F$3]/[.F$2]" office:value-type="percentage" office:value="1.01084430673896" calcext:value-type="percentage">
            <text:p>101,08%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64)" table:style-name="ta1">
        <table:shapes>
          <draw:frame draw:z-index="0" draw:name="Gráfico 42" draw:style-name="gr1" svg:width="30.839cm" svg:height="14.981cm" svg:x="13.548cm" svg:y="0.001cm">
            <draw:object draw:notify-on-update-of-ranges="'Hashes_(linux-arm64)'.B1:'Hashes_(linux-arm64)'.F1 'Hashes_(linux-arm64)'.A2:'Hashes_(linux-arm64)'.A2 'Hashes_(linux-arm64)'.B2:'Hashes_(linux-arm64)'.F2 'Hashes_(linux-arm64)'.A3:'Hashes_(linux-arm64)'.A3 'Hashes_(linux-arm64)'.B3:'Hashes_(linux-arm64)'.F3 'Hashes_(linux-arm64)'.A4:'Hashes_(linux-arm64)'.A4 'Hashes_(linux-arm64)'.B4:'Hashes_(linux-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linux-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linux-x64)'.B1:'Hashes_(linux-x64)'.F1 'Hashes_(linux-x64)'.A2:'Hashes_(linux-x64)'.A2 'Hashes_(linux-x64)'.B2:'Hashes_(linux-x64)'.F2 'Hashes_(linux-x64)'.A3:'Hashes_(linux-x64)'.A3 'Hashes_(linux-x64)'.B3:'Hashes_(linux-x64)'.F3 'Hashes_(linux-x64)'.A4:'Hashes_(linux-x64)'.A4 'Hashes_(linux-x64)'.B4:'Hashes_(linux-x64)'.F4 'Hashes_(linux-x64)'.A5:'Hashes_(linux-x64)'.A5 'Hashes_(linux-x64)'.B5:'Hashes_(linux-x64)'.F5 'Hashes_(linux-x64)'.A6:'Hashes_(linux-x64)'.A6 'Hashes_(linux-x64)'.B6:'Hashes_(linux-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win-arm64)" table:style-name="ta1">
        <table:shapes>
          <draw:frame draw:z-index="0" draw:name="Gráfico 8" draw:style-name="gr1" svg:width="30.839cm" svg:height="14.981cm" svg:x="14.05cm" svg:y="0.05cm">
            <draw:object draw:notify-on-update-of-ranges="'Hashes_(win-arm64)'.B1:'Hashes_(win-arm64)'.F1 'Hashes_(win-arm64)'.A2:'Hashes_(win-arm64)'.A2 'Hashes_(win-arm64)'.B2:'Hashes_(win-arm64)'.F2 'Hashes_(win-arm64)'.A3:'Hashes_(win-arm64)'.A3 'Hashes_(win-arm64)'.B3:'Hashes_(win-arm64)'.F3 'Hashes_(win-arm64)'.A4:'Hashes_(win-arm64)'.A4 'Hashes_(win-arm64)'.B4:'Hashes_(win-arm64)'.F4 'Hashes_(win-arm64)'.A5:'Hashes_(win-arm64)'.A5 'Hashes_(win-arm64)'.B5:'Hashes_(win-arm64)'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table:shapes>
        <table:table-column table:style-name="co9" table:default-cell-style-name="ce1"/>
        <table:table-column table:style-name="co1" table:number-columns-repeated="7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48" calcext:value-type="float">
            <text:p>3148</text:p>
          </table:table-cell>
          <table:table-cell office:value-type="float" office:value="2599" calcext:value-type="float">
            <text:p>2599</text:p>
          </table:table-cell>
          <table:table-cell office:value-type="float" office:value="1291" calcext:value-type="float">
            <text:p>1291</text:p>
          </table:table-cell>
          <table:table-cell office:value-type="float" office:value="2515" calcext:value-type="float">
            <text:p>2515</text:p>
          </table:table-cell>
          <table:table-cell office:value-type="float" office:value="2708" calcext:value-type="float">
            <text:p>27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3565" calcext:value-type="float">
            <text:p>3565</text:p>
          </table:table-cell>
          <table:table-cell office:value-type="float" office:value="4235" calcext:value-type="float">
            <text:p>423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108" calcext:value-type="float">
            <text:p>7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3273" calcext:value-type="float">
            <text:p>3273</text:p>
          </table:table-cell>
          <table:table-cell office:value-type="float" office:value="2710" calcext:value-type="float">
            <text:p>2710</text:p>
          </table:table-cell>
          <table:table-cell office:value-type="float" office:value="1395" calcext:value-type="float">
            <text:p>1395</text:p>
          </table:table-cell>
          <table:table-cell office:value-type="float" office:value="2671" calcext:value-type="float">
            <text:p>2671</text:p>
          </table:table-cell>
          <table:table-cell office:value-type="float" office:value="2707" calcext:value-type="float">
            <text:p>27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3147" calcext:value-type="float">
            <text:p>3147</text:p>
          </table:table-cell>
          <table:table-cell office:value-type="float" office:value="2590" calcext:value-type="float">
            <text:p>2590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544" calcext:value-type="float">
            <text:p>2544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$3]/[.B$2]" office:value-type="percentage" office:value="1.13246505717916" calcext:value-type="percentage">
            <text:p>113,25%</text:p>
          </table:table-cell>
          <table:table-cell table:style-name="ce2" table:formula="of:=[.C$3]/[.C$2]" office:value-type="percentage" office:value="1.62947287418238" calcext:value-type="percentage">
            <text:p>162,95%</text:p>
          </table:table-cell>
          <table:table-cell table:style-name="ce2" table:formula="of:=[.D$3]/[.D$2]" office:value-type="percentage" office:value="5.65530596436871" calcext:value-type="percentage">
            <text:p>565,53%</text:p>
          </table:table-cell>
          <table:table-cell table:style-name="ce2" table:formula="of:=[.E$3]/[.E$2]" office:value-type="percentage" office:value="2.82624254473161" calcext:value-type="percentage">
            <text:p>282,62%</text:p>
          </table:table-cell>
          <table:table-cell table:style-name="ce2" table:formula="of:=[.F$3]/[.F$2]" office:value-type="percentage" office:value="2.62481536189069" calcext:value-type="percentage">
            <text:p>262,48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4]/[.B$2]" office:value-type="percentage" office:value="1.03970775095299" calcext:value-type="percentage">
            <text:p>103,97%</text:p>
          </table:table-cell>
          <table:table-cell table:style-name="ce2" table:formula="of:=[.C4]/[.C$2]" office:value-type="percentage" office:value="1.04270873412851" calcext:value-type="percentage">
            <text:p>104,27%</text:p>
          </table:table-cell>
          <table:table-cell table:style-name="ce2" table:formula="of:=[.D4]/[.D$2]" office:value-type="percentage" office:value="1.08055770720372" calcext:value-type="percentage">
            <text:p>108,06%</text:p>
          </table:table-cell>
          <table:table-cell table:style-name="ce2" table:formula="of:=[.E4]/[.E$2]" office:value-type="percentage" office:value="1.06202783300199" calcext:value-type="percentage">
            <text:p>106,20%</text:p>
          </table:table-cell>
          <table:table-cell table:style-name="ce2" table:formula="of:=[.F4]/[.F$2]" office:value-type="percentage" office:value="0.999630723781389" calcext:value-type="percentage">
            <text:p>99,9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5]/[.B$2]" office:value-type="percentage" office:value="0.999682337992376" calcext:value-type="percentage">
            <text:p>99,97%</text:p>
          </table:table-cell>
          <table:table-cell table:style-name="ce2" table:formula="of:=[.C5]/[.C$2]" office:value-type="percentage" office:value="0.996537129665256" calcext:value-type="percentage">
            <text:p>99,65%</text:p>
          </table:table-cell>
          <table:table-cell table:style-name="ce2" table:formula="of:=[.D5]/[.D$2]" office:value-type="percentage" office:value="1.01006971340046" calcext:value-type="percentage">
            <text:p>101,01%</text:p>
          </table:table-cell>
          <table:table-cell table:style-name="ce2" table:formula="of:=[.E5]/[.E$2]" office:value-type="percentage" office:value="0" calcext:value-type="percentage">
            <text:p>0,00%</text:p>
          </table:table-cell>
          <table:table-cell table:style-name="ce2" table:formula="of:=[.F5]/[.F$2]" office:value-type="percentage" office:value="0.939438700147711" calcext:value-type="percentage">
            <text:p>93,94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win-x64)" table:style-name="ta1">
        <table:shapes>
          <draw:frame draw:z-index="0" draw:name="Gráfico 8" draw:style-name="gr1" svg:width="30.839cm" svg:height="14.981cm" svg:x="14.05cm" svg:y="0.05cm">
            <draw:object draw:notify-on-update-of-ranges="'Hashes_(win-x64)'.B1:'Hashes_(win-x64)'.F1 'Hashes_(win-x64)'.A2:'Hashes_(win-x64)'.A2 'Hashes_(win-x64)'.B2:'Hashes_(win-x64)'.F2 'Hashes_(win-x64)'.A3:'Hashes_(win-x64)'.A3 'Hashes_(win-x64)'.B3:'Hashes_(win-x64)'.F3 'Hashes_(win-x64)'.A3:'Hashes_(win-x64)'.A3 'Hashes_(win-x64)'.B3:'Hashes_(win-x64)'.F3 'Hashes_(win-x64)'.A4:'Hashes_(win-x64)'.A4 'Hashes_(win-x64)'.B4:'Hashes_(win-x64)'.F4"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table:shapes>
        <table:table-column table:style-name="co9" table:default-cell-style-name="ce1"/>
        <table:table-column table:style-name="co1" table:number-columns-repeated="7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047" calcext:value-type="float">
            <text:p>2047</text:p>
          </table:table-cell>
          <table:table-cell office:value-type="float" office:value="1704" calcext:value-type="float">
            <text:p>1704</text:p>
          </table:table-cell>
          <table:table-cell office:value-type="float" office:value="926.4" calcext:value-type="float">
            <text:p>926,4</text:p>
          </table:table-cell>
          <table:table-cell office:value-type="float" office:value="1919" calcext:value-type="float">
            <text:p>1919</text:p>
          </table:table-cell>
          <table:table-cell office:value-type="float" office:value="1901" calcext:value-type="float">
            <text:p>190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074" calcext:value-type="float">
            <text:p>2074</text:p>
          </table:table-cell>
          <table:table-cell office:value-type="float" office:value="1728" calcext:value-type="float">
            <text:p>1728</text:p>
          </table:table-cell>
          <table:table-cell office:value-type="float" office:value="952.3" calcext:value-type="float">
            <text:p>952,3</text:p>
          </table:table-cell>
          <table:table-cell office:value-type="float" office:value="1914" calcext:value-type="float">
            <text:p>1914</text:p>
          </table:table-cell>
          <table:table-cell office:value-type="float" office:value="1911" calcext:value-type="float">
            <text:p>19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office:value-type="float" office:value="909.3" calcext:value-type="float">
            <text:p>909,3</text:p>
          </table:table-cell>
          <table:table-cell office:value-type="float" office:value="1884" calcext:value-type="float">
            <text:p>1884</text:p>
          </table:table-cell>
          <table:table-cell office:value-type="float" office:value="1865" calcext:value-type="float">
            <text:p>186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1.01319003419638" calcext:value-type="percentage">
            <text:p>101,32%</text:p>
          </table:table-cell>
          <table:table-cell table:style-name="ce2" table:formula="of:=[.C3]/[.C$2]" office:value-type="percentage" office:value="1.01408450704225" calcext:value-type="percentage">
            <text:p>101,41%</text:p>
          </table:table-cell>
          <table:table-cell table:style-name="ce2" table:formula="of:=[.D3]/[.D$2]" office:value-type="percentage" office:value="1.02795768566494" calcext:value-type="percentage">
            <text:p>102,80%</text:p>
          </table:table-cell>
          <table:table-cell table:style-name="ce2" table:formula="of:=[.E3]/[.E$2]" office:value-type="percentage" office:value="0.997394476289734" calcext:value-type="percentage">
            <text:p>99,74%</text:p>
          </table:table-cell>
          <table:table-cell table:style-name="ce2" table:formula="of:=[.F3]/[.F$2]" office:value-type="percentage" office:value="1.00526038926881" calcext:value-type="percentage">
            <text:p>100,53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4]/[.B$2]" office:value-type="percentage" office:value="0.980947728383" calcext:value-type="percentage">
            <text:p>98,09%</text:p>
          </table:table-cell>
          <table:table-cell table:style-name="ce2" table:formula="of:=[.C4]/[.C$2]" office:value-type="percentage" office:value="0.976525821596244" calcext:value-type="percentage">
            <text:p>97,65%</text:p>
          </table:table-cell>
          <table:table-cell table:style-name="ce2" table:formula="of:=[.D4]/[.D$2]" office:value-type="percentage" office:value="0.981541450777202" calcext:value-type="percentage">
            <text:p>98,15%</text:p>
          </table:table-cell>
          <table:table-cell table:style-name="ce2" table:formula="of:=[.E4]/[.E$2]" office:value-type="percentage" office:value="0.98176133402814" calcext:value-type="percentage">
            <text:p>98,18%</text:p>
          </table:table-cell>
          <table:table-cell table:style-name="ce2" table:formula="of:=[.F4]/[.F$2]" office:value-type="percentage" office:value="0.981062598632299" calcext:value-type="percentage">
            <text:p>98,11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arm)" table:style-name="ta1">
        <table:shapes>
          <draw:frame draw:z-index="0" draw:name="Gráfico 16" draw:style-name="gr1" svg:width="30.839cm" svg:height="14.981cm" svg:x="4.517cm" svg:y="0.001cm">
            <draw:object draw:notify-on-update-of-ranges="'Hashes_(mac-arm)'.B1:'SpamSum_(mac-arm)'.B1 'Hashes_(mac-arm)'.A2:'SpamSum_(mac-arm)'.A2 'Hashes_(mac-arm)'.B2:'SpamSum_(mac-arm)'.B2 'Hashes_(mac-arm)'.A3:'SpamSum_(mac-arm)'.A4 'Hashes_(mac-arm)'.B3:'SpamSum_(mac-arm)'.B4 'Hashes_(mac-arm)'.A4:'SpamSum_(mac-arm)'.A4 'Hashes_(mac-arm)'.B4:'SpamSum_(mac-arm)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x64)" table:style-name="ta1">
        <table:shapes>
          <draw:frame draw:z-index="0" draw:name="Gráfico 44" draw:style-name="gr1" svg:width="30.839cm" svg:height="14.981cm" svg:x="6.671cm" svg:y="0.001cm">
            <draw:object draw:notify-on-update-of-ranges="'SpamSum_(mac-x64)'.B1:'SpamSum_(mac-x64)'.B1 'SpamSum_(mac-x64)'.A2:'SpamSum_(mac-x64)'.A2 'SpamSum_(mac-x64)'.B2:'SpamSum_(mac-x64)'.B2 'SpamSum_(mac-x64)'.A3:'SpamSum_(mac-x64)'.A3 'SpamSum_(mac-x64)'.B3:'SpamSum_(mac-x64)'.B3 'SpamSum_(mac-x64)'.A4:'SpamSum_(mac-x64)'.A4 'SpamSum_(mac-x64)'.B4:'SpamSum_(mac-x64)'.B4 'SpamSum_(mac-x64)'.A5:'SpamSum_(mac-x64)'.A5 'SpamSum_(mac-x64)'.B5:'SpamSum_(mac-x64)'.B5 'SpamSum_(mac-x64)'.A6:'SpamSum_(mac-x64)'.A6 'SpamSum_(mac-x64)'.B6:'SpamSum_(mac-x64)'.B6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table:shapes>
        <table:table-column table:style-name="co3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.07" calcext:value-type="float">
            <text:p>31,0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.04" calcext:value-type="float">
            <text:p>29,0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0.93" calcext:value-type="float">
            <text:p>40,9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.46" calcext:value-type="float">
            <text:p>30,4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40.94" calcext:value-type="float">
            <text:p>40,9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6990358126722" calcext:value-type="percentage">
            <text:p>106,9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59100903982409" calcext:value-type="percentage">
            <text:p>75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2]/[.B5]" office:value-type="percentage" office:value="1.02002626395272" calcext:value-type="percentage">
            <text:p>102,0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2]/[.B6]" office:value-type="percentage" office:value="0.758915486077186" calcext:value-type="percentage">
            <text:p>75,89%</text:p>
          </table:table-cell>
          <table:table-cell table:number-columns-repeated="16382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)" table:style-name="ta1">
        <table:shapes>
          <draw:frame draw:z-index="0" draw:name="Gráfico 43" draw:style-name="gr1" svg:width="30.839cm" svg:height="14.981cm" svg:x="4.517cm" svg:y="0.001cm">
            <draw:object draw:notify-on-update-of-ranges="'SpamSum_(linux-arm)'.B1:'SpamSum_(linux-arm)'.B1 'SpamSum_(linux-arm)'.A2:'SpamSum_(linux-arm)'.A2 'SpamSum_(linux-arm)'.B2:'SpamSum_(linux-arm)'.B2 'SpamSum_(linux-arm)'.A3:'SpamSum_(linux-arm)'.A3 'SpamSum_(linux-arm)'.B3:'SpamSum_(linux-arm)'.B3 'SpamSum_(linux-arm)'.A4:'SpamSum_(linux-arm)'.A4 'SpamSum_(linux-arm)'.B4:'SpamSum_(linux-arm)'.B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10.2" calcext:value-type="float">
            <text:p>210,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93.1" calcext:value-type="float">
            <text:p>493,1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36013320647" calcext:value-type="percentage">
            <text:p>123,6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526891097140539" calcext:value-type="percentage">
            <text:p>52,69%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64)" table:style-name="ta1">
        <table:shapes>
          <draw:frame draw:z-index="0" draw:name="Gráfico 38" draw:style-name="gr1" svg:width="30.839cm" svg:height="14.981cm" svg:x="4.517cm" svg:y="0.001cm">
            <draw:object draw:notify-on-update-of-ranges="'SpamSum_(linux-arm64)'.B1:'SpamSum_(linux-arm64)'.B1 'SpamSum_(linux-arm64)'.A2:'SpamSum_(linux-arm64)'.A2 'SpamSum_(linux-arm64)'.B2:'SpamSum_(linux-arm64)'.B2 'SpamSum_(linux-arm64)'.A3:'SpamSum_(linux-arm64)'.A3 'SpamSum_(linux-arm64)'.B3:'SpamSum_(linux-arm64)'.B3 'SpamSum_(linux-arm64)'.A4:'SpamSum_(linux-arm64)'.A4 'SpamSum_(linux-arm64)'.B4:'SpamSum_(linux-arm64)'.B4 'SpamSum_(linux-arm64)'.A5:'SpamSum_(linux-arm64)'.A5 'SpamSum_(linux-arm64)'.B5:'SpamSum_(linux-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linux-x64)" table:style-name="ta1">
        <table:shapes>
          <draw:frame draw:z-index="0" draw:name="Gráfico 5" draw:style-name="gr1" svg:width="30.839cm" svg:height="14.981cm" svg:x="5.835cm" svg:y="0cm">
            <draw:object draw:notify-on-update-of-ranges="'SpamSum_(linux-x64)'.B1:'SpamSum_(linux-x64)'.B1 'SpamSum_(linux-x64)'.A2:'SpamSum_(linux-x64)'.A2 'SpamSum_(linux-x64)'.B2:'SpamSum_(linux-x64)'.B2 'SpamSum_(linux-x64)'.A3:'SpamSum_(linux-x64)'.A3 'SpamSum_(linux-x64)'.B3:'SpamSum_(linux-x64)'.B3 'SpamSum_(linux-x64)'.A4:'SpamSum_(linux-x64)'.A4 'SpamSum_(linux-x64)'.B4:'SpamSum_(linux-x64)'.B4 'SpamSum_(linux-x64)'.A5:'SpamSum_(linux-x64)'.A5 'SpamSum_(linux-x64)'.B5:'SpamSum_(linux-x64)'.B5 'SpamSum_(linux-x64)'.A6:'SpamSum_(linux-x64)'.A6 'SpamSum_(linux-x64)'.B6:'SpamSum_(linux-x64)'.B6 'SpamSum_(linux-x64)'.A7:'SpamSum_(linux-x64)'.A7 'SpamSum_(linux-x64)'.B7:'SpamSum_(linux-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win-arm)" table:style-name="ta1">
        <table:shapes>
          <draw:frame draw:z-index="0" draw:name="Gráfico 9" draw:style-name="gr1" svg:width="30.839cm" svg:height="14.981cm" svg:x="5.835cm" svg:y="0cm">
            <draw:object draw:notify-on-update-of-ranges="'SpamSum_(win-arm)'.B1:'SpamSum_(win-arm)'.B1 'SpamSum_(win-arm)'.A2:'SpamSum_(win-arm)'.A2 'SpamSum_(win-arm)'.B2:'SpamSum_(win-arm)'.B2 'SpamSum_(win-arm)'.A3:'SpamSum_(win-arm)'.A3 'SpamSum_(win-arm)'.B3:'SpamSum_(win-arm)'.B3 'SpamSum_(win-arm)'.A4:'SpamSum_(win-arm)'.A4 'SpamSum_(win-arm)'.B4:'SpamSum_(win-arm)'.B4 'SpamSum_(win-arm)'.A5:'SpamSum_(win-arm)'.A5 'SpamSum_(win-arm)'.B5:'SpamSum_(win-arm)'.B5 'SpamSum_(win-arm)'.A6:'SpamSum_(win-arm)'.A6 'SpamSum_(win-arm)'.B6:'SpamSum_(win-arm)'.B6 'SpamSum_(win-arm)'.A7:'SpamSum_(win-arm)'.A7 'SpamSum_(win-arm)'.B7:'SpamSum_(win-arm)'.B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1.25" calcext:value-type="float">
            <text:p>21,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70.71" calcext:value-type="float">
            <text:p>70,7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4.51" calcext:value-type="float">
            <text:p>14,5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300523264036204" calcext:value-type="percentage">
            <text:p>30,0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42140468227425" calcext:value-type="percentage">
            <text:p>142,1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3]/[.B5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1.0303239145417" calcext:value-type="percentage">
            <text:p>103,0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win-x64)" table:style-name="ta1">
        <table:shapes>
          <draw:frame draw:z-index="0" draw:name="Gráfico 9" draw:style-name="gr1" svg:width="30.839cm" svg:height="14.981cm" svg:x="5.835cm" svg:y="0cm">
            <draw:object draw:notify-on-update-of-ranges="'SpamSum_(win-x64)'.B1:'SpamSum_(win-x64)'.B1 'SpamSum_(win-x64)'.A2:'SpamSum_(win-x64)'.A2 'SpamSum_(win-x64)'.B2:'SpamSum_(win-x64)'.B2 'SpamSum_(win-x64)'.A3:'SpamSum_(win-x64)'.A3 'SpamSum_(win-x64)'.B3:'SpamSum_(win-x64)'.B3 'SpamSum_(win-x64)'.A3:'SpamSum_(win-x64)'.A3 'SpamSum_(win-x64)'.B3:'SpamSum_(win-x64)'.B3 'SpamSum_(win-x64)'.A4:'SpamSum_(win-x64)'.A4 'SpamSum_(win-x64)'.B4:'SpamSum_(win-x64)'.B4 'SpamSum_(win-x64)'.A5:'SpamSum_(win-x64)'.A5 'SpamSum_(win-x64)'.B5:'SpamSum_(win-x64)'.B5 'SpamSum_(win-x64)'.A6:'SpamSum_(win-x64)'.A6 'SpamSum_(win-x64)'.B6:'SpamSum_(win-x64)'.B6"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09" calcext:value-type="float">
            <text:p>12,0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20.01" calcext:value-type="float">
            <text:p>20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0.98" calcext:value-type="float">
            <text:p>10,9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19.53" calcext:value-type="float">
            <text:p>19,53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9909090909091" calcext:value-type="percentage">
            <text:p>109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604197901049475" calcext:value-type="percentage">
            <text:p>60,42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2]/[.B5]" office:value-type="percentage" office:value="1.10109289617486" calcext:value-type="percentage">
            <text:p>110,1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2]/[.B6]" office:value-type="percentage" office:value="0.619047619047619" calcext:value-type="percentage">
            <text:p>61,90%</text:p>
          </table:table-cell>
          <table:table-cell table:number-columns-repeated="16382"/>
        </table:table-row>
        <table:table-row table:style-name="ro2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C32 flags (linux-x64)" table:style-name="ta2">
        <table:table-column table:style-name="co4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 (linux-x64)'.B4:'CRC32 flags (linux-x64)'.N4 'CRC32 flags (linux-x64)'.B6:'CRC32 flags (linux-x64)'.N6 'CRC32 flags (linux-x64)'.B17:'CRC32 flags (linux-x64)'.C17 'CRC32 flags (linux-x64)'.B19:'CRC32 flags (linux-x64)'.C19 'CRC32 flags (linux-x64)'.B11:'CRC32 flags (linux-x64)'.J11 'CRC32 flags (linux-x64)'.B13:'CRC32 flags (linux-x64)'.J13">
            <calcext:condition calcext:apply-style-name="Good" calcext:value="&lt;[.B3]" calcext:base-cell-address="'CRC32 flags (linux-x64)'.B4"/>
            <calcext:condition calcext:apply-style-name="Bad" calcext:value="&gt;[.B3]" calcext:base-cell-address="'CRC32 flags (linux-x64)'.B4"/>
          </calcext:conditional-format>
        </calcext:conditional-formats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9" calcext:value-type="float">
            <text:p>129,147409555119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6" calcext:value-type="float">
            <text:p>35,1272147172226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4" calcext:value-type="float">
            <text:p>20,5843602769544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79" calcext:value-type="float">
            <text:p>21,1578058612479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8" calcext:value-type="float">
            <text:p>20,8721112858558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9" calcext:value-type="float">
            <text:p>129,147409555119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4" calcext:value-type="float">
            <text:p>20,584360276954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6" calcext:value-type="float">
            <text:p>35,1272147172226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79" calcext:value-type="float">
            <text:p>21,157805861247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8" calcext:value-type="float">
            <text:p>20,872111285855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40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2" table:default-cell-style-name="ce1"/>
        <table:table-column table:style-name="co1" table:number-columns-repeated="8" table:default-cell-style-name="ce1"/>
        <table:table-column table:style-name="co2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1:58:53.858080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2T02:12:59.583366032</dc:date>
    <meta:editing-cycles>261</meta:editing-cycles>
    <meta:editing-duration>P1DT19H43M6S</meta:editing-duration>
    <meta:document-statistic meta:table-count="39" meta:cell-count="2771" meta:object-count="6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in-arm)'.A1:'Checksums_(win-arm)'.H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Checksums_(win-arm)'.B1:'Checksums_(win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in-arm)'.B2:'Checksums_(win-arm)'.H2" chart:label-cell-address="'Checksums_(win-arm)'.A2:'Checksums_(win-arm)'.A2" chart:class="chart:bar">
            <chart:data-point chart:repeated="7"/>
            <chart:data-label chart:style-name="ch8"/>
          </chart:series>
          <chart:series chart:style-name="ch9" chart:values-cell-range-address="'Checksums_(win-arm)'.B3:'Checksums_(win-arm)'.H3" chart:label-cell-address="'Checksums_(win-arm)'.A3:'Checksums_(win-arm)'.A3" chart:class="chart:bar">
            <chart:data-point chart:repeated="7"/>
            <chart:data-label chart:style-name="ch8"/>
          </chart:series>
          <chart:series chart:style-name="ch10" chart:values-cell-range-address="'Checksums_(win-arm)'.B4:'Checksums_(win-arm)'.H4" chart:label-cell-address="'Checksums_(win-arm)'.A4:'Checksums_(win-arm)'.A4" chart:class="chart:bar">
            <chart:data-point chart:repeated="7"/>
            <chart:data-label chart:style-name="ch8"/>
          </chart:series>
          <chart:series chart:style-name="ch11" chart:values-cell-range-address="'Checksums_(win-arm)'.B5:'Checksums_(win-arm)'.H5" chart:label-cell-address="'Checksums_(win-arm)'.A5:'Checksums_(win-arm)'.A5" chart:class="chart:bar">
            <chart:data-point chart:repeated="7"/>
            <chart:data-label chart:style-name="ch8"/>
          </chart:series>
          <chart:series chart:style-name="ch12" chart:values-cell-range-address="'Checksums_(win-arm)'.B6:'Checksums_(win-arm)'.H6" chart:label-cell-address="'Checksums_(win-arm)'.A6:'Checksums_(win-arm)'.A6" chart:class="chart:bar">
            <chart:data-point chart:repeated="7"/>
          </chart:series>
          <chart:series chart:style-name="ch13" chart:values-cell-range-address="'Checksums_(win-arm)'.B7:'Checksums_(win-arm)'.H7" chart:label-cell-address="'Checksums_(win-arm)'.A7:'Checksums_(win-arm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1:'Checksums_(win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in-arm)'.A2:'Checksums_(win-arm)'.A2</svg:desc>
                </draw:g>
              </table:table-cell>
              <table:table-cell office:value-type="float" office:value="6.316">
                <text:p>6.316</text:p>
                <draw:g>
                  <svg:desc>'Checksums_(win-arm)'.B2:'Checksums_(win-arm)'.H2</svg:desc>
                </draw:g>
              </table:table-cell>
              <table:table-cell office:value-type="float" office:value="5.317">
                <text:p>5.317</text:p>
              </table:table-cell>
              <table:table-cell office:value-type="float" office:value="5.339">
                <text:p>5.339</text:p>
              </table:table-cell>
              <table:table-cell office:value-type="float" office:value="5.407">
                <text:p>5.407</text:p>
              </table:table-cell>
              <table:table-cell office:value-type="float" office:value="5.107">
                <text:p>5.107</text:p>
              </table:table-cell>
              <table:table-cell office:value-type="float" office:value="6.316">
                <text:p>6.316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Aaru 5.3 (arm)</text:p>
                <draw:g>
                  <svg:desc>'Checksums_(win-arm)'.A3:'Checksums_(win-arm)'.A3</svg:desc>
                </draw:g>
              </table:table-cell>
              <table:table-cell office:value-type="float" office:value="14.58">
                <text:p>14.58</text:p>
                <draw:g>
                  <svg:desc>'Checksums_(win-arm)'.B3:'Checksums_(win-arm)'.H3</svg:desc>
                </draw:g>
              </table:table-cell>
              <table:table-cell office:value-type="float" office:value="6.258">
                <text:p>6.258</text:p>
              </table:table-cell>
              <table:table-cell office:value-type="float" office:value="6.039">
                <text:p>6.039</text:p>
              </table:table-cell>
              <table:table-cell office:value-type="float" office:value="5.984">
                <text:p>5.984</text:p>
              </table:table-cell>
              <table:table-cell office:value-type="float" office:value="6.343">
                <text:p>6.343</text:p>
              </table:table-cell>
              <table:table-cell office:value-type="float" office:value="19.73">
                <text:p>19.7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4:'Checksums_(win-arm)'.A4</svg:desc>
                </draw:g>
              </table:table-cell>
              <table:table-cell office:value-type="float" office:value="1.164">
                <text:p>1.164</text:p>
                <draw:g>
                  <svg:desc>'Checksums_(win-arm)'.B4:'Checksums_(win-arm)'.H4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325">
                <text:p>1.325</text:p>
              </table:table-cell>
              <table:table-cell office:value-type="float" office:value="0.6467">
                <text:p>0.6467</text:p>
              </table:table-cell>
              <table:table-cell office:value-type="float" office:value="1.634">
                <text:p>1.634</text:p>
              </table:table-cell>
              <table:table-cell office:value-type="float" office:value="1.119">
                <text:p>1.11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5:'Checksums_(win-arm)'.A5</svg:desc>
                </draw:g>
              </table:table-cell>
              <table:table-cell office:value-type="float" office:value="1.162">
                <text:p>1.162</text:p>
                <draw:g>
                  <svg:desc>'Checksums_(win-arm)'.B5:'Checksums_(win-arm)'.H5</svg:desc>
                </draw:g>
              </table:table-cell>
              <table:table-cell office:value-type="float" office:value="1.342">
                <text:p>1.342</text:p>
              </table:table-cell>
              <table:table-cell office:value-type="float" office:value="1.319">
                <text:p>1.319</text:p>
              </table:table-cell>
              <table:table-cell office:value-type="float" office:value="0.6466">
                <text:p>0.6466</text:p>
              </table:table-cell>
              <table:table-cell office:value-type="float" office:value="1.634">
                <text:p>1.634</text:p>
              </table:table-cell>
              <table:table-cell office:value-type="float" office:value="1.116">
                <text:p>1.1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6:'Checksums_(win-arm)'.A6</svg:desc>
                </draw:g>
              </table:table-cell>
              <table:table-cell office:value-type="float" office:value="1.097">
                <text:p>1.097</text:p>
                <draw:g>
                  <svg:desc>'Checksums_(win-arm)'.B6:'Checksums_(win-arm)'.H6</svg:desc>
                </draw:g>
              </table:table-cell>
              <table:table-cell office:value-type="float" office:value="1.278">
                <text:p>1.278</text:p>
              </table:table-cell>
              <table:table-cell office:value-type="float" office:value="1.434">
                <text:p>1.434</text:p>
              </table:table-cell>
              <table:table-cell office:value-type="float" office:value="0.7157">
                <text:p>0.7157</text:p>
              </table:table-cell>
              <table:table-cell office:value-type="float" office:value="1.623">
                <text:p>1.623</text:p>
              </table:table-cell>
              <table:table-cell office:value-type="float" office:value="1.068">
                <text:p>1.0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7:'Checksums_(win-arm)'.A7</svg:desc>
                </draw:g>
              </table:table-cell>
              <table:table-cell office:value-type="float" office:value="1.098">
                <text:p>1.098</text:p>
                <draw:g>
                  <svg:desc>'Checksums_(win-arm)'.B7:'Checksums_(win-arm)'.H7</svg:desc>
                </draw:g>
              </table:table-cell>
              <table:table-cell office:value-type="float" office:value="1.281">
                <text:p>1.281</text:p>
              </table:table-cell>
              <table:table-cell office:value-type="float" office:value="1.434">
                <text:p>1.434</text:p>
              </table:table-cell>
              <table:table-cell office:value-type="float" office:value="0.7159">
                <text:p>0.7159</text:p>
              </table:table-cell>
              <table:table-cell office:value-type="float" office:value="1.628">
                <text:p>1.628</text:p>
              </table:table-cell>
              <table:table-cell office:value-type="float" office:value="1.056">
                <text:p>1.056</text:p>
              </table:table-cell>
              <table:table-cell office:value-type="float" office:value="1.013">
                <text:p>1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4cm" svg:y="4.444cm" style:legend-expansion="high" chart:style-name="ch2"/>
        <chart:plot-area chart:style-name="ch3" table:cell-range-address="'Checksums_(linux-arm64)'.A9:'Checksums_(linux-arm64)'.H11" chart:data-source-has-labels="both" svg:x="0.351cm" svg:y="0.197cm" svg:width="14.538cm" svg:height="9.502cm">
          <chart:coordinate-region svg:x="1.746cm" svg:y="0.374cm" svg:width="13.143cm" svg:height="8.722cm"/>
          <chart:axis chart:dimension="x" chart:name="primary-x" chart:style-name="ch4" chartooo:axis-type="text">
            <chart:categories table:cell-range-address="'Checksums_(linux-arm64)'.B9:'Checksums_(linux-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linux-arm64)'.B10:'Checksums_(linux-arm64)'.H10" chart:label-cell-address="'Checksums_(linux-arm64)'.A10:'Checksums_(linux-arm64)'.A10" chart:class="chart:bar">
            <chart:data-point chart:repeated="7"/>
          </chart:series>
          <chart:series chart:style-name="ch8" chart:values-cell-range-address="'Checksums_(linux-arm64)'.B11:'Checksums_(linux-arm64)'.H11" chart:label-cell-address="'Checksums_(linux-arm64)'.A11:'Checksums_(linux-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9:'Checksums_(linux-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64)'.A10:'Checksums_(linux-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linux-arm64)'.B10:'Checksums_(linux-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11:'Checksums_(linux-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linux-arm64)'.B11:'Checksums_(linux-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38cm" svg:y="6.759cm" style:legend-expansion="high" chart:style-name="ch2"/>
        <chart:plot-area chart:style-name="ch3" table:cell-range-address="'Hashes_(linux-arm64)'.A1:'Hashes_(linux-arm64)'.F4" chart:data-source-has-labels="both" svg:x="1.61cm" svg:y="0.299cm" svg:width="26.612cm" svg:height="14.383cm">
          <chart:coordinate-region svg:x="2.087cm" svg:y="0.476cm" svg:width="26.135cm" svg:height="13.603cm"/>
          <chart:axis chart:dimension="x" chart:name="primary-x" chart:style-name="ch4" chartooo:axis-type="text">
            <chart:categories table:cell-range-address="'Hashes_(linux-arm64)'.B1:'Hashes_(linux-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linux-arm64)'.B2:'Hashes_(linux-arm64)'.F2" chart:label-cell-address="'Hashes_(linux-arm64)'.A2:'Hashes_(linux-arm64)'.A2" chart:class="chart:bar">
            <chart:data-point chart:repeated="5"/>
            <chart:data-label chart:style-name="ch8"/>
          </chart:series>
          <chart:series chart:style-name="ch9" chart:values-cell-range-address="'Hashes_(linux-arm64)'.B3:'Hashes_(linux-arm64)'.F3" chart:label-cell-address="'Hashes_(linux-arm64)'.A3:'Hashes_(linux-arm64)'.A3" chart:class="chart:bar">
            <chart:data-point chart:repeated="5"/>
            <chart:data-label chart:style-name="ch8"/>
          </chart:series>
          <chart:series chart:style-name="ch10" chart:values-cell-range-address="'Hashes_(linux-arm64)'.B4:'Hashes_(linux-arm64)'.F4" chart:label-cell-address="'Hashes_(linux-arm64)'.A4:'Hashes_(linux-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64)'.B1:'Hashes_(linux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64)'.A2:'Hashes_(linux-arm64)'.A2</svg:desc>
                </draw:g>
              </table:table-cell>
              <table:table-cell office:value-type="float" office:value="7.624">
                <text:p>7.624</text:p>
                <draw:g>
                  <svg:desc>'Hashes_(linux-arm64)'.B2:'Hashes_(linux-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linux-arm64)'.A3:'Hashes_(linux-arm64)'.A3</svg:desc>
                </draw:g>
              </table:table-cell>
              <table:table-cell office:value-type="float" office:value="8.375">
                <text:p>8.375</text:p>
                <draw:g>
                  <svg:desc>'Hashes_(linux-arm64)'.B3:'Hashes_(linux-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linux-arm64)'.A4:'Hashes_(linux-arm64)'.A4</svg:desc>
                </draw:g>
              </table:table-cell>
              <table:table-cell office:value-type="float" office:value="8.405">
                <text:p>8.405</text:p>
                <draw:g>
                  <svg:desc>'Hashes_(linux-arm64)'.B4:'Hashes_(linux-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SpamSum_(linux-arm64)'.A1:'SpamSum_(linux-arm64)'.B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SpamSum_(linux-arm64)'.B1:'SpamSum_(linux-arm64)'.B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SpamSum_(linux-arm64)'.B2:'SpamSum_(linux-arm64)'.B2" chart:label-cell-address="'SpamSum_(linux-arm64)'.A2:'SpamSum_(linux-arm64)'.A2" chart:class="chart:bar">
            <chart:data-point/>
            <chart:data-label chart:style-name="ch8"/>
          </chart:series>
          <chart:series chart:style-name="ch9" chart:values-cell-range-address="'SpamSum_(linux-arm64)'.B3:'SpamSum_(linux-arm64)'.B3" chart:label-cell-address="'SpamSum_(linux-arm64)'.A3:'SpamSum_(linux-arm64)'.A3" chart:class="chart:bar">
            <chart:data-point/>
            <chart:data-label chart:style-name="ch8"/>
          </chart:series>
          <chart:series chart:style-name="ch10" chart:values-cell-range-address="'SpamSum_(linux-arm64)'.B4:'SpamSum_(linux-arm64)'.B4" chart:label-cell-address="'SpamSum_(linux-arm64)'.A4:'SpamSum_(linux-arm64)'.A4" chart:class="chart:bar">
            <chart:data-point/>
            <chart:data-label chart:style-name="ch8"/>
          </chart:series>
          <chart:series chart:style-name="ch11" chart:values-cell-range-address="'SpamSum_(linux-arm64)'.B5:'SpamSum_(linux-arm64)'.B5" chart:label-cell-address="'SpamSum_(linux-arm64)'.A5:'SpamSum_(linux-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64)'.B1:'SpamSum_(linux-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64)'.A2:'SpamSum_(linux-arm64)'.A2</svg:desc>
                </draw:g>
              </table:table-cell>
              <table:table-cell office:value-type="float" office:value="80.41">
                <text:p>80.41</text:p>
                <draw:g>
                  <svg:desc>'SpamSum_(linux-arm64)'.B2:'SpamSum_(linux-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linux-arm64)'.A3:'SpamSum_(linux-arm64)'.A3</svg:desc>
                </draw:g>
              </table:table-cell>
              <table:table-cell office:value-type="float" office:value="85.59">
                <text:p>85.59</text:p>
                <draw:g>
                  <svg:desc>'SpamSum_(linux-arm64)'.B3:'SpamSum_(linux-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64)'.A4:'SpamSum_(linux-arm64)'.A4</svg:desc>
                </draw:g>
              </table:table-cell>
              <table:table-cell office:value-type="float" office:value="66.06">
                <text:p>66.06</text:p>
                <draw:g>
                  <svg:desc>'SpamSum_(linux-arm64)'.B4:'SpamSum_(linux-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linux-arm64)'.A5:'SpamSum_(linux-arm64)'.A5</svg:desc>
                </draw:g>
              </table:table-cell>
              <table:table-cell office:value-type="float" office:value="32.4">
                <text:p>32.4</text:p>
                <draw:g>
                  <svg:desc>'SpamSum_(linux-arm64)'.B5:'SpamSum_(linux-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Checksums_(linux-arm)'.A1:'Checksums_(linux-arm)'.H4" chart:data-source-has-labels="both" svg:x="1.61cm" svg:y="0.299cm" svg:width="26.26cm" svg:height="14.384cm">
          <chart:coordinate-region svg:x="2.087cm" svg:y="0.476cm" svg:width="25.783cm" svg:height="13.604cm"/>
          <chart:axis chart:dimension="x" chart:name="primary-x" chart:style-name="ch4" chartooo:axis-type="text">
            <chart:categories table:cell-range-address="'Checksums_(linux-arm)'.B1:'Checksums_(linux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linux-arm)'.B2:'Checksums_(linux-arm)'.H2" chart:label-cell-address="'Checksums_(linux-arm)'.A2:'Checksums_(linux-arm)'.A2" chart:class="chart:bar">
            <chart:data-point chart:repeated="7"/>
            <chart:data-label chart:style-name="ch8"/>
          </chart:series>
          <chart:series chart:style-name="ch9" chart:values-cell-range-address="'Checksums_(linux-arm)'.B3:'Checksums_(linux-arm)'.H3" chart:label-cell-address="'Checksums_(linux-arm)'.A3:'Checksums_(linux-arm)'.A3" chart:class="chart:bar">
            <chart:data-point chart:repeated="7"/>
            <chart:data-label chart:style-name="ch8"/>
          </chart:series>
          <chart:series chart:style-name="ch10" chart:values-cell-range-address="'Checksums_(linux-arm)'.B4:'Checksums_(linux-arm)'.H4" chart:label-cell-address="'Checksums_(linux-arm)'.A4:'Checksums_(linux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1:'Checksums_(linux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)'.A2:'Checksums_(linux-arm)'.A2</svg:desc>
                </draw:g>
              </table:table-cell>
              <table:table-cell office:value-type="float" office:value="37.742">
                <text:p>37.742</text:p>
                <draw:g>
                  <svg:desc>'Checksums_(linux-arm)'.B2:'Checksums_(linux-arm)'.H2</svg:desc>
                </draw:g>
              </table:table-cell>
              <table:table-cell office:value-type="float" office:value="14.286">
                <text:p>14.286</text:p>
              </table:table-cell>
              <table:table-cell office:value-type="float" office:value="14.259">
                <text:p>14.259</text:p>
              </table:table-cell>
              <table:table-cell office:value-type="float" office:value="14.762">
                <text:p>14.762</text:p>
              </table:table-cell>
              <table:table-cell office:value-type="float" office:value="14.37">
                <text:p>14.37</text:p>
              </table:table-cell>
              <table:table-cell office:value-type="float" office:value="43.335">
                <text:p>43.335</text:p>
              </table:table-cell>
              <table:table-cell office:value-type="float" office:value="36.394">
                <text:p>36.394</text:p>
              </table:table-cell>
            </table:table-row>
            <table:table-row>
              <table:table-cell office:value-type="string">
                <text:p>Aaru 6</text:p>
                <draw:g>
                  <svg:desc>'Checksums_(linux-arm)'.A3:'Checksums_(linux-arm)'.A3</svg:desc>
                </draw:g>
              </table:table-cell>
              <table:table-cell office:value-type="float" office:value="5.169">
                <text:p>5.169</text:p>
                <draw:g>
                  <svg:desc>'Checksums_(linux-arm)'.B3:'Checksums_(linux-arm)'.H3</svg:desc>
                </draw:g>
              </table:table-cell>
              <table:table-cell office:value-type="float" office:value="6.492">
                <text:p>6.492</text:p>
              </table:table-cell>
              <table:table-cell office:value-type="float" office:value="8.26">
                <text:p>8.26</text:p>
              </table:table-cell>
              <table:table-cell office:value-type="float" office:value="8.305">
                <text:p>8.305</text:p>
              </table:table-cell>
              <table:table-cell office:value-type="float" office:value="8.461">
                <text:p>8.461</text:p>
              </table:table-cell>
              <table:table-cell office:value-type="float" office:value="9.557">
                <text:p>9.557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4:'Checksums_(linux-arm)'.A4</svg:desc>
                </draw:g>
              </table:table-cell>
              <table:table-cell office:value-type="float" office:value="4.41">
                <text:p>4.41</text:p>
                <draw:g>
                  <svg:desc>'Checksums_(linux-arm)'.B4:'Checksums_(linux-arm)'.H4</svg:desc>
                </draw:g>
              </table:table-cell>
              <table:table-cell office:value-type="float" office:value="5.236">
                <text:p>5.236</text:p>
              </table:table-cell>
              <table:table-cell office:value-type="float" office:value="5.218">
                <text:p>5.218</text:p>
              </table:table-cell>
              <table:table-cell office:value-type="float" office:value="15.074">
                <text:p>15.074</text:p>
              </table:table-cell>
              <table:table-cell office:value-type="float" office:value="15.208">
                <text:p>15.208</text:p>
              </table:table-cell>
              <table:table-cell office:value-type="float" office:value="4.7">
                <text:p>4.7</text:p>
              </table:table-cell>
              <table:table-cell office:value-type="float" office:value="4.741">
                <text:p>4.7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241cm" svg:y="4.444cm" style:legend-expansion="high" chart:style-name="ch2"/>
        <chart:plot-area chart:style-name="ch3" table:cell-range-address="'Checksums_(linux-arm)'.A8:'Checksums_(linux-arm)'.H10" chart:data-source-has-labels="both" svg:x="0.351cm" svg:y="0.197cm" svg:width="14.539cm" svg:height="9.503cm">
          <chart:coordinate-region svg:x="1.934cm" svg:y="0.374cm" svg:width="12.956cm" svg:height="8.723cm"/>
          <chart:axis chart:dimension="x" chart:name="primary-x" chart:style-name="ch4" chartooo:axis-type="text">
            <chart:categories table:cell-range-address="'Checksums_(linux-arm)'.B8:'Checksums_(linux-arm)'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linux-arm)'.B9:'Checksums_(linux-arm)'.H9" chart:label-cell-address="'Checksums_(linux-arm)'.A9:'Checksums_(linux-arm)'.A9" chart:class="chart:bar">
            <chart:data-point chart:repeated="7"/>
          </chart:series>
          <chart:series chart:style-name="ch8" chart:values-cell-range-address="'Checksums_(linux-arm)'.B10:'Checksums_(linux-arm)'.H10" chart:label-cell-address="'Checksums_(linux-arm)'.A10:'Checksums_(linux-arm)'.A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8:'Checksums_(linux-arm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)'.A9:'Checksums_(linux-arm)'.A9</svg:desc>
                </draw:g>
              </table:table-cell>
              <table:table-cell office:value-type="float" office:value="7.30160572644612">
                <text:p>7.30160572644612</text:p>
                <draw:g>
                  <svg:desc>'Checksums_(linux-arm)'.B9:'Checksums_(linux-arm)'.H9</svg:desc>
                </draw:g>
              </table:table-cell>
              <table:table-cell office:value-type="float" office:value="2.20055452865065">
                <text:p>2.20055452865065</text:p>
              </table:table-cell>
              <table:table-cell office:value-type="float" office:value="1.72627118644068">
                <text:p>1.72627118644068</text:p>
              </table:table-cell>
              <table:table-cell office:value-type="float" office:value="1.77748344370861">
                <text:p>1.77748344370861</text:p>
              </table:table-cell>
              <table:table-cell office:value-type="float" office:value="1.69838080605129">
                <text:p>1.69838080605129</text:p>
              </table:table-cell>
              <table:table-cell office:value-type="float" office:value="4.53437271110181">
                <text:p>4.53437271110181</text:p>
              </table:table-cell>
              <table:table-cell office:value-type="float" office:value="6.94276993513926">
                <text:p>6.94276993513926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10:'Checksums_(linux-arm)'.A10</svg:desc>
                </draw:g>
              </table:table-cell>
              <table:table-cell office:value-type="float" office:value="8.55827664399093">
                <text:p>8.55827664399093</text:p>
                <draw:g>
                  <svg:desc>'Checksums_(linux-arm)'.B10:'Checksums_(linux-arm)'.H10</svg:desc>
                </draw:g>
              </table:table-cell>
              <table:table-cell office:value-type="float" office:value="2.72841864018335">
                <text:p>2.72841864018335</text:p>
              </table:table-cell>
              <table:table-cell office:value-type="float" office:value="2.73265619011115">
                <text:p>2.73265619011115</text:p>
              </table:table-cell>
              <table:table-cell office:value-type="float" office:value="0.979302109592676">
                <text:p>0.979302109592676</text:p>
              </table:table-cell>
              <table:table-cell office:value-type="float" office:value="0.944897422409258">
                <text:p>0.944897422409258</text:p>
              </table:table-cell>
              <table:table-cell office:value-type="float" office:value="9.22021276595745">
                <text:p>9.22021276595745</text:p>
              </table:table-cell>
              <table:table-cell office:value-type="float" office:value="7.67643956971103">
                <text:p>7.676439569711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1cm" svg:y="6.759cm" style:legend-expansion="high" chart:style-name="ch2"/>
        <chart:plot-area chart:style-name="ch3" table:cell-range-address="'Hashes_(linux-arm)'.A1:'Hashes_(linux-arm)'.F4" chart:data-source-has-labels="both" svg:x="1.61cm" svg:y="0.299cm" svg:width="26.635cm" svg:height="14.383cm">
          <chart:coordinate-region svg:x="2.087cm" svg:y="0.477cm" svg:width="26.158cm" svg:height="13.602cm"/>
          <chart:axis chart:dimension="x" chart:name="primary-x" chart:style-name="ch4" chartooo:axis-type="text">
            <chart:categories table:cell-range-address="'Hashes_(linux-arm)'.B1:'Hashes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linux-arm)'.B2:'Hashes_(linux-arm)'.F2" chart:label-cell-address="'Hashes_(linux-arm)'.A2:'Hashes_(linux-arm)'.A2" chart:class="chart:bar">
            <chart:data-point chart:repeated="5"/>
            <chart:data-label chart:style-name="ch8"/>
          </chart:series>
          <chart:series chart:style-name="ch9" chart:values-cell-range-address="'Hashes_(linux-arm)'.B3:'Hashes_(linux-arm)'.F3" chart:label-cell-address="'Hashes_(linux-arm)'.A3:'Hashes_(linux-arm)'.A3" chart:class="chart:bar">
            <chart:data-point chart:repeated="5"/>
            <chart:data-label chart:style-name="ch8"/>
          </chart:series>
          <chart:series chart:style-name="ch10" chart:values-cell-range-address="'Hashes_(linux-arm)'.B4:'Hashes_(linux-arm)'.F4" chart:label-cell-address="'Hashes_(linux-arm)'.A4:'Hashes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)'.B1:'Hashes_(linux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)'.A2:'Hashes_(linux-arm)'.A2</svg:desc>
                </draw:g>
              </table:table-cell>
              <table:table-cell office:value-type="float" office:value="6.747">
                <text:p>6.747</text:p>
                <draw:g>
                  <svg:desc>'Hashes_(linux-arm)'.B2:'Hashes_(linux-arm)'.F2</svg:desc>
                </draw:g>
              </table:table-cell>
              <table:table-cell office:value-type="float" office:value="6.83">
                <text:p>6.83</text:p>
              </table:table-cell>
              <table:table-cell office:value-type="float" office:value="9.068">
                <text:p>9.068</text:p>
              </table:table-cell>
              <table:table-cell office:value-type="float" office:value="12.96">
                <text:p>12.9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Aaru 6</text:p>
                <draw:g>
                  <svg:desc>'Hashes_(linux-arm)'.A3:'Hashes_(linux-arm)'.A3</svg:desc>
                </draw:g>
              </table:table-cell>
              <table:table-cell office:value-type="float" office:value="6.945">
                <text:p>6.945</text:p>
                <draw:g>
                  <svg:desc>'Hashes_(linux-arm)'.B3:'Hashes_(linux-arm)'.F3</svg:desc>
                </draw:g>
              </table:table-cell>
              <table:table-cell office:value-type="float" office:value="6.953">
                <text:p>6.953</text:p>
              </table:table-cell>
              <table:table-cell office:value-type="float" office:value="9.138">
                <text:p>9.138</text:p>
              </table:table-cell>
              <table:table-cell office:value-type="float" office:value="13.08">
                <text:p>13.0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/>
                <draw:g>
                  <svg:desc>'Hashes_(linux-arm)'.A4:'Hashes_(linux-arm)'.A4</svg:desc>
                </draw:g>
              </table:table-cell>
              <table:table-cell office:value-type="float" office:value="NaN">
                <text:p>NaN</text:p>
                <draw:g>
                  <svg:desc>'Hashes_(linux-arm)'.B4:'Hashes_(linux-arm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linux-arm)'.A1:'SpamSum_(linux-arm)'.B4" chart:data-source-has-labels="both" svg:x="1.61cm" svg:y="0.299cm" svg:width="26.26cm" svg:height="14.384cm">
          <chart:coordinate-region svg:x="2.275cm" svg:y="0.477cm" svg:width="25.595cm" svg:height="13.603cm"/>
          <chart:axis chart:dimension="x" chart:name="primary-x" chart:style-name="ch4" chartooo:axis-type="text">
            <chart:categories table:cell-range-address="'SpamSum_(linux-arm)'.B1:'SpamSum_(linux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arm)'.B2:'SpamSum_(linux-arm)'.B2" chart:label-cell-address="'SpamSum_(linux-arm)'.A2:'SpamSum_(linux-arm)'.A2" chart:class="chart:bar">
            <chart:data-point/>
            <chart:data-label chart:style-name="ch8"/>
          </chart:series>
          <chart:series chart:style-name="ch9" chart:values-cell-range-address="'SpamSum_(linux-arm)'.B3:'SpamSum_(linux-arm)'.B3" chart:label-cell-address="'SpamSum_(linux-arm)'.A3:'SpamSum_(linux-arm)'.A3" chart:class="chart:bar">
            <chart:data-point/>
            <chart:data-label chart:style-name="ch8"/>
          </chart:series>
          <chart:series chart:style-name="ch10" chart:values-cell-range-address="'SpamSum_(linux-arm)'.B4:'SpamSum_(linux-arm)'.B4" chart:label-cell-address="'SpamSum_(linux-arm)'.A4:'SpamSum_(linux-arm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)'.B1:'SpamSum_(linux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)'.A2:'SpamSum_(linux-arm)'.A2</svg:desc>
                </draw:g>
              </table:table-cell>
              <table:table-cell office:value-type="float" office:value="259.81">
                <text:p>259.81</text:p>
                <draw:g>
                  <svg:desc>'SpamSum_(linux-arm)'.B2:'SpamSum_(linux-arm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arm)'.A3:'SpamSum_(linux-arm)'.A3</svg:desc>
                </draw:g>
              </table:table-cell>
              <table:table-cell office:value-type="float" office:value="210.2">
                <text:p>210.2</text:p>
                <draw:g>
                  <svg:desc>'SpamSum_(linux-arm)'.B3:'SpamSum_(linux-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)'.A4:'SpamSum_(linux-arm)'.A4</svg:desc>
                </draw:g>
              </table:table-cell>
              <table:table-cell office:value-type="float" office:value="493.1">
                <text:p>493.1</text:p>
                <draw:g>
                  <svg:desc>'SpamSum_(linux-arm)'.B4:'SpamSum_(linux-arm)'.B4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linux-x64)'.A1:'Decompression_(linux-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linux-x64)'.B1:'Decompression_(linux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linux-x64)'.B2:'Decompression_(linux-x64)'.I2" chart:label-cell-address="'Decompression_(linux-x64)'.A2:'Decompression_(linux-x64)'.A2" chart:class="chart:bar">
            <chart:data-point chart:repeated="8"/>
            <chart:data-label chart:style-name="ch8"/>
          </chart:series>
          <chart:series chart:style-name="ch9" chart:values-cell-range-address="'Decompression_(linux-x64)'.B3:'Decompression_(linux-x64)'.I3" chart:label-cell-address="'Decompression_(linux-x64)'.A3:'Decompression_(linux-x64)'.A3" chart:class="chart:bar">
            <chart:data-point chart:repeated="8"/>
            <chart:data-label chart:style-name="ch8"/>
          </chart:series>
          <chart:series chart:style-name="ch10" chart:values-cell-range-address="'Decompression_(linux-x64)'.B4:'Decompression_(linux-x64)'.I4" chart:label-cell-address="'Decompression_(linux-x64)'.A4:'Decompression_(linux-x64)'.A4" chart:class="chart:bar">
            <chart:data-point chart:repeated="8"/>
            <chart:data-label chart:style-name="ch8"/>
          </chart:series>
          <chart:series chart:style-name="ch11" chart:values-cell-range-address="'Decompression_(linux-x64)'.B5:'Decompression_(linux-x64)'.I5" chart:label-cell-address="'Decompression_(linux-x64)'.A5:'Decompression_(linux-x64)'.A5" chart:class="chart:bar">
            <chart:data-point chart:repeated="8"/>
          </chart:series>
          <chart:series chart:style-name="ch12" chart:values-cell-range-address="'Decompression_(linux-x64)'.B6:'Decompression_(linux-x64)'.I6" chart:label-cell-address="'Decompression_(linux-x64)'.A6:'Decompression_(linux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1:'Decompression_(linux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x64)'.A2:'Decompression_(linux-x64)'.A2</svg:desc>
                </draw:g>
              </table:table-cell>
              <table:table-cell office:value-type="float" office:value="0.10256">
                <text:p>0.10256</text:p>
                <draw:g>
                  <svg:desc>'Decompression_(linux-x64)'.B2:'Decompression_(linux-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x64)'.A3:'Decompression_(linux-x64)'.A3</svg:desc>
                </draw:g>
              </table:table-cell>
              <table:table-cell office:value-type="float" office:value="0.04613">
                <text:p>0.04613</text:p>
                <draw:g>
                  <svg:desc>'Decompression_(linux-x64)'.B3:'Decompression_(linux-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4:'Decompression_(linux-x64)'.A4</svg:desc>
                </draw:g>
              </table:table-cell>
              <table:table-cell office:value-type="float" office:value="0.04476">
                <text:p>0.04476</text:p>
                <draw:g>
                  <svg:desc>'Decompression_(linux-x64)'.B4:'Decompression_(linux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5:'Decompression_(linux-x64)'.A5</svg:desc>
                </draw:g>
              </table:table-cell>
              <table:table-cell office:value-type="float" office:value="0.04885">
                <text:p>0.04885</text:p>
                <draw:g>
                  <svg:desc>'Decompression_(linux-x64)'.B5:'Decompression_(linux-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6:'Decompression_(linux-x64)'.A6</svg:desc>
                </draw:g>
              </table:table-cell>
              <table:table-cell office:value-type="float" office:value="0.04389">
                <text:p>0.04389</text:p>
                <draw:g>
                  <svg:desc>'Decompression_(linux-x64)'.B6:'Decompression_(linux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581cm" svg:y="4.58cm" style:legend-expansion="high" chart:style-name="ch2"/>
        <chart:plot-area chart:style-name="ch3" table:cell-range-address="'Decompression_(linux-x64)'.A9:'Decompression_(linux-x64)'.I13" chart:data-source-has-labels="both" svg:x="0.397cm" svg:y="0.221cm" svg:width="15.787cm" svg:height="10.634cm">
          <chart:coordinate-region svg:x="1.98cm" svg:y="0.398cm" svg:width="14.204cm" svg:height="9.854cm"/>
          <chart:axis chart:dimension="x" chart:name="primary-x" chart:style-name="ch4" chartooo:axis-type="text">
            <chart:categories table:cell-range-address="'Decompression_(linux-x64)'.B9:'Decompression_(linux-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x64)'.B10:'Decompression_(linux-x64)'.I10" chart:label-cell-address="'Decompression_(linux-x64)'.A10:'Decompression_(linux-x64)'.A10" chart:class="chart:bar">
            <chart:data-point chart:repeated="8"/>
          </chart:series>
          <chart:series chart:style-name="ch8" chart:values-cell-range-address="'Decompression_(linux-x64)'.B11:'Decompression_(linux-x64)'.I11" chart:label-cell-address="'Decompression_(linux-x64)'.A11:'Decompression_(linux-x64)'.A11" chart:class="chart:bar">
            <chart:data-point chart:repeated="8"/>
          </chart:series>
          <chart:series chart:style-name="ch9" chart:values-cell-range-address="'Decompression_(linux-x64)'.B12:'Decompression_(linux-x64)'.I12" chart:label-cell-address="'Decompression_(linux-x64)'.A12:'Decompression_(linux-x64)'.A12" chart:class="chart:bar">
            <chart:data-point chart:repeated="8"/>
          </chart:series>
          <chart:series chart:style-name="ch10" chart:values-cell-range-address="'Decompression_(linux-x64)'.B13:'Decompression_(linux-x64)'.I13" chart:label-cell-address="'Decompression_(linux-x64)'.A13:'Decompression_(linux-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9:'Decompression_(linux-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x64)'.A10:'Decompression_(linux-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linux-x64)'.B10:'Decompression_(linux-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11:'Decompression_(linux-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linux-x64)'.B11:'Decompression_(linux-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12:'Decompression_(linux-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linux-x64)'.B12:'Decompression_(linux-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13:'Decompression_(linux-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linux-x64)'.B13:'Decompression_(linux-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mac-arm)'.A1:'Decompression_(mac-arm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mac-arm)'.B1:'Decompression_(mac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arm)'.B2:'Decompression_(mac-arm)'.I2" chart:label-cell-address="'Decompression_(mac-arm)'.A2:'Decompression_(mac-arm)'.A2" chart:class="chart:bar">
            <chart:data-point chart:repeated="8"/>
            <chart:data-label chart:style-name="ch8"/>
          </chart:series>
          <chart:series chart:style-name="ch9" chart:values-cell-range-address="'Decompression_(mac-arm)'.B3:'Decompression_(mac-arm)'.I3" chart:label-cell-address="'Decompression_(mac-arm)'.A3:'Decompression_(mac-arm)'.A3" chart:class="chart:bar">
            <chart:data-point chart:repeated="8"/>
            <chart:data-label chart:style-name="ch8"/>
          </chart:series>
          <chart:series chart:style-name="ch10" chart:values-cell-range-address="'Decompression_(mac-arm)'.B4:'Decompression_(mac-arm)'.I4" chart:label-cell-address="'Decompression_(mac-arm)'.A4:'Decompression_(mac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1:'Decompression_(mac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arm)'.A2:'Decompression_(mac-arm)'.A2</svg:desc>
                </draw:g>
              </table:table-cell>
              <table:table-cell office:value-type="float" office:value="0.1591">
                <text:p>0.1591</text:p>
                <draw:g>
                  <svg:desc>'Decompression_(mac-arm)'.B2:'Decompression_(mac-arm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mac-arm)'.A3:'Decompression_(mac-arm)'.A3</svg:desc>
                </draw:g>
              </table:table-cell>
              <table:table-cell office:value-type="float" office:value="0.05174">
                <text:p>0.05174</text:p>
                <draw:g>
                  <svg:desc>'Decompression_(mac-arm)'.B3:'Decompression_(mac-arm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4:'Decompression_(mac-arm)'.A4</svg:desc>
                </draw:g>
              </table:table-cell>
              <table:table-cell office:value-type="float" office:value="0.07395">
                <text:p>0.07395</text:p>
                <draw:g>
                  <svg:desc>'Decompression_(mac-arm)'.B4:'Decompression_(mac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in-arm)'.A9:'Checksums_(win-arm)'.H14" chart:data-source-has-labels="both" svg:x="0.475cm" svg:y="0.198cm" svg:width="19.557cm" svg:height="9.518cm">
          <chart:coordinate-region svg:x="1.87cm" svg:y="0.375cm" svg:width="18.162cm" svg:height="8.738cm"/>
          <chart:axis chart:dimension="x" chart:name="primary-x" chart:style-name="ch4" chartooo:axis-type="text">
            <chart:categories table:cell-range-address="'Checksums_(win-arm)'.B9:'Checksums_(win-arm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in-arm)'.B10:'Checksums_(win-arm)'.H10" chart:label-cell-address="'Checksums_(win-arm)'.A10:'Checksums_(win-arm)'.A10" chart:class="chart:bar">
            <chart:data-point chart:repeated="7"/>
          </chart:series>
          <chart:series chart:style-name="ch9" chart:values-cell-range-address="'Checksums_(win-arm)'.B11:'Checksums_(win-arm)'.H11" chart:label-cell-address="'Checksums_(win-arm)'.A11:'Checksums_(win-arm)'.A11" chart:class="chart:bar">
            <chart:data-point chart:repeated="7"/>
          </chart:series>
          <chart:series chart:style-name="ch10" chart:values-cell-range-address="'Checksums_(win-arm)'.B12:'Checksums_(win-arm)'.H12" chart:label-cell-address="'Checksums_(win-arm)'.A12:'Checksums_(win-arm)'.A12" chart:class="chart:bar">
            <chart:data-point chart:repeated="7"/>
          </chart:series>
          <chart:series chart:style-name="ch11" chart:values-cell-range-address="'Checksums_(win-arm)'.B13:'Checksums_(win-arm)'.H13" chart:label-cell-address="'Checksums_(win-arm)'.A13:'Checksums_(win-arm)'.A13" chart:class="chart:bar">
            <chart:data-point chart:repeated="7"/>
          </chart:series>
          <chart:series chart:style-name="ch12" chart:values-cell-range-address="'Checksums_(win-arm)'.B14:'Checksums_(win-arm)'.H14" chart:label-cell-address="'Checksums_(win-arm)'.A14:'Checksums_(win-arm)'.A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9:'Checksums_(win-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hecksums_(win-arm)'.A10:'Checksums_(win-arm)'.A10</svg:desc>
                </draw:g>
              </table:table-cell>
              <table:table-cell office:value-type="float" office:value="0.433196159122085">
                <text:p>0.433196159122085</text:p>
                <draw:g>
                  <svg:desc>'Checksums_(win-arm)'.B10:'Checksums_(win-arm)'.H10</svg:desc>
                </draw:g>
              </table:table-cell>
              <table:table-cell office:value-type="float" office:value="0.84963247043784">
                <text:p>0.84963247043784</text:p>
              </table:table-cell>
              <table:table-cell office:value-type="float" office:value="0.884086769332671">
                <text:p>0.884086769332671</text:p>
              </table:table-cell>
              <table:table-cell office:value-type="float" office:value="0.903576203208556">
                <text:p>0.903576203208556</text:p>
              </table:table-cell>
              <table:table-cell office:value-type="float" office:value="0.805139523884597">
                <text:p>0.805139523884597</text:p>
              </table:table-cell>
              <table:table-cell office:value-type="float" office:value="0.320121642169285">
                <text:p>0.320121642169285</text:p>
              </table:table-cell>
              <table:table-cell office:value-type="float" office:value="0.444771929824561">
                <text:p>0.444771929824561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11:'Checksums_(win-arm)'.A11</svg:desc>
                </draw:g>
              </table:table-cell>
              <table:table-cell office:value-type="float" office:value="5.42611683848797">
                <text:p>5.42611683848797</text:p>
                <draw:g>
                  <svg:desc>'Checksums_(win-arm)'.B11:'Checksums_(win-arm)'.H11</svg:desc>
                </draw:g>
              </table:table-cell>
              <table:table-cell office:value-type="float" office:value="3.95315985130112">
                <text:p>3.95315985130112</text:p>
              </table:table-cell>
              <table:table-cell office:value-type="float" office:value="4.02943396226415">
                <text:p>4.02943396226415</text:p>
              </table:table-cell>
              <table:table-cell office:value-type="float" office:value="8.36090923148291">
                <text:p>8.36090923148291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4432529043789">
                <text:p>5.64432529043789</text:p>
              </table:table-cell>
              <table:table-cell office:value-type="float" office:value="5.87395736793327">
                <text:p>5.87395736793327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12:'Checksums_(win-arm)'.A12</svg:desc>
                </draw:g>
              </table:table-cell>
              <table:table-cell office:value-type="float" office:value="5.43545611015491">
                <text:p>5.43545611015491</text:p>
                <draw:g>
                  <svg:desc>'Checksums_(win-arm)'.B12:'Checksums_(win-arm)'.H12</svg:desc>
                </draw:g>
              </table:table-cell>
              <table:table-cell office:value-type="float" office:value="3.96199701937407">
                <text:p>3.96199701937407</text:p>
              </table:table-cell>
              <table:table-cell office:value-type="float" office:value="4.04776345716452">
                <text:p>4.04776345716452</text:p>
              </table:table-cell>
              <table:table-cell office:value-type="float" office:value="8.36220228889576">
                <text:p>8.36220228889576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594982078853">
                <text:p>5.6594982078853</text:p>
              </table:table-cell>
              <table:table-cell office:value-type="float" office:value="5.89033457249071">
                <text:p>5.89033457249071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13:'Checksums_(win-arm)'.A13</svg:desc>
                </draw:g>
              </table:table-cell>
              <table:table-cell office:value-type="float" office:value="5.75752051048314">
                <text:p>5.75752051048314</text:p>
                <draw:g>
                  <svg:desc>'Checksums_(win-arm)'.B13:'Checksums_(win-arm)'.H13</svg:desc>
                </draw:g>
              </table:table-cell>
              <table:table-cell office:value-type="float" office:value="4.160406885759">
                <text:p>4.160406885759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484141400028">
                <text:p>7.55484141400028</text:p>
              </table:table-cell>
              <table:table-cell office:value-type="float" office:value="3.14664202094886">
                <text:p>3.14664202094886</text:p>
              </table:table-cell>
              <table:table-cell office:value-type="float" office:value="5.91385767790262">
                <text:p>5.91385767790262</text:p>
              </table:table-cell>
              <table:table-cell office:value-type="float" office:value="6.28769841269841">
                <text:p>6.2876984126984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14:'Checksums_(win-arm)'.A14</svg:desc>
                </draw:g>
              </table:table-cell>
              <table:table-cell office:value-type="float" office:value="5.75227686703096">
                <text:p>5.75227686703096</text:p>
                <draw:g>
                  <svg:desc>'Checksums_(win-arm)'.B14:'Checksums_(win-arm)'.H14</svg:desc>
                </draw:g>
              </table:table-cell>
              <table:table-cell office:value-type="float" office:value="4.15066354410617">
                <text:p>4.15066354410617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273082832798">
                <text:p>7.55273082832798</text:p>
              </table:table-cell>
              <table:table-cell office:value-type="float" office:value="3.13697788697789">
                <text:p>3.13697788697789</text:p>
              </table:table-cell>
              <table:table-cell office:value-type="float" office:value="5.98106060606061">
                <text:p>5.98106060606061</text:p>
              </table:table-cell>
              <table:table-cell office:value-type="float" office:value="6.25666337611056">
                <text:p>6.2566633761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mac-arm)'.A7:'Decompression_(mac-arm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arm)'.B7:'Decompression_(mac-arm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arm)'.B8:'Decompression_(mac-arm)'.I8" chart:label-cell-address="'Decompression_(mac-arm)'.A8:'Decompression_(mac-arm)'.A8" chart:class="chart:bar">
            <chart:data-point chart:repeated="8"/>
          </chart:series>
          <chart:series chart:style-name="ch9" chart:values-cell-range-address="'Decompression_(mac-arm)'.B9:'Decompression_(mac-arm)'.I9" chart:label-cell-address="'Decompression_(mac-arm)'.A9:'Decompression_(mac-arm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7:'Decompression_(mac-arm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arm)'.A8:'Decompression_(mac-arm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mac-arm)'.B8:'Decompression_(mac-arm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9:'Decompression_(mac-arm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mac-arm)'.B9:'Decompression_(mac-arm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Decompression_(linux-arm)'.A1:'Decompression_(linux-arm)'.I4" chart:data-source-has-labels="both" svg:x="1.567cm" svg:y="0.299cm" svg:width="24.169cm" svg:height="14.383cm">
          <chart:coordinate-region svg:x="2.232cm" svg:y="0.477cm" svg:width="23.504cm" svg:height="13.602cm"/>
          <chart:axis chart:dimension="x" chart:name="primary-x" chart:style-name="ch4" chartooo:axis-type="text">
            <chart:categories table:cell-range-address="'Decompression_(linux-arm)'.B1:'Decompression_(linux-arm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)'.B2:'Decompression_(linux-arm)'.I2" chart:label-cell-address="'Decompression_(linux-arm)'.A2:'Decompression_(linux-arm)'.A2" chart:class="chart:bar">
            <chart:data-point chart:repeated="8"/>
            <chart:data-label chart:style-name="ch8"/>
          </chart:series>
          <chart:series chart:style-name="ch9" chart:values-cell-range-address="'Decompression_(linux-arm)'.B3:'Decompression_(linux-arm)'.I3" chart:label-cell-address="'Decompression_(linux-arm)'.A3:'Decompression_(linux-arm)'.A3" chart:class="chart:bar">
            <chart:data-point chart:repeated="8"/>
            <chart:data-label chart:style-name="ch8"/>
          </chart:series>
          <chart:series chart:style-name="ch10" chart:values-cell-range-address="'Decompression_(linux-arm)'.B4:'Decompression_(linux-arm)'.I4" chart:label-cell-address="'Decompression_(linux-arm)'.A4:'Decompression_(linux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)'.B1:'Decompression_(linux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)'.A2:'Decompression_(linux-arm)'.A2</svg:desc>
                </draw:g>
              </table:table-cell>
              <table:table-cell office:value-type="float" office:value="0.4443">
                <text:p>0.4443</text:p>
                <draw:g>
                  <svg:desc>'Decompression_(linux-arm)'.B2:'Decompression_(linux-arm)'.I2</svg:desc>
                </draw:g>
              </table:table-cell>
              <table:table-cell office:value-type="float" office:value="3.21">
                <text:p>3.21</text:p>
              </table:table-cell>
              <table:table-cell office:value-type="float" office:value="28.615">
                <text:p>28.615</text:p>
              </table:table-cell>
              <table:table-cell office:value-type="float" office:value="649.5">
                <text:p>649.5</text:p>
              </table:table-cell>
              <table:table-cell office:value-type="float" office:value="277.5">
                <text:p>277.5</text:p>
              </table:table-cell>
              <table:table-cell office:value-type="float" office:value="15.58">
                <text:p>15.58</text:p>
              </table:table-cell>
              <table:table-cell office:value-type="float" office:value="466.9">
                <text:p>466.9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arm)'.A3:'Decompression_(linux-arm)'.A3</svg:desc>
                </draw:g>
              </table:table-cell>
              <table:table-cell office:value-type="float" office:value="0.429">
                <text:p>0.429</text:p>
                <draw:g>
                  <svg:desc>'Decompression_(linux-arm)'.B3:'Decompression_(linux-arm)'.I3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4.458">
                <text:p>4.458</text:p>
              </table:table-cell>
              <table:table-cell office:value-type="float" office:value="348.6">
                <text:p>348.6</text:p>
              </table:table-cell>
              <table:table-cell office:value-type="float" office:value="245.1">
                <text:p>245.1</text:p>
              </table:table-cell>
              <table:table-cell office:value-type="float" office:value="5.933">
                <text:p>5.933</text:p>
              </table:table-cell>
              <table:table-cell office:value-type="float" office:value="458.8">
                <text:p>458.8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4:'Decompression_(linux-arm)'.A4</svg:desc>
                </draw:g>
              </table:table-cell>
              <table:table-cell office:value-type="float" office:value="0.4275">
                <text:p>0.4275</text:p>
                <draw:g>
                  <svg:desc>'Decompression_(linux-arm)'.B4:'Decompression_(linux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.903">
                <text:p>3.903</text:p>
              </table:table-cell>
              <table:table-cell office:value-type="float" office:value="241.2">
                <text:p>241.2</text:p>
              </table:table-cell>
              <table:table-cell office:value-type="float" office:value="154.7">
                <text:p>154.7</text:p>
              </table:table-cell>
              <table:table-cell office:value-type="float" office:value="NaN">
                <text:p>NaN</text:p>
              </table:table-cell>
              <table:table-cell office:value-type="float" office:value="223.9">
                <text:p>223.9</text:p>
              </table:table-cell>
              <table:table-cell office:value-type="float" office:value="264.1">
                <text:p>264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linux-arm)'.A6:'Decompression_(linux-arm)'.I8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Decompression_(linux-arm)'.B6:'Decompression_(linux-arm)'.I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linux-arm)'.B7:'Decompression_(linux-arm)'.I7" chart:label-cell-address="'Decompression_(linux-arm)'.A7:'Decompression_(linux-arm)'.A7" chart:class="chart:bar">
            <chart:data-point chart:repeated="8"/>
          </chart:series>
          <chart:series chart:style-name="ch8" chart:values-cell-range-address="'Decompression_(linux-arm)'.B8:'Decompression_(linux-arm)'.I8" chart:label-cell-address="'Decompression_(linux-arm)'.A8:'Decompression_(linux-arm)'.A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)'.B6:'Decompression_(linux-arm)'.I6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)'.A7:'Decompression_(linux-arm)'.A7</svg:desc>
                </draw:g>
              </table:table-cell>
              <table:table-cell office:value-type="float" office:value="1.03566433566434">
                <text:p>1.03566433566434</text:p>
                <draw:g>
                  <svg:desc>'Decompression_(linux-arm)'.B7:'Decompression_(linux-arm)'.I7</svg:desc>
                </draw:g>
              </table:table-cell>
              <table:table-cell office:value-type="float" office:value="1.03548387096774">
                <text:p>1.03548387096774</text:p>
              </table:table-cell>
              <table:table-cell office:value-type="float" office:value="6.4187976671153">
                <text:p>6.4187976671153</text:p>
              </table:table-cell>
              <table:table-cell office:value-type="float" office:value="1.8631669535284">
                <text:p>1.8631669535284</text:p>
              </table:table-cell>
              <table:table-cell office:value-type="float" office:value="1.13219094247246">
                <text:p>1.13219094247246</text:p>
              </table:table-cell>
              <table:table-cell office:value-type="float" office:value="2.6259902241699">
                <text:p>2.6259902241699</text:p>
              </table:table-cell>
              <table:table-cell office:value-type="float" office:value="1.01765475152572">
                <text:p>1.01765475152572</text:p>
              </table:table-cell>
              <table:table-cell office:value-type="float" office:value="0.930371352785146">
                <text:p>0.93037135278514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8:'Decompression_(linux-arm)'.A8</svg:desc>
                </draw:g>
              </table:table-cell>
              <table:table-cell office:value-type="float" office:value="1.03929824561404">
                <text:p>1.03929824561404</text:p>
                <draw:g>
                  <svg:desc>'Decompression_(linux-arm)'.B8:'Decompression_(linux-arm)'.I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.33153984114783">
                <text:p>7.33153984114783</text:p>
              </table:table-cell>
              <table:table-cell office:value-type="float" office:value="2.69278606965174">
                <text:p>2.69278606965174</text:p>
              </table:table-cell>
              <table:table-cell office:value-type="float" office:value="1.79379444085326">
                <text:p>1.79379444085326</text:p>
              </table:table-cell>
              <table:table-cell office:value-type="float" office:value="NaN">
                <text:p>NaN</text:p>
              </table:table-cell>
              <table:table-cell office:value-type="float" office:value="2.08530594015185">
                <text:p>2.08530594015185</text:p>
              </table:table-cell>
              <table:table-cell office:value-type="float" office:value="1.59371450208254">
                <text:p>1.593714502082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Decompression_(linux-arm64)'.A1:'Decompression_(linux-arm64)'.I4" chart:data-source-has-labels="both" svg:x="1.567cm" svg:y="0.299cm" svg:width="24.196cm" svg:height="14.383cm">
          <chart:coordinate-region svg:x="2.232cm" svg:y="0.477cm" svg:width="23.531cm" svg:height="13.602cm"/>
          <chart:axis chart:dimension="x" chart:name="primary-x" chart:style-name="ch4" chartooo:axis-type="text">
            <chart:categories table:cell-range-address="'Decompression_(linux-arm64)'.B1:'Decompression_(linux-arm64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64)'.B2:'Decompression_(linux-arm64)'.I2" chart:label-cell-address="'Decompression_(linux-arm64)'.A2:'Decompression_(linux-arm64)'.A2" chart:class="chart:bar">
            <chart:data-point chart:repeated="8"/>
            <chart:data-label chart:style-name="ch8"/>
          </chart:series>
          <chart:series chart:style-name="ch9" chart:values-cell-range-address="'Decompression_(linux-arm64)'.B3:'Decompression_(linux-arm64)'.I3" chart:label-cell-address="'Decompression_(linux-arm64)'.A3:'Decompression_(linux-arm64)'.A3" chart:class="chart:bar">
            <chart:data-point chart:repeated="8"/>
            <chart:data-label chart:style-name="ch8"/>
          </chart:series>
          <chart:series chart:style-name="ch10" chart:values-cell-range-address="'Decompression_(linux-arm64)'.B4:'Decompression_(linux-arm64)'.I4" chart:label-cell-address="'Decompression_(linux-arm64)'.A4:'Decompression_(linux-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64)'.B1:'Decompression_(linux-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64)'.A2:'Decompression_(linux-arm64)'.A2</svg:desc>
                </draw:g>
              </table:table-cell>
              <table:table-cell office:value-type="float" office:value="370.5">
                <text:p>370.5</text:p>
                <draw:g>
                  <svg:desc>'Decompression_(linux-arm64)'.B2:'Decompression_(linux-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linux-arm64)'.A3:'Decompression_(linux-arm64)'.A3</svg:desc>
                </draw:g>
              </table:table-cell>
              <table:table-cell office:value-type="float" office:value="253">
                <text:p>253</text:p>
                <draw:g>
                  <svg:desc>'Decompression_(linux-arm64)'.B3:'Decompression_(linux-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4:'Decompression_(linux-arm64)'.A4</svg:desc>
                </draw:g>
              </table:table-cell>
              <table:table-cell office:value-type="float" office:value="239.1">
                <text:p>239.1</text:p>
                <draw:g>
                  <svg:desc>'Decompression_(linux-arm64)'.B4:'Decompression_(linux-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Decompression_(linux-arm64)'.A9:'Decompression_(linux-arm64)'.I11" chart:data-source-has-labels="both" svg:x="0.396cm" svg:y="0.198cm" svg:width="16.678cm" svg:height="9.511cm">
          <chart:coordinate-region svg:x="1.979cm" svg:y="0.375cm" svg:width="15.095cm" svg:height="8.731cm"/>
          <chart:axis chart:dimension="x" chart:name="primary-x" chart:style-name="ch4" chartooo:axis-type="text">
            <chart:categories table:cell-range-address="'Decompression_(linux-arm64)'.B9:'Decompression_(linux-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arm64)'.B10:'Decompression_(linux-arm64)'.I10" chart:label-cell-address="'Decompression_(linux-arm64)'.A10:'Decompression_(linux-arm64)'.A10" chart:class="chart:bar">
            <chart:data-point chart:repeated="8"/>
          </chart:series>
          <chart:series chart:style-name="ch8" chart:values-cell-range-address="'Decompression_(linux-arm64)'.B11:'Decompression_(linux-arm64)'.I11" chart:label-cell-address="'Decompression_(linux-arm64)'.A11:'Decompression_(linux-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64)'.B9:'Decompression_(linux-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64)'.A10:'Decompression_(linux-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linux-arm64)'.B10:'Decompression_(linux-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11:'Decompression_(linux-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linux-arm64)'.B11:'Decompression_(linux-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09cm" svg:y="6.305cm" style:legend-expansion="high" chart:style-name="ch2"/>
        <chart:plot-area chart:style-name="ch3" table:cell-range-address="'Compression_(linux-x64)'.A1:'Compression_(linux-x64)'.F6" chart:data-source-has-labels="both" svg:x="1.565cm" svg:y="0.299cm" svg:width="23.173cm" svg:height="14.383cm">
          <chart:coordinate-region svg:x="2.419cm" svg:y="0.477cm" svg:width="22.319cm" svg:height="13.602cm"/>
          <chart:axis chart:dimension="x" chart:name="primary-x" chart:style-name="ch4" chartooo:axis-type="text">
            <chart:categories table:cell-range-address="'Compression_(linux-x64)'.B1:'Compression_(linux-x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x64)'.B2:'Compression_(linux-x64)'.F2" chart:label-cell-address="'Compression_(linux-x64)'.A2:'Compression_(linux-x64)'.A2" chart:class="chart:bar">
            <chart:data-point chart:repeated="5"/>
            <chart:data-label chart:style-name="ch8"/>
          </chart:series>
          <chart:series chart:style-name="ch9" chart:values-cell-range-address="'Compression_(linux-x64)'.B3:'Compression_(linux-x64)'.F3" chart:label-cell-address="'Compression_(linux-x64)'.A3:'Compression_(linux-x64)'.A3" chart:class="chart:bar">
            <chart:data-point chart:repeated="5"/>
            <chart:data-label chart:style-name="ch8"/>
          </chart:series>
          <chart:series chart:style-name="ch10" chart:values-cell-range-address="'Compression_(linux-x64)'.B4:'Compression_(linux-x64)'.F4" chart:label-cell-address="'Compression_(linux-x64)'.A4:'Compression_(linux-x64)'.A4" chart:class="chart:bar">
            <chart:data-point chart:repeated="5"/>
            <chart:data-label chart:style-name="ch8"/>
          </chart:series>
          <chart:series chart:style-name="ch11" chart:values-cell-range-address="'Compression_(linux-x64)'.B5:'Compression_(linux-x64)'.F5" chart:label-cell-address="'Compression_(linux-x64)'.A5:'Compression_(linux-x64)'.A5" chart:class="chart:bar">
            <chart:data-point chart:repeated="5"/>
          </chart:series>
          <chart:series chart:style-name="ch12" chart:values-cell-range-address="'Compression_(linux-x64)'.B6:'Compression_(linux-x64)'.F6" chart:label-cell-address="'Compression_(linux-x64)'.A6:'Compression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1:'Compression_(linux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x64)'.A2:'Compression_(linux-x64)'.A2</svg:desc>
                </draw:g>
              </table:table-cell>
              <table:table-cell office:value-type="float" office:value="661.3">
                <text:p>661.3</text:p>
                <draw:g>
                  <svg:desc>'Compression_(linux-x64)'.B2:'Compression_(linux-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linux-x64)'.A3:'Compression_(linux-x64)'.A3</svg:desc>
                </draw:g>
              </table:table-cell>
              <table:table-cell office:value-type="float" office:value="334.2">
                <text:p>334.2</text:p>
                <draw:g>
                  <svg:desc>'Compression_(linux-x64)'.B3:'Compression_(linux-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4:'Compression_(linux-x64)'.A4</svg:desc>
                </draw:g>
              </table:table-cell>
              <table:table-cell office:value-type="float" office:value="186.5">
                <text:p>186.5</text:p>
                <draw:g>
                  <svg:desc>'Compression_(linux-x64)'.B4:'Compression_(linux-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5:'Compression_(linux-x64)'.A5</svg:desc>
                </draw:g>
              </table:table-cell>
              <table:table-cell office:value-type="float" office:value="318.7">
                <text:p>318.7</text:p>
                <draw:g>
                  <svg:desc>'Compression_(linux-x64)'.B5:'Compression_(linux-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6:'Compression_(linux-x64)'.A6</svg:desc>
                </draw:g>
              </table:table-cell>
              <table:table-cell office:value-type="float" office:value="180.8">
                <text:p>180.8</text:p>
                <draw:g>
                  <svg:desc>'Compression_(linux-x64)'.B6:'Compression_(linux-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linux-x64)'.A9:'Compression_(linux-x64)'.F13" chart:data-source-has-labels="both" svg:x="0.397cm" svg:y="0.221cm" svg:width="15.788cm" svg:height="10.635cm">
          <chart:coordinate-region svg:x="1.792cm" svg:y="0.398cm" svg:width="14.393cm" svg:height="9.855cm"/>
          <chart:axis chart:dimension="x" chart:name="primary-x" chart:style-name="ch4" chartooo:axis-type="text">
            <chart:categories table:cell-range-address="'Compression_(linux-x64)'.B9:'Compression_(linux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linux-x64)'.B10:'Compression_(linux-x64)'.F10" chart:label-cell-address="'Compression_(linux-x64)'.A10:'Compression_(linux-x64)'.A10" chart:class="chart:bar">
            <chart:data-point chart:repeated="5"/>
          </chart:series>
          <chart:series chart:style-name="ch8" chart:values-cell-range-address="'Compression_(linux-x64)'.B11:'Compression_(linux-x64)'.F11" chart:label-cell-address="'Compression_(linux-x64)'.A11:'Compression_(linux-x64)'.A11" chart:class="chart:bar">
            <chart:data-point chart:repeated="5"/>
          </chart:series>
          <chart:series chart:style-name="ch9" chart:values-cell-range-address="'Compression_(linux-x64)'.B12:'Compression_(linux-x64)'.F12" chart:label-cell-address="'Compression_(linux-x64)'.A12:'Compression_(linux-x64)'.A12" chart:class="chart:bar">
            <chart:data-point chart:repeated="5"/>
          </chart:series>
          <chart:series chart:style-name="ch10" chart:values-cell-range-address="'Compression_(linux-x64)'.B13:'Compression_(linux-x64)'.F13" chart:label-cell-address="'Compression_(linux-x64)'.A13:'Compression_(linux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9:'Compression_(linux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x64)'.A10:'Compression_(linux-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linux-x64)'.B10:'Compression_(linux-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11:'Compression_(linux-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linux-x64)'.B11:'Compression_(linux-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12:'Compression_(linux-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linux-x64)'.B12:'Compression_(linux-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13:'Compression_(linux-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linux-x64)'.B13:'Compression_(linux-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mac-arm)'.A1:'Compression_(mac-arm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mac-arm)'.B1:'Compression_(mac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arm)'.B2:'Compression_(mac-arm)'.F2" chart:label-cell-address="'Compression_(mac-arm)'.A2:'Compression_(mac-arm)'.A2" chart:class="chart:bar">
            <chart:data-point chart:repeated="5"/>
            <chart:data-label chart:style-name="ch8"/>
          </chart:series>
          <chart:series chart:style-name="ch9" chart:values-cell-range-address="'Compression_(mac-arm)'.B3:'Compression_(mac-arm)'.F3" chart:label-cell-address="'Compression_(mac-arm)'.A3:'Compression_(mac-arm)'.A3" chart:class="chart:bar">
            <chart:data-point chart:repeated="5"/>
            <chart:data-label chart:style-name="ch8"/>
          </chart:series>
          <chart:series chart:style-name="ch10" chart:values-cell-range-address="'Compression_(mac-arm)'.B4:'Compression_(mac-arm)'.F4" chart:label-cell-address="'Compression_(mac-arm)'.A4:'Compression_(mac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1:'Compression_(mac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arm)'.A2:'Compression_(mac-arm)'.A2</svg:desc>
                </draw:g>
              </table:table-cell>
              <table:table-cell office:value-type="float" office:value="795.5">
                <text:p>795.5</text:p>
                <draw:g>
                  <svg:desc>'Compression_(mac-arm)'.B2:'Compression_(mac-arm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mac-arm)'.A3:'Compression_(mac-arm)'.A3</svg:desc>
                </draw:g>
              </table:table-cell>
              <table:table-cell office:value-type="float" office:value="317.5">
                <text:p>317.5</text:p>
                <draw:g>
                  <svg:desc>'Compression_(mac-arm)'.B3:'Compression_(mac-arm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4:'Compression_(mac-arm)'.A4</svg:desc>
                </draw:g>
              </table:table-cell>
              <table:table-cell office:value-type="float" office:value="194.5">
                <text:p>194.5</text:p>
                <draw:g>
                  <svg:desc>'Compression_(mac-arm)'.B4:'Compression_(mac-arm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mac-arm)'.A7:'Compression_(mac-arm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mac-arm)'.B7:'Compression_(mac-arm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arm)'.B8:'Compression_(mac-arm)'.F8" chart:label-cell-address="'Compression_(mac-arm)'.A8:'Compression_(mac-arm)'.A8" chart:class="chart:bar">
            <chart:data-point chart:repeated="5"/>
          </chart:series>
          <chart:series chart:style-name="ch8" chart:values-cell-range-address="'Compression_(mac-arm)'.B9:'Compression_(mac-arm)'.F9" chart:label-cell-address="'Compression_(mac-arm)'.A9:'Compression_(mac-arm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7:'Compression_(mac-arm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arm)'.A8:'Compression_(mac-arm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mac-arm)'.B8:'Compression_(mac-arm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9:'Compression_(mac-arm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mac-arm)'.B9:'Compression_(mac-arm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linux-arm)'.A1:'Compression_(linux-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linux-arm)'.B1:'Compression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)'.B2:'Compression_(linux-arm)'.F2" chart:label-cell-address="'Compression_(linux-arm)'.A2:'Compression_(linux-arm)'.A2" chart:class="chart:bar">
            <chart:data-point chart:repeated="5"/>
            <chart:data-label chart:style-name="ch8"/>
          </chart:series>
          <chart:series chart:style-name="ch9" chart:values-cell-range-address="'Compression_(linux-arm)'.B3:'Compression_(linux-arm)'.F3" chart:label-cell-address="'Compression_(linux-arm)'.A3:'Compression_(linux-arm)'.A3" chart:class="chart:bar">
            <chart:data-point chart:repeated="5"/>
            <chart:data-label chart:style-name="ch8"/>
          </chart:series>
          <chart:series chart:style-name="ch10" chart:values-cell-range-address="'Compression_(linux-arm)'.B4:'Compression_(linux-arm)'.F4" chart:label-cell-address="'Compression_(linux-arm)'.A4:'Compression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1:'Compression_(linux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)'.A2:'Compression_(linux-arm)'.A2</svg:desc>
                </draw:g>
              </table:table-cell>
              <table:table-cell office:value-type="float" office:value="5261.3">
                <text:p>5261.3</text:p>
                <draw:g>
                  <svg:desc>'Compression_(linux-arm)'.B2:'Compression_(linux-arm)'.F2</svg:desc>
                </draw:g>
              </table:table-cell>
              <table:table-cell office:value-type="float" office:value="5841">
                <text:p>5841</text:p>
              </table:table-cell>
              <table:table-cell office:value-type="float" office:value="6939.5">
                <text:p>6939.5</text:p>
              </table:table-cell>
              <table:table-cell office:value-type="float" office:value="41220">
                <text:p>4122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Aaru 6</text:p>
                <draw:g>
                  <svg:desc>'Compression_(linux-arm)'.A3:'Compression_(linux-arm)'.A3</svg:desc>
                </draw:g>
              </table:table-cell>
              <table:table-cell office:value-type="float" office:value="1506.3">
                <text:p>1506.3</text:p>
                <draw:g>
                  <svg:desc>'Compression_(linux-arm)'.B3:'Compression_(linux-arm)'.F3</svg:desc>
                </draw:g>
              </table:table-cell>
              <table:table-cell office:value-type="float" office:value="5204">
                <text:p>5204</text:p>
              </table:table-cell>
              <table:table-cell office:value-type="float" office:value="717.4">
                <text:p>717.4</text:p>
              </table:table-cell>
              <table:table-cell office:value-type="float" office:value="36830">
                <text:p>36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4:'Compression_(linux-arm)'.A4</svg:desc>
                </draw:g>
              </table:table-cell>
              <table:table-cell office:value-type="float" office:value="889.7">
                <text:p>889.7</text:p>
                <draw:g>
                  <svg:desc>'Compression_(linux-arm)'.B4:'Compression_(linux-arm)'.F4</svg:desc>
                </draw:g>
              </table:table-cell>
              <table:table-cell office:value-type="float" office:value="3410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14410">
                <text:p>14410</text:p>
              </table:table-cell>
              <table:table-cell office:value-type="float" office:value="1678">
                <text:p>167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305cm" style:legend-expansion="high" chart:style-name="ch2"/>
        <chart:plot-area chart:style-name="ch3" table:cell-range-address="'Hashes_(linux-x64)'.A1:'Hashes_(linux-x64)'.F6" chart:data-source-has-labels="both" svg:x="1.61cm" svg:y="0.299cm" svg:width="26.259cm" svg:height="14.383cm">
          <chart:coordinate-region svg:x="2.464cm" svg:y="0.476cm" svg:width="25.405cm" svg:height="13.603cm"/>
          <chart:axis chart:dimension="x" chart:name="primary-x" chart:style-name="ch4" chartooo:axis-type="text">
            <chart:categories table:cell-range-address="'Hashes_(linux-x64)'.B1:'Hashes_(linux-x64)'.F1"/>
          </chart:axis>
          <chart:axis chart:dimension="y" chart:name="primary-y" chart:style-name="ch5">
            <chart:title svg:x="0.451cm" svg:y="7.7cm" chart:style-name="ch6">
              <text:p>µs</text:p>
            </chart:title>
          </chart:axis>
          <chart:series chart:style-name="ch7" chart:values-cell-range-address="'Hashes_(linux-x64)'.B2:'Hashes_(linux-x64)'.F2" chart:label-cell-address="'Hashes_(linux-x64)'.A2:'Hashes_(linux-x64)'.A2" chart:class="chart:bar">
            <chart:data-point chart:repeated="5"/>
            <chart:data-label chart:style-name="ch8"/>
          </chart:series>
          <chart:series chart:style-name="ch9" chart:values-cell-range-address="'Hashes_(linux-x64)'.B3:'Hashes_(linux-x64)'.F3" chart:label-cell-address="'Hashes_(linux-x64)'.A3:'Hashes_(linux-x64)'.A3" chart:class="chart:bar">
            <chart:data-point chart:repeated="5"/>
            <chart:data-label chart:style-name="ch8"/>
          </chart:series>
          <chart:series chart:style-name="ch10" chart:values-cell-range-address="'Hashes_(linux-x64)'.B4:'Hashes_(linux-x64)'.F4" chart:label-cell-address="'Hashes_(linux-x64)'.A4:'Hashes_(linux-x64)'.A4" chart:class="chart:bar">
            <chart:data-point chart:repeated="5"/>
            <chart:data-label chart:style-name="ch8"/>
          </chart:series>
          <chart:series chart:style-name="ch11" chart:values-cell-range-address="'Hashes_(linux-x64)'.B5:'Hashes_(linux-x64)'.F5" chart:label-cell-address="'Hashes_(linux-x64)'.A5:'Hashes_(linux-x64)'.A5" chart:class="chart:bar">
            <chart:data-point chart:repeated="5"/>
          </chart:series>
          <chart:series chart:style-name="ch12" chart:values-cell-range-address="'Hashes_(linux-x64)'.B6:'Hashes_(linux-x64)'.F6" chart:label-cell-address="'Hashes_(linux-x64)'.A6:'Hashes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x64)'.B1:'Hashes_(linux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x64)'.A2:'Hashes_(linux-x64)'.A2</svg:desc>
                </draw:g>
              </table:table-cell>
              <table:table-cell office:value-type="float" office:value="1587">
                <text:p>1587</text:p>
                <draw:g>
                  <svg:desc>'Hashes_(linux-x64)'.B2:'Hashes_(linux-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linux-x64)'.A3:'Hashes_(linux-x64)'.A3</svg:desc>
                </draw:g>
              </table:table-cell>
              <table:table-cell office:value-type="float" office:value="1632">
                <text:p>1632</text:p>
                <draw:g>
                  <svg:desc>'Hashes_(linux-x64)'.B3:'Hashes_(linux-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linux-x64)'.A4:'Hashes_(linux-x64)'.A4</svg:desc>
                </draw:g>
              </table:table-cell>
              <table:table-cell office:value-type="float" office:value="1636">
                <text:p>1636</text:p>
                <draw:g>
                  <svg:desc>'Hashes_(linux-x64)'.B4:'Hashes_(linux-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linux-x64)'.A5:'Hashes_(linux-x64)'.A5</svg:desc>
                </draw:g>
              </table:table-cell>
              <table:table-cell office:value-type="float" office:value="1672">
                <text:p>1672</text:p>
                <draw:g>
                  <svg:desc>'Hashes_(linux-x64)'.B5:'Hashes_(linux-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linux-x64)'.A6:'Hashes_(linux-x64)'.A6</svg:desc>
                </draw:g>
              </table:table-cell>
              <table:table-cell office:value-type="float" office:value="1677">
                <text:p>1677</text:p>
                <draw:g>
                  <svg:desc>'Hashes_(linux-x64)'.B6:'Hashes_(linux-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Compression_(linux-arm)'.A9:'Compression_(linux-arm)'.F11" chart:data-source-has-labels="both" svg:x="0.396cm" svg:y="0.198cm" svg:width="16.679cm" svg:height="9.512cm">
          <chart:coordinate-region svg:x="1.979cm" svg:y="0.375cm" svg:width="15.096cm" svg:height="8.732cm"/>
          <chart:axis chart:dimension="x" chart:name="primary-x" chart:style-name="ch4" chartooo:axis-type="text">
            <chart:categories table:cell-range-address="'Compression_(linux-arm)'.B9:'Compression_(linux-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)'.B10:'Compression_(linux-arm)'.F10" chart:label-cell-address="'Compression_(linux-arm)'.A10:'Compression_(linux-arm)'.A10" chart:class="chart:bar">
            <chart:data-point chart:repeated="5"/>
          </chart:series>
          <chart:series chart:style-name="ch8" chart:values-cell-range-address="'Compression_(linux-arm)'.B11:'Compression_(linux-arm)'.F11" chart:label-cell-address="'Compression_(linux-arm)'.A11:'Compression_(linux-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9:'Compression_(linux-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)'.A10:'Compression_(linux-arm)'.A10</svg:desc>
                </draw:g>
              </table:table-cell>
              <table:table-cell office:value-type="float" office:value="3.49286330744208">
                <text:p>3.49286330744208</text:p>
                <draw:g>
                  <svg:desc>'Compression_(linux-arm)'.B10:'Compression_(linux-arm)'.F10</svg:desc>
                </draw:g>
              </table:table-cell>
              <table:table-cell office:value-type="float" office:value="1.12240584166026">
                <text:p>1.12240584166026</text:p>
              </table:table-cell>
              <table:table-cell office:value-type="float" office:value="9.67312517424031">
                <text:p>9.67312517424031</text:p>
              </table:table-cell>
              <table:table-cell office:value-type="float" office:value="1.11919630735813">
                <text:p>1.11919630735813</text:p>
              </table:table-cell>
              <table:table-cell office:value-type="float" office:value="1.14444444444444">
                <text:p>1.14444444444444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11:'Compression_(linux-arm)'.A11</svg:desc>
                </draw:g>
              </table:table-cell>
              <table:table-cell office:value-type="float" office:value="5.91356637068675">
                <text:p>5.91356637068675</text:p>
                <draw:g>
                  <svg:desc>'Compression_(linux-arm)'.B11:'Compression_(linux-arm)'.F11</svg:desc>
                </draw:g>
              </table:table-cell>
              <table:table-cell office:value-type="float" office:value="1.71290322580645">
                <text:p>1.71290322580645</text:p>
              </table:table-cell>
              <table:table-cell office:value-type="float" office:value="NaN">
                <text:p>NaN</text:p>
              </table:table-cell>
              <table:table-cell office:value-type="float" office:value="2.86051353226926">
                <text:p>2.86051353226926</text:p>
              </table:table-cell>
              <table:table-cell office:value-type="float" office:value="1.90286054827175">
                <text:p>1.902860548271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linux-arm64)'.A1:'Compression_(linux-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linux-arm64)'.B1:'Compression_(linux-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64)'.B2:'Compression_(linux-arm64)'.F2" chart:label-cell-address="'Compression_(linux-arm64)'.A2:'Compression_(linux-arm64)'.A2" chart:class="chart:bar">
            <chart:data-point chart:repeated="5"/>
            <chart:data-label chart:style-name="ch8"/>
          </chart:series>
          <chart:series chart:style-name="ch9" chart:values-cell-range-address="'Compression_(linux-arm64)'.B3:'Compression_(linux-arm64)'.F3" chart:label-cell-address="'Compression_(linux-arm64)'.A3:'Compression_(linux-arm64)'.A3" chart:class="chart:bar">
            <chart:data-point chart:repeated="5"/>
            <chart:data-label chart:style-name="ch8"/>
          </chart:series>
          <chart:series chart:style-name="ch10" chart:values-cell-range-address="'Compression_(linux-arm64)'.B4:'Compression_(linux-arm64)'.F4" chart:label-cell-address="'Compression_(linux-arm64)'.A4:'Compression_(linux-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1:'Compression_(linux-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64)'.A2:'Compression_(linux-arm64)'.A2</svg:desc>
                </draw:g>
              </table:table-cell>
              <table:table-cell office:value-type="float" office:value="6689.1">
                <text:p>6689.1</text:p>
                <draw:g>
                  <svg:desc>'Compression_(linux-arm64)'.B2:'Compression_(linux-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linux-arm64)'.A3:'Compression_(linux-arm64)'.A3</svg:desc>
                </draw:g>
              </table:table-cell>
              <table:table-cell office:value-type="float" office:value="1883.3">
                <text:p>1883.3</text:p>
                <draw:g>
                  <svg:desc>'Compression_(linux-arm64)'.B3:'Compression_(linux-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4:'Compression_(linux-arm64)'.A4</svg:desc>
                </draw:g>
              </table:table-cell>
              <table:table-cell office:value-type="float" office:value="983.8">
                <text:p>983.8</text:p>
                <draw:g>
                  <svg:desc>'Compression_(linux-arm64)'.B4:'Compression_(linux-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linux-arm64)'.A9:'Compression_(linux-arm64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linux-arm64)'.B9:'Compression_(linux-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64)'.B10:'Compression_(linux-arm64)'.F10" chart:label-cell-address="'Compression_(linux-arm64)'.A10:'Compression_(linux-arm64)'.A10" chart:class="chart:bar">
            <chart:data-point chart:repeated="5"/>
          </chart:series>
          <chart:series chart:style-name="ch8" chart:values-cell-range-address="'Compression_(linux-arm64)'.B11:'Compression_(linux-arm64)'.F11" chart:label-cell-address="'Compression_(linux-arm64)'.A11:'Compression_(linux-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9:'Compression_(linux-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64)'.A10:'Compression_(linux-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linux-arm64)'.B10:'Compression_(linux-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11:'Compression_(linux-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linux-arm64)'.B11:'Compression_(linux-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05cm" svg:y="0.437cm" chart:style-name="ch2">
          <text:p>Checksums (x64)</text:p>
        </chart:title>
        <chart:legend chart:legend-position="end" svg:x="21.997cm" svg:y="7.026cm" style:legend-expansion="high" chart:style-name="ch3"/>
        <chart:plot-area chart:style-name="ch4" table:cell-range-address="Sheet17.A14:Sheet17.H16" chart:data-source-has-labels="both" svg:x="1.482cm" svg:y="1.485cm" svg:width="20.027cm" svg:height="13.275cm">
          <chart:coordinate-region svg:x="2.336cm" svg:y="1.662cm" svg:width="19.173cm" svg:height="12.495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32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in-arm)'.A1:'Compression_(win-arm)'.F7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win-arm)'.B1:'Compression_(win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in-arm)'.B2:'Compression_(win-arm)'.F2" chart:label-cell-address="'Compression_(win-arm)'.A2:'Compression_(win-arm)'.A2" chart:class="chart:bar">
            <chart:data-point chart:repeated="5"/>
            <chart:data-label chart:style-name="ch8"/>
          </chart:series>
          <chart:series chart:style-name="ch9" chart:values-cell-range-address="'Compression_(win-arm)'.B3:'Compression_(win-arm)'.F3" chart:label-cell-address="'Compression_(win-arm)'.A3:'Compression_(win-arm)'.A3" chart:class="chart:bar">
            <chart:data-point chart:repeated="5"/>
            <chart:data-label chart:style-name="ch8"/>
          </chart:series>
          <chart:series chart:style-name="ch10" chart:values-cell-range-address="'Compression_(win-arm)'.B4:'Compression_(win-arm)'.F4" chart:label-cell-address="'Compression_(win-arm)'.A4:'Compression_(win-arm)'.A4" chart:class="chart:bar">
            <chart:data-point chart:repeated="5"/>
            <chart:data-label chart:style-name="ch8"/>
          </chart:series>
          <chart:series chart:style-name="ch11" chart:values-cell-range-address="'Compression_(win-arm)'.B5:'Compression_(win-arm)'.F5" chart:label-cell-address="'Compression_(win-arm)'.A5:'Compression_(win-arm)'.A5" chart:class="chart:bar">
            <chart:data-point chart:repeated="5"/>
          </chart:series>
          <chart:series chart:style-name="ch12" chart:values-cell-range-address="'Compression_(win-arm)'.B6:'Compression_(win-arm)'.F6" chart:label-cell-address="'Compression_(win-arm)'.A6:'Compression_(win-arm)'.A6" chart:class="chart:bar">
            <chart:data-point chart:repeated="5"/>
          </chart:series>
          <chart:series chart:style-name="ch13" chart:values-cell-range-address="'Compression_(win-arm)'.B7:'Compression_(win-arm)'.F7" chart:label-cell-address="'Compression_(win-arm)'.A7:'Compression_(win-arm)'.A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:'Compression_(win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in-arm)'.A2:'Compression_(win-arm)'.A2</svg:desc>
                </draw:g>
              </table:table-cell>
              <table:table-cell office:value-type="float" office:value="1130">
                <text:p>1130</text:p>
                <draw:g>
                  <svg:desc>'Compression_(win-arm)'.B2:'Compression_(win-arm)'.F2</svg:desc>
                </draw:g>
              </table:table-cell>
              <table:table-cell office:value-type="float" office:value="2569">
                <text:p>2569</text:p>
              </table:table-cell>
              <table:table-cell office:value-type="float" office:value="2558.3">
                <text:p>2558.3</text:p>
              </table:table-cell>
              <table:table-cell office:value-type="float" office:value="16860">
                <text:p>16860</text:p>
              </table:table-cell>
              <table:table-cell office:value-type="float" office:value="657.4">
                <text:p>657.4</text:p>
              </table:table-cell>
            </table:table-row>
            <table:table-row>
              <table:table-cell office:value-type="string">
                <text:p>Aaru 5.3 (arm)</text:p>
                <draw:g>
                  <svg:desc>'Compression_(win-arm)'.A3:'Compression_(win-arm)'.A3</svg:desc>
                </draw:g>
              </table:table-cell>
              <table:table-cell office:value-type="float" office:value="1155">
                <text:p>1155</text:p>
                <draw:g>
                  <svg:desc>'Compression_(win-arm)'.B3:'Compression_(win-arm)'.F3</svg:desc>
                </draw:g>
              </table:table-cell>
              <table:table-cell office:value-type="float" office:value="2408">
                <text:p>2408</text:p>
              </table:table-cell>
              <table:table-cell office:value-type="float" office:value="3034.2">
                <text:p>3034.2</text:p>
              </table:table-cell>
              <table:table-cell office:value-type="float" office:value="16820">
                <text:p>168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4:'Compression_(win-arm)'.A4</svg:desc>
                </draw:g>
              </table:table-cell>
              <table:table-cell office:value-type="float" office:value="383">
                <text:p>383</text:p>
                <draw:g>
                  <svg:desc>'Compression_(win-arm)'.B4:'Compression_(win-arm)'.F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247.7">
                <text:p>247.7</text:p>
              </table:table-cell>
              <table:table-cell office:value-type="float" office:value="8919">
                <text:p>891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5:'Compression_(win-arm)'.A5</svg:desc>
                </draw:g>
              </table:table-cell>
              <table:table-cell office:value-type="float" office:value="256.6">
                <text:p>256.6</text:p>
                <draw:g>
                  <svg:desc>'Compression_(win-arm)'.B5:'Compression_(win-arm)'.F5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6:'Compression_(win-arm)'.A6</svg:desc>
                </draw:g>
              </table:table-cell>
              <table:table-cell office:value-type="float" office:value="407.4">
                <text:p>407.4</text:p>
                <draw:g>
                  <svg:desc>'Compression_(win-arm)'.B6:'Compression_(win-arm)'.F6</svg:desc>
                </draw:g>
              </table:table-cell>
              <table:table-cell office:value-type="float" office:value="1394">
                <text:p>1394</text:p>
              </table:table-cell>
              <table:table-cell office:value-type="float" office:value="244.7">
                <text:p>244.7</text:p>
              </table:table-cell>
              <table:table-cell office:value-type="float" office:value="9474">
                <text:p>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7:'Compression_(win-arm)'.A7</svg:desc>
                </draw:g>
              </table:table-cell>
              <table:table-cell office:value-type="float" office:value="255.8">
                <text:p>255.8</text:p>
                <draw:g>
                  <svg:desc>'Compression_(win-arm)'.B7:'Compression_(win-arm)'.F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  <table:table-cell office:value-type="float" office:value="465.3">
                <text:p>465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in-arm)'.A10:'Compression_(win-arm)'.F15" chart:data-source-has-labels="both" svg:x="0.397cm" svg:y="0.221cm" svg:width="15.788cm" svg:height="10.635cm">
          <chart:coordinate-region svg:x="1.98cm" svg:y="0.399cm" svg:width="14.205cm" svg:height="9.854cm"/>
          <chart:axis chart:dimension="x" chart:name="primary-x" chart:style-name="ch4" chartooo:axis-type="text">
            <chart:categories table:cell-range-address="'Compression_(win-arm)'.B10:'Compression_(win-arm)'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in-arm)'.B11:'Compression_(win-arm)'.F11" chart:label-cell-address="'Compression_(win-arm)'.A11:'Compression_(win-arm)'.A11" chart:class="chart:bar">
            <chart:data-point chart:repeated="5"/>
          </chart:series>
          <chart:series chart:style-name="ch8" chart:values-cell-range-address="'Compression_(win-arm)'.B12:'Compression_(win-arm)'.F12" chart:label-cell-address="'Compression_(win-arm)'.A12:'Compression_(win-arm)'.A12" chart:class="chart:bar">
            <chart:data-point chart:repeated="5"/>
          </chart:series>
          <chart:series chart:style-name="ch9" chart:values-cell-range-address="'Compression_(win-arm)'.B13:'Compression_(win-arm)'.F13" chart:label-cell-address="'Compression_(win-arm)'.A13:'Compression_(win-arm)'.A13" chart:class="chart:bar">
            <chart:data-point chart:repeated="5"/>
          </chart:series>
          <chart:series chart:style-name="ch10" chart:values-cell-range-address="'Compression_(win-arm)'.B14:'Compression_(win-arm)'.F14" chart:label-cell-address="'Compression_(win-arm)'.A14:'Compression_(win-arm)'.A14" chart:class="chart:bar">
            <chart:data-point chart:repeated="5"/>
          </chart:series>
          <chart:series chart:style-name="ch11" chart:values-cell-range-address="'Compression_(win-arm)'.B15:'Compression_(win-arm)'.F15" chart:label-cell-address="'Compression_(win-arm)'.A15:'Compression_(win-arm)'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0:'Compression_(win-arm)'.F10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ompression_(win-arm)'.A11:'Compression_(win-arm)'.A11</svg:desc>
                </draw:g>
              </table:table-cell>
              <table:table-cell office:value-type="float" office:value="0.978354978354978">
                <text:p>0.978354978354978</text:p>
                <draw:g>
                  <svg:desc>'Compression_(win-arm)'.B11:'Compression_(win-arm)'.F11</svg:desc>
                </draw:g>
              </table:table-cell>
              <table:table-cell office:value-type="float" office:value="1.06686046511628">
                <text:p>1.06686046511628</text:p>
              </table:table-cell>
              <table:table-cell office:value-type="float" office:value="0.843154703051876">
                <text:p>0.843154703051876</text:p>
              </table:table-cell>
              <table:table-cell office:value-type="float" office:value="1.00237812128419">
                <text:p>1.00237812128419</text:p>
              </table:table-cell>
              <table:table-cell office:value-type="float" office:value="0.522575516693164">
                <text:p>0.522575516693164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12:'Compression_(win-arm)'.A12</svg:desc>
                </draw:g>
              </table:table-cell>
              <table:table-cell office:value-type="float" office:value="2.95039164490862">
                <text:p>2.95039164490862</text:p>
                <draw:g>
                  <svg:desc>'Compression_(win-arm)'.B12:'Compression_(win-arm)'.F12</svg:desc>
                </draw:g>
              </table:table-cell>
              <table:table-cell office:value-type="float" office:value="2.05191693290735">
                <text:p>2.05191693290735</text:p>
              </table:table-cell>
              <table:table-cell office:value-type="float" office:value="10.3282196205087">
                <text:p>10.3282196205087</text:p>
              </table:table-cell>
              <table:table-cell office:value-type="float" office:value="1.8903464513959">
                <text:p>1.8903464513959</text:p>
              </table:table-cell>
              <table:table-cell office:value-type="float" office:value="1.65383647798742">
                <text:p>1.65383647798742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13:'Compression_(win-arm)'.A13</svg:desc>
                </draw:g>
              </table:table-cell>
              <table:table-cell office:value-type="float" office:value="4.4037412314887">
                <text:p>4.4037412314887</text:p>
                <draw:g>
                  <svg:desc>'Compression_(win-arm)'.B13:'Compression_(win-arm)'.F13</svg:desc>
                </draw:g>
              </table:table-cell>
              <table:table-cell office:value-type="float" office:value="2.55114200595829">
                <text:p>2.55114200595829</text:p>
              </table:table-cell>
              <table:table-cell office:value-type="float" office:value="NaN">
                <text:p>NaN</text:p>
              </table:table-cell>
              <table:table-cell office:value-type="float" office:value="4.08925539655591">
                <text:p>4.08925539655591</text:p>
              </table:table-cell>
              <table:table-cell office:value-type="float" office:value="1.40861367045211">
                <text:p>1.4086136704521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14:'Compression_(win-arm)'.A14</svg:desc>
                </draw:g>
              </table:table-cell>
              <table:table-cell office:value-type="float" office:value="2.77368679430535">
                <text:p>2.77368679430535</text:p>
                <draw:g>
                  <svg:desc>'Compression_(win-arm)'.B14:'Compression_(win-arm)'.F14</svg:desc>
                </draw:g>
              </table:table-cell>
              <table:table-cell office:value-type="float" office:value="1.8428981348637">
                <text:p>1.8428981348637</text:p>
              </table:table-cell>
              <table:table-cell office:value-type="float" office:value="10.4548426644871">
                <text:p>10.4548426644871</text:p>
              </table:table-cell>
              <table:table-cell office:value-type="float" office:value="1.77960734642179">
                <text:p>1.779607346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15:'Compression_(win-arm)'.A15</svg:desc>
                </draw:g>
              </table:table-cell>
              <table:table-cell office:value-type="float" office:value="4.4175136825645">
                <text:p>4.4175136825645</text:p>
                <draw:g>
                  <svg:desc>'Compression_(win-arm)'.B15:'Compression_(win-arm)'.F15</svg:desc>
                </draw:g>
              </table:table-cell>
              <table:table-cell office:value-type="float" office:value="2.55621890547264">
                <text:p>2.55621890547264</text:p>
              </table:table-cell>
              <table:table-cell office:value-type="float" office:value="NaN">
                <text:p>NaN</text:p>
              </table:table-cell>
              <table:table-cell office:value-type="float" office:value="4.09620991253644">
                <text:p>4.09620991253644</text:p>
              </table:table-cell>
              <table:table-cell office:value-type="float" office:value="1.41285192349022">
                <text:p>1.4128519234902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in-arm)'.A1:'Decompression_(win-arm)'.I7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win-arm)'.B1:'Decompression_(win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in-arm)'.B2:'Decompression_(win-arm)'.I2" chart:label-cell-address="'Decompression_(win-arm)'.A2:'Decompression_(win-arm)'.A2" chart:class="chart:bar">
            <chart:data-point chart:repeated="8"/>
            <chart:data-label chart:style-name="ch8"/>
          </chart:series>
          <chart:series chart:style-name="ch9" chart:values-cell-range-address="'Decompression_(win-arm)'.B3:'Decompression_(win-arm)'.I3" chart:label-cell-address="'Decompression_(win-arm)'.A3:'Decompression_(win-arm)'.A3" chart:class="chart:bar">
            <chart:data-point chart:repeated="8"/>
            <chart:data-label chart:style-name="ch8"/>
          </chart:series>
          <chart:series chart:style-name="ch10" chart:values-cell-range-address="'Decompression_(win-arm)'.B4:'Decompression_(win-arm)'.I4" chart:label-cell-address="'Decompression_(win-arm)'.A4:'Decompression_(win-arm)'.A4" chart:class="chart:bar">
            <chart:data-point chart:repeated="8"/>
            <chart:data-label chart:style-name="ch8"/>
          </chart:series>
          <chart:series chart:style-name="ch11" chart:values-cell-range-address="'Decompression_(win-arm)'.B5:'Decompression_(win-arm)'.I5" chart:label-cell-address="'Decompression_(win-arm)'.A5:'Decompression_(win-arm)'.A5" chart:class="chart:bar">
            <chart:data-point chart:repeated="8"/>
          </chart:series>
          <chart:series chart:style-name="ch12" chart:values-cell-range-address="'Decompression_(win-arm)'.B6:'Decompression_(win-arm)'.I6" chart:label-cell-address="'Decompression_(win-arm)'.A6:'Decompression_(win-arm)'.A6" chart:class="chart:bar">
            <chart:data-point chart:repeated="8"/>
          </chart:series>
          <chart:series chart:style-name="ch13" chart:values-cell-range-address="'Decompression_(win-arm)'.B7:'Decompression_(win-arm)'.I7" chart:label-cell-address="'Decompression_(win-arm)'.A7:'Decompression_(win-arm)'.A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:'Decompression_(win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in-arm)'.A2:'Decompression_(win-arm)'.A2</svg:desc>
                </draw:g>
              </table:table-cell>
              <table:table-cell office:value-type="float" office:value="0.2342">
                <text:p>0.2342</text:p>
                <draw:g>
                  <svg:desc>'Decompression_(win-arm)'.B2:'Decompression_(win-arm)'.I2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0.69">
                <text:p>20.69</text:p>
              </table:table-cell>
              <table:table-cell office:value-type="float" office:value="219.8">
                <text:p>219.8</text:p>
              </table:table-cell>
              <table:table-cell office:value-type="float" office:value="117.4">
                <text:p>117.4</text:p>
              </table:table-cell>
              <table:table-cell office:value-type="float" office:value="5.932">
                <text:p>5.932</text:p>
              </table:table-cell>
              <table:table-cell office:value-type="float" office:value="202.1">
                <text:p>20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Aaru 5.3 (arm)</text:p>
                <draw:g>
                  <svg:desc>'Decompression_(win-arm)'.A3:'Decompression_(win-arm)'.A3</svg:desc>
                </draw:g>
              </table:table-cell>
              <table:table-cell office:value-type="float" office:value="0.2442">
                <text:p>0.2442</text:p>
                <draw:g>
                  <svg:desc>'Decompression_(win-arm)'.B3:'Decompression_(win-arm)'.I3</svg:desc>
                </draw:g>
              </table:table-cell>
              <table:table-cell office:value-type="float" office:value="1.444">
                <text:p>1.444</text:p>
              </table:table-cell>
              <table:table-cell office:value-type="float" office:value="25.01">
                <text:p>25.01</text:p>
              </table:table-cell>
              <table:table-cell office:value-type="float" office:value="219">
                <text:p>219</text:p>
              </table:table-cell>
              <table:table-cell office:value-type="float" office:value="125.3">
                <text:p>125.3</text:p>
              </table:table-cell>
              <table:table-cell office:value-type="float" office:value="6.335">
                <text:p>6.335</text:p>
              </table:table-cell>
              <table:table-cell office:value-type="float" office:value="204.4">
                <text:p>204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4:'Decompression_(win-arm)'.A4</svg:desc>
                </draw:g>
              </table:table-cell>
              <table:table-cell office:value-type="float" office:value="0.20741">
                <text:p>0.20741</text:p>
                <draw:g>
                  <svg:desc>'Decompression_(win-arm)'.B4:'Decompression_(win-arm)'.I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569">
                <text:p>0.569</text:p>
              </table:table-cell>
              <table:table-cell office:value-type="float" office:value="67.46">
                <text:p>67.46</text:p>
              </table:table-cell>
              <table:table-cell office:value-type="float" office:value="92.94">
                <text:p>92.94</text:p>
              </table:table-cell>
              <table:table-cell office:value-type="float" office:value="1.296">
                <text:p>1.296</text:p>
              </table:table-cell>
              <table:table-cell office:value-type="float" office:value="113.62">
                <text:p>113.62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5:'Decompression_(win-arm)'.A5</svg:desc>
                </draw:g>
              </table:table-cell>
              <table:table-cell office:value-type="float" office:value="0.17688">
                <text:p>0.17688</text:p>
                <draw:g>
                  <svg:desc>'Decompression_(win-arm)'.B5:'Decompression_(win-arm)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521">
                <text:p>0.4521</text:p>
              </table:table-cell>
              <table:table-cell office:value-type="float" office:value="56.7">
                <text:p>56.7</text:p>
              </table:table-cell>
              <table:table-cell office:value-type="float" office:value="56.04">
                <text:p>56.04</text:p>
              </table:table-cell>
              <table:table-cell office:value-type="float" office:value="NaN">
                <text:p>NaN</text:p>
              </table:table-cell>
              <table:table-cell office:value-type="float" office:value="52.54">
                <text:p>52.5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6:'Decompression_(win-arm)'.A6</svg:desc>
                </draw:g>
              </table:table-cell>
              <table:table-cell office:value-type="float" office:value="0.07347">
                <text:p>0.07347</text:p>
                <draw:g>
                  <svg:desc>'Decompression_(win-arm)'.B6:'Decompression_(win-arm)'.I6</svg:desc>
                </draw:g>
              </table:table-cell>
              <table:table-cell office:value-type="float" office:value="0.7305">
                <text:p>0.7305</text:p>
              </table:table-cell>
              <table:table-cell office:value-type="float" office:value="0.4931">
                <text:p>0.4931</text:p>
              </table:table-cell>
              <table:table-cell office:value-type="float" office:value="72.51">
                <text:p>72.51</text:p>
              </table:table-cell>
              <table:table-cell office:value-type="float" office:value="86.67">
                <text:p>86.67</text:p>
              </table:table-cell>
              <table:table-cell office:value-type="float" office:value="1.183">
                <text:p>1.183</text:p>
              </table:table-cell>
              <table:table-cell office:value-type="float" office:value="112.87">
                <text:p>112.8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7:'Decompression_(win-arm)'.A7</svg:desc>
                </draw:g>
              </table:table-cell>
              <table:table-cell office:value-type="float" office:value="0.04886">
                <text:p>0.04886</text:p>
                <draw:g>
                  <svg:desc>'Decompression_(win-arm)'.B7:'Decompression_(win-arm)'.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821">
                <text:p>0.3821</text:p>
              </table:table-cell>
              <table:table-cell office:value-type="float" office:value="56.36">
                <text:p>56.36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  <table:table-cell office:value-type="float" office:value="50.77">
                <text:p>50.7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linux-x64)'.A1:'SpamSum_(linux-x64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linux-x64)'.B1:'SpamSum_(linux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x64)'.B2:'SpamSum_(linux-x64)'.B2" chart:label-cell-address="'SpamSum_(linux-x64)'.A2:'SpamSum_(linux-x64)'.A2" chart:class="chart:bar">
            <chart:data-point/>
            <chart:data-label chart:style-name="ch8"/>
          </chart:series>
          <chart:series chart:style-name="ch9" chart:values-cell-range-address="'SpamSum_(linux-x64)'.B3:'SpamSum_(linux-x64)'.B3" chart:label-cell-address="'SpamSum_(linux-x64)'.A3:'SpamSum_(linux-x64)'.A3" chart:class="chart:bar">
            <chart:data-point/>
            <chart:data-label chart:style-name="ch8"/>
          </chart:series>
          <chart:series chart:style-name="ch10" chart:values-cell-range-address="'SpamSum_(linux-x64)'.B4:'SpamSum_(linux-x64)'.B4" chart:label-cell-address="'SpamSum_(linux-x64)'.A4:'SpamSum_(linux-x64)'.A4" chart:class="chart:bar">
            <chart:data-point/>
            <chart:data-label chart:style-name="ch8"/>
          </chart:series>
          <chart:series chart:style-name="ch11" chart:values-cell-range-address="'SpamSum_(linux-x64)'.B5:'SpamSum_(linux-x64)'.B5" chart:label-cell-address="'SpamSum_(linux-x64)'.A5:'SpamSum_(linux-x64)'.A5" chart:class="chart:bar">
            <chart:data-point/>
            <chart:data-label chart:style-name="ch8"/>
          </chart:series>
          <chart:series chart:style-name="ch12" chart:values-cell-range-address="'SpamSum_(linux-x64)'.B6:'SpamSum_(linux-x64)'.B6" chart:label-cell-address="'SpamSum_(linux-x64)'.A6:'SpamSum_(linux-x64)'.A6" chart:class="chart:bar">
            <chart:data-point/>
          </chart:series>
          <chart:series chart:style-name="ch13" chart:values-cell-range-address="'SpamSum_(linux-x64)'.B7:'SpamSum_(linux-x64)'.B7" chart:label-cell-address="'SpamSum_(linux-x64)'.A7:'SpamSum_(linux-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x64)'.B1:'SpamSum_(linux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x64)'.A2:'SpamSum_(linux-x64)'.A2</svg:desc>
                </draw:g>
              </table:table-cell>
              <table:table-cell office:value-type="float" office:value="12.158">
                <text:p>12.158</text:p>
                <draw:g>
                  <svg:desc>'SpamSum_(linux-x64)'.B2:'SpamSum_(linux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x64)'.A3:'SpamSum_(linux-x64)'.A3</svg:desc>
                </draw:g>
              </table:table-cell>
              <table:table-cell office:value-type="float" office:value="11.857">
                <text:p>11.857</text:p>
                <draw:g>
                  <svg:desc>'SpamSum_(linux-x64)'.B3:'SpamSum_(linux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x64)'.A4:'SpamSum_(linux-x64)'.A4</svg:desc>
                </draw:g>
              </table:table-cell>
              <table:table-cell office:value-type="float" office:value="71.915">
                <text:p>71.915</text:p>
                <draw:g>
                  <svg:desc>'SpamSum_(linux-x64)'.B4:'SpamSum_(linux-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linux-x64)'.A5:'SpamSum_(linux-x64)'.A5</svg:desc>
                </draw:g>
              </table:table-cell>
              <table:table-cell office:value-type="float" office:value="7.388">
                <text:p>7.388</text:p>
                <draw:g>
                  <svg:desc>'SpamSum_(linux-x64)'.B5:'SpamSum_(linux-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linux-x64)'.A6:'SpamSum_(linux-x64)'.A6</svg:desc>
                </draw:g>
              </table:table-cell>
              <table:table-cell office:value-type="float" office:value="11.513">
                <text:p>11.513</text:p>
                <draw:g>
                  <svg:desc>'SpamSum_(linux-x64)'.B6:'SpamSum_(linux-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linux-x64)'.A7:'SpamSum_(linux-x64)'.A7</svg:desc>
                </draw:g>
              </table:table-cell>
              <table:table-cell office:value-type="float" office:value="71.624">
                <text:p>71.624</text:p>
                <draw:g>
                  <svg:desc>'SpamSum_(linux-x64)'.B7:'SpamSum_(linux-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in-arm)'.A10:'Decompression_(win-arm)'.I15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in-arm)'.B10:'Decompression_(win-arm)'.I10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in-arm)'.B11:'Decompression_(win-arm)'.I11" chart:label-cell-address="'Decompression_(win-arm)'.A11:'Decompression_(win-arm)'.A11" chart:class="chart:bar">
            <chart:data-point chart:repeated="8"/>
          </chart:series>
          <chart:series chart:style-name="ch8" chart:values-cell-range-address="'Decompression_(win-arm)'.B12:'Decompression_(win-arm)'.I12" chart:label-cell-address="'Decompression_(win-arm)'.A12:'Decompression_(win-arm)'.A12" chart:class="chart:bar">
            <chart:data-point chart:repeated="8"/>
          </chart:series>
          <chart:series chart:style-name="ch9" chart:values-cell-range-address="'Decompression_(win-arm)'.B13:'Decompression_(win-arm)'.I13" chart:label-cell-address="'Decompression_(win-arm)'.A13:'Decompression_(win-arm)'.A13" chart:class="chart:bar">
            <chart:data-point chart:repeated="8"/>
          </chart:series>
          <chart:series chart:style-name="ch10" chart:values-cell-range-address="'Decompression_(win-arm)'.B14:'Decompression_(win-arm)'.I14" chart:label-cell-address="'Decompression_(win-arm)'.A14:'Decompression_(win-arm)'.A14" chart:class="chart:bar">
            <chart:data-point chart:repeated="8"/>
          </chart:series>
          <chart:series chart:style-name="ch11" chart:values-cell-range-address="'Decompression_(win-arm)'.B15:'Decompression_(win-arm)'.I15" chart:label-cell-address="'Decompression_(win-arm)'.A15:'Decompression_(win-arm)'.A1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0:'Decompression_(win-arm)'.I10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Decompression_(win-arm)'.A11:'Decompression_(win-arm)'.A11</svg:desc>
                </draw:g>
              </table:table-cell>
              <table:table-cell office:value-type="float" office:value="0.959049959049959">
                <text:p>0.959049959049959</text:p>
                <draw:g>
                  <svg:desc>'Decompression_(win-arm)'.B11:'Decompression_(win-arm)'.I11</svg:desc>
                </draw:g>
              </table:table-cell>
              <table:table-cell office:value-type="float" office:value="1.02562326869806">
                <text:p>1.02562326869806</text:p>
              </table:table-cell>
              <table:table-cell office:value-type="float" office:value="0.827269092363055">
                <text:p>0.827269092363055</text:p>
              </table:table-cell>
              <table:table-cell office:value-type="float" office:value="1.00365296803653">
                <text:p>1.00365296803653</text:p>
              </table:table-cell>
              <table:table-cell office:value-type="float" office:value="0.936951316839585">
                <text:p>0.936951316839585</text:p>
              </table:table-cell>
              <table:table-cell office:value-type="float" office:value="0.936385161799527">
                <text:p>0.936385161799527</text:p>
              </table:table-cell>
              <table:table-cell office:value-type="float" office:value="0.988747553816047">
                <text:p>0.988747553816047</text:p>
              </table:table-cell>
              <table:table-cell office:value-type="float" office:value="0.610807860262009">
                <text:p>0.610807860262009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12:'Decompression_(win-arm)'.A12</svg:desc>
                </draw:g>
              </table:table-cell>
              <table:table-cell office:value-type="float" office:value="1.12916445687286">
                <text:p>1.12916445687286</text:p>
                <draw:g>
                  <svg:desc>'Decompression_(win-arm)'.B12:'Decompression_(win-arm)'.I12</svg:desc>
                </draw:g>
              </table:table-cell>
              <table:table-cell office:value-type="float" office:value="1.85125">
                <text:p>1.85125</text:p>
              </table:table-cell>
              <table:table-cell office:value-type="float" office:value="36.3620386643234">
                <text:p>36.3620386643234</text:p>
              </table:table-cell>
              <table:table-cell office:value-type="float" office:value="3.25822709753928">
                <text:p>3.25822709753928</text:p>
              </table:table-cell>
              <table:table-cell office:value-type="float" office:value="1.2631805465892">
                <text:p>1.2631805465892</text:p>
              </table:table-cell>
              <table:table-cell office:value-type="float" office:value="4.57716049382716">
                <text:p>4.57716049382716</text:p>
              </table:table-cell>
              <table:table-cell office:value-type="float" office:value="1.77873613800387">
                <text:p>1.77873613800387</text:p>
              </table:table-cell>
              <table:table-cell office:value-type="float" office:value="1.82992641046607">
                <text:p>1.82992641046607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13:'Decompression_(win-arm)'.A13</svg:desc>
                </draw:g>
              </table:table-cell>
              <table:table-cell office:value-type="float" office:value="1.32406151062867">
                <text:p>1.32406151062867</text:p>
                <draw:g>
                  <svg:desc>'Decompression_(win-arm)'.B13:'Decompression_(win-arm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.7642114576421">
                <text:p>45.7642114576421</text:p>
              </table:table-cell>
              <table:table-cell office:value-type="float" office:value="3.87654320987654">
                <text:p>3.87654320987654</text:p>
              </table:table-cell>
              <table:table-cell office:value-type="float" office:value="2.09493219129193">
                <text:p>2.09493219129193</text:p>
              </table:table-cell>
              <table:table-cell office:value-type="float" office:value="NaN">
                <text:p>NaN</text:p>
              </table:table-cell>
              <table:table-cell office:value-type="float" office:value="3.84659307194518">
                <text:p>3.84659307194518</text:p>
              </table:table-cell>
              <table:table-cell office:value-type="float" office:value="2.25741375832157">
                <text:p>2.257413758321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14:'Decompression_(win-arm)'.A14</svg:desc>
                </draw:g>
              </table:table-cell>
              <table:table-cell office:value-type="float" office:value="3.18769565809174">
                <text:p>3.18769565809174</text:p>
                <draw:g>
                  <svg:desc>'Decompression_(win-arm)'.B14:'Decompression_(win-arm)'.I14</svg:desc>
                </draw:g>
              </table:table-cell>
              <table:table-cell office:value-type="float" office:value="2.02737850787132">
                <text:p>2.02737850787132</text:p>
              </table:table-cell>
              <table:table-cell office:value-type="float" office:value="41.9590346785642">
                <text:p>41.9590346785642</text:p>
              </table:table-cell>
              <table:table-cell office:value-type="float" office:value="3.03130602675493">
                <text:p>3.03130602675493</text:p>
              </table:table-cell>
              <table:table-cell office:value-type="float" office:value="1.35456328602746">
                <text:p>1.35456328602746</text:p>
              </table:table-cell>
              <table:table-cell office:value-type="float" office:value="5.01437024513948">
                <text:p>5.01437024513948</text:p>
              </table:table-cell>
              <table:table-cell office:value-type="float" office:value="1.79055550633472">
                <text:p>1.79055550633472</text:p>
              </table:table-cell>
              <table:table-cell office:value-type="float" office:value="1.77281368821293">
                <text:p>1.77281368821293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15:'Decompression_(win-arm)'.A15</svg:desc>
                </draw:g>
              </table:table-cell>
              <table:table-cell office:value-type="float" office:value="4.79328694228408">
                <text:p>4.79328694228408</text:p>
                <draw:g>
                  <svg:desc>'Decompression_(win-arm)'.B15:'Decompression_(win-arm)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1481287621042">
                <text:p>54.1481287621042</text:p>
              </table:table-cell>
              <table:table-cell office:value-type="float" office:value="3.89992902767921">
                <text:p>3.89992902767921</text:p>
              </table:table-cell>
              <table:table-cell office:value-type="float" office:value="2.12219812002892">
                <text:p>2.12219812002892</text:p>
              </table:table-cell>
              <table:table-cell office:value-type="float" office:value="NaN">
                <text:p>NaN</text:p>
              </table:table-cell>
              <table:table-cell office:value-type="float" office:value="3.78181137724551">
                <text:p>3.78181137724551</text:p>
              </table:table-cell>
              <table:table-cell office:value-type="float" office:value="2.20405751428009">
                <text:p>2.2040575142800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linux-x64)'.A1:'Checksums_(linux-x64)'.H7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Checksums_(linux-x64)'.B1:'Checksums_(linux-x64)'.H1"/>
          </chart:axis>
          <chart:axis chart:dimension="y" chart:name="primary-y" chart:style-name="ch5">
            <chart:title svg:x="0.451cm" svg:y="7.701cm" chart:style-name="ch6">
              <text:p>μs</text:p>
            </chart:title>
          </chart:axis>
          <chart:series chart:style-name="ch7" chart:values-cell-range-address="'Checksums_(linux-x64)'.B2:'Checksums_(linux-x64)'.H2" chart:label-cell-address="'Checksums_(linux-x64)'.A2:'Checksums_(linux-x64)'.A2" chart:class="chart:bar">
            <chart:data-point chart:repeated="7"/>
            <chart:data-label chart:style-name="ch8"/>
          </chart:series>
          <chart:series chart:style-name="ch9" chart:values-cell-range-address="'Checksums_(linux-x64)'.B3:'Checksums_(linux-x64)'.H3" chart:label-cell-address="'Checksums_(linux-x64)'.A3:'Checksums_(linux-x64)'.A3" chart:class="chart:bar">
            <chart:data-point chart:repeated="7"/>
            <chart:data-label chart:style-name="ch8"/>
          </chart:series>
          <chart:series chart:style-name="ch10" chart:values-cell-range-address="'Checksums_(linux-x64)'.B4:'Checksums_(linux-x64)'.H4" chart:label-cell-address="'Checksums_(linux-x64)'.A4:'Checksums_(linux-x64)'.A4" chart:class="chart:bar">
            <chart:data-point chart:repeated="7"/>
            <chart:data-label chart:style-name="ch8"/>
          </chart:series>
          <chart:series chart:style-name="ch11" chart:values-cell-range-address="'Checksums_(linux-x64)'.B5:'Checksums_(linux-x64)'.H5" chart:label-cell-address="'Checksums_(linux-x64)'.A5:'Checksums_(linux-x64)'.A5" chart:class="chart:bar">
            <chart:data-point chart:repeated="7"/>
            <chart:data-label chart:style-name="ch8"/>
          </chart:series>
          <chart:series chart:style-name="ch12" chart:values-cell-range-address="'Checksums_(linux-x64)'.B6:'Checksums_(linux-x64)'.H6" chart:label-cell-address="'Checksums_(linux-x64)'.A6:'Checksums_(linux-x64)'.A6" chart:class="chart:bar">
            <chart:data-point chart:repeated="7"/>
          </chart:series>
          <chart:series chart:style-name="ch13" chart:values-cell-range-address="'Checksums_(linux-x64)'.B7:'Checksums_(linux-x64)'.H7" chart:label-cell-address="'Checksums_(linux-x64)'.A7:'Checksums_(linux-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1:'Checksums_(linux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x64)'.A2:'Checksums_(linux-x64)'.A2</svg:desc>
                </draw:g>
              </table:table-cell>
              <table:table-cell office:value-type="float" office:value="5346.4">
                <text:p>5346.4</text:p>
                <draw:g>
                  <svg:desc>'Checksums_(linux-x64)'.B2:'Checksums_(linux-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linux-x64)'.A3:'Checksums_(linux-x64)'.A3</svg:desc>
                </draw:g>
              </table:table-cell>
              <table:table-cell office:value-type="float" office:value="581">
                <text:p>581</text:p>
                <draw:g>
                  <svg:desc>'Checksums_(linux-x64)'.B3:'Checksums_(linux-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4:'Checksums_(linux-x64)'.A4</svg:desc>
                </draw:g>
              </table:table-cell>
              <table:table-cell office:value-type="float" office:value="709">
                <text:p>709</text:p>
                <draw:g>
                  <svg:desc>'Checksums_(linux-x64)'.B4:'Checksums_(linux-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linux-x64)'.A5:'Checksums_(linux-x64)'.A5</svg:desc>
                </draw:g>
              </table:table-cell>
              <table:table-cell office:value-type="float" office:value="NaN">
                <text:p>NaN</text:p>
                <draw:g>
                  <svg:desc>'Checksums_(linux-x64)'.B5:'Checksums_(linux-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6:'Checksums_(linux-x64)'.A6</svg:desc>
                </draw:g>
              </table:table-cell>
              <table:table-cell office:value-type="float" office:value="827.8">
                <text:p>827.8</text:p>
                <draw:g>
                  <svg:desc>'Checksums_(linux-x64)'.B6:'Checksums_(linux-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7:'Checksums_(linux-x64)'.A7</svg:desc>
                </draw:g>
              </table:table-cell>
              <table:table-cell office:value-type="float" office:value="770.1">
                <text:p>770.1</text:p>
                <draw:g>
                  <svg:desc>'Checksums_(linux-x64)'.B7:'Checksums_(linux-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999cm" style:legend-expansion="high" chart:style-name="ch2"/>
        <chart:plot-area chart:style-name="ch3" table:cell-range-address="'Checksums_(linux-x64)'.A9:'Checksums_(linux-x64)'.H13" chart:data-source-has-labels="both" svg:x="0.475cm" svg:y="0.198cm" svg:width="19.557cm" svg:height="9.518cm">
          <chart:coordinate-region svg:x="2.058cm" svg:y="0.375cm" svg:width="17.974cm" svg:height="8.738cm"/>
          <chart:axis chart:dimension="x" chart:name="primary-x" chart:style-name="ch4" chartooo:axis-type="text">
            <chart:categories table:cell-range-address="'Checksums_(linux-x64)'.B9:'Checksums_(linux-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linux-x64)'.B10:'Checksums_(linux-x64)'.H10" chart:label-cell-address="'Checksums_(linux-x64)'.A10:'Checksums_(linux-x64)'.A10" chart:class="chart:bar">
            <chart:data-point chart:repeated="7"/>
          </chart:series>
          <chart:series chart:style-name="ch9" chart:values-cell-range-address="'Checksums_(linux-x64)'.B11:'Checksums_(linux-x64)'.H11" chart:label-cell-address="'Checksums_(linux-x64)'.A11:'Checksums_(linux-x64)'.A11" chart:class="chart:bar">
            <chart:data-point chart:repeated="7"/>
          </chart:series>
          <chart:series chart:style-name="ch10" chart:values-cell-range-address="'Checksums_(linux-x64)'.B12:'Checksums_(linux-x64)'.H12" chart:label-cell-address="'Checksums_(linux-x64)'.A12:'Checksums_(linux-x64)'.A12" chart:class="chart:bar">
            <chart:data-point chart:repeated="7"/>
          </chart:series>
          <chart:series chart:style-name="ch11" chart:values-cell-range-address="'Checksums_(linux-x64)'.B13:'Checksums_(linux-x64)'.H13" chart:label-cell-address="'Checksums_(linux-x64)'.A13:'Checksums_(linux-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9:'Checksums_(linux-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x64)'.A10:'Checksums_(linux-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linux-x64)'.B10:'Checksums_(linux-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11:'Checksums_(linux-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linux-x64)'.B11:'Checksums_(linux-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12:'Checksums_(linux-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linux-x64)'.B12:'Checksums_(linux-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13:'Checksums_(linux-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linux-x64)'.B13:'Checksums_(linux-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992cm" svg:y="6.533cm" style:legend-expansion="high" chart:style-name="ch2"/>
        <chart:plot-area chart:style-name="ch3" table:cell-range-address="'Hashes_(win-arm64)'.A1:'Hashes_(win-arm64)'.F5" chart:data-source-has-labels="both" svg:x="1.61cm" svg:y="0.299cm" svg:width="25.766cm" svg:height="14.384cm">
          <chart:coordinate-region svg:x="2.464cm" svg:y="0.477cm" svg:width="24.912cm" svg:height="13.603cm"/>
          <chart:axis chart:dimension="x" chart:name="primary-x" chart:style-name="ch4" chartooo:axis-type="text">
            <chart:categories table:cell-range-address="'Hashes_(win-arm64)'.B1:'Hashes_(win-arm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in-arm64)'.B2:'Hashes_(win-arm64)'.F2" chart:label-cell-address="'Hashes_(win-arm64)'.A2:'Hashes_(win-arm64)'.A2" chart:class="chart:bar">
            <chart:data-point chart:repeated="5"/>
            <chart:data-label chart:style-name="ch8"/>
          </chart:series>
          <chart:series chart:style-name="ch9" chart:values-cell-range-address="'Hashes_(win-arm64)'.B3:'Hashes_(win-arm64)'.F3" chart:label-cell-address="'Hashes_(win-arm64)'.A3:'Hashes_(win-arm64)'.A3" chart:class="chart:bar">
            <chart:data-point chart:repeated="5"/>
            <chart:data-label chart:style-name="ch8"/>
          </chart:series>
          <chart:series chart:style-name="ch10" chart:values-cell-range-address="'Hashes_(win-arm64)'.B4:'Hashes_(win-arm64)'.F4" chart:label-cell-address="'Hashes_(win-arm64)'.A4:'Hashes_(win-arm64)'.A4" chart:class="chart:bar">
            <chart:data-point chart:repeated="5"/>
            <chart:data-label chart:style-name="ch8"/>
          </chart:series>
          <chart:series chart:style-name="ch11" chart:values-cell-range-address="'Hashes_(win-arm64)'.B5:'Hashes_(win-arm64)'.F5" chart:label-cell-address="'Hashes_(win-arm64)'.A5:'Hashes_(win-arm64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in-arm64)'.B1:'Hashes_(win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in-arm64)'.A2:'Hashes_(win-arm64)'.A2</svg:desc>
                </draw:g>
              </table:table-cell>
              <table:table-cell office:value-type="float" office:value="3148">
                <text:p>3148</text:p>
                <draw:g>
                  <svg:desc>'Hashes_(win-arm64)'.B2:'Hashes_(win-arm64)'.F2</svg:desc>
                </draw:g>
              </table:table-cell>
              <table:table-cell office:value-type="float" office:value="2599">
                <text:p>2599</text:p>
              </table:table-cell>
              <table:table-cell office:value-type="float" office:value="1291">
                <text:p>1291</text:p>
              </table:table-cell>
              <table:table-cell office:value-type="float" office:value="2515">
                <text:p>251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Aaru 5.3 (arm)</text:p>
                <draw:g>
                  <svg:desc>'Hashes_(win-arm64)'.A3:'Hashes_(win-arm64)'.A3</svg:desc>
                </draw:g>
              </table:table-cell>
              <table:table-cell office:value-type="float" office:value="3565">
                <text:p>3565</text:p>
                <draw:g>
                  <svg:desc>'Hashes_(win-arm64)'.B3:'Hashes_(win-arm64)'.F3</svg:desc>
                </draw:g>
              </table:table-cell>
              <table:table-cell office:value-type="float" office:value="4235">
                <text:p>4235</text:p>
              </table:table-cell>
              <table:table-cell office:value-type="float" office:value="7301">
                <text:p>7301</text:p>
              </table:table-cell>
              <table:table-cell office:value-type="float" office:value="7108">
                <text:p>7108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.NET 8</text:p>
                <draw:g>
                  <svg:desc>'Hashes_(win-arm64)'.A4:'Hashes_(win-arm64)'.A4</svg:desc>
                </draw:g>
              </table:table-cell>
              <table:table-cell office:value-type="float" office:value="3273">
                <text:p>3273</text:p>
                <draw:g>
                  <svg:desc>'Hashes_(win-arm64)'.B4:'Hashes_(win-arm64)'.F4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395">
                <text:p>1395</text:p>
              </table:table-cell>
              <table:table-cell office:value-type="float" office:value="2671">
                <text:p>267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.NET 8 AOT</text:p>
                <draw:g>
                  <svg:desc>'Hashes_(win-arm64)'.A5:'Hashes_(win-arm64)'.A5</svg:desc>
                </draw:g>
              </table:table-cell>
              <table:table-cell office:value-type="float" office:value="3147">
                <text:p>3147</text:p>
                <draw:g>
                  <svg:desc>'Hashes_(win-arm64)'.B5:'Hashes_(win-arm64)'.F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in-arm)'.A1:'SpamSum_(win-arm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in-arm)'.B1:'SpamSum_(win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in-arm)'.B2:'SpamSum_(win-arm)'.B2" chart:label-cell-address="'SpamSum_(win-arm)'.A2:'SpamSum_(win-arm)'.A2" chart:class="chart:bar">
            <chart:data-point/>
            <chart:data-label chart:style-name="ch8"/>
          </chart:series>
          <chart:series chart:style-name="ch9" chart:values-cell-range-address="'SpamSum_(win-arm)'.B3:'SpamSum_(win-arm)'.B3" chart:label-cell-address="'SpamSum_(win-arm)'.A3:'SpamSum_(win-arm)'.A3" chart:class="chart:bar">
            <chart:data-point/>
            <chart:data-label chart:style-name="ch8"/>
          </chart:series>
          <chart:series chart:style-name="ch10" chart:values-cell-range-address="'SpamSum_(win-arm)'.B4:'SpamSum_(win-arm)'.B4" chart:label-cell-address="'SpamSum_(win-arm)'.A4:'SpamSum_(win-arm)'.A4" chart:class="chart:bar">
            <chart:data-point/>
            <chart:data-label chart:style-name="ch8"/>
          </chart:series>
          <chart:series chart:style-name="ch11" chart:values-cell-range-address="'SpamSum_(win-arm)'.B5:'SpamSum_(win-arm)'.B5" chart:label-cell-address="'SpamSum_(win-arm)'.A5:'SpamSum_(win-arm)'.A5" chart:class="chart:bar">
            <chart:data-point/>
            <chart:data-label chart:style-name="ch8"/>
          </chart:series>
          <chart:series chart:style-name="ch12" chart:values-cell-range-address="'SpamSum_(win-arm)'.B6:'SpamSum_(win-arm)'.B6" chart:label-cell-address="'SpamSum_(win-arm)'.A6:'SpamSum_(win-arm)'.A6" chart:class="chart:bar">
            <chart:data-point/>
          </chart:series>
          <chart:series chart:style-name="ch13" chart:values-cell-range-address="'SpamSum_(win-arm)'.B7:'SpamSum_(win-arm)'.B7" chart:label-cell-address="'SpamSum_(win-arm)'.A7:'SpamSum_(win-arm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in-arm)'.B1:'SpamSum_(win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in-arm)'.A2:'SpamSum_(win-arm)'.A2</svg:desc>
                </draw:g>
              </table:table-cell>
              <table:table-cell office:value-type="float" office:value="21.25">
                <text:p>21.25</text:p>
                <draw:g>
                  <svg:desc>'SpamSum_(win-arm)'.B2:'SpamSum_(win-arm)'.B2</svg:desc>
                </draw:g>
              </table:table-cell>
            </table:table-row>
            <table:table-row>
              <table:table-cell office:value-type="string">
                <text:p>Aaru 5.3 (arm)</text:p>
                <draw:g>
                  <svg:desc>'SpamSum_(win-arm)'.A3:'SpamSum_(win-arm)'.A3</svg:desc>
                </draw:g>
              </table:table-cell>
              <table:table-cell office:value-type="float" office:value="70.71">
                <text:p>70.71</text:p>
                <draw:g>
                  <svg:desc>'SpamSum_(win-arm)'.B3:'SpamSum_(win-arm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arm)'.A4:'SpamSum_(win-arm)'.A4</svg:desc>
                </draw:g>
              </table:table-cell>
              <table:table-cell office:value-type="float" office:value="14.95">
                <text:p>14.95</text:p>
                <draw:g>
                  <svg:desc>'SpamSum_(win-arm)'.B4:'SpamSum_(win-arm)'.B4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in-arm)'.A5:'SpamSum_(win-arm)'.A5</svg:desc>
                </draw:g>
              </table:table-cell>
              <table:table-cell office:value-type="float" office:value="NaN">
                <text:p>NaN</text:p>
                <draw:g>
                  <svg:desc>'SpamSum_(win-arm)'.B5:'SpamSum_(win-arm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in-arm)'.A6:'SpamSum_(win-arm)'.A6</svg:desc>
                </draw:g>
              </table:table-cell>
              <table:table-cell office:value-type="float" office:value="14.51">
                <text:p>14.51</text:p>
                <draw:g>
                  <svg:desc>'SpamSum_(win-arm)'.B6:'SpamSum_(win-arm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in-arm)'.A7:'SpamSum_(win-arm)'.A7</svg:desc>
                </draw:g>
              </table:table-cell>
              <table:table-cell office:value-type="float" office:value="NaN">
                <text:p>NaN</text:p>
                <draw:g>
                  <svg:desc>'SpamSum_(win-arm)'.B7:'SpamSum_(win-arm)'.B7</svg:desc>
                </draw:g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mac-x64)'.A1:'Decompression_(mac-x64)'.I6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mac-x64)'.B1:'Decompression_(mac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x64)'.B2:'Decompression_(mac-x64)'.I2" chart:label-cell-address="'Decompression_(mac-x64)'.A2:'Decompression_(mac-x64)'.A2" chart:class="chart:bar">
            <chart:data-point chart:repeated="8"/>
            <chart:data-label chart:style-name="ch8"/>
          </chart:series>
          <chart:series chart:style-name="ch9" chart:values-cell-range-address="'Decompression_(mac-x64)'.B3:'Decompression_(mac-x64)'.I3" chart:label-cell-address="'Decompression_(mac-x64)'.A3:'Decompression_(mac-x64)'.A3" chart:class="chart:bar">
            <chart:data-point chart:repeated="8"/>
            <chart:data-label chart:style-name="ch8"/>
          </chart:series>
          <chart:series chart:style-name="ch10" chart:values-cell-range-address="'Decompression_(mac-x64)'.B4:'Decompression_(mac-x64)'.I4" chart:label-cell-address="'Decompression_(mac-x64)'.A4:'Decompression_(mac-x64)'.A4" chart:class="chart:bar">
            <chart:data-point chart:repeated="8"/>
            <chart:data-label chart:style-name="ch8"/>
          </chart:series>
          <chart:series chart:style-name="ch11" chart:values-cell-range-address="'Decompression_(mac-x64)'.B5:'Decompression_(mac-x64)'.I5" chart:label-cell-address="'Decompression_(mac-x64)'.A5:'Decompression_(mac-x64)'.A5" chart:class="chart:bar">
            <chart:data-point chart:repeated="8"/>
          </chart:series>
          <chart:series chart:style-name="ch12" chart:values-cell-range-address="'Decompression_(mac-x64)'.B6:'Decompression_(mac-x64)'.I6" chart:label-cell-address="'Decompression_(mac-x64)'.A6:'Decompression_(mac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1:'Decompression_(mac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x64)'.A2:'Decompression_(mac-x64)'.A2</svg:desc>
                </draw:g>
              </table:table-cell>
              <table:table-cell office:value-type="float" office:value="0.2859">
                <text:p>0.2859</text:p>
                <draw:g>
                  <svg:desc>'Decompression_(mac-x64)'.B2:'Decompression_(mac-x64)'.I2</svg:desc>
                </draw:g>
              </table:table-cell>
              <table:table-cell office:value-type="float" office:value="1.4159">
                <text:p>1.4159</text:p>
              </table:table-cell>
              <table:table-cell office:value-type="float" office:value="11.5959">
                <text:p>11.5959</text:p>
              </table:table-cell>
              <table:table-cell office:value-type="float" office:value="229.76">
                <text:p>229.76</text:p>
              </table:table-cell>
              <table:table-cell office:value-type="float" office:value="128.63">
                <text:p>128.63</text:p>
              </table:table-cell>
              <table:table-cell office:value-type="float" office:value="5.98">
                <text:p>5.98</text:p>
              </table:table-cell>
              <table:table-cell office:value-type="float" office:value="196.38">
                <text:p>196.38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Aaru 6</text:p>
                <draw:g>
                  <svg:desc>'Decompression_(mac-x64)'.A3:'Decompression_(mac-x64)'.A3</svg:desc>
                </draw:g>
              </table:table-cell>
              <table:table-cell office:value-type="float" office:value="0.1434">
                <text:p>0.1434</text:p>
                <draw:g>
                  <svg:desc>'Decompression_(mac-x64)'.B3:'Decompression_(mac-x64)'.I3</svg:desc>
                </draw:g>
              </table:table-cell>
              <table:table-cell office:value-type="float" office:value="0.9489">
                <text:p>0.9489</text:p>
              </table:table-cell>
              <table:table-cell office:value-type="float" office:value="0.6965">
                <text:p>0.6965</text:p>
              </table:table-cell>
              <table:table-cell office:value-type="float" office:value="102.25">
                <text:p>102.25</text:p>
              </table:table-cell>
              <table:table-cell office:value-type="float" office:value="119.35">
                <text:p>119.35</text:p>
              </table:table-cell>
              <table:table-cell office:value-type="float" office:value="1.143">
                <text:p>1.143</text:p>
              </table:table-cell>
              <table:table-cell office:value-type="float" office:value="158.69">
                <text:p>158.69</text:p>
              </table:table-cell>
              <table:table-cell office:value-type="float" office:value="93.73">
                <text:p>93.73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4:'Decompression_(mac-x64)'.A4</svg:desc>
                </draw:g>
              </table:table-cell>
              <table:table-cell office:value-type="float" office:value="0.1495">
                <text:p>0.1495</text:p>
                <draw:g>
                  <svg:desc>'Decompression_(mac-x64)'.B4:'Decompression_(mac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642">
                <text:p>0.4642</text:p>
              </table:table-cell>
              <table:table-cell office:value-type="float" office:value="87.78">
                <text:p>87.78</text:p>
              </table:table-cell>
              <table:table-cell office:value-type="float" office:value="84.04">
                <text:p>84.04</text:p>
              </table:table-cell>
              <table:table-cell office:value-type="float" office:value="NaN">
                <text:p>NaN</text:p>
              </table:table-cell>
              <table:table-cell office:value-type="float" office:value="76.03">
                <text:p>76.03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5:'Decompression_(mac-x64)'.A5</svg:desc>
                </draw:g>
              </table:table-cell>
              <table:table-cell office:value-type="float" office:value="0.1045">
                <text:p>0.1045</text:p>
                <draw:g>
                  <svg:desc>'Decompression_(mac-x64)'.B5:'Decompression_(mac-x64)'.I5</svg:desc>
                </draw:g>
              </table:table-cell>
              <table:table-cell office:value-type="float" office:value="0.9624">
                <text:p>0.9624</text:p>
              </table:table-cell>
              <table:table-cell office:value-type="float" office:value="0.7418">
                <text:p>0.7418</text:p>
              </table:table-cell>
              <table:table-cell office:value-type="float" office:value="111.17">
                <text:p>111.17</text:p>
              </table:table-cell>
              <table:table-cell office:value-type="float" office:value="122.55">
                <text:p>122.55</text:p>
              </table:table-cell>
              <table:table-cell office:value-type="float" office:value="1.241">
                <text:p>1.241</text:p>
              </table:table-cell>
              <table:table-cell office:value-type="float" office:value="155.46">
                <text:p>155.4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6:'Decompression_(mac-x64)'.A6</svg:desc>
                </draw:g>
              </table:table-cell>
              <table:table-cell office:value-type="float" office:value="0.1191">
                <text:p>0.1191</text:p>
                <draw:g>
                  <svg:desc>'Decompression_(mac-x64)'.B6:'Decompression_(mac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037">
                <text:p>0.5037</text:p>
              </table:table-cell>
              <table:table-cell office:value-type="float" office:value="85.6">
                <text:p>85.6</text:p>
              </table:table-cell>
              <table:table-cell office:value-type="float" office:value="83.97">
                <text:p>83.97</text:p>
              </table:table-cell>
              <table:table-cell office:value-type="float" office:value="NaN">
                <text:p>NaN</text:p>
              </table:table-cell>
              <table:table-cell office:value-type="float" office:value="76.12">
                <text:p>76.12</text:p>
              </table:table-cell>
              <table:table-cell office:value-type="float" office:value="70.39">
                <text:p>70.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3.465cm" svg:y="4.58cm" style:legend-expansion="high" chart:style-name="ch2"/>
        <chart:plot-area chart:style-name="ch3" table:cell-range-address="'Decompression_(mac-x64)'.A8:'Decompression_(mac-x64)'.I12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x64)'.B8:'Decompression_(mac-x64)'.I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x64)'.B9:'Decompression_(mac-x64)'.I9" chart:label-cell-address="'Decompression_(mac-x64)'.A9:'Decompression_(mac-x64)'.A9" chart:class="chart:bar">
            <chart:data-point chart:repeated="8"/>
          </chart:series>
          <chart:series chart:style-name="ch9" chart:values-cell-range-address="'Decompression_(mac-x64)'.B10:'Decompression_(mac-x64)'.I10" chart:label-cell-address="'Decompression_(mac-x64)'.A10:'Decompression_(mac-x64)'.A10" chart:class="chart:bar">
            <chart:data-point chart:repeated="8"/>
          </chart:series>
          <chart:series chart:style-name="ch10" chart:values-cell-range-address="'Decompression_(mac-x64)'.B11:'Decompression_(mac-x64)'.I11" chart:label-cell-address="'Decompression_(mac-x64)'.A11:'Decompression_(mac-x64)'.A11" chart:class="chart:bar">
            <chart:data-point chart:repeated="8"/>
          </chart:series>
          <chart:series chart:style-name="ch11" chart:values-cell-range-address="'Decompression_(mac-x64)'.B12:'Decompression_(mac-x64)'.I12" chart:label-cell-address="'Decompression_(mac-x64)'.A12:'Decompression_(mac-x64)'.A1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8:'Decompression_(mac-x64)'.I8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x64)'.A9:'Decompression_(mac-x64)'.A9</svg:desc>
                </draw:g>
              </table:table-cell>
              <table:table-cell office:value-type="float" office:value="1.99372384937238">
                <text:p>1.99372384937238</text:p>
                <draw:g>
                  <svg:desc>'Decompression_(mac-x64)'.B9:'Decompression_(mac-x64)'.I9</svg:desc>
                </draw:g>
              </table:table-cell>
              <table:table-cell office:value-type="float" office:value="1.49214880387817">
                <text:p>1.49214880387817</text:p>
              </table:table-cell>
              <table:table-cell office:value-type="float" office:value="16.6488155061019">
                <text:p>16.6488155061019</text:p>
              </table:table-cell>
              <table:table-cell office:value-type="float" office:value="2.24704156479218">
                <text:p>2.24704156479218</text:p>
              </table:table-cell>
              <table:table-cell office:value-type="float" office:value="1.07775450356096">
                <text:p>1.07775450356096</text:p>
              </table:table-cell>
              <table:table-cell office:value-type="float" office:value="5.2318460192476">
                <text:p>5.2318460192476</text:p>
              </table:table-cell>
              <table:table-cell office:value-type="float" office:value="1.23750708929359">
                <text:p>1.23750708929359</text:p>
              </table:table-cell>
              <table:table-cell office:value-type="float" office:value="1.53952843273232">
                <text:p>1.53952843273232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10:'Decompression_(mac-x64)'.A10</svg:desc>
                </draw:g>
              </table:table-cell>
              <table:table-cell office:value-type="float" office:value="1.9123745819398">
                <text:p>1.9123745819398</text:p>
                <draw:g>
                  <svg:desc>'Decompression_(mac-x64)'.B10:'Decompression_(mac-x64)'.I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4.9803963808703">
                <text:p>24.9803963808703</text:p>
              </table:table-cell>
              <table:table-cell office:value-type="float" office:value="2.61745272271588">
                <text:p>2.61745272271588</text:p>
              </table:table-cell>
              <table:table-cell office:value-type="float" office:value="1.53058067586863">
                <text:p>1.53058067586863</text:p>
              </table:table-cell>
              <table:table-cell office:value-type="float" office:value="NaN">
                <text:p>NaN</text:p>
              </table:table-cell>
              <table:table-cell office:value-type="float" office:value="2.58292779166119">
                <text:p>2.58292779166119</text:p>
              </table:table-cell>
              <table:table-cell office:value-type="float" office:value="2.04913376881568">
                <text:p>2.04913376881568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11:'Decompression_(mac-x64)'.A11</svg:desc>
                </draw:g>
              </table:table-cell>
              <table:table-cell office:value-type="float" office:value="2.73588516746411">
                <text:p>2.73588516746411</text:p>
                <draw:g>
                  <svg:desc>'Decompression_(mac-x64)'.B11:'Decompression_(mac-x64)'.I11</svg:desc>
                </draw:g>
              </table:table-cell>
              <table:table-cell office:value-type="float" office:value="1.47121778886118">
                <text:p>1.47121778886118</text:p>
              </table:table-cell>
              <table:table-cell office:value-type="float" office:value="15.632111081154">
                <text:p>15.632111081154</text:p>
              </table:table-cell>
              <table:table-cell office:value-type="float" office:value="2.06674462534857">
                <text:p>2.06674462534857</text:p>
              </table:table-cell>
              <table:table-cell office:value-type="float" office:value="1.04961240310078">
                <text:p>1.04961240310078</text:p>
              </table:table-cell>
              <table:table-cell office:value-type="float" office:value="4.81869460112812">
                <text:p>4.81869460112812</text:p>
              </table:table-cell>
              <table:table-cell office:value-type="float" office:value="1.26321883442686">
                <text:p>1.26321883442686</text:p>
              </table:table-cell>
              <table:table-cell office:value-type="float" office:value="1.52086846543002">
                <text:p>1.5208684654300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12:'Decompression_(mac-x64)'.A12</svg:desc>
                </draw:g>
              </table:table-cell>
              <table:table-cell office:value-type="float" office:value="2.40050377833753">
                <text:p>2.40050377833753</text:p>
                <draw:g>
                  <svg:desc>'Decompression_(mac-x64)'.B12:'Decompression_(mac-x64)'.I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.0214413341275">
                <text:p>23.0214413341275</text:p>
              </table:table-cell>
              <table:table-cell office:value-type="float" office:value="2.68411214953271">
                <text:p>2.68411214953271</text:p>
              </table:table-cell>
              <table:table-cell office:value-type="float" office:value="1.5318566154579">
                <text:p>1.5318566154579</text:p>
              </table:table-cell>
              <table:table-cell office:value-type="float" office:value="NaN">
                <text:p>NaN</text:p>
              </table:table-cell>
              <table:table-cell office:value-type="float" office:value="2.57987388334209">
                <text:p>2.57987388334209</text:p>
              </table:table-cell>
              <table:table-cell office:value-type="float" office:value="2.05000710328172">
                <text:p>2.0500071032817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Compression_(mac-x64)'.A1:'Compression_(mac-x64)'.F6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mac-x64)'.B1:'Compression_(mac-x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x64)'.B2:'Compression_(mac-x64)'.F2" chart:label-cell-address="'Compression_(mac-x64)'.A2:'Compression_(mac-x64)'.A2" chart:class="chart:bar">
            <chart:data-point chart:repeated="5"/>
            <chart:data-label chart:style-name="ch8"/>
          </chart:series>
          <chart:series chart:style-name="ch9" chart:values-cell-range-address="'Compression_(mac-x64)'.B3:'Compression_(mac-x64)'.F3" chart:label-cell-address="'Compression_(mac-x64)'.A3:'Compression_(mac-x64)'.A3" chart:class="chart:bar">
            <chart:data-point chart:repeated="5"/>
            <chart:data-label chart:style-name="ch8"/>
          </chart:series>
          <chart:series chart:style-name="ch10" chart:values-cell-range-address="'Compression_(mac-x64)'.B4:'Compression_(mac-x64)'.F4" chart:label-cell-address="'Compression_(mac-x64)'.A4:'Compression_(mac-x64)'.A4" chart:class="chart:bar">
            <chart:data-point chart:repeated="5"/>
            <chart:data-label chart:style-name="ch8"/>
          </chart:series>
          <chart:series chart:style-name="ch11" chart:values-cell-range-address="'Compression_(mac-x64)'.B5:'Compression_(mac-x64)'.F5" chart:label-cell-address="'Compression_(mac-x64)'.A5:'Compression_(mac-x64)'.A5" chart:class="chart:bar">
            <chart:data-point chart:repeated="5"/>
          </chart:series>
          <chart:series chart:style-name="ch12" chart:values-cell-range-address="'Compression_(mac-x64)'.B6:'Compression_(mac-x64)'.F6" chart:label-cell-address="'Compression_(mac-x64)'.A6:'Compression_(mac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1:'Compression_(mac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x64)'.A2:'Compression_(mac-x64)'.A2</svg:desc>
                </draw:g>
              </table:table-cell>
              <table:table-cell office:value-type="float" office:value="1254.3">
                <text:p>1254.3</text:p>
                <draw:g>
                  <svg:desc>'Compression_(mac-x64)'.B2:'Compression_(mac-x64)'.F2</svg:desc>
                </draw:g>
              </table:table-cell>
              <table:table-cell office:value-type="float" office:value="2287">
                <text:p>2287</text:p>
              </table:table-cell>
              <table:table-cell office:value-type="float" office:value="2122.8">
                <text:p>2122.8</text:p>
              </table:table-cell>
              <table:table-cell office:value-type="float" office:value="14485">
                <text:p>14485</text:p>
              </table:table-cell>
              <table:table-cell office:value-type="float" office:value="815.8">
                <text:p>815.8</text:p>
              </table:table-cell>
            </table:table-row>
            <table:table-row>
              <table:table-cell office:value-type="string">
                <text:p>Aaru 6</text:p>
                <draw:g>
                  <svg:desc>'Compression_(mac-x64)'.A3:'Compression_(mac-x64)'.A3</svg:desc>
                </draw:g>
              </table:table-cell>
              <table:table-cell office:value-type="float" office:value="581.9">
                <text:p>581.9</text:p>
                <draw:g>
                  <svg:desc>'Compression_(mac-x64)'.B3:'Compression_(mac-x64)'.F3</svg:desc>
                </draw:g>
              </table:table-cell>
              <table:table-cell office:value-type="float" office:value="2224">
                <text:p>2224</text:p>
              </table:table-cell>
              <table:table-cell office:value-type="float" office:value="292.8">
                <text:p>292.8</text:p>
              </table:table-cell>
              <table:table-cell office:value-type="float" office:value="12659">
                <text:p>12659</text:p>
              </table:table-cell>
              <table:table-cell office:value-type="float" office:value="714.3">
                <text:p>714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4:'Compression_(mac-x64)'.A4</svg:desc>
                </draw:g>
              </table:table-cell>
              <table:table-cell office:value-type="float" office:value="335.7">
                <text:p>335.7</text:p>
                <draw:g>
                  <svg:desc>'Compression_(mac-x64)'.B4:'Compression_(mac-x64)'.F4</svg:desc>
                </draw:g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6012">
                <text:p>601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5:'Compression_(mac-x64)'.A5</svg:desc>
                </draw:g>
              </table:table-cell>
              <table:table-cell office:value-type="float" office:value="577.8">
                <text:p>577.8</text:p>
                <draw:g>
                  <svg:desc>'Compression_(mac-x64)'.B5:'Compression_(mac-x64)'.F5</svg:desc>
                </draw:g>
              </table:table-cell>
              <table:table-cell office:value-type="float" office:value="2058">
                <text:p>2058</text:p>
              </table:table-cell>
              <table:table-cell office:value-type="float" office:value="292.4">
                <text:p>292.4</text:p>
              </table:table-cell>
              <table:table-cell office:value-type="float" office:value="13619">
                <text:p>1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6:'Compression_(mac-x64)'.A6</svg:desc>
                </draw:g>
              </table:table-cell>
              <table:table-cell office:value-type="float" office:value="339.8">
                <text:p>339.8</text:p>
                <draw:g>
                  <svg:desc>'Compression_(mac-x64)'.B6:'Compression_(mac-x64)'.F6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5977">
                <text:p>5977</text:p>
              </table:table-cell>
              <table:table-cell office:value-type="float" office:value="738.6">
                <text:p>738.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mac-x64)'.A9:'Compression_(mac-x64)'.F13" chart:data-source-has-labels="both" svg:x="0.397cm" svg:y="0.221cm" svg:width="15.788cm" svg:height="10.635cm">
          <chart:coordinate-region svg:x="0.686cm" svg:y="0.398cm" svg:width="15.499cm" svg:height="9.855cm"/>
          <chart:axis chart:dimension="x" chart:name="primary-x" chart:style-name="ch4" chartooo:axis-type="text">
            <chart:categories table:cell-range-address="'Compression_(mac-x64)'.B9:'Compression_(mac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x64)'.B10:'Compression_(mac-x64)'.F10" chart:label-cell-address="'Compression_(mac-x64)'.A10:'Compression_(mac-x64)'.A10" chart:class="chart:bar">
            <chart:data-point chart:repeated="5"/>
          </chart:series>
          <chart:series chart:style-name="ch8" chart:values-cell-range-address="'Compression_(mac-x64)'.B11:'Compression_(mac-x64)'.F11" chart:label-cell-address="'Compression_(mac-x64)'.A11:'Compression_(mac-x64)'.A11" chart:class="chart:bar">
            <chart:data-point chart:repeated="5"/>
          </chart:series>
          <chart:series chart:style-name="ch9" chart:values-cell-range-address="'Compression_(mac-x64)'.B12:'Compression_(mac-x64)'.F12" chart:label-cell-address="'Compression_(mac-x64)'.A12:'Compression_(mac-x64)'.A12" chart:class="chart:bar">
            <chart:data-point chart:repeated="5"/>
          </chart:series>
          <chart:series chart:style-name="ch10" chart:values-cell-range-address="'Compression_(mac-x64)'.B13:'Compression_(mac-x64)'.F13" chart:label-cell-address="'Compression_(mac-x64)'.A13:'Compression_(mac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9:'Compression_(mac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x64)'.A10:'Compression_(mac-x64)'.A10</svg:desc>
                </draw:g>
              </table:table-cell>
              <table:table-cell office:value-type="float" office:value="2.15552500429627">
                <text:p>2.15552500429627</text:p>
                <draw:g>
                  <svg:desc>'Compression_(mac-x64)'.B10:'Compression_(mac-x64)'.F10</svg:desc>
                </draw:g>
              </table:table-cell>
              <table:table-cell office:value-type="float" office:value="1.0283273381295">
                <text:p>1.0283273381295</text:p>
              </table:table-cell>
              <table:table-cell office:value-type="float" office:value="7.25">
                <text:p>7.25</text:p>
              </table:table-cell>
              <table:table-cell office:value-type="float" office:value="1.14424520104274">
                <text:p>1.14424520104274</text:p>
              </table:table-cell>
              <table:table-cell office:value-type="float" office:value="1.14209715805684">
                <text:p>1.14209715805684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11:'Compression_(mac-x64)'.A11</svg:desc>
                </draw:g>
              </table:table-cell>
              <table:table-cell office:value-type="float" office:value="3.73637176050045">
                <text:p>3.73637176050045</text:p>
                <draw:g>
                  <svg:desc>'Compression_(mac-x64)'.B11:'Compression_(mac-x64)'.F11</svg:desc>
                </draw:g>
              </table:table-cell>
              <table:table-cell office:value-type="float" office:value="1.34056271981243">
                <text:p>1.34056271981243</text:p>
              </table:table-cell>
              <table:table-cell office:value-type="float" office:value="NaN">
                <text:p>NaN</text:p>
              </table:table-cell>
              <table:table-cell office:value-type="float" office:value="2.40934797072522">
                <text:p>2.40934797072522</text:p>
              </table:table-cell>
              <table:table-cell office:value-type="float" office:value="1.10243243243243">
                <text:p>1.10243243243243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12:'Compression_(mac-x64)'.A12</svg:desc>
                </draw:g>
              </table:table-cell>
              <table:table-cell office:value-type="float" office:value="NaN">
                <text:p>NaN</text:p>
                <draw:g>
                  <svg:desc>'Compression_(mac-x64)'.B12:'Compression_(mac-x64)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13:'Compression_(mac-x64)'.A13</svg:desc>
                </draw:g>
              </table:table-cell>
              <table:table-cell office:value-type="float" office:value="NaN">
                <text:p>NaN</text:p>
                <draw:g>
                  <svg:desc>'Compression_(mac-x64)'.B13:'Compression_(mac-x64)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7.569cm" svg:y="6.721cm" style:legend-expansion="high" chart:style-name="ch2"/>
        <chart:plot-area chart:style-name="ch3" table:cell-range-address="'Checksums_(mac-x64)'.A1:'Checksums_(mac-x64)'.H6" chart:data-source-has-labels="both" svg:x="1.61cm" svg:y="0.316cm" svg:width="25.343cm" svg:height="15.181cm">
          <chart:coordinate-region svg:x="2.464cm" svg:y="0.493cm" svg:width="24.489cm" svg:height="14.401cm"/>
          <chart:axis chart:dimension="x" chart:name="primary-x" chart:style-name="ch4" chartooo:axis-type="text">
            <chart:categories table:cell-range-address="'Checksums_(mac-x64)'.B1:'Checksums_(mac-x64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x64)'.B2:'Checksums_(mac-x64)'.H2" chart:label-cell-address="'Checksums_(mac-x64)'.A2:'Checksums_(mac-x64)'.A2" chart:class="chart:bar">
            <chart:data-point chart:repeated="7"/>
            <chart:data-label chart:style-name="ch8"/>
          </chart:series>
          <chart:series chart:style-name="ch9" chart:values-cell-range-address="'Checksums_(mac-x64)'.B3:'Checksums_(mac-x64)'.H3" chart:label-cell-address="'Checksums_(mac-x64)'.A3:'Checksums_(mac-x64)'.A3" chart:class="chart:bar">
            <chart:data-point chart:repeated="7"/>
            <chart:data-label chart:style-name="ch8"/>
          </chart:series>
          <chart:series chart:style-name="ch10" chart:values-cell-range-address="'Checksums_(mac-x64)'.B4:'Checksums_(mac-x64)'.H4" chart:label-cell-address="'Checksums_(mac-x64)'.A4:'Checksums_(mac-x64)'.A4" chart:class="chart:bar">
            <chart:data-point chart:repeated="7"/>
            <chart:data-label chart:style-name="ch8"/>
          </chart:series>
          <chart:series chart:style-name="ch11" chart:values-cell-range-address="'Checksums_(mac-x64)'.B5:'Checksums_(mac-x64)'.H5" chart:label-cell-address="'Checksums_(mac-x64)'.A5:'Checksums_(mac-x64)'.A5" chart:class="chart:bar">
            <chart:data-point chart:repeated="7"/>
          </chart:series>
          <chart:series chart:style-name="ch12" chart:values-cell-range-address="'Checksums_(mac-x64)'.B6:'Checksums_(mac-x64)'.H6" chart:label-cell-address="'Checksums_(mac-x64)'.A6:'Checksums_(mac-x64)'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1:'Checksums_(mac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x64)'.A2:'Checksums_(mac-x64)'.A2</svg:desc>
                </draw:g>
              </table:table-cell>
              <table:table-cell office:value-type="float" office:value="7835.3">
                <text:p>7835.3</text:p>
                <draw:g>
                  <svg:desc>'Checksums_(mac-x64)'.B2:'Checksums_(mac-x64)'.H2</svg:desc>
                </draw:g>
              </table:table-cell>
              <table:table-cell office:value-type="float" office:value="5690">
                <text:p>5690</text:p>
              </table:table-cell>
              <table:table-cell office:value-type="float" office:value="5795">
                <text:p>5795</text:p>
              </table:table-cell>
              <table:table-cell office:value-type="float" office:value="5834.7">
                <text:p>5834.7</text:p>
              </table:table-cell>
              <table:table-cell office:value-type="float" office:value="5372">
                <text:p>5372</text:p>
              </table:table-cell>
              <table:table-cell office:value-type="float" office:value="7839">
                <text:p>783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Aaru 6</text:p>
                <draw:g>
                  <svg:desc>'Checksums_(mac-x64)'.A3:'Checksums_(mac-x64)'.A3</svg:desc>
                </draw:g>
              </table:table-cell>
              <table:table-cell office:value-type="float" office:value="969.5">
                <text:p>969.5</text:p>
                <draw:g>
                  <svg:desc>'Checksums_(mac-x64)'.B3:'Checksums_(mac-x64)'.H3</svg:desc>
                </draw:g>
              </table:table-cell>
              <table:table-cell office:value-type="float" office:value="1620">
                <text:p>1620</text:p>
              </table:table-cell>
              <table:table-cell office:value-type="float" office:value="1736">
                <text:p>1736</text:p>
              </table:table-cell>
              <table:table-cell office:value-type="float" office:value="985.6">
                <text:p>985.6</text:p>
              </table:table-cell>
              <table:table-cell office:value-type="float" office:value="1041">
                <text:p>1041</text:p>
              </table:table-cell>
              <table:table-cell office:value-type="float" office:value="1418">
                <text:p>1418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4:'Checksums_(mac-x64)'.A4</svg:desc>
                </draw:g>
              </table:table-cell>
              <table:table-cell office:value-type="float" office:value="844.1">
                <text:p>844.1</text:p>
                <draw:g>
                  <svg:desc>'Checksums_(mac-x64)'.B4:'Checksums_(mac-x64)'.H4</svg:desc>
                </draw:g>
              </table:table-cell>
              <table:table-cell office:value-type="float" office:value="1489">
                <text:p>1489</text:p>
              </table:table-cell>
              <table:table-cell office:value-type="float" office:value="1333">
                <text:p>1333</text:p>
              </table:table-cell>
              <table:table-cell office:value-type="float" office:value="905.3">
                <text:p>905.3</text:p>
              </table:table-cell>
              <table:table-cell office:value-type="float" office:value="1046">
                <text:p>1046</text:p>
              </table:table-cell>
              <table:table-cell office:value-type="float" office:value="1461">
                <text:p>146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5:'Checksums_(mac-x64)'.A5</svg:desc>
                </draw:g>
              </table:table-cell>
              <table:table-cell office:value-type="float" office:value="1540.9">
                <text:p>1540.9</text:p>
                <draw:g>
                  <svg:desc>'Checksums_(mac-x64)'.B5:'Checksums_(mac-x64)'.H5</svg:desc>
                </draw:g>
              </table:table-cell>
              <table:table-cell office:value-type="float" office:value="1691">
                <text:p>1691</text:p>
              </table:table-cell>
              <table:table-cell office:value-type="float" office:value="2173">
                <text:p>2173</text:p>
              </table:table-cell>
              <table:table-cell office:value-type="float" office:value="1450.5">
                <text:p>1450.5</text:p>
              </table:table-cell>
              <table:table-cell office:value-type="float" office:value="1246">
                <text:p>1246</text:p>
              </table:table-cell>
              <table:table-cell office:value-type="float" office:value="1531">
                <text:p>1531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6:'Checksums_(mac-x64)'.A6</svg:desc>
                </draw:g>
              </table:table-cell>
              <table:table-cell office:value-type="float" office:value="923.5">
                <text:p>923.5</text:p>
                <draw:g>
                  <svg:desc>'Checksums_(mac-x64)'.B6:'Checksums_(mac-x64)'.H6</svg:desc>
                </draw:g>
              </table:table-cell>
              <table:table-cell office:value-type="float" office:value="1564">
                <text:p>1564</text:p>
              </table:table-cell>
              <table:table-cell office:value-type="float" office:value="1426">
                <text:p>1426</text:p>
              </table:table-cell>
              <table:table-cell office:value-type="float" office:value="968.1">
                <text:p>968.1</text:p>
              </table:table-cell>
              <table:table-cell office:value-type="float" office:value="1122">
                <text:p>1122</text:p>
              </table:table-cell>
              <table:table-cell office:value-type="float" office:value="1541">
                <text:p>1541</text:p>
              </table:table-cell>
              <table:table-cell office:value-type="float" office:value="1386">
                <text:p>138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mac-arm)'.A1:'Checksums_(mac-arm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mac-arm)'.B1:'Checksums_(mac-arm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arm)'.B2:'Checksums_(mac-arm)'.H2" chart:label-cell-address="'Checksums_(mac-arm)'.A2:'Checksums_(mac-arm)'.A2" chart:class="chart:bar">
            <chart:data-point chart:repeated="7"/>
            <chart:data-label chart:style-name="ch8"/>
          </chart:series>
          <chart:series chart:style-name="ch9" chart:values-cell-range-address="'Checksums_(mac-arm)'.B3:'Checksums_(mac-arm)'.H3" chart:label-cell-address="'Checksums_(mac-arm)'.A3:'Checksums_(mac-arm)'.A3" chart:class="chart:bar">
            <chart:data-point chart:repeated="7"/>
            <chart:data-label chart:style-name="ch8"/>
          </chart:series>
          <chart:series chart:style-name="ch10" chart:values-cell-range-address="'Checksums_(mac-arm)'.B4:'Checksums_(mac-arm)'.H4" chart:label-cell-address="'Checksums_(mac-arm)'.A4:'Checksums_(mac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1:'Checksums_(mac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arm)'.A2:'Checksums_(mac-arm)'.A2</svg:desc>
                </draw:g>
              </table:table-cell>
              <table:table-cell office:value-type="float" office:value="7573">
                <text:p>7573</text:p>
                <draw:g>
                  <svg:desc>'Checksums_(mac-arm)'.B2:'Checksums_(mac-arm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mac-arm)'.A3:'Checksums_(mac-arm)'.A3</svg:desc>
                </draw:g>
              </table:table-cell>
              <table:table-cell office:value-type="float" office:value="504">
                <text:p>504</text:p>
                <draw:g>
                  <svg:desc>'Checksums_(mac-arm)'.B3:'Checksums_(mac-arm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4:'Checksums_(mac-arm)'.A4</svg:desc>
                </draw:g>
              </table:table-cell>
              <table:table-cell office:value-type="float" office:value="167.7">
                <text:p>167.7</text:p>
                <draw:g>
                  <svg:desc>'Checksums_(mac-arm)'.B4:'Checksums_(mac-arm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0.189cm" svg:y="3.99cm" style:legend-expansion="high" chart:style-name="ch2"/>
        <chart:plot-area chart:style-name="ch3" table:cell-range-address="'Checksums_(mac-x64)'.A8:'Checksums_(mac-x64)'.H12" chart:data-source-has-labels="both" svg:x="0.469cm" svg:y="0.197cm" svg:width="19.251cm" svg:height="9.503cm">
          <chart:coordinate-region svg:x="2.052cm" svg:y="0.374cm" svg:width="17.668cm" svg:height="8.723cm"/>
          <chart:axis chart:dimension="x" chart:name="primary-x" chart:style-name="ch4" chartooo:axis-type="text">
            <chart:categories table:cell-range-address="'Checksums_(mac-x64)'.B8:'Checksums_(mac-x64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x64)'.B9:'Checksums_(mac-x64)'.H9" chart:label-cell-address="'Checksums_(mac-x64)'.A9:'Checksums_(mac-x64)'.A9" chart:class="chart:bar">
            <chart:data-point chart:repeated="7"/>
          </chart:series>
          <chart:series chart:style-name="ch9" chart:values-cell-range-address="'Checksums_(mac-x64)'.B10:'Checksums_(mac-x64)'.H10" chart:label-cell-address="'Checksums_(mac-x64)'.A10:'Checksums_(mac-x64)'.A10" chart:class="chart:bar">
            <chart:data-point chart:repeated="7"/>
          </chart:series>
          <chart:series chart:style-name="ch10" chart:values-cell-range-address="'Checksums_(mac-x64)'.B11:'Checksums_(mac-x64)'.H11" chart:label-cell-address="'Checksums_(mac-x64)'.A11:'Checksums_(mac-x64)'.A11" chart:class="chart:bar">
            <chart:data-point chart:repeated="7"/>
          </chart:series>
          <chart:series chart:style-name="ch11" chart:values-cell-range-address="'Checksums_(mac-x64)'.B12:'Checksums_(mac-x64)'.H12" chart:label-cell-address="'Checksums_(mac-x64)'.A12:'Checksums_(mac-x64)'.A1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8:'Checksums_(mac-x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x64)'.A9:'Checksums_(mac-x64)'.A9</svg:desc>
                </draw:g>
              </table:table-cell>
              <table:table-cell office:value-type="float" office:value="8.08179473955647">
                <text:p>8.08179473955647</text:p>
                <draw:g>
                  <svg:desc>'Checksums_(mac-x64)'.B9:'Checksums_(mac-x64)'.H9</svg:desc>
                </draw:g>
              </table:table-cell>
              <table:table-cell office:value-type="float" office:value="3.51234567901235">
                <text:p>3.51234567901235</text:p>
              </table:table-cell>
              <table:table-cell office:value-type="float" office:value="3.338133640553">
                <text:p>3.338133640553</text:p>
              </table:table-cell>
              <table:table-cell office:value-type="float" office:value="5.91994724025974">
                <text:p>5.91994724025974</text:p>
              </table:table-cell>
              <table:table-cell office:value-type="float" office:value="5.16042267050913">
                <text:p>5.16042267050913</text:p>
              </table:table-cell>
              <table:table-cell office:value-type="float" office:value="5.52820874471086">
                <text:p>5.52820874471086</text:p>
              </table:table-cell>
              <table:table-cell office:value-type="float" office:value="5.81454005934718">
                <text:p>5.8145400593471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10:'Checksums_(mac-x64)'.A10</svg:desc>
                </draw:g>
              </table:table-cell>
              <table:table-cell office:value-type="float" office:value="9.28243099158867">
                <text:p>9.28243099158867</text:p>
                <draw:g>
                  <svg:desc>'Checksums_(mac-x64)'.B10:'Checksums_(mac-x64)'.H10</svg:desc>
                </draw:g>
              </table:table-cell>
              <table:table-cell office:value-type="float" office:value="3.82135661517797">
                <text:p>3.82135661517797</text:p>
              </table:table-cell>
              <table:table-cell office:value-type="float" office:value="4.34733683420855">
                <text:p>4.34733683420855</text:p>
              </table:table-cell>
              <table:table-cell office:value-type="float" office:value="6.44504584115763">
                <text:p>6.44504584115763</text:p>
              </table:table-cell>
              <table:table-cell office:value-type="float" office:value="5.1357552581262">
                <text:p>5.1357552581262</text:p>
              </table:table-cell>
              <table:table-cell office:value-type="float" office:value="5.36550308008214">
                <text:p>5.36550308008214</text:p>
              </table:table-cell>
              <table:table-cell office:value-type="float" office:value="6.00613026819923">
                <text:p>6.00613026819923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11:'Checksums_(mac-x64)'.A11</svg:desc>
                </draw:g>
              </table:table-cell>
              <table:table-cell office:value-type="float" office:value="5.08488545655137">
                <text:p>5.08488545655137</text:p>
                <draw:g>
                  <svg:desc>'Checksums_(mac-x64)'.B11:'Checksums_(mac-x64)'.H11</svg:desc>
                </draw:g>
              </table:table-cell>
              <table:table-cell office:value-type="float" office:value="3.36487285629805">
                <text:p>3.36487285629805</text:p>
              </table:table-cell>
              <table:table-cell office:value-type="float" office:value="2.66682006442706">
                <text:p>2.66682006442706</text:p>
              </table:table-cell>
              <table:table-cell office:value-type="float" office:value="4.02254395036194">
                <text:p>4.02254395036194</text:p>
              </table:table-cell>
              <table:table-cell office:value-type="float" office:value="4.31139646869984">
                <text:p>4.31139646869984</text:p>
              </table:table-cell>
              <table:table-cell office:value-type="float" office:value="5.12018288700196">
                <text:p>5.12018288700196</text:p>
              </table:table-cell>
              <table:table-cell office:value-type="float" office:value="5.51195499296765">
                <text:p>5.5119549929676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12:'Checksums_(mac-x64)'.A12</svg:desc>
                </draw:g>
              </table:table-cell>
              <table:table-cell office:value-type="float" office:value="8.48435300487277">
                <text:p>8.48435300487277</text:p>
                <draw:g>
                  <svg:desc>'Checksums_(mac-x64)'.B12:'Checksums_(mac-x64)'.H12</svg:desc>
                </draw:g>
              </table:table-cell>
              <table:table-cell office:value-type="float" office:value="3.6381074168798">
                <text:p>3.6381074168798</text:p>
              </table:table-cell>
              <table:table-cell office:value-type="float" office:value="4.06381486676017">
                <text:p>4.06381486676017</text:p>
              </table:table-cell>
              <table:table-cell office:value-type="float" office:value="6.02696002479083">
                <text:p>6.02696002479083</text:p>
              </table:table-cell>
              <table:table-cell office:value-type="float" office:value="4.78787878787879">
                <text:p>4.78787878787879</text:p>
              </table:table-cell>
              <table:table-cell office:value-type="float" office:value="5.08695652173913">
                <text:p>5.08695652173913</text:p>
              </table:table-cell>
              <table:table-cell office:value-type="float" office:value="5.65512265512266">
                <text:p>5.65512265512266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227cm" svg:y="6.76cm" style:legend-expansion="high" chart:style-name="ch2"/>
        <chart:plot-area chart:style-name="ch3" table:cell-range-address="'Hashes_(mac-x64)'.A1:'Hashes_(mac-x64)'.F4" chart:data-source-has-labels="both" svg:x="1.61cm" svg:y="0.299cm" svg:width="26.001cm" svg:height="14.384cm">
          <chart:coordinate-region svg:x="2.464cm" svg:y="0.477cm" svg:width="25.147cm" svg:height="13.603cm"/>
          <chart:axis chart:dimension="x" chart:name="primary-x" chart:style-name="ch4" chartooo:axis-type="text">
            <chart:categories table:cell-range-address="'Hashes_(mac-x64)'.B1:'Hashes_(mac-x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x64)'.B2:'Hashes_(mac-x64)'.F2" chart:label-cell-address="'Hashes_(mac-x64)'.A2:'Hashes_(mac-x64)'.A2" chart:class="chart:bar">
            <chart:data-point chart:repeated="5"/>
            <chart:data-label chart:style-name="ch8"/>
          </chart:series>
          <chart:series chart:style-name="ch9" chart:values-cell-range-address="'Hashes_(mac-x64)'.B3:'Hashes_(mac-x64)'.F3" chart:label-cell-address="'Hashes_(mac-x64)'.A3:'Hashes_(mac-x64)'.A3" chart:class="chart:bar">
            <chart:data-point chart:repeated="5"/>
            <chart:data-label chart:style-name="ch8"/>
          </chart:series>
          <chart:series chart:style-name="ch10" chart:values-cell-range-address="'Hashes_(mac-x64)'.B4:'Hashes_(mac-x64)'.F4" chart:label-cell-address="'Hashes_(mac-x64)'.A4:'Hashes_(mac-x64)'.A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x64)'.B1:'Hashes_(mac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x64)'.A2:'Hashes_(mac-x64)'.A2</svg:desc>
                </draw:g>
              </table:table-cell>
              <table:table-cell office:value-type="float" office:value="3025">
                <text:p>3025</text:p>
                <draw:g>
                  <svg:desc>'Hashes_(mac-x64)'.B2:'Hashes_(mac-x64)'.F2</svg:desc>
                </draw:g>
              </table:table-cell>
              <table:table-cell office:value-type="float" office:value="2102">
                <text:p>2102</text:p>
              </table:table-cell>
              <table:table-cell office:value-type="float" office:value="4065">
                <text:p>4065</text:p>
              </table:table-cell>
              <table:table-cell office:value-type="float" office:value="2998">
                <text:p>299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Aaru 6</text:p>
                <draw:g>
                  <svg:desc>'Hashes_(mac-x64)'.A3:'Hashes_(mac-x64)'.A3</svg:desc>
                </draw:g>
              </table:table-cell>
              <table:table-cell office:value-type="float" office:value="2994">
                <text:p>2994</text:p>
                <draw:g>
                  <svg:desc>'Hashes_(mac-x64)'.B3:'Hashes_(mac-x64)'.F3</svg:desc>
                </draw:g>
              </table:table-cell>
              <table:table-cell office:value-type="float" office:value="2190">
                <text:p>2190</text:p>
              </table:table-cell>
              <table:table-cell office:value-type="float" office:value="4090">
                <text:p>4090</text:p>
              </table:table-cell>
              <table:table-cell office:value-type="float" office:value="3028">
                <text:p>3028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Aaru 6 (AOT)</text:p>
                <draw:g>
                  <svg:desc>'Hashes_(mac-x64)'.A4:'Hashes_(mac-x64)'.A4</svg:desc>
                </draw:g>
              </table:table-cell>
              <table:table-cell office:value-type="float" office:value="3097">
                <text:p>3097</text:p>
                <draw:g>
                  <svg:desc>'Hashes_(mac-x64)'.B4:'Hashes_(mac-x64)'.F4</svg:desc>
                </draw:g>
              </table:table-cell>
              <table:table-cell office:value-type="float" office:value="2184">
                <text:p>2184</text:p>
              </table:table-cell>
              <table:table-cell office:value-type="float" office:value="4144">
                <text:p>4144</text:p>
              </table:table-cell>
              <table:table-cell office:value-type="float" office:value="3092">
                <text:p>3092</text:p>
              </table:table-cell>
              <table:table-cell office:value-type="float" office:value="3096">
                <text:p>3096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306cm" style:legend-expansion="high" chart:style-name="ch2"/>
        <chart:plot-area chart:style-name="ch3" table:cell-range-address="'SpamSum_(mac-x64)'.A1:'SpamSum_(mac-x64)'.B6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mac-x64)'.B1:'SpamSum_(mac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mac-x64)'.B2:'SpamSum_(mac-x64)'.B2" chart:label-cell-address="'SpamSum_(mac-x64)'.A2:'SpamSum_(mac-x64)'.A2" chart:class="chart:bar">
            <chart:data-point/>
            <chart:data-label chart:style-name="ch8"/>
          </chart:series>
          <chart:series chart:style-name="ch9" chart:values-cell-range-address="'SpamSum_(mac-x64)'.B3:'SpamSum_(mac-x64)'.B3" chart:label-cell-address="'SpamSum_(mac-x64)'.A3:'SpamSum_(mac-x64)'.A3" chart:class="chart:bar">
            <chart:data-point/>
            <chart:data-label chart:style-name="ch8"/>
          </chart:series>
          <chart:series chart:style-name="ch10" chart:values-cell-range-address="'SpamSum_(mac-x64)'.B4:'SpamSum_(mac-x64)'.B4" chart:label-cell-address="'SpamSum_(mac-x64)'.A4:'SpamSum_(mac-x64)'.A4" chart:class="chart:bar">
            <chart:data-point/>
            <chart:data-label chart:style-name="ch8"/>
          </chart:series>
          <chart:series chart:style-name="ch11" chart:values-cell-range-address="'SpamSum_(mac-x64)'.B5:'SpamSum_(mac-x64)'.B5" chart:label-cell-address="'SpamSum_(mac-x64)'.A5:'SpamSum_(mac-x64)'.A5" chart:class="chart:bar">
            <chart:data-point/>
          </chart:series>
          <chart:series chart:style-name="ch12" chart:values-cell-range-address="'SpamSum_(mac-x64)'.B6:'SpamSum_(mac-x64)'.B6" chart:label-cell-address="'SpamSum_(mac-x64)'.A6:'SpamSum_(mac-x64)'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mac-x64)'.B1:'SpamSum_(mac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mac-x64)'.A2:'SpamSum_(mac-x64)'.A2</svg:desc>
                </draw:g>
              </table:table-cell>
              <table:table-cell office:value-type="float" office:value="31.07">
                <text:p>31.07</text:p>
                <draw:g>
                  <svg:desc>'SpamSum_(mac-x64)'.B2:'SpamSum_(mac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mac-x64)'.A3:'SpamSum_(mac-x64)'.A3</svg:desc>
                </draw:g>
              </table:table-cell>
              <table:table-cell office:value-type="float" office:value="29.04">
                <text:p>29.04</text:p>
                <draw:g>
                  <svg:desc>'SpamSum_(mac-x64)'.B3:'SpamSum_(mac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mac-x64)'.A4:'SpamSum_(mac-x64)'.A4</svg:desc>
                </draw:g>
              </table:table-cell>
              <table:table-cell office:value-type="float" office:value="40.93">
                <text:p>40.93</text:p>
                <draw:g>
                  <svg:desc>'SpamSum_(mac-x64)'.B4:'SpamSum_(mac-x64)'.B4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mac-x64)'.A5:'SpamSum_(mac-x64)'.A5</svg:desc>
                </draw:g>
              </table:table-cell>
              <table:table-cell office:value-type="float" office:value="30.46">
                <text:p>30.46</text:p>
                <draw:g>
                  <svg:desc>'SpamSum_(mac-x64)'.B5:'SpamSum_(mac-x64)'.B5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mac-x64)'.A6:'SpamSum_(mac-x64)'.A6</svg:desc>
                </draw:g>
              </table:table-cell>
              <table:table-cell office:value-type="float" office:value="40.94">
                <text:p>40.94</text:p>
                <draw:g>
                  <svg:desc>'SpamSum_(mac-x64)'.B6:'SpamSum_(mac-x64)'.B6</svg:desc>
                </draw:g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in-x64)'.A1:'Decompression_(win-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win-x64)'.B1:'Decompression_(win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in-x64)'.B2:'Decompression_(win-x64)'.I2" chart:label-cell-address="'Decompression_(win-x64)'.A2:'Decompression_(win-x64)'.A2" chart:class="chart:bar">
            <chart:data-point chart:repeated="8"/>
            <chart:data-label chart:style-name="ch8"/>
          </chart:series>
          <chart:series chart:style-name="ch9" chart:values-cell-range-address="'Decompression_(win-x64)'.B3:'Decompression_(win-x64)'.I3" chart:label-cell-address="'Decompression_(win-x64)'.A3:'Decompression_(win-x64)'.A3" chart:class="chart:bar">
            <chart:data-point chart:repeated="8"/>
            <chart:data-label chart:style-name="ch8"/>
          </chart:series>
          <chart:series chart:style-name="ch10" chart:values-cell-range-address="'Decompression_(win-x64)'.B3:'Decompression_(win-x64)'.I3" chart:label-cell-address="'Decompression_(win-x64)'.A3:'Decompression_(win-x64)'.A3" chart:class="chart:bar">
            <chart:data-point chart:repeated="8"/>
            <chart:data-label chart:style-name="ch8"/>
          </chart:series>
          <chart:series chart:style-name="ch11" chart:values-cell-range-address="'Decompression_(win-x64)'.B4:'Decompression_(win-x64)'.I4" chart:label-cell-address="'Decompression_(win-x64)'.A4:'Decompression_(win-x64)'.A4" chart:class="chart:bar">
            <chart:data-point chart:repeated="8"/>
          </chart:series>
          <chart:series chart:style-name="ch12" chart:values-cell-range-address="'Decompression_(win-x64)'.B5:'Decompression_(win-x64)'.I5" chart:label-cell-address="'Decompression_(win-x64)'.A5:'Decompression_(win-x64)'.A5" chart:class="chart:bar">
            <chart:data-point chart:repeated="8"/>
          </chart:series>
          <chart:series chart:style-name="ch13" chart:values-cell-range-address="'Decompression_(win-x64)'.B6:'Decompression_(win-x64)'.I6" chart:label-cell-address="'Decompression_(win-x64)'.A6:'Decompression_(win-x64)'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x64)'.B1:'Decompression_(win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in-x64)'.A2:'Decompression_(win-x64)'.A2</svg:desc>
                </draw:g>
              </table:table-cell>
              <table:table-cell office:value-type="float" office:value="0.21598">
                <text:p>0.21598</text:p>
                <draw:g>
                  <svg:desc>'Decompression_(win-x64)'.B2:'Decompression_(win-x64)'.I2</svg:desc>
                </draw:g>
              </table:table-cell>
              <table:table-cell office:value-type="float" office:value="0.9418">
                <text:p>0.9418</text:p>
              </table:table-cell>
              <table:table-cell office:value-type="float" office:value="12.8207">
                <text:p>12.8207</text:p>
              </table:table-cell>
              <table:table-cell office:value-type="float" office:value="116.46">
                <text:p>116.46</text:p>
              </table:table-cell>
              <table:table-cell office:value-type="float" office:value="73.04">
                <text:p>73.04</text:p>
              </table:table-cell>
              <table:table-cell office:value-type="float" office:value="3.019">
                <text:p>3.019</text:p>
              </table:table-cell>
              <table:table-cell office:value-type="float" office:value="109.51">
                <text:p>109.51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3:'Decompression_(win-x64)'.A3</svg:desc>
                </draw:g>
              </table:table-cell>
              <table:table-cell office:value-type="float" office:value="0.14355">
                <text:p>0.14355</text:p>
                <draw:g>
                  <svg:desc>'Decompression_(win-x64)'.B3:'Decompression_(win-x64)'.I3</svg:desc>
                </draw:g>
              </table:table-cell>
              <table:table-cell office:value-type="float" office:value="0.6688">
                <text:p>0.6688</text:p>
              </table:table-cell>
              <table:table-cell office:value-type="float" office:value="0.45">
                <text:p>0.45</text:p>
              </table:table-cell>
              <table:table-cell office:value-type="float" office:value="43.96">
                <text:p>43.96</text:p>
              </table:table-cell>
              <table:table-cell office:value-type="float" office:value="68.49">
                <text:p>68.49</text:p>
              </table:table-cell>
              <table:table-cell office:value-type="float" office:value="1.098">
                <text:p>1.098</text:p>
              </table:table-cell>
              <table:table-cell office:value-type="float" office:value="89.48">
                <text:p>89.4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3:'Decompression_(win-x64)'.A3</svg:desc>
                </draw:g>
              </table:table-cell>
              <table:table-cell office:value-type="float" office:value="0.14355">
                <text:p>0.14355</text:p>
                <draw:g>
                  <svg:desc>'Decompression_(win-x64)'.B3:'Decompression_(win-x64)'.I3</svg:desc>
                </draw:g>
              </table:table-cell>
              <table:table-cell office:value-type="float" office:value="0.6688">
                <text:p>0.6688</text:p>
              </table:table-cell>
              <table:table-cell office:value-type="float" office:value="0.45">
                <text:p>0.45</text:p>
              </table:table-cell>
              <table:table-cell office:value-type="float" office:value="43.96">
                <text:p>43.96</text:p>
              </table:table-cell>
              <table:table-cell office:value-type="float" office:value="68.49">
                <text:p>68.49</text:p>
              </table:table-cell>
              <table:table-cell office:value-type="float" office:value="1.098">
                <text:p>1.098</text:p>
              </table:table-cell>
              <table:table-cell office:value-type="float" office:value="89.48">
                <text:p>89.48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x64)'.A4:'Decompression_(win-x64)'.A4</svg:desc>
                </draw:g>
              </table:table-cell>
              <table:table-cell office:value-type="float" office:value="0.14102">
                <text:p>0.14102</text:p>
                <draw:g>
                  <svg:desc>'Decompression_(win-x64)'.B4:'Decompression_(win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106">
                <text:p>0.3106</text:p>
              </table:table-cell>
              <table:table-cell office:value-type="float" office:value="39.93">
                <text:p>39.93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  <table:table-cell office:value-type="float" office:value="44.25">
                <text:p>44.2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x64)'.A5:'Decompression_(win-x64)'.A5</svg:desc>
                </draw:g>
              </table:table-cell>
              <table:table-cell office:value-type="float" office:value="0.06181">
                <text:p>0.06181</text:p>
                <draw:g>
                  <svg:desc>'Decompression_(win-x64)'.B5:'Decompression_(win-x64)'.I5</svg:desc>
                </draw:g>
              </table:table-cell>
              <table:table-cell office:value-type="float" office:value="0.581">
                <text:p>0.581</text:p>
              </table:table-cell>
              <table:table-cell office:value-type="float" office:value="0.3925">
                <text:p>0.3925</text:p>
              </table:table-cell>
              <table:table-cell office:value-type="float" office:value="46.85">
                <text:p>46.85</text:p>
              </table:table-cell>
              <table:table-cell office:value-type="float" office:value="66.96">
                <text:p>66.96</text:p>
              </table:table-cell>
              <table:table-cell office:value-type="float" office:value="1.081">
                <text:p>1.081</text:p>
              </table:table-cell>
              <table:table-cell office:value-type="float" office:value="86.81">
                <text:p>86.81</text:p>
              </table:table-cell>
              <table:table-cell office:value-type="float" office:value="49.04">
                <text:p>49.04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x64)'.A6:'Decompression_(win-x64)'.A6</svg:desc>
                </draw:g>
              </table:table-cell>
              <table:table-cell office:value-type="float" office:value="0.05498">
                <text:p>0.05498</text:p>
                <draw:g>
                  <svg:desc>'Decompression_(win-x64)'.B6:'Decompression_(win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92">
                <text:p>0.2592</text:p>
              </table:table-cell>
              <table:table-cell office:value-type="float" office:value="39.61">
                <text:p>39.61</text:p>
              </table:table-cell>
              <table:table-cell office:value-type="float" office:value="49.27">
                <text:p>49.27</text:p>
              </table:table-cell>
              <table:table-cell office:value-type="float" office:value="NaN">
                <text:p>NaN</text:p>
              </table:table-cell>
              <table:table-cell office:value-type="float" office:value="45.3">
                <text:p>45.3</text:p>
              </table:table-cell>
              <table:table-cell office:value-type="float" office:value="40.28">
                <text:p>40.28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in-x64)'.A9:'Decompression_(win-x64)'.I13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in-x64)'.B9:'Decompression_(win-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in-x64)'.B10:'Decompression_(win-x64)'.I10" chart:label-cell-address="'Decompression_(win-x64)'.A10:'Decompression_(win-x64)'.A10" chart:class="chart:bar">
            <chart:data-point chart:repeated="8"/>
          </chart:series>
          <chart:series chart:style-name="ch8" chart:values-cell-range-address="'Decompression_(win-x64)'.B10:'Decompression_(win-x64)'.I10" chart:label-cell-address="'Decompression_(win-x64)'.A10:'Decompression_(win-x64)'.A10" chart:class="chart:bar">
            <chart:data-point chart:repeated="8"/>
          </chart:series>
          <chart:series chart:style-name="ch9" chart:values-cell-range-address="'Decompression_(win-x64)'.B11:'Decompression_(win-x64)'.I11" chart:label-cell-address="'Decompression_(win-x64)'.A11:'Decompression_(win-x64)'.A11" chart:class="chart:bar">
            <chart:data-point chart:repeated="8"/>
          </chart:series>
          <chart:series chart:style-name="ch10" chart:values-cell-range-address="'Decompression_(win-x64)'.B12:'Decompression_(win-x64)'.I12" chart:label-cell-address="'Decompression_(win-x64)'.A12:'Decompression_(win-x64)'.A12" chart:class="chart:bar">
            <chart:data-point chart:repeated="8"/>
          </chart:series>
          <chart:series chart:style-name="ch11" chart:values-cell-range-address="'Decompression_(win-x64)'.B13:'Decompression_(win-x64)'.I13" chart:label-cell-address="'Decompression_(win-x64)'.A13:'Decompression_(win-x64)'.A1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x64)'.B9:'Decompression_(win-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win-x64)'.A10:'Decompression_(win-x64)'.A10</svg:desc>
                </draw:g>
              </table:table-cell>
              <table:table-cell office:value-type="float" office:value="1.50456287008011">
                <text:p>1.50456287008011</text:p>
                <draw:g>
                  <svg:desc>'Decompression_(win-x64)'.B10:'Decompression_(win-x64)'.I10</svg:desc>
                </draw:g>
              </table:table-cell>
              <table:table-cell office:value-type="float" office:value="1.40819377990431">
                <text:p>1.40819377990431</text:p>
              </table:table-cell>
              <table:table-cell office:value-type="float" office:value="28.4904444444444">
                <text:p>28.4904444444444</text:p>
              </table:table-cell>
              <table:table-cell office:value-type="float" office:value="2.64922656960874">
                <text:p>2.64922656960874</text:p>
              </table:table-cell>
              <table:table-cell office:value-type="float" office:value="1.06643305592057">
                <text:p>1.06643305592057</text:p>
              </table:table-cell>
              <table:table-cell office:value-type="float" office:value="2.74954462659381">
                <text:p>2.74954462659381</text:p>
              </table:table-cell>
              <table:table-cell office:value-type="float" office:value="1.22384890478319">
                <text:p>1.22384890478319</text:p>
              </table:table-cell>
              <table:table-cell office:value-type="float" office:value="1.41744233104006">
                <text:p>1.41744233104006</text:p>
              </table:table-cell>
            </table:table-row>
            <table:table-row>
              <table:table-cell office:value-type="string">
                <text:p>Aaru 6</text:p>
                <draw:g>
                  <svg:desc>'Decompression_(win-x64)'.A10:'Decompression_(win-x64)'.A10</svg:desc>
                </draw:g>
              </table:table-cell>
              <table:table-cell office:value-type="float" office:value="1.50456287008011">
                <text:p>1.50456287008011</text:p>
                <draw:g>
                  <svg:desc>'Decompression_(win-x64)'.B10:'Decompression_(win-x64)'.I10</svg:desc>
                </draw:g>
              </table:table-cell>
              <table:table-cell office:value-type="float" office:value="1.40819377990431">
                <text:p>1.40819377990431</text:p>
              </table:table-cell>
              <table:table-cell office:value-type="float" office:value="28.4904444444444">
                <text:p>28.4904444444444</text:p>
              </table:table-cell>
              <table:table-cell office:value-type="float" office:value="2.64922656960874">
                <text:p>2.64922656960874</text:p>
              </table:table-cell>
              <table:table-cell office:value-type="float" office:value="1.06643305592057">
                <text:p>1.06643305592057</text:p>
              </table:table-cell>
              <table:table-cell office:value-type="float" office:value="2.74954462659381">
                <text:p>2.74954462659381</text:p>
              </table:table-cell>
              <table:table-cell office:value-type="float" office:value="1.22384890478319">
                <text:p>1.22384890478319</text:p>
              </table:table-cell>
              <table:table-cell office:value-type="float" office:value="1.41744233104006">
                <text:p>1.41744233104006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x64)'.A11:'Decompression_(win-x64)'.A11</svg:desc>
                </draw:g>
              </table:table-cell>
              <table:table-cell office:value-type="float" office:value="1.53155580768685">
                <text:p>1.53155580768685</text:p>
                <draw:g>
                  <svg:desc>'Decompression_(win-x64)'.B11:'Decompression_(win-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1.277205408886">
                <text:p>41.277205408886</text:p>
              </table:table-cell>
              <table:table-cell office:value-type="float" office:value="2.91660405709992">
                <text:p>2.91660405709992</text:p>
              </table:table-cell>
              <table:table-cell office:value-type="float" office:value="1.47258064516129">
                <text:p>1.47258064516129</text:p>
              </table:table-cell>
              <table:table-cell office:value-type="float" office:value="NaN">
                <text:p>NaN</text:p>
              </table:table-cell>
              <table:table-cell office:value-type="float" office:value="2.47480225988701">
                <text:p>2.47480225988701</text:p>
              </table:table-cell>
              <table:table-cell office:value-type="float" office:value="1.72113022113022">
                <text:p>1.72113022113022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x64)'.A12:'Decompression_(win-x64)'.A12</svg:desc>
                </draw:g>
              </table:table-cell>
              <table:table-cell office:value-type="float" office:value="3.49425659278434">
                <text:p>3.49425659278434</text:p>
                <draw:g>
                  <svg:desc>'Decompression_(win-x64)'.B12:'Decompression_(win-x64)'.I12</svg:desc>
                </draw:g>
              </table:table-cell>
              <table:table-cell office:value-type="float" office:value="1.6209982788296">
                <text:p>1.6209982788296</text:p>
              </table:table-cell>
              <table:table-cell office:value-type="float" office:value="32.6642038216561">
                <text:p>32.6642038216561</text:p>
              </table:table-cell>
              <table:table-cell office:value-type="float" office:value="2.48580576307364">
                <text:p>2.48580576307364</text:p>
              </table:table-cell>
              <table:table-cell office:value-type="float" office:value="1.09080047789725">
                <text:p>1.09080047789725</text:p>
              </table:table-cell>
              <table:table-cell office:value-type="float" office:value="2.79278445883441">
                <text:p>2.79278445883441</text:p>
              </table:table-cell>
              <table:table-cell office:value-type="float" office:value="1.26149061168068">
                <text:p>1.26149061168068</text:p>
              </table:table-cell>
              <table:table-cell office:value-type="float" office:value="1.42842577487765">
                <text:p>1.42842577487765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x64)'.A13:'Decompression_(win-x64)'.A13</svg:desc>
                </draw:g>
              </table:table-cell>
              <table:table-cell office:value-type="float" office:value="3.92833757730084">
                <text:p>3.92833757730084</text:p>
                <draw:g>
                  <svg:desc>'Decompression_(win-x64)'.B13:'Decompression_(win-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9.4625771604938">
                <text:p>49.4625771604938</text:p>
              </table:table-cell>
              <table:table-cell office:value-type="float" office:value="2.94016662458975">
                <text:p>2.94016662458975</text:p>
              </table:table-cell>
              <table:table-cell office:value-type="float" office:value="1.48244367769434">
                <text:p>1.48244367769434</text:p>
              </table:table-cell>
              <table:table-cell office:value-type="float" office:value="NaN">
                <text:p>NaN</text:p>
              </table:table-cell>
              <table:table-cell office:value-type="float" office:value="2.41743929359823">
                <text:p>2.41743929359823</text:p>
              </table:table-cell>
              <table:table-cell office:value-type="float" office:value="1.73907646474677">
                <text:p>1.73907646474677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in-x64)'.A1:'Checksums_(win-x64)'.H6" chart:data-source-has-labels="both" svg:x="1.61cm" svg:y="0.299cm" svg:width="25.343cm" svg:height="14.384cm">
          <chart:coordinate-region svg:x="1.899cm" svg:y="0.476cm" svg:width="25.054cm" svg:height="13.604cm"/>
          <chart:axis chart:dimension="x" chart:name="primary-x" chart:style-name="ch4" chartooo:axis-type="text">
            <chart:categories table:cell-range-address="'Checksums_(win-x64)'.B1:'Checksums_(win-x64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in-x64)'.B2:'Checksums_(win-x64)'.H2" chart:label-cell-address="'Checksums_(win-x64)'.A2:'Checksums_(win-x64)'.A2" chart:class="chart:bar">
            <chart:data-point chart:repeated="7"/>
            <chart:data-label chart:style-name="ch8"/>
          </chart:series>
          <chart:series chart:style-name="ch9" chart:values-cell-range-address="'Checksums_(win-x64)'.B3:'Checksums_(win-x64)'.H3" chart:label-cell-address="'Checksums_(win-x64)'.A3:'Checksums_(win-x64)'.A3" chart:class="chart:bar">
            <chart:data-point chart:repeated="7"/>
            <chart:data-label chart:style-name="ch8"/>
          </chart:series>
          <chart:series chart:style-name="ch10" chart:values-cell-range-address="'Checksums_(win-x64)'.B3:'Checksums_(win-x64)'.H3" chart:label-cell-address="'Checksums_(win-x64)'.A3:'Checksums_(win-x64)'.A3" chart:class="chart:bar">
            <chart:data-point chart:repeated="7"/>
            <chart:data-label chart:style-name="ch8"/>
          </chart:series>
          <chart:series chart:style-name="ch11" chart:values-cell-range-address="'Checksums_(win-x64)'.B4:'Checksums_(win-x64)'.H4" chart:label-cell-address="'Checksums_(win-x64)'.A4:'Checksums_(win-x64)'.A4" chart:class="chart:bar">
            <chart:data-point chart:repeated="7"/>
            <chart:data-label chart:style-name="ch8"/>
          </chart:series>
          <chart:series chart:style-name="ch12" chart:values-cell-range-address="'Checksums_(win-x64)'.B5:'Checksums_(win-x64)'.H5" chart:label-cell-address="'Checksums_(win-x64)'.A5:'Checksums_(win-x64)'.A5" chart:class="chart:bar">
            <chart:data-point chart:repeated="7"/>
          </chart:series>
          <chart:series chart:style-name="ch13" chart:values-cell-range-address="'Checksums_(win-x64)'.B6:'Checksums_(win-x64)'.H6" chart:label-cell-address="'Checksums_(win-x64)'.A6:'Checksums_(win-x64)'.A6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x64)'.B1:'Checksums_(win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in-x64)'.A2:'Checksums_(win-x64)'.A2</svg:desc>
                </draw:g>
              </table:table-cell>
              <table:table-cell office:value-type="float" office:value="5.3053">
                <text:p>5.3053</text:p>
                <draw:g>
                  <svg:desc>'Checksums_(win-x64)'.B2:'Checksums_(win-x64)'.H2</svg:desc>
                </draw:g>
              </table:table-cell>
              <table:table-cell office:value-type="float" office:value="4.7361">
                <text:p>4.7361</text:p>
              </table:table-cell>
              <table:table-cell office:value-type="float" office:value="4.7789">
                <text:p>4.7789</text:p>
              </table:table-cell>
              <table:table-cell office:value-type="float" office:value="2.6323">
                <text:p>2.6323</text:p>
              </table:table-cell>
              <table:table-cell office:value-type="float" office:value="2.5183">
                <text:p>2.5183</text:p>
              </table:table-cell>
              <table:table-cell office:value-type="float" office:value="5.2989">
                <text:p>5.2989</text:p>
              </table:table-cell>
              <table:table-cell office:value-type="float" office:value="5.2576">
                <text:p>5.2576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3:'Checksums_(win-x64)'.A3</svg:desc>
                </draw:g>
              </table:table-cell>
              <table:table-cell office:value-type="float" office:value="0.5703">
                <text:p>0.5703</text:p>
                <draw:g>
                  <svg:desc>'Checksums_(win-x64)'.B3:'Checksums_(win-x64)'.H3</svg:desc>
                </draw:g>
              </table:table-cell>
              <table:table-cell office:value-type="float" office:value="0.9053">
                <text:p>0.9053</text:p>
              </table:table-cell>
              <table:table-cell office:value-type="float" office:value="0.9189">
                <text:p>0.9189</text:p>
              </table:table-cell>
              <table:table-cell office:value-type="float" office:value="0.5895">
                <text:p>0.5895</text:p>
              </table:table-cell>
              <table:table-cell office:value-type="float" office:value="0.5634">
                <text:p>0.5634</text:p>
              </table:table-cell>
              <table:table-cell office:value-type="float" office:value="0.8488">
                <text:p>0.848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3:'Checksums_(win-x64)'.A3</svg:desc>
                </draw:g>
              </table:table-cell>
              <table:table-cell office:value-type="float" office:value="0.5703">
                <text:p>0.5703</text:p>
                <draw:g>
                  <svg:desc>'Checksums_(win-x64)'.B3:'Checksums_(win-x64)'.H3</svg:desc>
                </draw:g>
              </table:table-cell>
              <table:table-cell office:value-type="float" office:value="0.9053">
                <text:p>0.9053</text:p>
              </table:table-cell>
              <table:table-cell office:value-type="float" office:value="0.9189">
                <text:p>0.9189</text:p>
              </table:table-cell>
              <table:table-cell office:value-type="float" office:value="0.5895">
                <text:p>0.5895</text:p>
              </table:table-cell>
              <table:table-cell office:value-type="float" office:value="0.5634">
                <text:p>0.5634</text:p>
              </table:table-cell>
              <table:table-cell office:value-type="float" office:value="0.8488">
                <text:p>0.848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AaruNative</text:p>
                <draw:g>
                  <svg:desc>'Checksums_(win-x64)'.A4:'Checksums_(win-x64)'.A4</svg:desc>
                </draw:g>
              </table:table-cell>
              <table:table-cell office:value-type="float" office:value="0.4735">
                <text:p>0.4735</text:p>
                <draw:g>
                  <svg:desc>'Checksums_(win-x64)'.B4:'Checksums_(win-x64)'.H4</svg:desc>
                </draw:g>
              </table:table-cell>
              <table:table-cell office:value-type="float" office:value="0.9191">
                <text:p>0.9191</text:p>
              </table:table-cell>
              <table:table-cell office:value-type="float" office:value="0.8112">
                <text:p>0.8112</text:p>
              </table:table-cell>
              <table:table-cell office:value-type="float" office:value="0.512">
                <text:p>0.512</text:p>
              </table:table-cell>
              <table:table-cell office:value-type="float" office:value="0.554">
                <text:p>0.554</text:p>
              </table:table-cell>
              <table:table-cell office:value-type="float" office:value="0.8315">
                <text:p>0.8315</text:p>
              </table:table-cell>
              <table:table-cell office:value-type="float" office:value="0.7416">
                <text:p>0.7416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x64)'.A5:'Checksums_(win-x64)'.A5</svg:desc>
                </draw:g>
              </table:table-cell>
              <table:table-cell office:value-type="float" office:value="0.7191">
                <text:p>0.7191</text:p>
                <draw:g>
                  <svg:desc>'Checksums_(win-x64)'.B5:'Checksums_(win-x64)'.H5</svg:desc>
                </draw:g>
              </table:table-cell>
              <table:table-cell office:value-type="float" office:value="0.8733">
                <text:p>0.8733</text:p>
              </table:table-cell>
              <table:table-cell office:value-type="float" office:value="1.0366">
                <text:p>1.0366</text:p>
              </table:table-cell>
              <table:table-cell office:value-type="float" office:value="0.7288">
                <text:p>0.7288</text:p>
              </table:table-cell>
              <table:table-cell office:value-type="float" office:value="0.6228">
                <text:p>0.6228</text:p>
              </table:table-cell>
              <table:table-cell office:value-type="float" office:value="0.8291">
                <text:p>0.8291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x64)'.A6:'Checksums_(win-x64)'.A6</svg:desc>
                </draw:g>
              </table:table-cell>
              <table:table-cell office:value-type="float" office:value="0.4614">
                <text:p>0.4614</text:p>
                <draw:g>
                  <svg:desc>'Checksums_(win-x64)'.B6:'Checksums_(win-x64)'.H6</svg:desc>
                </draw:g>
              </table:table-cell>
              <table:table-cell office:value-type="float" office:value="0.8876">
                <text:p>0.8876</text:p>
              </table:table-cell>
              <table:table-cell office:value-type="float" office:value="0.7891">
                <text:p>0.7891</text:p>
              </table:table-cell>
              <table:table-cell office:value-type="float" office:value="0.4941">
                <text:p>0.4941</text:p>
              </table:table-cell>
              <table:table-cell office:value-type="float" office:value="0.5348">
                <text:p>0.5348</text:p>
              </table:table-cell>
              <table:table-cell office:value-type="float" office:value="0.8043">
                <text:p>0.8043</text:p>
              </table:table-cell>
              <table:table-cell office:value-type="float" office:value="0.7179">
                <text:p>0.717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in-x64)'.A8:'Checksums_(win-x64)'.H12" chart:data-source-has-labels="both" svg:x="0.475cm" svg:y="0.198cm" svg:width="19.557cm" svg:height="9.518cm">
          <chart:coordinate-region svg:x="2.058cm" svg:y="0.376cm" svg:width="17.974cm" svg:height="8.737cm"/>
          <chart:axis chart:dimension="x" chart:name="primary-x" chart:style-name="ch4" chartooo:axis-type="text">
            <chart:categories table:cell-range-address="'Checksums_(win-x64)'.B8:'Checksums_(win-x64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in-x64)'.B9:'Checksums_(win-x64)'.H9" chart:label-cell-address="'Checksums_(win-x64)'.A9:'Checksums_(win-x64)'.A9" chart:class="chart:bar">
            <chart:data-point chart:repeated="7"/>
          </chart:series>
          <chart:series chart:style-name="ch9" chart:values-cell-range-address="'Checksums_(win-x64)'.B9:'Checksums_(win-x64)'.H9" chart:label-cell-address="'Checksums_(win-x64)'.A9:'Checksums_(win-x64)'.A9" chart:class="chart:bar">
            <chart:data-point chart:repeated="7"/>
          </chart:series>
          <chart:series chart:style-name="ch10" chart:values-cell-range-address="'Checksums_(win-x64)'.B10:'Checksums_(win-x64)'.H10" chart:label-cell-address="'Checksums_(win-x64)'.A10:'Checksums_(win-x64)'.A10" chart:class="chart:bar">
            <chart:data-point chart:repeated="7"/>
          </chart:series>
          <chart:series chart:style-name="ch11" chart:values-cell-range-address="'Checksums_(win-x64)'.B11:'Checksums_(win-x64)'.H11" chart:label-cell-address="'Checksums_(win-x64)'.A11:'Checksums_(win-x64)'.A11" chart:class="chart:bar">
            <chart:data-point chart:repeated="7"/>
          </chart:series>
          <chart:series chart:style-name="ch12" chart:values-cell-range-address="'Checksums_(win-x64)'.B12:'Checksums_(win-x64)'.H12" chart:label-cell-address="'Checksums_(win-x64)'.A12:'Checksums_(win-x64)'.A1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x64)'.B8:'Checksums_(win-x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win-x64)'.A9:'Checksums_(win-x64)'.A9</svg:desc>
                </draw:g>
              </table:table-cell>
              <table:table-cell office:value-type="float" office:value="9.3026477292653">
                <text:p>9.3026477292653</text:p>
                <draw:g>
                  <svg:desc>'Checksums_(win-x64)'.B9:'Checksums_(win-x64)'.H9</svg:desc>
                </draw:g>
              </table:table-cell>
              <table:table-cell office:value-type="float" office:value="5.23152546117309">
                <text:p>5.23152546117309</text:p>
              </table:table-cell>
              <table:table-cell office:value-type="float" office:value="5.20067471977364">
                <text:p>5.20067471977364</text:p>
              </table:table-cell>
              <table:table-cell office:value-type="float" office:value="4.46530958439355">
                <text:p>4.46530958439355</text:p>
              </table:table-cell>
              <table:table-cell office:value-type="float" office:value="4.46982605608804">
                <text:p>4.46982605608804</text:p>
              </table:table-cell>
              <table:table-cell office:value-type="float" office:value="6.24281338360038">
                <text:p>6.24281338360038</text:p>
              </table:table-cell>
              <table:table-cell office:value-type="float" office:value="6.75697211155379">
                <text:p>6.75697211155379</text:p>
              </table:table-cell>
            </table:table-row>
            <table:table-row>
              <table:table-cell office:value-type="string">
                <text:p>Aaru 6</text:p>
                <draw:g>
                  <svg:desc>'Checksums_(win-x64)'.A9:'Checksums_(win-x64)'.A9</svg:desc>
                </draw:g>
              </table:table-cell>
              <table:table-cell office:value-type="float" office:value="9.3026477292653">
                <text:p>9.3026477292653</text:p>
                <draw:g>
                  <svg:desc>'Checksums_(win-x64)'.B9:'Checksums_(win-x64)'.H9</svg:desc>
                </draw:g>
              </table:table-cell>
              <table:table-cell office:value-type="float" office:value="5.23152546117309">
                <text:p>5.23152546117309</text:p>
              </table:table-cell>
              <table:table-cell office:value-type="float" office:value="5.20067471977364">
                <text:p>5.20067471977364</text:p>
              </table:table-cell>
              <table:table-cell office:value-type="float" office:value="4.46530958439355">
                <text:p>4.46530958439355</text:p>
              </table:table-cell>
              <table:table-cell office:value-type="float" office:value="4.46982605608804">
                <text:p>4.46982605608804</text:p>
              </table:table-cell>
              <table:table-cell office:value-type="float" office:value="6.24281338360038">
                <text:p>6.24281338360038</text:p>
              </table:table-cell>
              <table:table-cell office:value-type="float" office:value="6.75697211155379">
                <text:p>6.75697211155379</text:p>
              </table:table-cell>
            </table:table-row>
            <table:table-row>
              <table:table-cell office:value-type="string">
                <text:p>AaruNative</text:p>
                <draw:g>
                  <svg:desc>'Checksums_(win-x64)'.A10:'Checksums_(win-x64)'.A10</svg:desc>
                </draw:g>
              </table:table-cell>
              <table:table-cell office:value-type="float" office:value="11.2044350580781">
                <text:p>11.2044350580781</text:p>
                <draw:g>
                  <svg:desc>'Checksums_(win-x64)'.B10:'Checksums_(win-x64)'.H10</svg:desc>
                </draw:g>
              </table:table-cell>
              <table:table-cell office:value-type="float" office:value="5.15297573713415">
                <text:p>5.15297573713415</text:p>
              </table:table-cell>
              <table:table-cell office:value-type="float" office:value="5.89114891518738">
                <text:p>5.89114891518738</text:p>
              </table:table-cell>
              <table:table-cell office:value-type="float" office:value="5.1412109375">
                <text:p>5.1412109375</text:p>
              </table:table-cell>
              <table:table-cell office:value-type="float" office:value="4.5456678700361">
                <text:p>4.5456678700361</text:p>
              </table:table-cell>
              <table:table-cell office:value-type="float" office:value="6.37269993986771">
                <text:p>6.37269993986771</text:p>
              </table:table-cell>
              <table:table-cell office:value-type="float" office:value="7.08953613807983">
                <text:p>7.08953613807983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x64)'.A11:'Checksums_(win-x64)'.A11</svg:desc>
                </draw:g>
              </table:table-cell>
              <table:table-cell office:value-type="float" office:value="7.37769434014741">
                <text:p>7.37769434014741</text:p>
                <draw:g>
                  <svg:desc>'Checksums_(win-x64)'.B11:'Checksums_(win-x64)'.H11</svg:desc>
                </draw:g>
              </table:table-cell>
              <table:table-cell office:value-type="float" office:value="5.42322226039162">
                <text:p>5.42322226039162</text:p>
              </table:table-cell>
              <table:table-cell office:value-type="float" office:value="4.61016785645379">
                <text:p>4.61016785645379</text:p>
              </table:table-cell>
              <table:table-cell office:value-type="float" office:value="3.61182766190999">
                <text:p>3.61182766190999</text:p>
              </table:table-cell>
              <table:table-cell office:value-type="float" office:value="4.04351316634554">
                <text:p>4.04351316634554</text:p>
              </table:table-cell>
              <table:table-cell office:value-type="float" office:value="6.39114702689664">
                <text:p>6.39114702689664</text:p>
              </table:table-cell>
              <table:table-cell office:value-type="float" office:value="7.74201148579002">
                <text:p>7.74201148579002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x64)'.A12:'Checksums_(win-x64)'.A12</svg:desc>
                </draw:g>
              </table:table-cell>
              <table:table-cell office:value-type="float" office:value="11.4982661465106">
                <text:p>11.4982661465106</text:p>
                <draw:g>
                  <svg:desc>'Checksums_(win-x64)'.B12:'Checksums_(win-x64)'.H12</svg:desc>
                </draw:g>
              </table:table-cell>
              <table:table-cell office:value-type="float" office:value="5.33584948174854">
                <text:p>5.33584948174854</text:p>
              </table:table-cell>
              <table:table-cell office:value-type="float" office:value="6.05613990622228">
                <text:p>6.05613990622228</text:p>
              </table:table-cell>
              <table:table-cell office:value-type="float" office:value="5.32746407609796">
                <text:p>5.32746407609796</text:p>
              </table:table-cell>
              <table:table-cell office:value-type="float" office:value="4.70886312640239">
                <text:p>4.70886312640239</text:p>
              </table:table-cell>
              <table:table-cell office:value-type="float" office:value="6.58821335322641">
                <text:p>6.58821335322641</text:p>
              </table:table-cell>
              <table:table-cell office:value-type="float" office:value="7.32358267168129">
                <text:p>7.32358267168129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in-x64)'.A1:'Compression_(win-x64)'.F6" chart:data-source-has-labels="both" svg:x="1.565cm" svg:y="0.299cm" svg:width="23.174cm" svg:height="14.384cm">
          <chart:coordinate-region svg:x="2.419cm" svg:y="0.477cm" svg:width="22.32cm" svg:height="13.603cm"/>
          <chart:axis chart:dimension="x" chart:name="primary-x" chart:style-name="ch4" chartooo:axis-type="text">
            <chart:categories table:cell-range-address="'Compression_(win-x64)'.B1:'Compression_(win-x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in-x64)'.B2:'Compression_(win-x64)'.F2" chart:label-cell-address="'Compression_(win-x64)'.A2:'Compression_(win-x64)'.A2" chart:class="chart:bar">
            <chart:data-point chart:repeated="5"/>
            <chart:data-label chart:style-name="ch8"/>
          </chart:series>
          <chart:series chart:style-name="ch9" chart:values-cell-range-address="'Compression_(win-x64)'.B3:'Compression_(win-x64)'.F3" chart:label-cell-address="'Compression_(win-x64)'.A3:'Compression_(win-x64)'.A3" chart:class="chart:bar">
            <chart:data-point chart:repeated="5"/>
            <chart:data-label chart:style-name="ch8"/>
          </chart:series>
          <chart:series chart:style-name="ch10" chart:values-cell-range-address="'Compression_(win-x64)'.B3:'Compression_(win-x64)'.F3" chart:label-cell-address="'Compression_(win-x64)'.A3:'Compression_(win-x64)'.A3" chart:class="chart:bar">
            <chart:data-point chart:repeated="5"/>
            <chart:data-label chart:style-name="ch8"/>
          </chart:series>
          <chart:series chart:style-name="ch11" chart:values-cell-range-address="'Compression_(win-x64)'.B4:'Compression_(win-x64)'.F4" chart:label-cell-address="'Compression_(win-x64)'.A4:'Compression_(win-x64)'.A4" chart:class="chart:bar">
            <chart:data-point chart:repeated="5"/>
          </chart:series>
          <chart:series chart:style-name="ch12" chart:values-cell-range-address="'Compression_(win-x64)'.B5:'Compression_(win-x64)'.F5" chart:label-cell-address="'Compression_(win-x64)'.A5:'Compression_(win-x64)'.A5" chart:class="chart:bar">
            <chart:data-point chart:repeated="5"/>
          </chart:series>
          <chart:series chart:style-name="ch13" chart:values-cell-range-address="'Compression_(win-x64)'.B6:'Compression_(win-x64)'.F6" chart:label-cell-address="'Compression_(win-x64)'.A6:'Compression_(win-x64)'.A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x64)'.B1:'Compression_(win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in-x64)'.A2:'Compression_(win-x64)'.A2</svg:desc>
                </draw:g>
              </table:table-cell>
              <table:table-cell office:value-type="float" office:value="551.7">
                <text:p>551.7</text:p>
                <draw:g>
                  <svg:desc>'Compression_(win-x64)'.B2:'Compression_(win-x64)'.F2</svg:desc>
                </draw:g>
              </table:table-cell>
              <table:table-cell office:value-type="float" office:value="1173">
                <text:p>1173</text:p>
              </table:table-cell>
              <table:table-cell office:value-type="float" office:value="1407.99">
                <text:p>1407.99</text:p>
              </table:table-cell>
              <table:table-cell office:value-type="float" office:value="7283">
                <text:p>7283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3:'Compression_(win-x64)'.A3</svg:desc>
                </draw:g>
              </table:table-cell>
              <table:table-cell office:value-type="float" office:value="302">
                <text:p>302</text:p>
                <draw:g>
                  <svg:desc>'Compression_(win-x64)'.B3:'Compression_(win-x64)'.F3</svg:desc>
                </draw:g>
              </table:table-cell>
              <table:table-cell office:value-type="float" office:value="1049.4">
                <text:p>1049.4</text:p>
              </table:table-cell>
              <table:table-cell office:value-type="float" office:value="97.03">
                <text:p>97.03</text:p>
              </table:table-cell>
              <table:table-cell office:value-type="float" office:value="6917">
                <text:p>6917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3:'Compression_(win-x64)'.A3</svg:desc>
                </draw:g>
              </table:table-cell>
              <table:table-cell office:value-type="float" office:value="302">
                <text:p>302</text:p>
                <draw:g>
                  <svg:desc>'Compression_(win-x64)'.B3:'Compression_(win-x64)'.F3</svg:desc>
                </draw:g>
              </table:table-cell>
              <table:table-cell office:value-type="float" office:value="1049.4">
                <text:p>1049.4</text:p>
              </table:table-cell>
              <table:table-cell office:value-type="float" office:value="97.03">
                <text:p>97.03</text:p>
              </table:table-cell>
              <table:table-cell office:value-type="float" office:value="6917">
                <text:p>6917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x64)'.A4:'Compression_(win-x64)'.A4</svg:desc>
                </draw:g>
              </table:table-cell>
              <table:table-cell office:value-type="float" office:value="182.9">
                <text:p>182.9</text:p>
                <draw:g>
                  <svg:desc>'Compression_(win-x64)'.B4:'Compression_(win-x64)'.F4</svg:desc>
                </draw:g>
              </table:table-cell>
              <table:table-cell office:value-type="float" office:value="806.8">
                <text:p>806.8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x64)'.A5:'Compression_(win-x64)'.A5</svg:desc>
                </draw:g>
              </table:table-cell>
              <table:table-cell office:value-type="float" office:value="309.6">
                <text:p>309.6</text:p>
                <draw:g>
                  <svg:desc>'Compression_(win-x64)'.B5:'Compression_(win-x64)'.F5</svg:desc>
                </draw:g>
              </table:table-cell>
              <table:table-cell office:value-type="float" office:value="1073.2">
                <text:p>1073.2</text:p>
              </table:table-cell>
              <table:table-cell office:value-type="float" office:value="96.6">
                <text:p>96.6</text:p>
              </table:table-cell>
              <table:table-cell office:value-type="float" office:value="6926">
                <text:p>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x64)'.A6:'Compression_(win-x64)'.A6</svg:desc>
                </draw:g>
              </table:table-cell>
              <table:table-cell office:value-type="float" office:value="182.2">
                <text:p>182.2</text:p>
                <draw:g>
                  <svg:desc>'Compression_(win-x64)'.B6:'Compression_(win-x64)'.F6</svg:desc>
                </draw:g>
              </table:table-cell>
              <table:table-cell office:value-type="float" office:value="804.3">
                <text:p>804.3</text:p>
              </table:table-cell>
              <table:table-cell office:value-type="float" office:value="NaN">
                <text:p>NaN</text:p>
              </table:table-cell>
              <table:table-cell office:value-type="float" office:value="3303">
                <text:p>330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in-x64)'.A9:'Compression_(win-x64)'.F13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Compression_(win-x64)'.B9:'Compression_(win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in-x64)'.B10:'Compression_(win-x64)'.F10" chart:label-cell-address="'Compression_(win-x64)'.A10:'Compression_(win-x64)'.A10" chart:class="chart:bar">
            <chart:data-point chart:repeated="5"/>
          </chart:series>
          <chart:series chart:style-name="ch8" chart:values-cell-range-address="'Compression_(win-x64)'.B10:'Compression_(win-x64)'.F10" chart:label-cell-address="'Compression_(win-x64)'.A10:'Compression_(win-x64)'.A10" chart:class="chart:bar">
            <chart:data-point chart:repeated="5"/>
          </chart:series>
          <chart:series chart:style-name="ch9" chart:values-cell-range-address="'Compression_(win-x64)'.B11:'Compression_(win-x64)'.F11" chart:label-cell-address="'Compression_(win-x64)'.A11:'Compression_(win-x64)'.A11" chart:class="chart:bar">
            <chart:data-point chart:repeated="5"/>
          </chart:series>
          <chart:series chart:style-name="ch10" chart:values-cell-range-address="'Compression_(win-x64)'.B12:'Compression_(win-x64)'.F12" chart:label-cell-address="'Compression_(win-x64)'.A12:'Compression_(win-x64)'.A12" chart:class="chart:bar">
            <chart:data-point chart:repeated="5"/>
          </chart:series>
          <chart:series chart:style-name="ch11" chart:values-cell-range-address="'Compression_(win-x64)'.B13:'Compression_(win-x64)'.F13" chart:label-cell-address="'Compression_(win-x64)'.A13:'Compression_(win-x64)'.A1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x64)'.B9:'Compression_(win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win-x64)'.A10:'Compression_(win-x64)'.A10</svg:desc>
                </draw:g>
              </table:table-cell>
              <table:table-cell office:value-type="float" office:value="1.82682119205298">
                <text:p>1.82682119205298</text:p>
                <draw:g>
                  <svg:desc>'Compression_(win-x64)'.B10:'Compression_(win-x64)'.F10</svg:desc>
                </draw:g>
              </table:table-cell>
              <table:table-cell office:value-type="float" office:value="1.1177815894797">
                <text:p>1.1177815894797</text:p>
              </table:table-cell>
              <table:table-cell office:value-type="float" office:value="14.5108729258992">
                <text:p>14.5108729258992</text:p>
              </table:table-cell>
              <table:table-cell office:value-type="float" office:value="1.05291311262108">
                <text:p>1.05291311262108</text:p>
              </table:table-cell>
              <table:table-cell office:value-type="float" office:value="1.06341768197438">
                <text:p>1.06341768197438</text:p>
              </table:table-cell>
            </table:table-row>
            <table:table-row>
              <table:table-cell office:value-type="string">
                <text:p>Aaru 6</text:p>
                <draw:g>
                  <svg:desc>'Compression_(win-x64)'.A10:'Compression_(win-x64)'.A10</svg:desc>
                </draw:g>
              </table:table-cell>
              <table:table-cell office:value-type="float" office:value="1.82682119205298">
                <text:p>1.82682119205298</text:p>
                <draw:g>
                  <svg:desc>'Compression_(win-x64)'.B10:'Compression_(win-x64)'.F10</svg:desc>
                </draw:g>
              </table:table-cell>
              <table:table-cell office:value-type="float" office:value="1.1177815894797">
                <text:p>1.1177815894797</text:p>
              </table:table-cell>
              <table:table-cell office:value-type="float" office:value="14.5108729258992">
                <text:p>14.5108729258992</text:p>
              </table:table-cell>
              <table:table-cell office:value-type="float" office:value="1.05291311262108">
                <text:p>1.05291311262108</text:p>
              </table:table-cell>
              <table:table-cell office:value-type="float" office:value="1.06341768197438">
                <text:p>1.06341768197438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x64)'.A11:'Compression_(win-x64)'.A11</svg:desc>
                </draw:g>
              </table:table-cell>
              <table:table-cell office:value-type="float" office:value="3.01640240568617">
                <text:p>3.01640240568617</text:p>
                <draw:g>
                  <svg:desc>'Compression_(win-x64)'.B11:'Compression_(win-x64)'.F11</svg:desc>
                </draw:g>
              </table:table-cell>
              <table:table-cell office:value-type="float" office:value="1.45389191869113">
                <text:p>1.45389191869113</text:p>
              </table:table-cell>
              <table:table-cell office:value-type="float" office:value="NaN">
                <text:p>NaN</text:p>
              </table:table-cell>
              <table:table-cell office:value-type="float" office:value="2.20630112087246">
                <text:p>2.20630112087246</text:p>
              </table:table-cell>
              <table:table-cell office:value-type="float" office:value="2.03832335329341">
                <text:p>2.0383233532934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x64)'.A12:'Compression_(win-x64)'.A12</svg:desc>
                </draw:g>
              </table:table-cell>
              <table:table-cell office:value-type="float" office:value="1.78197674418605">
                <text:p>1.78197674418605</text:p>
                <draw:g>
                  <svg:desc>'Compression_(win-x64)'.B12:'Compression_(win-x64)'.F12</svg:desc>
                </draw:g>
              </table:table-cell>
              <table:table-cell office:value-type="float" office:value="1.09299291837495">
                <text:p>1.09299291837495</text:p>
              </table:table-cell>
              <table:table-cell office:value-type="float" office:value="14.5754658385093">
                <text:p>14.5754658385093</text:p>
              </table:table-cell>
              <table:table-cell office:value-type="float" office:value="1.05154490326307">
                <text:p>1.0515449032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x64)'.A13:'Compression_(win-x64)'.A13</svg:desc>
                </draw:g>
              </table:table-cell>
              <table:table-cell office:value-type="float" office:value="3.02799121844127">
                <text:p>3.02799121844127</text:p>
                <draw:g>
                  <svg:desc>'Compression_(win-x64)'.B13:'Compression_(win-x64)'.F13</svg:desc>
                </draw:g>
              </table:table-cell>
              <table:table-cell office:value-type="float" office:value="1.45841104065647">
                <text:p>1.45841104065647</text:p>
              </table:table-cell>
              <table:table-cell office:value-type="float" office:value="NaN">
                <text:p>NaN</text:p>
              </table:table-cell>
              <table:table-cell office:value-type="float" office:value="2.20496518316682">
                <text:p>2.20496518316682</text:p>
              </table:table-cell>
              <table:table-cell office:value-type="float" office:value="2.10123456790123">
                <text:p>2.1012345679012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533cm" style:legend-expansion="high" chart:style-name="ch2"/>
        <chart:plot-area chart:style-name="ch3" table:cell-range-address="'Hashes_(win-x64)'.A1:'Hashes_(win-x64)'.F4" chart:data-source-has-labels="both" svg:x="1.61cm" svg:y="0.299cm" svg:width="26.26cm" svg:height="14.384cm">
          <chart:coordinate-region svg:x="2.464cm" svg:y="0.476cm" svg:width="25.406cm" svg:height="13.604cm"/>
          <chart:axis chart:dimension="x" chart:name="primary-x" chart:style-name="ch4" chartooo:axis-type="text">
            <chart:categories table:cell-range-address="'Hashes_(win-x64)'.B1:'Hashes_(win-x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in-x64)'.B2:'Hashes_(win-x64)'.F2" chart:label-cell-address="'Hashes_(win-x64)'.A2:'Hashes_(win-x64)'.A2" chart:class="chart:bar">
            <chart:data-point chart:repeated="5"/>
            <chart:data-label chart:style-name="ch8"/>
          </chart:series>
          <chart:series chart:style-name="ch9" chart:values-cell-range-address="'Hashes_(win-x64)'.B3:'Hashes_(win-x64)'.F3" chart:label-cell-address="'Hashes_(win-x64)'.A3:'Hashes_(win-x64)'.A3" chart:class="chart:bar">
            <chart:data-point chart:repeated="5"/>
            <chart:data-label chart:style-name="ch8"/>
          </chart:series>
          <chart:series chart:style-name="ch10" chart:values-cell-range-address="'Hashes_(win-x64)'.B3:'Hashes_(win-x64)'.F3" chart:label-cell-address="'Hashes_(win-x64)'.A3:'Hashes_(win-x64)'.A3" chart:class="chart:bar">
            <chart:data-point chart:repeated="5"/>
            <chart:data-label chart:style-name="ch8"/>
          </chart:series>
          <chart:series chart:style-name="ch11" chart:values-cell-range-address="'Hashes_(win-x64)'.B4:'Hashes_(win-x64)'.F4" chart:label-cell-address="'Hashes_(win-x64)'.A4:'Hashes_(win-x64)'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in-x64)'.B1:'Hashes_(win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in-x64)'.A2:'Hashes_(win-x64)'.A2</svg:desc>
                </draw:g>
              </table:table-cell>
              <table:table-cell office:value-type="float" office:value="2047">
                <text:p>2047</text:p>
                <draw:g>
                  <svg:desc>'Hashes_(win-x64)'.B2:'Hashes_(win-x64)'.F2</svg:desc>
                </draw:g>
              </table:table-cell>
              <table:table-cell office:value-type="float" office:value="1704">
                <text:p>1704</text:p>
              </table:table-cell>
              <table:table-cell office:value-type="float" office:value="926.4">
                <text:p>926.4</text:p>
              </table:table-cell>
              <table:table-cell office:value-type="float" office:value="1919">
                <text:p>1919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.NET 8</text:p>
                <draw:g>
                  <svg:desc>'Hashes_(win-x64)'.A3:'Hashes_(win-x64)'.A3</svg:desc>
                </draw:g>
              </table:table-cell>
              <table:table-cell office:value-type="float" office:value="2074">
                <text:p>2074</text:p>
                <draw:g>
                  <svg:desc>'Hashes_(win-x64)'.B3:'Hashes_(win-x64)'.F3</svg:desc>
                </draw:g>
              </table:table-cell>
              <table:table-cell office:value-type="float" office:value="1728">
                <text:p>1728</text:p>
              </table:table-cell>
              <table:table-cell office:value-type="float" office:value="952.3">
                <text:p>952.3</text:p>
              </table:table-cell>
              <table:table-cell office:value-type="float" office:value="1914">
                <text:p>1914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.NET 8</text:p>
                <draw:g>
                  <svg:desc>'Hashes_(win-x64)'.A3:'Hashes_(win-x64)'.A3</svg:desc>
                </draw:g>
              </table:table-cell>
              <table:table-cell office:value-type="float" office:value="2074">
                <text:p>2074</text:p>
                <draw:g>
                  <svg:desc>'Hashes_(win-x64)'.B3:'Hashes_(win-x64)'.F3</svg:desc>
                </draw:g>
              </table:table-cell>
              <table:table-cell office:value-type="float" office:value="1728">
                <text:p>1728</text:p>
              </table:table-cell>
              <table:table-cell office:value-type="float" office:value="952.3">
                <text:p>952.3</text:p>
              </table:table-cell>
              <table:table-cell office:value-type="float" office:value="1914">
                <text:p>1914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.NET 8 AOT</text:p>
                <draw:g>
                  <svg:desc>'Hashes_(win-x64)'.A4:'Hashes_(win-x64)'.A4</svg:desc>
                </draw:g>
              </table:table-cell>
              <table:table-cell office:value-type="float" office:value="2008">
                <text:p>2008</text:p>
                <draw:g>
                  <svg:desc>'Hashes_(win-x64)'.B4:'Hashes_(win-x64)'.F4</svg:desc>
                </draw:g>
              </table:table-cell>
              <table:table-cell office:value-type="float" office:value="1664">
                <text:p>1664</text:p>
              </table:table-cell>
              <table:table-cell office:value-type="float" office:value="909.3">
                <text:p>909.3</text:p>
              </table:table-cell>
              <table:table-cell office:value-type="float" office:value="1884">
                <text:p>1884</text:p>
              </table:table-cell>
              <table:table-cell office:value-type="float" office:value="1865">
                <text:p>1865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mac-arm)'.A6:'Checksums_(mac-arm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mac-arm)'.B6:'Checksums_(mac-arm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arm)'.B7:'Checksums_(mac-arm)'.H7" chart:label-cell-address="'Checksums_(mac-arm)'.A7:'Checksums_(mac-arm)'.A7" chart:class="chart:bar">
            <chart:data-point chart:repeated="7"/>
          </chart:series>
          <chart:series chart:style-name="ch9" chart:values-cell-range-address="'Checksums_(mac-arm)'.B8:'Checksums_(mac-arm)'.H8" chart:label-cell-address="'Checksums_(mac-arm)'.A8:'Checksums_(mac-arm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6:'Checksums_(mac-arm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arm)'.A7:'Checksums_(mac-arm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mac-arm)'.B7:'Checksums_(mac-arm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8:'Checksums_(mac-arm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mac-arm)'.B8:'Checksums_(mac-arm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in-x64)'.A1:'SpamSum_(win-x64)'.B6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in-x64)'.B1:'SpamSum_(win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in-x64)'.B2:'SpamSum_(win-x64)'.B2" chart:label-cell-address="'SpamSum_(win-x64)'.A2:'SpamSum_(win-x64)'.A2" chart:class="chart:bar">
            <chart:data-point/>
            <chart:data-label chart:style-name="ch8"/>
          </chart:series>
          <chart:series chart:style-name="ch9" chart:values-cell-range-address="'SpamSum_(win-x64)'.B3:'SpamSum_(win-x64)'.B3" chart:label-cell-address="'SpamSum_(win-x64)'.A3:'SpamSum_(win-x64)'.A3" chart:class="chart:bar">
            <chart:data-point/>
            <chart:data-label chart:style-name="ch8"/>
          </chart:series>
          <chart:series chart:style-name="ch10" chart:values-cell-range-address="'SpamSum_(win-x64)'.B3:'SpamSum_(win-x64)'.B3" chart:label-cell-address="'SpamSum_(win-x64)'.A3:'SpamSum_(win-x64)'.A3" chart:class="chart:bar">
            <chart:data-point/>
            <chart:data-label chart:style-name="ch8"/>
          </chart:series>
          <chart:series chart:style-name="ch11" chart:values-cell-range-address="'SpamSum_(win-x64)'.B4:'SpamSum_(win-x64)'.B4" chart:label-cell-address="'SpamSum_(win-x64)'.A4:'SpamSum_(win-x64)'.A4" chart:class="chart:bar">
            <chart:data-point/>
            <chart:data-label chart:style-name="ch8"/>
          </chart:series>
          <chart:series chart:style-name="ch12" chart:values-cell-range-address="'SpamSum_(win-x64)'.B5:'SpamSum_(win-x64)'.B5" chart:label-cell-address="'SpamSum_(win-x64)'.A5:'SpamSum_(win-x64)'.A5" chart:class="chart:bar">
            <chart:data-point/>
          </chart:series>
          <chart:series chart:style-name="ch13" chart:values-cell-range-address="'SpamSum_(win-x64)'.B6:'SpamSum_(win-x64)'.B6" chart:label-cell-address="'SpamSum_(win-x64)'.A6:'SpamSum_(win-x64)'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in-x64)'.B1:'SpamSum_(win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in-x64)'.A2:'SpamSum_(win-x64)'.A2</svg:desc>
                </draw:g>
              </table:table-cell>
              <table:table-cell office:value-type="float" office:value="12.09">
                <text:p>12.09</text:p>
                <draw:g>
                  <svg:desc>'SpamSum_(win-x64)'.B2:'SpamSum_(win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x64)'.A3:'SpamSum_(win-x64)'.A3</svg:desc>
                </draw:g>
              </table:table-cell>
              <table:table-cell office:value-type="float" office:value="11">
                <text:p>11</text:p>
                <draw:g>
                  <svg:desc>'SpamSum_(win-x64)'.B3:'SpamSum_(win-x64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x64)'.A3:'SpamSum_(win-x64)'.A3</svg:desc>
                </draw:g>
              </table:table-cell>
              <table:table-cell office:value-type="float" office:value="11">
                <text:p>11</text:p>
                <draw:g>
                  <svg:desc>'SpamSum_(win-x64)'.B3:'SpamSum_(win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in-x64)'.A4:'SpamSum_(win-x64)'.A4</svg:desc>
                </draw:g>
              </table:table-cell>
              <table:table-cell office:value-type="float" office:value="20.01">
                <text:p>20.01</text:p>
                <draw:g>
                  <svg:desc>'SpamSum_(win-x64)'.B4:'SpamSum_(win-x64)'.B4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in-x64)'.A5:'SpamSum_(win-x64)'.A5</svg:desc>
                </draw:g>
              </table:table-cell>
              <table:table-cell office:value-type="float" office:value="10.98">
                <text:p>10.98</text:p>
                <draw:g>
                  <svg:desc>'SpamSum_(win-x64)'.B5:'SpamSum_(win-x64)'.B5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in-x64)'.A6:'SpamSum_(win-x64)'.A6</svg:desc>
                </draw:g>
              </table:table-cell>
              <table:table-cell office:value-type="float" office:value="19.53">
                <text:p>19.53</text:p>
                <draw:g>
                  <svg:desc>'SpamSum_(win-x64)'.B6:'SpamSum_(win-x64)'.B6</svg:desc>
                </draw:g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mac-arm)'.A1:'Hashes_(mac-arm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mac-arm)'.B1:'Hashes_(mac-arm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arm)'.B2:'Hashes_(mac-arm)'.F2" chart:label-cell-address="'Hashes_(mac-arm)'.A2:'Hashes_(mac-arm)'.A2" chart:class="chart:bar">
            <chart:data-point chart:repeated="5"/>
            <chart:data-label chart:style-name="ch8"/>
          </chart:series>
          <chart:series chart:style-name="ch9" chart:values-cell-range-address="'Hashes_(mac-arm)'.B3:'Hashes_(mac-arm)'.F3" chart:label-cell-address="'Hashes_(mac-arm)'.A3:'Hashes_(mac-arm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arm)'.B1:'Hashes_(mac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arm)'.A2:'Hashes_(mac-arm)'.A2</svg:desc>
                </draw:g>
              </table:table-cell>
              <table:table-cell office:value-type="float" office:value="2887">
                <text:p>2887</text:p>
                <draw:g>
                  <svg:desc>'Hashes_(mac-arm)'.B2:'Hashes_(mac-arm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mac-arm)'.A3:'Hashes_(mac-arm)'.A3</svg:desc>
                </draw:g>
              </table:table-cell>
              <table:table-cell office:value-type="float" office:value="2201">
                <text:p>2201</text:p>
                <draw:g>
                  <svg:desc>'Hashes_(mac-arm)'.B3:'Hashes_(mac-arm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1.053cm" svg:y="6.407cm" style:legend-expansion="high" chart:style-name="ch2"/>
        <chart:plot-area chart:style-name="ch3" table:cell-range-address="'Hashes_(mac-arm)'.B1:'SpamSum_(mac-arm)'.B4 'Hashes_(mac-arm)'.A2:'SpamSum_(mac-arm)'.A4" chart:data-source-has-labels="both" svg:x="1.61cm" svg:y="0.299cm" svg:width="18.827cm" svg:height="14.384cm">
          <chart:coordinate-region svg:x="2.464cm" svg:y="0.477cm" svg:width="17.973cm" svg:height="13.603cm"/>
          <chart:axis chart:dimension="x" chart:name="primary-x" chart:style-name="ch4" chartooo:axis-type="text">
            <chart:categories table:cell-range-address="'Hashes_(mac-arm)'.B1:'SpamSum_(mac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mac-arm)'.B2:'SpamSum_(mac-arm)'.B2" chart:label-cell-address="'Hashes_(mac-arm)'.A2:'SpamSum_(mac-arm)'.A2" chart:class="chart:bar">
            <chart:data-point chart:repeated="8"/>
            <chart:data-label chart:style-name="ch8"/>
          </chart:series>
          <chart:series chart:style-name="ch9" chart:values-cell-range-address="'Hashes_(mac-arm)'.B3:'SpamSum_(mac-arm)'.B4" chart:label-cell-address="'Hashes_(mac-arm)'.A3:'SpamSum_(mac-arm)'.A4" chart:class="chart:bar">
            <chart:data-point chart:repeated="16"/>
            <chart:data-label chart:style-name="ch8"/>
          </chart:series>
          <chart:series chart:style-name="ch10" chart:values-cell-range-address="'Hashes_(mac-arm)'.B4:'SpamSum_(mac-arm)'.B4" chart:label-cell-address="'Hashes_(mac-arm)'.A4:'SpamSum_(mac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u 5.3 Aaru 5.3 Aaru 5.3 Aaru 5.3 Aaru 5.3 Aaru 5.3 Aaru 5.3 Aaru 5.3</text:p>
                <text:list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</text:list>
                <draw:g>
                  <svg:desc>'Hashes_(mac-arm)'.A2:'SpamSum_(mac-arm)'.A2</svg:desc>
                </draw:g>
              </table:table-cell>
              <table:table-cell office:value-type="string">
                <text:p>.NET 8 Aaru 6 Aaru 6 (AOT) Aaru 6 OpenSSL rhash rhash OpenSSL Aaru 5.3 (arm) .NET 8 .NET 8 .NET 8 AOT Aaru 6 AaruNative</text:p>
                <text:list>
                  <text:list-item>
                    <text:p>.NET 8</text:p>
                  </text:list-item>
                  <text:list-item>
                    <text:p/>
                  </text:list-item>
                  <text:list-item>
                    <text:p>Aaru 6</text:p>
                  </text:list-item>
                  <text:list-item>
                    <text:p>Aaru 6 (AOT)</text:p>
                  </text:list-item>
                  <text:list-item>
                    <text:p>Aaru 6</text:p>
                  </text:list-item>
                  <text:list-item>
                    <text:p/>
                  </text:list-item>
                  <text:list-item>
                    <text:p>OpenSSL</text:p>
                  </text:list-item>
                  <text:list-item>
                    <text:p>rhash</text:p>
                  </text:list-item>
                  <text:list-item>
                    <text:p>rhash</text:p>
                  </text:list-item>
                  <text:list-item>
                    <text:p>OpenSSL</text:p>
                  </text:list-item>
                  <text:list-item>
                    <text:p>Aaru 5.3 (arm)</text:p>
                  </text:list-item>
                  <text:list-item>
                    <text:p>.NET 8</text:p>
                  </text:list-item>
                  <text:list-item>
                    <text:p>.NET 8</text:p>
                  </text:list-item>
                  <text:list-item>
                    <text:p>.NET 8 AOT</text:p>
                  </text:list-item>
                  <text:list-item>
                    <text:p>Aaru 6</text:p>
                  </text:list-item>
                  <text:list-item>
                    <text:p>AaruNative</text:p>
                  </text:list-item>
                </text:list>
                <draw:g>
                  <svg:desc>'Hashes_(mac-arm)'.A3:'SpamSum_(mac-arm)'.A4</svg:desc>
                </draw:g>
              </table:table-cell>
              <table:table-cell office:value-type="string">
                <text:p>Aaru 6 (AOT) rhash OpenSSL .NET 8 .NET 8 AOT AaruNative</text:p>
                <text:list>
                  <text:list-item>
                    <text:p/>
                  </text:list-item>
                  <text:list-item>
                    <text:p>Aaru 6 (AOT)</text:p>
                  </text:list-item>
                  <text:list-item>
                    <text:p/>
                  </text:list-item>
                  <text:list-item>
                    <text:p>rhash</text:p>
                  </text:list-item>
                  <text:list-item>
                    <text:p>OpenSSL</text:p>
                  </text:list-item>
                  <text:list-item>
                    <text:p>.NET 8</text:p>
                  </text:list-item>
                  <text:list-item>
                    <text:p>.NET 8 AOT</text:p>
                  </text:list-item>
                  <text:list-item>
                    <text:p>AaruNative</text:p>
                  </text:list-item>
                </text:list>
                <draw:g>
                  <svg:desc>'Hashes_(mac-arm)'.A4:'SpamSum_(mac-arm)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5</text:p>
                <draw:g>
                  <svg:desc>'Hashes_(mac-arm)'.B1:'SpamSum_(mac-arm)'.B1</svg:desc>
                </draw:g>
              </table:table-cell>
              <table:table-cell office:value-type="float" office:value="2887">
                <text:p>2887</text:p>
                <draw:g>
                  <svg:desc>'Hashes_(mac-arm)'.B2:'SpamSum_(mac-arm)'.B2</svg:desc>
                </draw:g>
              </table:table-cell>
              <table:table-cell office:value-type="float" office:value="2201">
                <text:p>2201</text:p>
                <draw:g>
                  <svg:desc>'Hashes_(mac-arm)'.B3:'SpamSum_(mac-arm)'.B4</svg:desc>
                </draw:g>
              </table:table-cell>
              <table:table-cell office:value-type="float" office:value="NaN">
                <text:p>NaN</text:p>
                <draw:g>
                  <svg:desc>'Hashes_(mac-arm)'.B4:'SpamSum_(mac-arm)'.B4</svg:desc>
                </draw:g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025">
                <text:p>3025</text:p>
              </table:table-cell>
              <table:table-cell office:value-type="float" office:value="NaN">
                <text:p>NaN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6.747">
                <text:p>6.747</text:p>
              </table:table-cell>
              <table:table-cell office:value-type="float" office:value="2994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7.624">
                <text:p>7.624</text:p>
              </table:table-cell>
              <table:table-cell office:value-type="float" office:value="3097">
                <text:p>3097</text:p>
              </table:table-cell>
              <table:table-cell office:value-type="float" office:value="8.405">
                <text:p>8.405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587">
                <text:p>1587</text:p>
              </table:table-cell>
              <table:table-cell office:value-type="float" office:value="6.945">
                <text:p>6.945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148">
                <text:p>3148</text:p>
              </table:table-cell>
              <table:table-cell office:value-type="float" office:value="NaN">
                <text:p>NaN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2047">
                <text:p>2047</text:p>
              </table:table-cell>
              <table:table-cell office:value-type="float" office:value="8.375">
                <text:p>8.37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SpamSum</text:p>
              </table:table-cell>
              <table:table-cell office:value-type="float" office:value="12.65">
                <text:p>12.65</text:p>
              </table:table-cell>
              <table:table-cell office:value-type="float" office:value="8.405">
                <text:p>8.40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65">
                <text:p>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273">
                <text:p>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01">
                <text:p>11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99">
                <text:p>15.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Checksums_(linux-arm64)'.A1:'Checksums_(linux-arm64)'.H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Checksums_(linux-arm64)'.B1:'Checksums_(linux-arm64)'.H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hecksums_(linux-arm64)'.B2:'Checksums_(linux-arm64)'.H2" chart:label-cell-address="'Checksums_(linux-arm64)'.A2:'Checksums_(linux-arm64)'.A2" chart:class="chart:bar">
            <chart:data-point chart:repeated="7"/>
            <chart:data-label chart:style-name="ch8"/>
          </chart:series>
          <chart:series chart:style-name="ch9" chart:values-cell-range-address="'Checksums_(linux-arm64)'.B3:'Checksums_(linux-arm64)'.H3" chart:label-cell-address="'Checksums_(linux-arm64)'.A3:'Checksums_(linux-arm64)'.A3" chart:class="chart:bar">
            <chart:data-point chart:repeated="7"/>
            <chart:data-label chart:style-name="ch8"/>
          </chart:series>
          <chart:series chart:style-name="ch10" chart:values-cell-range-address="'Checksums_(linux-arm64)'.B4:'Checksums_(linux-arm64)'.H4" chart:label-cell-address="'Checksums_(linux-arm64)'.A4:'Checksums_(linux-arm64)'.A4" chart:class="chart:bar">
            <chart:data-point chart:repeated="7"/>
            <chart:data-label chart:style-name="ch8"/>
          </chart:series>
          <chart:series chart:style-name="ch11" chart:values-cell-range-address="'Checksums_(linux-arm64)'.B5:'Checksums_(linux-arm64)'.H5" chart:label-cell-address="'Checksums_(linux-arm64)'.A5:'Checksums_(linux-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1:'Checksums_(linux-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64)'.A2:'Checksums_(linux-arm64)'.A2</svg:desc>
                </draw:g>
              </table:table-cell>
              <table:table-cell office:value-type="float" office:value="17.831">
                <text:p>17.831</text:p>
                <draw:g>
                  <svg:desc>'Checksums_(linux-arm64)'.B2:'Checksums_(linux-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linux-arm64)'.A3:'Checksums_(linux-arm64)'.A3</svg:desc>
                </draw:g>
              </table:table-cell>
              <table:table-cell office:value-type="float" office:value="4.581">
                <text:p>4.581</text:p>
                <draw:g>
                  <svg:desc>'Checksums_(linux-arm64)'.B3:'Checksums_(linux-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4:'Checksums_(linux-arm64)'.A4</svg:desc>
                </draw:g>
              </table:table-cell>
              <table:table-cell office:value-type="float" office:value="2.762">
                <text:p>2.762</text:p>
                <draw:g>
                  <svg:desc>'Checksums_(linux-arm64)'.B4:'Checksums_(linux-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linux-arm64)'.A5:'Checksums_(linux-arm64)'.A5</svg:desc>
                </draw:g>
              </table:table-cell>
              <table:table-cell office:value-type="float" office:value="NaN">
                <text:p>NaN</text:p>
                <draw:g>
                  <svg:desc>'Checksums_(linux-arm64)'.B5:'Checksums_(linux-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